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d7d7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99"/>
    <style:style style:name="ce16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ce6"/>
        <table:table-column table:style-name="co4" table:number-columns-repeated="2" table:default-cell-style-name="Default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/>
          <table:table-cell table:number-columns-repeated="2" office:value-type="string" calcext:value-type="string">
            <text:p>Attribute</text:p>
          </table:table-cell>
          <table:table-cell office:value-type="string" calcext:value-type="string">
            <text:p>costumer cols</text:p>
          </table:table-cell>
          <table:table-cell office:value-type="string" calcext:value-type="string">
            <text:p>azdias cols</text:p>
          </table:table-cell>
          <table:table-cell table:style-name="Default" table:number-columns-repeated="3"/>
          <table:table-cell office:value-type="string" calcext:value-type="string">
            <text:p>Note</text:p>
          </table:table-cell>
          <table:table-cell/>
          <table:table-cell table:style-name="Default"/>
          <table:table-cell office:value-type="string" calcext:value-type="string">
            <text:p>customers</text:p>
          </table:table-cell>
          <table:table-cell office:value-type="string" calcext:value-type="string">
            <text:p>azdias</text:p>
          </table:table-cell>
          <table:table-cell office:value-type="string" calcext:value-type="string">
            <text:p>dictiona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RIGHT([.C2];3)=&quot;_RZ&quot;;LEFT([.C2];LEN([.C2])-3);[.C2])" office:value-type="string" office:string-value="AGER_TYP" calcext:value-type="string">
            <text:p>AGER_TYP</text:p>
          </table:table-cell>
          <table:table-cell table:number-columns-repeated="3" office:value-type="string" calcext:value-type="string">
            <text:p>AGER_TYP</text:p>
          </table:table-cell>
          <table:table-cell table:formula="of:=[.C2]=[.D2]" office:value-type="boolean" office:boolean-value="true" calcext:value-type="boolean">
            <text:p>TRUE</text:p>
          </table:table-cell>
          <table:table-cell table:formula="of:=[.D2]=[.E2]" office:value-type="boolean" office:boolean-value="true" calcext:value-type="boolean">
            <text:p>TRUE</text:p>
          </table:table-cell>
          <table:table-cell table:formula="of:=[.B2]=[.D2]" office:value-type="boolean" office:boolean-value="true" calcext:value-type="boolean">
            <text:p>TRUE</text:p>
          </table:table-cell>
          <table:table-cell table:number-columns-repeated="2"/>
          <table:table-cell table:formula="of:=[.L2]=[.D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GER_TY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RIGHT([.C3];3)=&quot;_RZ&quot;;LEFT([.C3];LEN([.C3])-3);[.C3])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AKT_DAT_KL</text:p>
          </table:table-cell>
          <table:table-cell office:value-type="string" calcext:value-type="string">
            <text:p>AKT_DAT_KL</text:p>
          </table:table-cell>
          <table:table-cell table:formula="of:=[.C3]=[.D3]" office:value-type="boolean" office:boolean-value="false" calcext:value-type="boolean">
            <text:p>FALSE</text:p>
          </table:table-cell>
          <table:table-cell table:formula="of:=[.D3]=[.E3]" office:value-type="boolean" office:boolean-value="true" calcext:value-type="boolean">
            <text:p>TRUE</text:p>
          </table:table-cell>
          <table:table-cell table:formula="of:=[.B3]=[.D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]=[.D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KT_DAT_K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RIGHT([.C4];3)=&quot;_RZ&quot;;LEFT([.C4];LEN([.C4])-3);[.C4])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ALTERSKATEGORIE_FEIN</text:p>
          </table:table-cell>
          <table:table-cell office:value-type="string" calcext:value-type="string">
            <text:p>ALTERSKATEGORIE_FEIN</text:p>
          </table:table-cell>
          <table:table-cell table:formula="of:=[.C6]=[.D4]" office:value-type="boolean" office:boolean-value="false" calcext:value-type="boolean">
            <text:p>FALSE</text:p>
          </table:table-cell>
          <table:table-cell table:formula="of:=[.D4]=[.E4]" office:value-type="boolean" office:boolean-value="true" calcext:value-type="boolean">
            <text:p>TRUE</text:p>
          </table:table-cell>
          <table:table-cell table:formula="of:=[.B4]=[.D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4]=[.D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LTERSKATEGORIE_FE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RIGHT([.C5];3)=&quot;_RZ&quot;;LEFT([.C5];LEN([.C5])-3);[.C5])" office:value-type="string" office:string-value="ALTERSKATEGORIE_GROB" calcext:value-type="string">
            <text:p>ALTERSKATEGORIE_GROB</text:p>
          </table:table-cell>
          <table:table-cell table:number-columns-repeated="3" office:value-type="string" calcext:value-type="string">
            <text:p>ALTERSKATEGORIE_GROB</text:p>
          </table:table-cell>
          <table:table-cell table:formula="of:=[.C5]=[.D5]" office:value-type="boolean" office:boolean-value="true" calcext:value-type="boolean">
            <text:p>TRUE</text:p>
          </table:table-cell>
          <table:table-cell table:formula="of:=[.D5]=[.E5]" office:value-type="boolean" office:boolean-value="true" calcext:value-type="boolean">
            <text:p>TRUE</text:p>
          </table:table-cell>
          <table:table-cell table:formula="of:=[.B5]=[.D5]" office:value-type="boolean" office:boolean-value="true" calcext:value-type="boolean">
            <text:p>TRUE</text:p>
          </table:table-cell>
          <table:table-cell table:number-columns-repeated="2"/>
          <table:table-cell table:formula="of:=[.L5]=[.D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LTERSKATEGORIE_GRO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RIGHT([.C6];3)=&quot;_RZ&quot;;LEFT([.C6];LEN([.C6])-3);[.C6])" office:value-type="string" office:string-value="ALTER_HH" calcext:value-type="string">
            <text:p>ALTER_HH</text:p>
          </table:table-cell>
          <table:table-cell table:style-name="ce2" office:value-type="string" calcext:value-type="string">
            <text:p>ALTER_HH</text:p>
          </table:table-cell>
          <table:table-cell table:number-columns-repeated="2" office:value-type="string" calcext:value-type="string">
            <text:p>ALTER_HH</text:p>
          </table:table-cell>
          <table:table-cell table:formula="of:=[.C6]=[.D6]" office:value-type="boolean" office:boolean-value="true" calcext:value-type="boolean">
            <text:p>TRUE</text:p>
          </table:table-cell>
          <table:table-cell table:formula="of:=[.D6]=[.E6]" office:value-type="boolean" office:boolean-value="true" calcext:value-type="boolean">
            <text:p>TRUE</text:p>
          </table:table-cell>
          <table:table-cell table:formula="of:=[.B6]=[.D6]" office:value-type="boolean" office:boolean-value="true" calcext:value-type="boolean">
            <text:p>TRUE</text:p>
          </table:table-cell>
          <table:table-cell table:number-columns-repeated="2"/>
          <table:table-cell table:formula="of:=[.L6]=[.D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LTER_H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RIGHT([.C7];3)=&quot;_RZ&quot;;LEFT([.C7];LEN([.C7])-3);[.C7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1</text:p>
          </table:table-cell>
          <table:table-cell table:formula="of:=[.C7]=[.D7]" office:value-type="boolean" office:boolean-value="false" calcext:value-type="boolean">
            <text:p>FALSE</text:p>
          </table:table-cell>
          <table:table-cell table:formula="of:=[.D7]=[.E7]" office:value-type="boolean" office:boolean-value="true" calcext:value-type="boolean">
            <text:p>TRUE</text:p>
          </table:table-cell>
          <table:table-cell table:formula="of:=[.B7]=[.D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7]=[.D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LTER_KIND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RIGHT([.C8];3)=&quot;_RZ&quot;;LEFT([.C8];LEN([.C8])-3);[.C8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2</text:p>
          </table:table-cell>
          <table:table-cell table:formula="of:=[.C8]=[.D8]" office:value-type="boolean" office:boolean-value="false" calcext:value-type="boolean">
            <text:p>FALSE</text:p>
          </table:table-cell>
          <table:table-cell table:formula="of:=[.D8]=[.E8]" office:value-type="boolean" office:boolean-value="true" calcext:value-type="boolean">
            <text:p>TRUE</text:p>
          </table:table-cell>
          <table:table-cell table:formula="of:=[.B8]=[.D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8]=[.D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LTER_KIND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RIGHT([.C9];3)=&quot;_RZ&quot;;LEFT([.C9];LEN([.C9])-3);[.C9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3</text:p>
          </table:table-cell>
          <table:table-cell table:formula="of:=[.C9]=[.D9]" office:value-type="boolean" office:boolean-value="false" calcext:value-type="boolean">
            <text:p>FALSE</text:p>
          </table:table-cell>
          <table:table-cell table:formula="of:=[.D9]=[.E9]" office:value-type="boolean" office:boolean-value="true" calcext:value-type="boolean">
            <text:p>TRUE</text:p>
          </table:table-cell>
          <table:table-cell table:formula="of:=[.B9]=[.D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9]=[.D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LTER_KIND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RIGHT([.C10];3)=&quot;_RZ&quot;;LEFT([.C10];LEN([.C10])-3);[.C10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LTER_KIND4</text:p>
          </table:table-cell>
          <table:table-cell table:formula="of:=[.C10]=[.D10]" office:value-type="boolean" office:boolean-value="false" calcext:value-type="boolean">
            <text:p>FALSE</text:p>
          </table:table-cell>
          <table:table-cell table:formula="of:=[.D10]=[.E10]" office:value-type="boolean" office:boolean-value="true" calcext:value-type="boolean">
            <text:p>TRUE</text:p>
          </table:table-cell>
          <table:table-cell table:formula="of:=[.B10]=[.D1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0]=[.D1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LTER_KIND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RIGHT([.C11];3)=&quot;_RZ&quot;;LEFT([.C11];LEN([.C11])-3);[.C11])" office:value-type="string" office:string-value="ANREDE_KZ" calcext:value-type="string">
            <text:p>ANREDE_KZ</text:p>
          </table:table-cell>
          <table:table-cell table:number-columns-repeated="3" office:value-type="string" calcext:value-type="string">
            <text:p>ANREDE_KZ</text:p>
          </table:table-cell>
          <table:table-cell table:formula="of:=[.C11]=[.D11]" office:value-type="boolean" office:boolean-value="true" calcext:value-type="boolean">
            <text:p>TRUE</text:p>
          </table:table-cell>
          <table:table-cell table:formula="of:=[.D11]=[.E11]" office:value-type="boolean" office:boolean-value="true" calcext:value-type="boolean">
            <text:p>TRUE</text:p>
          </table:table-cell>
          <table:table-cell table:formula="of:=[.B11]=[.D11]" office:value-type="boolean" office:boolean-value="true" calcext:value-type="boolean">
            <text:p>TRUE</text:p>
          </table:table-cell>
          <table:table-cell table:number-columns-repeated="2"/>
          <table:table-cell table:formula="of:=[.L11]=[.D1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NREDE_K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RIGHT([.C12];3)=&quot;_RZ&quot;;LEFT([.C12];LEN([.C12])-3);[.C12])" office:value-type="string" office:string-value="ANZ_HAUSHALTE_AKTIV" calcext:value-type="string">
            <text:p>ANZ_HAUSHALTE_AKTIV</text:p>
          </table:table-cell>
          <table:table-cell table:number-columns-repeated="3" office:value-type="string" calcext:value-type="string">
            <text:p>ANZ_HAUSHALTE_AKTIV</text:p>
          </table:table-cell>
          <table:table-cell table:formula="of:=[.C12]=[.D12]" office:value-type="boolean" office:boolean-value="true" calcext:value-type="boolean">
            <text:p>TRUE</text:p>
          </table:table-cell>
          <table:table-cell table:formula="of:=[.D12]=[.E12]" office:value-type="boolean" office:boolean-value="true" calcext:value-type="boolean">
            <text:p>TRUE</text:p>
          </table:table-cell>
          <table:table-cell table:formula="of:=[.B12]=[.D12]" office:value-type="boolean" office:boolean-value="true" calcext:value-type="boolean">
            <text:p>TRUE</text:p>
          </table:table-cell>
          <table:table-cell table:number-columns-repeated="2"/>
          <table:table-cell table:formula="of:=[.L12]=[.D1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NZ_HAUSHALTE_AKTI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RIGHT([.C13];3)=&quot;_RZ&quot;;LEFT([.C13];LEN([.C13])-3);[.C13])" office:value-type="string" office:string-value="ANZ_HH_TITEL" calcext:value-type="string">
            <text:p>ANZ_HH_TITEL</text:p>
          </table:table-cell>
          <table:table-cell table:number-columns-repeated="3" office:value-type="string" calcext:value-type="string">
            <text:p>ANZ_HH_TITEL</text:p>
          </table:table-cell>
          <table:table-cell table:formula="of:=[.C13]=[.D13]" office:value-type="boolean" office:boolean-value="true" calcext:value-type="boolean">
            <text:p>TRUE</text:p>
          </table:table-cell>
          <table:table-cell table:formula="of:=[.D13]=[.E13]" office:value-type="boolean" office:boolean-value="true" calcext:value-type="boolean">
            <text:p>TRUE</text:p>
          </table:table-cell>
          <table:table-cell table:formula="of:=[.B13]=[.D13]" office:value-type="boolean" office:boolean-value="true" calcext:value-type="boolean">
            <text:p>TRUE</text:p>
          </table:table-cell>
          <table:table-cell table:number-columns-repeated="2"/>
          <table:table-cell table:formula="of:=[.L13]=[.D1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NZ_HH_TIT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RIGHT([.C14];3)=&quot;_RZ&quot;;LEFT([.C14];LEN([.C14])-3);[.C14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NZ_KINDER</text:p>
          </table:table-cell>
          <table:table-cell table:formula="of:=[.C14]=[.D14]" office:value-type="boolean" office:boolean-value="false" calcext:value-type="boolean">
            <text:p>FALSE</text:p>
          </table:table-cell>
          <table:table-cell table:formula="of:=[.D14]=[.E14]" office:value-type="boolean" office:boolean-value="true" calcext:value-type="boolean">
            <text:p>TRUE</text:p>
          </table:table-cell>
          <table:table-cell table:formula="of:=[.B14]=[.D1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4]=[.D1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NZ_KI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RIGHT([.C15];3)=&quot;_RZ&quot;;LEFT([.C15];LEN([.C15])-3);[.C15])" office:value-type="string" office:string-value="ANZ_PERSONEN" calcext:value-type="string">
            <text:p>ANZ_PERSONEN</text:p>
          </table:table-cell>
          <table:table-cell table:number-columns-repeated="3" office:value-type="string" calcext:value-type="string">
            <text:p>ANZ_PERSONEN</text:p>
          </table:table-cell>
          <table:table-cell table:formula="of:=[.C15]=[.D15]" office:value-type="boolean" office:boolean-value="true" calcext:value-type="boolean">
            <text:p>TRUE</text:p>
          </table:table-cell>
          <table:table-cell table:formula="of:=[.D15]=[.E15]" office:value-type="boolean" office:boolean-value="true" calcext:value-type="boolean">
            <text:p>TRUE</text:p>
          </table:table-cell>
          <table:table-cell table:formula="of:=[.B15]=[.D15]" office:value-type="boolean" office:boolean-value="true" calcext:value-type="boolean">
            <text:p>TRUE</text:p>
          </table:table-cell>
          <table:table-cell table:number-columns-repeated="2"/>
          <table:table-cell table:formula="of:=[.L15]=[.D1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NZ_PERSON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RIGHT([.C16];3)=&quot;_RZ&quot;;LEFT([.C16];LEN([.C16])-3);[.C16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NZ_STATISTISCHE_HAUSHALTE</text:p>
          </table:table-cell>
          <table:table-cell table:formula="of:=[.C16]=[.D16]" office:value-type="boolean" office:boolean-value="false" calcext:value-type="boolean">
            <text:p>FALSE</text:p>
          </table:table-cell>
          <table:table-cell table:formula="of:=[.D16]=[.E16]" office:value-type="boolean" office:boolean-value="true" calcext:value-type="boolean">
            <text:p>TRUE</text:p>
          </table:table-cell>
          <table:table-cell table:formula="of:=[.B16]=[.D1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6]=[.D1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NZ_STATISTISCHE_HAUSHALT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RIGHT([.C17];3)=&quot;_RZ&quot;;LEFT([.C17];LEN([.C17])-3);[.C17])" office:value-type="string" office:string-value="ANZ_TITEL" calcext:value-type="string">
            <text:p>ANZ_TITEL</text:p>
          </table:table-cell>
          <table:table-cell table:number-columns-repeated="3" office:value-type="string" calcext:value-type="string">
            <text:p>ANZ_TITEL</text:p>
          </table:table-cell>
          <table:table-cell table:formula="of:=[.C17]=[.D17]" office:value-type="boolean" office:boolean-value="true" calcext:value-type="boolean">
            <text:p>TRUE</text:p>
          </table:table-cell>
          <table:table-cell table:formula="of:=[.D17]=[.E17]" office:value-type="boolean" office:boolean-value="true" calcext:value-type="boolean">
            <text:p>TRUE</text:p>
          </table:table-cell>
          <table:table-cell table:formula="of:=[.B17]=[.D17]" office:value-type="boolean" office:boolean-value="true" calcext:value-type="boolean">
            <text:p>TRUE</text:p>
          </table:table-cell>
          <table:table-cell table:number-columns-repeated="2"/>
          <table:table-cell table:formula="of:=[.L17]=[.D1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ANZ_TIT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RIGHT([.C18];3)=&quot;_RZ&quot;;LEFT([.C18];LEN([.C18])-3);[.C18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ARBEIT</text:p>
          </table:table-cell>
          <table:table-cell table:formula="of:=[.C18]=[.D18]" office:value-type="boolean" office:boolean-value="false" calcext:value-type="boolean">
            <text:p>FALSE</text:p>
          </table:table-cell>
          <table:table-cell table:formula="of:=[.D18]=[.E18]" office:value-type="boolean" office:boolean-value="true" calcext:value-type="boolean">
            <text:p>TRUE</text:p>
          </table:table-cell>
          <table:table-cell table:formula="of:=[.B18]=[.D1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8]=[.D1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ARBEI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RIGHT([.C19];3)=&quot;_RZ&quot;;LEFT([.C19];LEN([.C19])-3);[.C19])" office:value-type="string" office:string-value="BALLRAUM" calcext:value-type="string">
            <text:p>BALLRAUM</text:p>
          </table:table-cell>
          <table:table-cell table:number-columns-repeated="3" office:value-type="string" calcext:value-type="string">
            <text:p>BALLRAUM</text:p>
          </table:table-cell>
          <table:table-cell table:formula="of:=[.C19]=[.D19]" office:value-type="boolean" office:boolean-value="true" calcext:value-type="boolean">
            <text:p>TRUE</text:p>
          </table:table-cell>
          <table:table-cell table:formula="of:=[.D19]=[.E19]" office:value-type="boolean" office:boolean-value="true" calcext:value-type="boolean">
            <text:p>TRUE</text:p>
          </table:table-cell>
          <table:table-cell table:formula="of:=[.B19]=[.D19]" office:value-type="boolean" office:boolean-value="true" calcext:value-type="boolean">
            <text:p>TRUE</text:p>
          </table:table-cell>
          <table:table-cell table:number-columns-repeated="2"/>
          <table:table-cell table:formula="of:=[.L19]=[.D1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ALLRAU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RIGHT([.C20];3)=&quot;_RZ&quot;;LEFT([.C20];LEN([.C20])-3);[.C20])" office:value-type="string" office:string-value="BIP_FLAG" calcext:value-type="string">
            <text:p>BIP_FLAG</text:p>
          </table:table-cell>
          <table:table-cell office:value-type="string" calcext:value-type="string">
            <text:p>BIP_FLAG</text:p>
          </table:table-cell>
          <table:table-cell table:style-name="ce1"/>
          <table:table-cell/>
          <table:table-cell table:formula="of:=[.C20]=[.D20]" office:value-type="boolean" office:boolean-value="false" calcext:value-type="boolean">
            <text:p>FALSE</text:p>
          </table:table-cell>
          <table:table-cell table:formula="of:=[.D20]=[.E20]" office:value-type="boolean" office:boolean-value="true" calcext:value-type="boolean">
            <text:p>TRUE</text:p>
          </table:table-cell>
          <table:table-cell table:formula="of:=[.B20]=[.D20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/>
          <table:table-cell table:formula="of:=[.L20]=[.D20]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IP_FLA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RIGHT([.C21];3)=&quot;_RZ&quot;;LEFT([.C21];LEN([.C21])-3);[.C21])" office:value-type="string" office:string-value="CAMEO_DEUG_2015" calcext:value-type="string">
            <text:p>CAMEO_DEUG_2015</text:p>
          </table:table-cell>
          <table:table-cell table:number-columns-repeated="3" office:value-type="string" calcext:value-type="string">
            <text:p>CAMEO_DEUG_2015</text:p>
          </table:table-cell>
          <table:table-cell table:formula="of:=[.C21]=[.D21]" office:value-type="boolean" office:boolean-value="true" calcext:value-type="boolean">
            <text:p>TRUE</text:p>
          </table:table-cell>
          <table:table-cell table:formula="of:=[.D21]=[.E21]" office:value-type="boolean" office:boolean-value="true" calcext:value-type="boolean">
            <text:p>TRUE</text:p>
          </table:table-cell>
          <table:table-cell table:formula="of:=[.B21]=[.D21]" office:value-type="boolean" office:boolean-value="true" calcext:value-type="boolean">
            <text:p>TRUE</text:p>
          </table:table-cell>
          <table:table-cell table:number-columns-repeated="2"/>
          <table:table-cell table:formula="of:=[.L21]=[.D2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CAMEO_DEUG_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RIGHT([.C22];3)=&quot;_RZ&quot;;LEFT([.C22];LEN([.C22])-3);[.C22])" office:value-type="string" office:string-value="CAMEO_DEU_2015" calcext:value-type="string">
            <text:p>CAMEO_DEU_2015</text:p>
          </table:table-cell>
          <table:table-cell table:number-columns-repeated="3" office:value-type="string" calcext:value-type="string">
            <text:p>CAMEO_DEU_2015</text:p>
          </table:table-cell>
          <table:table-cell table:formula="of:=[.C22]=[.D22]" office:value-type="boolean" office:boolean-value="true" calcext:value-type="boolean">
            <text:p>TRUE</text:p>
          </table:table-cell>
          <table:table-cell table:formula="of:=[.D22]=[.E22]" office:value-type="boolean" office:boolean-value="true" calcext:value-type="boolean">
            <text:p>TRUE</text:p>
          </table:table-cell>
          <table:table-cell table:formula="of:=[.B22]=[.D22]" office:value-type="boolean" office:boolean-value="true" calcext:value-type="boolean">
            <text:p>TRUE</text:p>
          </table:table-cell>
          <table:table-cell table:number-columns-repeated="2"/>
          <table:table-cell table:formula="of:=[.L22]=[.D2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CAMEO_DEU_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table:formula="of:=IF(RIGHT([.C23];3)=&quot;_RZ&quot;;LEFT([.C23];LEN([.C23])-3);[.C23])" office:value-type="string" office:string-value="CAMEO_DEUINTL_2015" calcext:value-type="string">
            <text:p>CAMEO_DEUINTL_2015</text:p>
          </table:table-cell>
          <table:table-cell table:style-name="ce8" office:value-type="string" calcext:value-type="string">
            <text:p>CAMEO_DEUINTL_2015</text:p>
          </table:table-cell>
          <table:table-cell table:number-columns-repeated="2" office:value-type="string" calcext:value-type="string">
            <text:p>CAMEO_INTL_2015</text:p>
          </table:table-cell>
          <table:table-cell table:formula="of:=[.C23]=[.D23]" office:value-type="boolean" office:boolean-value="false" calcext:value-type="boolean">
            <text:p>FALSE</text:p>
          </table:table-cell>
          <table:table-cell table:formula="of:=[.D23]=[.E23]" office:value-type="boolean" office:boolean-value="true" calcext:value-type="boolean">
            <text:p>TRUE</text:p>
          </table:table-cell>
          <table:table-cell table:formula="of:=[.B23]=[.D23]" office:value-type="boolean" office:boolean-value="false" calcext:value-type="boolean">
            <text:p>FALSE</text:p>
          </table:table-cell>
          <table:table-cell office:value-type="string" calcext:value-type="string">
            <text:p>Misspelled column name</text:p>
          </table:table-cell>
          <table:table-cell/>
          <table:table-cell table:formula="of:=[.L23]=[.D23]" office:value-type="boolean" office:boolean-value="true" calcext:value-type="boolean">
            <text:p>TRUE</text:p>
          </table:table-cell>
          <table:table-cell table:number-columns-repeated="2" table:style-name="ce8" office:value-type="string" calcext:value-type="string">
            <text:p>CAMEO_INTL_2015</text:p>
          </table:table-cell>
          <table:table-cell table:style-name="ce8" office:value-type="string" calcext:value-type="string">
            <text:p>CAMEO_DEUINTL_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RIGHT([.C24];3)=&quot;_RZ&quot;;LEFT([.C24];LEN([.C24])-3);[.C24])" office:value-type="string" office:string-value="CJT_GESAMTTYP" calcext:value-type="string">
            <text:p>CJT_GESAMTTYP</text:p>
          </table:table-cell>
          <table:table-cell table:number-columns-repeated="3" office:value-type="string" calcext:value-type="string">
            <text:p>CJT_GESAMTTYP</text:p>
          </table:table-cell>
          <table:table-cell table:formula="of:=[.C24]=[.D24]" office:value-type="boolean" office:boolean-value="true" calcext:value-type="boolean">
            <text:p>TRUE</text:p>
          </table:table-cell>
          <table:table-cell table:formula="of:=[.D24]=[.E24]" office:value-type="boolean" office:boolean-value="true" calcext:value-type="boolean">
            <text:p>TRUE</text:p>
          </table:table-cell>
          <table:table-cell table:formula="of:=[.B24]=[.D24]" office:value-type="boolean" office:boolean-value="true" calcext:value-type="boolean">
            <text:p>TRUE</text:p>
          </table:table-cell>
          <table:table-cell table:number-columns-repeated="2"/>
          <table:table-cell table:formula="of:=[.L24]=[.D2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CJT_GESAMTTY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RIGHT([.C25];3)=&quot;_RZ&quot;;LEFT([.C25];LEN([.C25])-3);[.C25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KATALOGNUTZER</text:p>
          </table:table-cell>
          <table:table-cell table:formula="of:=[.C25]=[.D25]" office:value-type="boolean" office:boolean-value="false" calcext:value-type="boolean">
            <text:p>FALSE</text:p>
          </table:table-cell>
          <table:table-cell table:formula="of:=[.D25]=[.E25]" office:value-type="boolean" office:boolean-value="true" calcext:value-type="boolean">
            <text:p>TRUE</text:p>
          </table:table-cell>
          <table:table-cell table:formula="of:=[.B25]=[.D25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5]=[.D2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JT_KATALOGNUTZ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RIGHT([.C26];3)=&quot;_RZ&quot;;LEFT([.C26];LEN([.C26])-3);[.C26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1</text:p>
          </table:table-cell>
          <table:table-cell table:formula="of:=[.C26]=[.D26]" office:value-type="boolean" office:boolean-value="false" calcext:value-type="boolean">
            <text:p>FALSE</text:p>
          </table:table-cell>
          <table:table-cell table:formula="of:=[.D26]=[.E26]" office:value-type="boolean" office:boolean-value="true" calcext:value-type="boolean">
            <text:p>TRUE</text:p>
          </table:table-cell>
          <table:table-cell table:formula="of:=[.B26]=[.D2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6]=[.D2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JT_TYP_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RIGHT([.C27];3)=&quot;_RZ&quot;;LEFT([.C27];LEN([.C27])-3);[.C27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2</text:p>
          </table:table-cell>
          <table:table-cell table:formula="of:=[.C27]=[.D27]" office:value-type="boolean" office:boolean-value="false" calcext:value-type="boolean">
            <text:p>FALSE</text:p>
          </table:table-cell>
          <table:table-cell table:formula="of:=[.D27]=[.E27]" office:value-type="boolean" office:boolean-value="true" calcext:value-type="boolean">
            <text:p>TRUE</text:p>
          </table:table-cell>
          <table:table-cell table:formula="of:=[.B27]=[.D2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7]=[.D2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JT_TYP_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RIGHT([.C28];3)=&quot;_RZ&quot;;LEFT([.C28];LEN([.C28])-3);[.C28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3</text:p>
          </table:table-cell>
          <table:table-cell table:formula="of:=[.C28]=[.D28]" office:value-type="boolean" office:boolean-value="false" calcext:value-type="boolean">
            <text:p>FALSE</text:p>
          </table:table-cell>
          <table:table-cell table:formula="of:=[.D28]=[.E28]" office:value-type="boolean" office:boolean-value="true" calcext:value-type="boolean">
            <text:p>TRUE</text:p>
          </table:table-cell>
          <table:table-cell table:formula="of:=[.B28]=[.D2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8]=[.D2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JT_TYP_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RIGHT([.C29];3)=&quot;_RZ&quot;;LEFT([.C29];LEN([.C29])-3);[.C29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4</text:p>
          </table:table-cell>
          <table:table-cell table:formula="of:=[.C29]=[.D29]" office:value-type="boolean" office:boolean-value="false" calcext:value-type="boolean">
            <text:p>FALSE</text:p>
          </table:table-cell>
          <table:table-cell table:formula="of:=[.D29]=[.E29]" office:value-type="boolean" office:boolean-value="true" calcext:value-type="boolean">
            <text:p>TRUE</text:p>
          </table:table-cell>
          <table:table-cell table:formula="of:=[.B29]=[.D2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9]=[.D2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JT_TYP_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RIGHT([.C30];3)=&quot;_RZ&quot;;LEFT([.C30];LEN([.C30])-3);[.C30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5</text:p>
          </table:table-cell>
          <table:table-cell table:formula="of:=[.C30]=[.D30]" office:value-type="boolean" office:boolean-value="false" calcext:value-type="boolean">
            <text:p>FALSE</text:p>
          </table:table-cell>
          <table:table-cell table:formula="of:=[.D30]=[.E30]" office:value-type="boolean" office:boolean-value="true" calcext:value-type="boolean">
            <text:p>TRUE</text:p>
          </table:table-cell>
          <table:table-cell table:formula="of:=[.B30]=[.D3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0]=[.D3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JT_TYP_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RIGHT([.C31];3)=&quot;_RZ&quot;;LEFT([.C31];LEN([.C31])-3);[.C31])" office:value-type="float" office:value="0" calcext:value-type="float">
            <text:p>0</text:p>
          </table:table-cell>
          <table:table-cell table:style-name="ce1"/>
          <table:table-cell table:number-columns-repeated="2" office:value-type="string" calcext:value-type="string">
            <text:p>CJT_TYP_6</text:p>
          </table:table-cell>
          <table:table-cell table:formula="of:=[.C31]=[.D31]" office:value-type="boolean" office:boolean-value="false" calcext:value-type="boolean">
            <text:p>FALSE</text:p>
          </table:table-cell>
          <table:table-cell table:formula="of:=[.D31]=[.E31]" office:value-type="boolean" office:boolean-value="true" calcext:value-type="boolean">
            <text:p>TRUE</text:p>
          </table:table-cell>
          <table:table-cell table:formula="of:=[.B31]=[.D3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1]=[.D3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CJT_TYP_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IF(RIGHT([.C32];3)=&quot;_RZ&quot;;LEFT([.C32];LEN([.C32])-3);[.C32]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CUSTOMER_GROUP</text:p>
          </table:table-cell>
          <table:table-cell table:style-name="ce4"/>
          <table:table-cell table:style-name="ce16" table:formula="of:=[.C32]=[.D32]" office:value-type="boolean" office:boolean-value="false" calcext:value-type="boolean">
            <text:p>FALSE</text:p>
          </table:table-cell>
          <table:table-cell table:style-name="ce16" table:formula="of:=[.D32]=[.E32]" office:value-type="boolean" office:boolean-value="false" calcext:value-type="boolean">
            <text:p>FALSE</text:p>
          </table:table-cell>
          <table:table-cell table:style-name="ce16" table:formula="of:=[.B32]=[.D32]" office:value-type="boolean" office:boolean-value="false" calcext:value-type="boolean">
            <text:p>FALSE</text:p>
          </table:table-cell>
          <table:table-cell table:style-name="ce4"/>
          <table:table-cell/>
          <table:table-cell table:formula="of:=[.L32]=[.D32]" office:value-type="boolean" office:boolean-value="true" calcext:value-type="boolean">
            <text:p>TRUE</text:p>
          </table:table-cell>
          <table:table-cell office:value-type="string" calcext:value-type="string">
            <text:p>CUSTOMER_GROUP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RIGHT([.C33];3)=&quot;_RZ&quot;;LEFT([.C33];LEN([.C33])-3);[.C33])" office:value-type="string" office:string-value="D19_BANKEN_ANZ_12" calcext:value-type="string">
            <text:p>D19_BANKEN_ANZ_12</text:p>
          </table:table-cell>
          <table:table-cell table:number-columns-repeated="3" office:value-type="string" calcext:value-type="string">
            <text:p>D19_BANKEN_ANZ_12</text:p>
          </table:table-cell>
          <table:table-cell table:formula="of:=[.C33]=[.D33]" office:value-type="boolean" office:boolean-value="true" calcext:value-type="boolean">
            <text:p>TRUE</text:p>
          </table:table-cell>
          <table:table-cell table:formula="of:=[.D33]=[.E33]" office:value-type="boolean" office:boolean-value="true" calcext:value-type="boolean">
            <text:p>TRUE</text:p>
          </table:table-cell>
          <table:table-cell table:formula="of:=[.B33]=[.D33]" office:value-type="boolean" office:boolean-value="true" calcext:value-type="boolean">
            <text:p>TRUE</text:p>
          </table:table-cell>
          <table:table-cell table:number-columns-repeated="2"/>
          <table:table-cell table:formula="of:=[.L33]=[.D3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ANZ_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RIGHT([.C34];3)=&quot;_RZ&quot;;LEFT([.C34];LEN([.C34])-3);[.C34])" office:value-type="string" office:string-value="D19_BANKEN_ANZ_24" calcext:value-type="string">
            <text:p>D19_BANKEN_ANZ_24</text:p>
          </table:table-cell>
          <table:table-cell table:number-columns-repeated="3" office:value-type="string" calcext:value-type="string">
            <text:p>D19_BANKEN_ANZ_24</text:p>
          </table:table-cell>
          <table:table-cell table:formula="of:=[.C34]=[.D34]" office:value-type="boolean" office:boolean-value="true" calcext:value-type="boolean">
            <text:p>TRUE</text:p>
          </table:table-cell>
          <table:table-cell table:formula="of:=[.D34]=[.E34]" office:value-type="boolean" office:boolean-value="true" calcext:value-type="boolean">
            <text:p>TRUE</text:p>
          </table:table-cell>
          <table:table-cell table:formula="of:=[.B34]=[.D34]" office:value-type="boolean" office:boolean-value="true" calcext:value-type="boolean">
            <text:p>TRUE</text:p>
          </table:table-cell>
          <table:table-cell table:number-columns-repeated="2"/>
          <table:table-cell table:formula="of:=[.L34]=[.D3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ANZ_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RIGHT([.C35];3)=&quot;_RZ&quot;;LEFT([.C35];LEN([.C35])-3);[.C35])" office:value-type="string" office:string-value="D19_BANKEN_DATUM" calcext:value-type="string">
            <text:p>D19_BANKEN_DATUM</text:p>
          </table:table-cell>
          <table:table-cell table:number-columns-repeated="3" office:value-type="string" calcext:value-type="string">
            <text:p>D19_BANKEN_DATUM</text:p>
          </table:table-cell>
          <table:table-cell table:formula="of:=[.C35]=[.D35]" office:value-type="boolean" office:boolean-value="true" calcext:value-type="boolean">
            <text:p>TRUE</text:p>
          </table:table-cell>
          <table:table-cell table:formula="of:=[.D35]=[.E35]" office:value-type="boolean" office:boolean-value="true" calcext:value-type="boolean">
            <text:p>TRUE</text:p>
          </table:table-cell>
          <table:table-cell table:formula="of:=[.B35]=[.D35]" office:value-type="boolean" office:boolean-value="true" calcext:value-type="boolean">
            <text:p>TRUE</text:p>
          </table:table-cell>
          <table:table-cell table:number-columns-repeated="2"/>
          <table:table-cell table:formula="of:=[.L35]=[.D3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DATU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RIGHT([.C36];3)=&quot;_RZ&quot;;LEFT([.C36];LEN([.C36])-3);[.C36])" office:value-type="string" office:string-value="D19_BANKEN_DIREKT" calcext:value-type="string">
            <text:p>D19_BANKEN_DIREKT</text:p>
          </table:table-cell>
          <table:table-cell table:style-name="ce3" office:value-type="string" calcext:value-type="string">
            <text:p>D19_BANKEN_DIREKT_RZ</text:p>
          </table:table-cell>
          <table:table-cell table:style-name="ce3" office:value-type="string" calcext:value-type="string">
            <text:p>D19_BANKEN_DIREKT</text:p>
          </table:table-cell>
          <table:table-cell office:value-type="string" calcext:value-type="string">
            <text:p>D19_BANKEN_DIREKT</text:p>
          </table:table-cell>
          <table:table-cell table:formula="of:=[.C36]=[.D36]" office:value-type="boolean" office:boolean-value="false" calcext:value-type="boolean">
            <text:p>FALSE</text:p>
          </table:table-cell>
          <table:table-cell table:formula="of:=[.D36]=[.E36]" office:value-type="boolean" office:boolean-value="true" calcext:value-type="boolean">
            <text:p>TRUE</text:p>
          </table:table-cell>
          <table:table-cell table:formula="of:=[.B36]=[.D36]" office:value-type="boolean" office:boolean-value="true" calcext:value-type="boolean">
            <text:p>TRUE</text:p>
          </table:table-cell>
          <table:table-cell table:number-columns-repeated="2"/>
          <table:table-cell table:formula="of:=[.L36]=[.D3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DIREK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RIGHT([.C37];3)=&quot;_RZ&quot;;LEFT([.C37];LEN([.C37])-3);[.C37])" office:value-type="string" office:string-value="D19_BANKEN_GROSS" calcext:value-type="string">
            <text:p>D19_BANKEN_GROSS</text:p>
          </table:table-cell>
          <table:table-cell table:style-name="ce3" office:value-type="string" calcext:value-type="string">
            <text:p>D19_BANKEN_GROSS_RZ</text:p>
          </table:table-cell>
          <table:table-cell table:style-name="ce3" office:value-type="string" calcext:value-type="string">
            <text:p>D19_BANKEN_GROSS</text:p>
          </table:table-cell>
          <table:table-cell office:value-type="string" calcext:value-type="string">
            <text:p>D19_BANKEN_GROSS</text:p>
          </table:table-cell>
          <table:table-cell table:formula="of:=[.C37]=[.D37]" office:value-type="boolean" office:boolean-value="false" calcext:value-type="boolean">
            <text:p>FALSE</text:p>
          </table:table-cell>
          <table:table-cell table:formula="of:=[.D37]=[.E37]" office:value-type="boolean" office:boolean-value="true" calcext:value-type="boolean">
            <text:p>TRUE</text:p>
          </table:table-cell>
          <table:table-cell table:formula="of:=[.B37]=[.D37]" office:value-type="boolean" office:boolean-value="true" calcext:value-type="boolean">
            <text:p>TRUE</text:p>
          </table:table-cell>
          <table:table-cell table:number-columns-repeated="2"/>
          <table:table-cell table:formula="of:=[.L37]=[.D3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GRO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RIGHT([.C38];3)=&quot;_RZ&quot;;LEFT([.C38];LEN([.C38])-3);[.C38])" office:value-type="string" office:string-value="D19_BANKEN_LOKAL" calcext:value-type="string">
            <text:p>D19_BANKEN_LOKAL</text:p>
          </table:table-cell>
          <table:table-cell table:style-name="ce3" office:value-type="string" calcext:value-type="string">
            <text:p>D19_BANKEN_LOKAL_RZ</text:p>
          </table:table-cell>
          <table:table-cell table:style-name="ce3" office:value-type="string" calcext:value-type="string">
            <text:p>D19_BANKEN_LOKAL</text:p>
          </table:table-cell>
          <table:table-cell office:value-type="string" calcext:value-type="string">
            <text:p>D19_BANKEN_LOKAL</text:p>
          </table:table-cell>
          <table:table-cell table:formula="of:=[.C38]=[.D38]" office:value-type="boolean" office:boolean-value="false" calcext:value-type="boolean">
            <text:p>FALSE</text:p>
          </table:table-cell>
          <table:table-cell table:formula="of:=[.D38]=[.E38]" office:value-type="boolean" office:boolean-value="true" calcext:value-type="boolean">
            <text:p>TRUE</text:p>
          </table:table-cell>
          <table:table-cell table:formula="of:=[.B38]=[.D38]" office:value-type="boolean" office:boolean-value="true" calcext:value-type="boolean">
            <text:p>TRUE</text:p>
          </table:table-cell>
          <table:table-cell table:number-columns-repeated="2"/>
          <table:table-cell table:formula="of:=[.L38]=[.D3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LOK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RIGHT([.C39];3)=&quot;_RZ&quot;;LEFT([.C39];LEN([.C39])-3);[.C39])" office:value-type="string" office:string-value="D19_BANKEN_OFFLINE_DATUM" calcext:value-type="string">
            <text:p>D19_BANKEN_OFFLINE_DATUM</text:p>
          </table:table-cell>
          <table:table-cell table:number-columns-repeated="3" office:value-type="string" calcext:value-type="string">
            <text:p>D19_BANKEN_OFFLINE_DATUM</text:p>
          </table:table-cell>
          <table:table-cell table:formula="of:=[.C39]=[.D39]" office:value-type="boolean" office:boolean-value="true" calcext:value-type="boolean">
            <text:p>TRUE</text:p>
          </table:table-cell>
          <table:table-cell table:formula="of:=[.D39]=[.E39]" office:value-type="boolean" office:boolean-value="true" calcext:value-type="boolean">
            <text:p>TRUE</text:p>
          </table:table-cell>
          <table:table-cell table:formula="of:=[.B39]=[.D39]" office:value-type="boolean" office:boolean-value="true" calcext:value-type="boolean">
            <text:p>TRUE</text:p>
          </table:table-cell>
          <table:table-cell table:number-columns-repeated="2"/>
          <table:table-cell table:formula="of:=[.L39]=[.D3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OFFLINE_DATU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RIGHT([.C40];3)=&quot;_RZ&quot;;LEFT([.C40];LEN([.C40])-3);[.C40])" office:value-type="string" office:string-value="D19_BANKEN_ONLINE_DATUM" calcext:value-type="string">
            <text:p>D19_BANKEN_ONLINE_DATUM</text:p>
          </table:table-cell>
          <table:table-cell table:number-columns-repeated="3" office:value-type="string" calcext:value-type="string">
            <text:p>D19_BANKEN_ONLINE_DATUM</text:p>
          </table:table-cell>
          <table:table-cell table:formula="of:=[.C40]=[.D40]" office:value-type="boolean" office:boolean-value="true" calcext:value-type="boolean">
            <text:p>TRUE</text:p>
          </table:table-cell>
          <table:table-cell table:formula="of:=[.D40]=[.E40]" office:value-type="boolean" office:boolean-value="true" calcext:value-type="boolean">
            <text:p>TRUE</text:p>
          </table:table-cell>
          <table:table-cell table:formula="of:=[.B40]=[.D40]" office:value-type="boolean" office:boolean-value="true" calcext:value-type="boolean">
            <text:p>TRUE</text:p>
          </table:table-cell>
          <table:table-cell table:number-columns-repeated="2"/>
          <table:table-cell table:formula="of:=[.L40]=[.D4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ONLINE_DATU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RIGHT([.C41];3)=&quot;_RZ&quot;;LEFT([.C41];LEN([.C41])-3);[.C41])" office:value-type="string" office:string-value="D19_BANKEN_ONLINE_QUOTE_12" calcext:value-type="string">
            <text:p>D19_BANKEN_ONLINE_QUOTE_12</text:p>
          </table:table-cell>
          <table:table-cell table:number-columns-repeated="3" office:value-type="string" calcext:value-type="string">
            <text:p>D19_BANKEN_ONLINE_QUOTE_12</text:p>
          </table:table-cell>
          <table:table-cell table:formula="of:=[.C41]=[.D41]" office:value-type="boolean" office:boolean-value="true" calcext:value-type="boolean">
            <text:p>TRUE</text:p>
          </table:table-cell>
          <table:table-cell table:formula="of:=[.D41]=[.E41]" office:value-type="boolean" office:boolean-value="true" calcext:value-type="boolean">
            <text:p>TRUE</text:p>
          </table:table-cell>
          <table:table-cell table:formula="of:=[.B41]=[.D41]" office:value-type="boolean" office:boolean-value="true" calcext:value-type="boolean">
            <text:p>TRUE</text:p>
          </table:table-cell>
          <table:table-cell table:number-columns-repeated="2"/>
          <table:table-cell table:formula="of:=[.L41]=[.D4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ONLINE_QUOTE_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RIGHT([.C42];3)=&quot;_RZ&quot;;LEFT([.C42];LEN([.C42])-3);[.C42])" office:value-type="string" office:string-value="D19_BANKEN_REST" calcext:value-type="string">
            <text:p>D19_BANKEN_REST</text:p>
          </table:table-cell>
          <table:table-cell table:style-name="ce3" office:value-type="string" calcext:value-type="string">
            <text:p>D19_BANKEN_REST_RZ</text:p>
          </table:table-cell>
          <table:table-cell table:style-name="ce3" office:value-type="string" calcext:value-type="string">
            <text:p>D19_BANKEN_REST</text:p>
          </table:table-cell>
          <table:table-cell office:value-type="string" calcext:value-type="string">
            <text:p>D19_BANKEN_REST</text:p>
          </table:table-cell>
          <table:table-cell table:formula="of:=[.C42]=[.D42]" office:value-type="boolean" office:boolean-value="false" calcext:value-type="boolean">
            <text:p>FALSE</text:p>
          </table:table-cell>
          <table:table-cell table:formula="of:=[.D42]=[.E42]" office:value-type="boolean" office:boolean-value="true" calcext:value-type="boolean">
            <text:p>TRUE</text:p>
          </table:table-cell>
          <table:table-cell table:formula="of:=[.B42]=[.D42]" office:value-type="boolean" office:boolean-value="true" calcext:value-type="boolean">
            <text:p>TRUE</text:p>
          </table:table-cell>
          <table:table-cell table:number-columns-repeated="2"/>
          <table:table-cell table:formula="of:=[.L42]=[.D4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ANKEN_RE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RIGHT([.C43];3)=&quot;_RZ&quot;;LEFT([.C43];LEN([.C43])-3);[.C43])" office:value-type="string" office:string-value="D19_BEKLEIDUNG_GEH" calcext:value-type="string">
            <text:p>D19_BEKLEIDUNG_GEH</text:p>
          </table:table-cell>
          <table:table-cell table:style-name="ce3" office:value-type="string" calcext:value-type="string">
            <text:p>D19_BEKLEIDUNG_GEH_RZ</text:p>
          </table:table-cell>
          <table:table-cell table:style-name="ce3" office:value-type="string" calcext:value-type="string">
            <text:p>D19_BEKLEIDUNG_GEH</text:p>
          </table:table-cell>
          <table:table-cell office:value-type="string" calcext:value-type="string">
            <text:p>D19_BEKLEIDUNG_GEH</text:p>
          </table:table-cell>
          <table:table-cell table:formula="of:=[.C43]=[.D43]" office:value-type="boolean" office:boolean-value="false" calcext:value-type="boolean">
            <text:p>FALSE</text:p>
          </table:table-cell>
          <table:table-cell table:formula="of:=[.D43]=[.E43]" office:value-type="boolean" office:boolean-value="true" calcext:value-type="boolean">
            <text:p>TRUE</text:p>
          </table:table-cell>
          <table:table-cell table:formula="of:=[.B43]=[.D43]" office:value-type="boolean" office:boolean-value="true" calcext:value-type="boolean">
            <text:p>TRUE</text:p>
          </table:table-cell>
          <table:table-cell table:number-columns-repeated="2"/>
          <table:table-cell table:formula="of:=[.L43]=[.D4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EKLEIDUNG_GE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RIGHT([.C44];3)=&quot;_RZ&quot;;LEFT([.C44];LEN([.C44])-3);[.C44])" office:value-type="string" office:string-value="D19_BEKLEIDUNG_REST" calcext:value-type="string">
            <text:p>D19_BEKLEIDUNG_REST</text:p>
          </table:table-cell>
          <table:table-cell table:style-name="ce3" office:value-type="string" calcext:value-type="string">
            <text:p>D19_BEKLEIDUNG_REST_RZ</text:p>
          </table:table-cell>
          <table:table-cell table:style-name="ce3" office:value-type="string" calcext:value-type="string">
            <text:p>D19_BEKLEIDUNG_REST</text:p>
          </table:table-cell>
          <table:table-cell office:value-type="string" calcext:value-type="string">
            <text:p>D19_BEKLEIDUNG_REST</text:p>
          </table:table-cell>
          <table:table-cell table:formula="of:=[.C44]=[.D44]" office:value-type="boolean" office:boolean-value="false" calcext:value-type="boolean">
            <text:p>FALSE</text:p>
          </table:table-cell>
          <table:table-cell table:formula="of:=[.D44]=[.E44]" office:value-type="boolean" office:boolean-value="true" calcext:value-type="boolean">
            <text:p>TRUE</text:p>
          </table:table-cell>
          <table:table-cell table:formula="of:=[.B44]=[.D44]" office:value-type="boolean" office:boolean-value="true" calcext:value-type="boolean">
            <text:p>TRUE</text:p>
          </table:table-cell>
          <table:table-cell table:number-columns-repeated="2"/>
          <table:table-cell table:formula="of:=[.L44]=[.D4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EKLEIDUNG_RE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RIGHT([.C45];3)=&quot;_RZ&quot;;LEFT([.C45];LEN([.C45])-3);[.C45])" office:value-type="string" office:string-value="D19_BILDUNG" calcext:value-type="string">
            <text:p>D19_BILDUNG</text:p>
          </table:table-cell>
          <table:table-cell table:style-name="ce3" office:value-type="string" calcext:value-type="string">
            <text:p>D19_BILDUNG_RZ</text:p>
          </table:table-cell>
          <table:table-cell table:style-name="ce3" office:value-type="string" calcext:value-type="string">
            <text:p>D19_BILDUNG</text:p>
          </table:table-cell>
          <table:table-cell office:value-type="string" calcext:value-type="string">
            <text:p>D19_BILDUNG</text:p>
          </table:table-cell>
          <table:table-cell table:formula="of:=[.C45]=[.D45]" office:value-type="boolean" office:boolean-value="false" calcext:value-type="boolean">
            <text:p>FALSE</text:p>
          </table:table-cell>
          <table:table-cell table:formula="of:=[.D45]=[.E45]" office:value-type="boolean" office:boolean-value="true" calcext:value-type="boolean">
            <text:p>TRUE</text:p>
          </table:table-cell>
          <table:table-cell table:formula="of:=[.B45]=[.D45]" office:value-type="boolean" office:boolean-value="true" calcext:value-type="boolean">
            <text:p>TRUE</text:p>
          </table:table-cell>
          <table:table-cell table:number-columns-repeated="2"/>
          <table:table-cell table:formula="of:=[.L45]=[.D4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ILDUN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RIGHT([.C46];3)=&quot;_RZ&quot;;LEFT([.C46];LEN([.C46])-3);[.C46])" office:value-type="string" office:string-value="D19_BIO_OEKO" calcext:value-type="string">
            <text:p>D19_BIO_OEKO</text:p>
          </table:table-cell>
          <table:table-cell table:style-name="ce3" office:value-type="string" calcext:value-type="string">
            <text:p>D19_BIO_OEKO_RZ</text:p>
          </table:table-cell>
          <table:table-cell table:style-name="ce3" office:value-type="string" calcext:value-type="string">
            <text:p>D19_BIO_OEKO</text:p>
          </table:table-cell>
          <table:table-cell office:value-type="string" calcext:value-type="string">
            <text:p>D19_BIO_OEKO</text:p>
          </table:table-cell>
          <table:table-cell table:formula="of:=[.C46]=[.D46]" office:value-type="boolean" office:boolean-value="false" calcext:value-type="boolean">
            <text:p>FALSE</text:p>
          </table:table-cell>
          <table:table-cell table:formula="of:=[.D46]=[.E46]" office:value-type="boolean" office:boolean-value="true" calcext:value-type="boolean">
            <text:p>TRUE</text:p>
          </table:table-cell>
          <table:table-cell table:formula="of:=[.B46]=[.D46]" office:value-type="boolean" office:boolean-value="true" calcext:value-type="boolean">
            <text:p>TRUE</text:p>
          </table:table-cell>
          <table:table-cell table:number-columns-repeated="2"/>
          <table:table-cell table:formula="of:=[.L46]=[.D4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BIO_OEK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table:formula="of:=IF(RIGHT([.C47];3)=&quot;_RZ&quot;;LEFT([.C47];LEN([.C47])-3);[.C47])" office:value-type="string" office:string-value="D19_BUCH" calcext:value-type="string">
            <text:p>D19_BUCH</text:p>
          </table:table-cell>
          <table:table-cell table:style-name="ce3" office:value-type="string" calcext:value-type="string">
            <text:p>D19_BUCH_RZ</text:p>
          </table:table-cell>
          <table:table-cell table:number-columns-repeated="2" table:style-name="ce7" office:value-type="string" calcext:value-type="string">
            <text:p>D19_BUCH_CD</text:p>
          </table:table-cell>
          <table:table-cell table:formula="of:=[.C47]=[.D47]" office:value-type="boolean" office:boolean-value="false" calcext:value-type="boolean">
            <text:p>FALSE</text:p>
          </table:table-cell>
          <table:table-cell table:formula="of:=[.D47]=[.E47]" office:value-type="boolean" office:boolean-value="true" calcext:value-type="boolean">
            <text:p>TRUE</text:p>
          </table:table-cell>
          <table:table-cell table:formula="of:=[.B47]=[.D47]" office:value-type="boolean" office:boolean-value="false" calcext:value-type="boolean">
            <text:p>FALSE</text:p>
          </table:table-cell>
          <table:table-cell office:value-type="string" calcext:value-type="string">
            <text:p>Misspelled column name</text:p>
          </table:table-cell>
          <table:table-cell/>
          <table:table-cell table:formula="of:=[.L47]=[.D47]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D19_BU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RIGHT([.C48];3)=&quot;_RZ&quot;;LEFT([.C48];LEN([.C48])-3);[.C48])" office:value-type="string" office:string-value="D19_DIGIT_SERV" calcext:value-type="string">
            <text:p>D19_DIGIT_SERV</text:p>
          </table:table-cell>
          <table:table-cell table:style-name="ce3" office:value-type="string" calcext:value-type="string">
            <text:p>D19_DIGIT_SERV_RZ</text:p>
          </table:table-cell>
          <table:table-cell table:style-name="ce3" office:value-type="string" calcext:value-type="string">
            <text:p>D19_DIGIT_SERV</text:p>
          </table:table-cell>
          <table:table-cell office:value-type="string" calcext:value-type="string">
            <text:p>D19_DIGIT_SERV</text:p>
          </table:table-cell>
          <table:table-cell table:formula="of:=[.C48]=[.D48]" office:value-type="boolean" office:boolean-value="false" calcext:value-type="boolean">
            <text:p>FALSE</text:p>
          </table:table-cell>
          <table:table-cell table:formula="of:=[.D48]=[.E48]" office:value-type="boolean" office:boolean-value="true" calcext:value-type="boolean">
            <text:p>TRUE</text:p>
          </table:table-cell>
          <table:table-cell table:formula="of:=[.B48]=[.D48]" office:value-type="boolean" office:boolean-value="true" calcext:value-type="boolean">
            <text:p>TRUE</text:p>
          </table:table-cell>
          <table:table-cell table:number-columns-repeated="2"/>
          <table:table-cell table:formula="of:=[.L48]=[.D4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DIGIT_SERV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RIGHT([.C49];3)=&quot;_RZ&quot;;LEFT([.C49];LEN([.C49])-3);[.C49])" office:value-type="string" office:string-value="D19_DROGERIEARTIKEL" calcext:value-type="string">
            <text:p>D19_DROGERIEARTIKEL</text:p>
          </table:table-cell>
          <table:table-cell table:style-name="ce3" office:value-type="string" calcext:value-type="string">
            <text:p>D19_DROGERIEARTIKEL_RZ</text:p>
          </table:table-cell>
          <table:table-cell table:style-name="ce3" office:value-type="string" calcext:value-type="string">
            <text:p>D19_DROGERIEARTIKEL</text:p>
          </table:table-cell>
          <table:table-cell office:value-type="string" calcext:value-type="string">
            <text:p>D19_DROGERIEARTIKEL</text:p>
          </table:table-cell>
          <table:table-cell table:formula="of:=[.C49]=[.D49]" office:value-type="boolean" office:boolean-value="false" calcext:value-type="boolean">
            <text:p>FALSE</text:p>
          </table:table-cell>
          <table:table-cell table:formula="of:=[.D49]=[.E49]" office:value-type="boolean" office:boolean-value="true" calcext:value-type="boolean">
            <text:p>TRUE</text:p>
          </table:table-cell>
          <table:table-cell table:formula="of:=[.B49]=[.D49]" office:value-type="boolean" office:boolean-value="true" calcext:value-type="boolean">
            <text:p>TRUE</text:p>
          </table:table-cell>
          <table:table-cell table:number-columns-repeated="2"/>
          <table:table-cell table:formula="of:=[.L49]=[.D4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DROGERIEARTIKE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RIGHT([.C50];3)=&quot;_RZ&quot;;LEFT([.C50];LEN([.C50])-3);[.C50])" office:value-type="string" office:string-value="D19_ENERGIE" calcext:value-type="string">
            <text:p>D19_ENERGIE</text:p>
          </table:table-cell>
          <table:table-cell table:style-name="ce3" office:value-type="string" calcext:value-type="string">
            <text:p>D19_ENERGIE_RZ</text:p>
          </table:table-cell>
          <table:table-cell table:style-name="ce3" office:value-type="string" calcext:value-type="string">
            <text:p>D19_ENERGIE</text:p>
          </table:table-cell>
          <table:table-cell office:value-type="string" calcext:value-type="string">
            <text:p>D19_ENERGIE</text:p>
          </table:table-cell>
          <table:table-cell table:formula="of:=[.C50]=[.D50]" office:value-type="boolean" office:boolean-value="false" calcext:value-type="boolean">
            <text:p>FALSE</text:p>
          </table:table-cell>
          <table:table-cell table:formula="of:=[.D50]=[.E50]" office:value-type="boolean" office:boolean-value="true" calcext:value-type="boolean">
            <text:p>TRUE</text:p>
          </table:table-cell>
          <table:table-cell table:formula="of:=[.B50]=[.D50]" office:value-type="boolean" office:boolean-value="true" calcext:value-type="boolean">
            <text:p>TRUE</text:p>
          </table:table-cell>
          <table:table-cell table:number-columns-repeated="2"/>
          <table:table-cell table:formula="of:=[.L50]=[.D5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ENERGI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RIGHT([.C51];3)=&quot;_RZ&quot;;LEFT([.C51];LEN([.C51])-3);[.C51])" office:value-type="string" office:string-value="D19_FREIZEIT" calcext:value-type="string">
            <text:p>D19_FREIZEIT</text:p>
          </table:table-cell>
          <table:table-cell table:style-name="ce3" office:value-type="string" calcext:value-type="string">
            <text:p>D19_FREIZEIT_RZ</text:p>
          </table:table-cell>
          <table:table-cell table:style-name="ce3" office:value-type="string" calcext:value-type="string">
            <text:p>D19_FREIZEIT</text:p>
          </table:table-cell>
          <table:table-cell office:value-type="string" calcext:value-type="string">
            <text:p>D19_FREIZEIT</text:p>
          </table:table-cell>
          <table:table-cell table:formula="of:=[.C51]=[.D51]" office:value-type="boolean" office:boolean-value="false" calcext:value-type="boolean">
            <text:p>FALSE</text:p>
          </table:table-cell>
          <table:table-cell table:formula="of:=[.D51]=[.E51]" office:value-type="boolean" office:boolean-value="true" calcext:value-type="boolean">
            <text:p>TRUE</text:p>
          </table:table-cell>
          <table:table-cell table:formula="of:=[.B51]=[.D51]" office:value-type="boolean" office:boolean-value="true" calcext:value-type="boolean">
            <text:p>TRUE</text:p>
          </table:table-cell>
          <table:table-cell table:number-columns-repeated="2"/>
          <table:table-cell table:formula="of:=[.L51]=[.D5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FREIZEI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RIGHT([.C52];3)=&quot;_RZ&quot;;LEFT([.C52];LEN([.C52])-3);[.C52])" office:value-type="string" office:string-value="D19_GARTEN" calcext:value-type="string">
            <text:p>D19_GARTEN</text:p>
          </table:table-cell>
          <table:table-cell table:style-name="ce3" office:value-type="string" calcext:value-type="string">
            <text:p>D19_GARTEN_RZ</text:p>
          </table:table-cell>
          <table:table-cell table:style-name="ce3" office:value-type="string" calcext:value-type="string">
            <text:p>D19_GARTEN</text:p>
          </table:table-cell>
          <table:table-cell office:value-type="string" calcext:value-type="string">
            <text:p>D19_GARTEN</text:p>
          </table:table-cell>
          <table:table-cell table:formula="of:=[.C52]=[.D52]" office:value-type="boolean" office:boolean-value="false" calcext:value-type="boolean">
            <text:p>FALSE</text:p>
          </table:table-cell>
          <table:table-cell table:formula="of:=[.D52]=[.E52]" office:value-type="boolean" office:boolean-value="true" calcext:value-type="boolean">
            <text:p>TRUE</text:p>
          </table:table-cell>
          <table:table-cell table:formula="of:=[.B52]=[.D52]" office:value-type="boolean" office:boolean-value="true" calcext:value-type="boolean">
            <text:p>TRUE</text:p>
          </table:table-cell>
          <table:table-cell table:number-columns-repeated="2"/>
          <table:table-cell table:formula="of:=[.L52]=[.D5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GART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RIGHT([.C53];3)=&quot;_RZ&quot;;LEFT([.C53];LEN([.C53])-3);[.C53])" office:value-type="string" office:string-value="D19_GESAMT_ANZ_12" calcext:value-type="string">
            <text:p>D19_GESAMT_ANZ_12</text:p>
          </table:table-cell>
          <table:table-cell table:number-columns-repeated="3" office:value-type="string" calcext:value-type="string">
            <text:p>D19_GESAMT_ANZ_12</text:p>
          </table:table-cell>
          <table:table-cell table:formula="of:=[.C53]=[.D53]" office:value-type="boolean" office:boolean-value="true" calcext:value-type="boolean">
            <text:p>TRUE</text:p>
          </table:table-cell>
          <table:table-cell table:formula="of:=[.D53]=[.E53]" office:value-type="boolean" office:boolean-value="true" calcext:value-type="boolean">
            <text:p>TRUE</text:p>
          </table:table-cell>
          <table:table-cell table:formula="of:=[.B53]=[.D53]" office:value-type="boolean" office:boolean-value="true" calcext:value-type="boolean">
            <text:p>TRUE</text:p>
          </table:table-cell>
          <table:table-cell table:number-columns-repeated="2"/>
          <table:table-cell table:formula="of:=[.L53]=[.D5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GESAMT_ANZ_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RIGHT([.C54];3)=&quot;_RZ&quot;;LEFT([.C54];LEN([.C54])-3);[.C54])" office:value-type="string" office:string-value="D19_GESAMT_ANZ_24" calcext:value-type="string">
            <text:p>D19_GESAMT_ANZ_24</text:p>
          </table:table-cell>
          <table:table-cell table:number-columns-repeated="3" office:value-type="string" calcext:value-type="string">
            <text:p>D19_GESAMT_ANZ_24</text:p>
          </table:table-cell>
          <table:table-cell table:formula="of:=[.C54]=[.D54]" office:value-type="boolean" office:boolean-value="true" calcext:value-type="boolean">
            <text:p>TRUE</text:p>
          </table:table-cell>
          <table:table-cell table:formula="of:=[.D54]=[.E54]" office:value-type="boolean" office:boolean-value="true" calcext:value-type="boolean">
            <text:p>TRUE</text:p>
          </table:table-cell>
          <table:table-cell table:formula="of:=[.B54]=[.D54]" office:value-type="boolean" office:boolean-value="true" calcext:value-type="boolean">
            <text:p>TRUE</text:p>
          </table:table-cell>
          <table:table-cell table:number-columns-repeated="2"/>
          <table:table-cell table:formula="of:=[.L54]=[.D5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GESAMT_ANZ_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RIGHT([.C55];3)=&quot;_RZ&quot;;LEFT([.C55];LEN([.C55])-3);[.C55])" office:value-type="string" office:string-value="D19_GESAMT_DATUM" calcext:value-type="string">
            <text:p>D19_GESAMT_DATUM</text:p>
          </table:table-cell>
          <table:table-cell table:number-columns-repeated="3" office:value-type="string" calcext:value-type="string">
            <text:p>D19_GESAMT_DATUM</text:p>
          </table:table-cell>
          <table:table-cell table:formula="of:=[.C55]=[.D55]" office:value-type="boolean" office:boolean-value="true" calcext:value-type="boolean">
            <text:p>TRUE</text:p>
          </table:table-cell>
          <table:table-cell table:formula="of:=[.D55]=[.E55]" office:value-type="boolean" office:boolean-value="true" calcext:value-type="boolean">
            <text:p>TRUE</text:p>
          </table:table-cell>
          <table:table-cell table:formula="of:=[.B55]=[.D55]" office:value-type="boolean" office:boolean-value="true" calcext:value-type="boolean">
            <text:p>TRUE</text:p>
          </table:table-cell>
          <table:table-cell table:number-columns-repeated="2"/>
          <table:table-cell table:formula="of:=[.L55]=[.D5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GESAMT_DATU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RIGHT([.C56];3)=&quot;_RZ&quot;;LEFT([.C56];LEN([.C56])-3);[.C56])" office:value-type="string" office:string-value="D19_GESAMT_OFFLINE_DATUM" calcext:value-type="string">
            <text:p>D19_GESAMT_OFFLINE_DATUM</text:p>
          </table:table-cell>
          <table:table-cell table:number-columns-repeated="3" office:value-type="string" calcext:value-type="string">
            <text:p>D19_GESAMT_OFFLINE_DATUM</text:p>
          </table:table-cell>
          <table:table-cell table:formula="of:=[.C56]=[.D56]" office:value-type="boolean" office:boolean-value="true" calcext:value-type="boolean">
            <text:p>TRUE</text:p>
          </table:table-cell>
          <table:table-cell table:formula="of:=[.D56]=[.E56]" office:value-type="boolean" office:boolean-value="true" calcext:value-type="boolean">
            <text:p>TRUE</text:p>
          </table:table-cell>
          <table:table-cell table:formula="of:=[.B56]=[.D56]" office:value-type="boolean" office:boolean-value="true" calcext:value-type="boolean">
            <text:p>TRUE</text:p>
          </table:table-cell>
          <table:table-cell table:number-columns-repeated="2"/>
          <table:table-cell table:formula="of:=[.L56]=[.D5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GESAMT_OFFLINE_DATU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RIGHT([.C57];3)=&quot;_RZ&quot;;LEFT([.C57];LEN([.C57])-3);[.C57])" office:value-type="string" office:string-value="D19_GESAMT_ONLINE_DATUM" calcext:value-type="string">
            <text:p>D19_GESAMT_ONLINE_DATUM</text:p>
          </table:table-cell>
          <table:table-cell table:number-columns-repeated="3" office:value-type="string" calcext:value-type="string">
            <text:p>D19_GESAMT_ONLINE_DATUM</text:p>
          </table:table-cell>
          <table:table-cell table:formula="of:=[.C57]=[.D57]" office:value-type="boolean" office:boolean-value="true" calcext:value-type="boolean">
            <text:p>TRUE</text:p>
          </table:table-cell>
          <table:table-cell table:formula="of:=[.D57]=[.E57]" office:value-type="boolean" office:boolean-value="true" calcext:value-type="boolean">
            <text:p>TRUE</text:p>
          </table:table-cell>
          <table:table-cell table:formula="of:=[.B57]=[.D57]" office:value-type="boolean" office:boolean-value="true" calcext:value-type="boolean">
            <text:p>TRUE</text:p>
          </table:table-cell>
          <table:table-cell table:number-columns-repeated="2"/>
          <table:table-cell table:formula="of:=[.L57]=[.D5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GESAMT_ONLINE_DATU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RIGHT([.C58];3)=&quot;_RZ&quot;;LEFT([.C58];LEN([.C58])-3);[.C58])" office:value-type="string" office:string-value="D19_GESAMT_ONLINE_QUOTE_12" calcext:value-type="string">
            <text:p>D19_GESAMT_ONLINE_QUOTE_12</text:p>
          </table:table-cell>
          <table:table-cell table:number-columns-repeated="3" office:value-type="string" calcext:value-type="string">
            <text:p>D19_GESAMT_ONLINE_QUOTE_12</text:p>
          </table:table-cell>
          <table:table-cell table:formula="of:=[.C58]=[.D58]" office:value-type="boolean" office:boolean-value="true" calcext:value-type="boolean">
            <text:p>TRUE</text:p>
          </table:table-cell>
          <table:table-cell table:formula="of:=[.D58]=[.E58]" office:value-type="boolean" office:boolean-value="true" calcext:value-type="boolean">
            <text:p>TRUE</text:p>
          </table:table-cell>
          <table:table-cell table:formula="of:=[.B58]=[.D58]" office:value-type="boolean" office:boolean-value="true" calcext:value-type="boolean">
            <text:p>TRUE</text:p>
          </table:table-cell>
          <table:table-cell table:number-columns-repeated="2"/>
          <table:table-cell table:formula="of:=[.L58]=[.D5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GESAMT_ONLINE_QUOTE_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RIGHT([.C59];3)=&quot;_RZ&quot;;LEFT([.C59];LEN([.C59])-3);[.C59])" office:value-type="string" office:string-value="D19_HANDWERK" calcext:value-type="string">
            <text:p>D19_HANDWERK</text:p>
          </table:table-cell>
          <table:table-cell table:style-name="ce3" office:value-type="string" calcext:value-type="string">
            <text:p>D19_HANDWERK_RZ</text:p>
          </table:table-cell>
          <table:table-cell table:style-name="ce3" office:value-type="string" calcext:value-type="string">
            <text:p>D19_HANDWERK</text:p>
          </table:table-cell>
          <table:table-cell office:value-type="string" calcext:value-type="string">
            <text:p>D19_HANDWERK</text:p>
          </table:table-cell>
          <table:table-cell table:formula="of:=[.C59]=[.D59]" office:value-type="boolean" office:boolean-value="false" calcext:value-type="boolean">
            <text:p>FALSE</text:p>
          </table:table-cell>
          <table:table-cell table:formula="of:=[.D59]=[.E59]" office:value-type="boolean" office:boolean-value="true" calcext:value-type="boolean">
            <text:p>TRUE</text:p>
          </table:table-cell>
          <table:table-cell table:formula="of:=[.B59]=[.D59]" office:value-type="boolean" office:boolean-value="true" calcext:value-type="boolean">
            <text:p>TRUE</text:p>
          </table:table-cell>
          <table:table-cell table:number-columns-repeated="2"/>
          <table:table-cell table:formula="of:=[.L59]=[.D5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HANDWER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RIGHT([.C60];3)=&quot;_RZ&quot;;LEFT([.C60];LEN([.C60])-3);[.C60])" office:value-type="string" office:string-value="D19_HAUS_DEKO" calcext:value-type="string">
            <text:p>D19_HAUS_DEKO</text:p>
          </table:table-cell>
          <table:table-cell table:style-name="ce3" office:value-type="string" calcext:value-type="string">
            <text:p>D19_HAUS_DEKO_RZ</text:p>
          </table:table-cell>
          <table:table-cell table:style-name="ce3" office:value-type="string" calcext:value-type="string">
            <text:p>D19_HAUS_DEKO</text:p>
          </table:table-cell>
          <table:table-cell office:value-type="string" calcext:value-type="string">
            <text:p>D19_HAUS_DEKO</text:p>
          </table:table-cell>
          <table:table-cell table:formula="of:=[.C60]=[.D60]" office:value-type="boolean" office:boolean-value="false" calcext:value-type="boolean">
            <text:p>FALSE</text:p>
          </table:table-cell>
          <table:table-cell table:formula="of:=[.D60]=[.E60]" office:value-type="boolean" office:boolean-value="true" calcext:value-type="boolean">
            <text:p>TRUE</text:p>
          </table:table-cell>
          <table:table-cell table:formula="of:=[.B60]=[.D60]" office:value-type="boolean" office:boolean-value="true" calcext:value-type="boolean">
            <text:p>TRUE</text:p>
          </table:table-cell>
          <table:table-cell table:number-columns-repeated="2"/>
          <table:table-cell table:formula="of:=[.L60]=[.D6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HAUS_DEK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RIGHT([.C61];3)=&quot;_RZ&quot;;LEFT([.C61];LEN([.C61])-3);[.C61])" office:value-type="string" office:string-value="D19_KINDERARTIKEL" calcext:value-type="string">
            <text:p>D19_KINDERARTIKEL</text:p>
          </table:table-cell>
          <table:table-cell table:style-name="ce3" office:value-type="string" calcext:value-type="string">
            <text:p>D19_KINDERARTIKEL_RZ</text:p>
          </table:table-cell>
          <table:table-cell table:style-name="ce3" office:value-type="string" calcext:value-type="string">
            <text:p>D19_KINDERARTIKEL</text:p>
          </table:table-cell>
          <table:table-cell office:value-type="string" calcext:value-type="string">
            <text:p>D19_KINDERARTIKEL</text:p>
          </table:table-cell>
          <table:table-cell table:formula="of:=[.C61]=[.D61]" office:value-type="boolean" office:boolean-value="false" calcext:value-type="boolean">
            <text:p>FALSE</text:p>
          </table:table-cell>
          <table:table-cell table:formula="of:=[.D61]=[.E61]" office:value-type="boolean" office:boolean-value="true" calcext:value-type="boolean">
            <text:p>TRUE</text:p>
          </table:table-cell>
          <table:table-cell table:formula="of:=[.B61]=[.D61]" office:value-type="boolean" office:boolean-value="true" calcext:value-type="boolean">
            <text:p>TRUE</text:p>
          </table:table-cell>
          <table:table-cell table:number-columns-repeated="2"/>
          <table:table-cell table:formula="of:=[.L61]=[.D6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KINDERARTIKE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RIGHT([.C62];3)=&quot;_RZ&quot;;LEFT([.C62];LEN([.C62])-3);[.C62])" office:value-type="string" office:string-value="D19_KONSUMTYP" calcext:value-type="string">
            <text:p>D19_KONSUMTYP</text:p>
          </table:table-cell>
          <table:table-cell table:number-columns-repeated="2" table:style-name="ce5" office:value-type="string" calcext:value-type="string">
            <text:p>D19_KONSUMTYP</text:p>
          </table:table-cell>
          <table:table-cell office:value-type="string" calcext:value-type="string">
            <text:p>D19_KONSUMTYP</text:p>
          </table:table-cell>
          <table:table-cell table:formula="of:=[.C62]=[.D62]" office:value-type="boolean" office:boolean-value="true" calcext:value-type="boolean">
            <text:p>TRUE</text:p>
          </table:table-cell>
          <table:table-cell table:formula="of:=[.D62]=[.E62]" office:value-type="boolean" office:boolean-value="true" calcext:value-type="boolean">
            <text:p>TRUE</text:p>
          </table:table-cell>
          <table:table-cell table:formula="of:=[.B62]=[.D62]" office:value-type="boolean" office:boolean-value="true" calcext:value-type="boolean">
            <text:p>TRUE</text:p>
          </table:table-cell>
          <table:table-cell table:number-columns-repeated="2"/>
          <table:table-cell table:formula="of:=[.L62]=[.D6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KONSUMTY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RIGHT([.C63];3)=&quot;_RZ&quot;;LEFT([.C63];LEN([.C63])-3);[.C63])" office:value-type="float" office:value="0" calcext:value-type="float">
            <text:p>0</text:p>
          </table:table-cell>
          <table:table-cell table:style-name="ce2"/>
          <table:table-cell table:number-columns-repeated="2" table:style-name="ce1" office:value-type="string" calcext:value-type="string">
            <text:p>D19_KONSUMTYP_MAX</text:p>
          </table:table-cell>
          <table:table-cell table:formula="of:=[.C63]=[.D63]" office:value-type="boolean" office:boolean-value="false" calcext:value-type="boolean">
            <text:p>FALSE</text:p>
          </table:table-cell>
          <table:table-cell table:formula="of:=[.D63]=[.E63]" office:value-type="boolean" office:boolean-value="true" calcext:value-type="boolean">
            <text:p>TRUE</text:p>
          </table:table-cell>
          <table:table-cell table:formula="of:=[.B63]=[.D6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63]=[.D6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KONSUMTYP_MAX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RIGHT([.C64];3)=&quot;_RZ&quot;;LEFT([.C64];LEN([.C64])-3);[.C64])" office:value-type="string" office:string-value="D19_KK_KUNDENTYP" calcext:value-type="string">
            <text:p>D19_KK_KUNDENTYP</text:p>
          </table:table-cell>
          <table:table-cell table:style-name="ce1" office:value-type="string" calcext:value-type="string">
            <text:p>D19_KK_KUNDENTYP</text:p>
          </table:table-cell>
          <table:table-cell table:style-name="ce1" table:number-columns-repeated="2"/>
          <table:table-cell table:formula="of:=[.C64]=[.D64]" office:value-type="boolean" office:boolean-value="false" calcext:value-type="boolean">
            <text:p>FALSE</text:p>
          </table:table-cell>
          <table:table-cell table:formula="of:=[.D64]=[.E64]" office:value-type="boolean" office:boolean-value="true" calcext:value-type="boolean">
            <text:p>TRUE</text:p>
          </table:table-cell>
          <table:table-cell table:formula="of:=[.B64]=[.D64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/>
          <table:table-cell table:formula="of:=[.L64]=[.D64]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19_KK_KUNDENTY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RIGHT([.C65];3)=&quot;_RZ&quot;;LEFT([.C65];LEN([.C65])-3);[.C65])" office:value-type="string" office:string-value="D19_KOSMETIK" calcext:value-type="string">
            <text:p>D19_KOSMETIK</text:p>
          </table:table-cell>
          <table:table-cell table:style-name="ce5" office:value-type="string" calcext:value-type="string">
            <text:p>D19_KOSMETIK_RZ</text:p>
          </table:table-cell>
          <table:table-cell table:style-name="ce5" office:value-type="string" calcext:value-type="string">
            <text:p>D19_KOSMETIK</text:p>
          </table:table-cell>
          <table:table-cell office:value-type="string" calcext:value-type="string">
            <text:p>D19_KOSMETIK</text:p>
          </table:table-cell>
          <table:table-cell table:formula="of:=[.C65]=[.D65]" office:value-type="boolean" office:boolean-value="false" calcext:value-type="boolean">
            <text:p>FALSE</text:p>
          </table:table-cell>
          <table:table-cell table:formula="of:=[.D65]=[.E65]" office:value-type="boolean" office:boolean-value="true" calcext:value-type="boolean">
            <text:p>TRUE</text:p>
          </table:table-cell>
          <table:table-cell table:formula="of:=[.B65]=[.D65]" office:value-type="boolean" office:boolean-value="true" calcext:value-type="boolean">
            <text:p>TRUE</text:p>
          </table:table-cell>
          <table:table-cell table:number-columns-repeated="2"/>
          <table:table-cell table:formula="of:=[.L65]=[.D6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KOSMETI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RIGHT([.C66];3)=&quot;_RZ&quot;;LEFT([.C66];LEN([.C66])-3);[.C66])" office:value-type="string" office:string-value="D19_LEBENSMITTEL" calcext:value-type="string">
            <text:p>D19_LEBENSMITTEL</text:p>
          </table:table-cell>
          <table:table-cell table:style-name="ce3" office:value-type="string" calcext:value-type="string">
            <text:p>D19_LEBENSMITTEL_RZ</text:p>
          </table:table-cell>
          <table:table-cell table:style-name="ce3" office:value-type="string" calcext:value-type="string">
            <text:p>D19_LEBENSMITTEL</text:p>
          </table:table-cell>
          <table:table-cell office:value-type="string" calcext:value-type="string">
            <text:p>D19_LEBENSMITTEL</text:p>
          </table:table-cell>
          <table:table-cell table:formula="of:=[.C66]=[.D66]" office:value-type="boolean" office:boolean-value="false" calcext:value-type="boolean">
            <text:p>FALSE</text:p>
          </table:table-cell>
          <table:table-cell table:formula="of:=[.D66]=[.E66]" office:value-type="boolean" office:boolean-value="true" calcext:value-type="boolean">
            <text:p>TRUE</text:p>
          </table:table-cell>
          <table:table-cell table:formula="of:=[.B66]=[.D66]" office:value-type="boolean" office:boolean-value="true" calcext:value-type="boolean">
            <text:p>TRUE</text:p>
          </table:table-cell>
          <table:table-cell table:number-columns-repeated="2"/>
          <table:table-cell table:formula="of:=[.L66]=[.D6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LEBENSMITTE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RIGHT([.C67];3)=&quot;_RZ&quot;;LEFT([.C67];LEN([.C67])-3);[.C6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LETZTER_KAUF_BRANCHE</text:p>
          </table:table-cell>
          <table:table-cell table:formula="of:=[.C67]=[.D67]" office:value-type="boolean" office:boolean-value="false" calcext:value-type="boolean">
            <text:p>FALSE</text:p>
          </table:table-cell>
          <table:table-cell table:formula="of:=[.D67]=[.E67]" office:value-type="boolean" office:boolean-value="true" calcext:value-type="boolean">
            <text:p>TRUE</text:p>
          </table:table-cell>
          <table:table-cell table:formula="of:=[.B67]=[.D6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67]=[.D6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LETZTER_KAUF_BRANCH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RIGHT([.C68];3)=&quot;_RZ&quot;;LEFT([.C68];LEN([.C68])-3);[.C68])" office:value-type="string" office:string-value="D19_LOTTO" calcext:value-type="string">
            <text:p>D19_LOTTO</text:p>
          </table:table-cell>
          <table:table-cell table:style-name="ce3" office:value-type="string" calcext:value-type="string">
            <text:p>D19_LOTTO_RZ</text:p>
          </table:table-cell>
          <table:table-cell table:style-name="ce3" office:value-type="string" calcext:value-type="string">
            <text:p>D19_LOTTO</text:p>
          </table:table-cell>
          <table:table-cell office:value-type="string" calcext:value-type="string">
            <text:p>D19_LOTTO</text:p>
          </table:table-cell>
          <table:table-cell table:formula="of:=[.C68]=[.D68]" office:value-type="boolean" office:boolean-value="false" calcext:value-type="boolean">
            <text:p>FALSE</text:p>
          </table:table-cell>
          <table:table-cell table:formula="of:=[.D68]=[.E68]" office:value-type="boolean" office:boolean-value="true" calcext:value-type="boolean">
            <text:p>TRUE</text:p>
          </table:table-cell>
          <table:table-cell table:formula="of:=[.B68]=[.D68]" office:value-type="boolean" office:boolean-value="true" calcext:value-type="boolean">
            <text:p>TRUE</text:p>
          </table:table-cell>
          <table:table-cell table:number-columns-repeated="2"/>
          <table:table-cell table:formula="of:=[.L68]=[.D6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LOTT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RIGHT([.C69];3)=&quot;_RZ&quot;;LEFT([.C69];LEN([.C69])-3);[.C69])" office:value-type="string" office:string-value="D19_NAHRUNGSERGAENZUNG" calcext:value-type="string">
            <text:p>D19_NAHRUNGSERGAENZUNG</text:p>
          </table:table-cell>
          <table:table-cell table:style-name="ce3" office:value-type="string" calcext:value-type="string">
            <text:p>D19_NAHRUNGSERGAENZUNG_RZ</text:p>
          </table:table-cell>
          <table:table-cell table:style-name="ce3" office:value-type="string" calcext:value-type="string">
            <text:p>D19_NAHRUNGSERGAENZUNG</text:p>
          </table:table-cell>
          <table:table-cell office:value-type="string" calcext:value-type="string">
            <text:p>D19_NAHRUNGSERGAENZUNG</text:p>
          </table:table-cell>
          <table:table-cell table:formula="of:=[.C69]=[.D69]" office:value-type="boolean" office:boolean-value="false" calcext:value-type="boolean">
            <text:p>FALSE</text:p>
          </table:table-cell>
          <table:table-cell table:formula="of:=[.D69]=[.E69]" office:value-type="boolean" office:boolean-value="true" calcext:value-type="boolean">
            <text:p>TRUE</text:p>
          </table:table-cell>
          <table:table-cell table:formula="of:=[.B69]=[.D69]" office:value-type="boolean" office:boolean-value="true" calcext:value-type="boolean">
            <text:p>TRUE</text:p>
          </table:table-cell>
          <table:table-cell table:number-columns-repeated="2"/>
          <table:table-cell table:formula="of:=[.L69]=[.D6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NAHRUNGSERGAENZUN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RIGHT([.C70];3)=&quot;_RZ&quot;;LEFT([.C70];LEN([.C70])-3);[.C70])" office:value-type="string" office:string-value="D19_RATGEBER" calcext:value-type="string">
            <text:p>D19_RATGEBER</text:p>
          </table:table-cell>
          <table:table-cell table:style-name="ce3" office:value-type="string" calcext:value-type="string">
            <text:p>D19_RATGEBER_RZ</text:p>
          </table:table-cell>
          <table:table-cell table:style-name="ce3" office:value-type="string" calcext:value-type="string">
            <text:p>D19_RATGEBER</text:p>
          </table:table-cell>
          <table:table-cell office:value-type="string" calcext:value-type="string">
            <text:p>D19_RATGEBER</text:p>
          </table:table-cell>
          <table:table-cell table:formula="of:=[.C70]=[.D70]" office:value-type="boolean" office:boolean-value="false" calcext:value-type="boolean">
            <text:p>FALSE</text:p>
          </table:table-cell>
          <table:table-cell table:formula="of:=[.D70]=[.E70]" office:value-type="boolean" office:boolean-value="true" calcext:value-type="boolean">
            <text:p>TRUE</text:p>
          </table:table-cell>
          <table:table-cell table:formula="of:=[.B70]=[.D70]" office:value-type="boolean" office:boolean-value="true" calcext:value-type="boolean">
            <text:p>TRUE</text:p>
          </table:table-cell>
          <table:table-cell table:number-columns-repeated="2"/>
          <table:table-cell table:formula="of:=[.L70]=[.D7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RATGEB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RIGHT([.C71];3)=&quot;_RZ&quot;;LEFT([.C71];LEN([.C71])-3);[.C71])" office:value-type="string" office:string-value="D19_REISEN" calcext:value-type="string">
            <text:p>D19_REISEN</text:p>
          </table:table-cell>
          <table:table-cell table:style-name="ce3" office:value-type="string" calcext:value-type="string">
            <text:p>D19_REISEN_RZ</text:p>
          </table:table-cell>
          <table:table-cell table:style-name="ce3" office:value-type="string" calcext:value-type="string">
            <text:p>D19_REISEN</text:p>
          </table:table-cell>
          <table:table-cell office:value-type="string" calcext:value-type="string">
            <text:p>D19_REISEN</text:p>
          </table:table-cell>
          <table:table-cell table:formula="of:=[.C71]=[.D71]" office:value-type="boolean" office:boolean-value="false" calcext:value-type="boolean">
            <text:p>FALSE</text:p>
          </table:table-cell>
          <table:table-cell table:formula="of:=[.D71]=[.E71]" office:value-type="boolean" office:boolean-value="true" calcext:value-type="boolean">
            <text:p>TRUE</text:p>
          </table:table-cell>
          <table:table-cell table:formula="of:=[.B71]=[.D71]" office:value-type="boolean" office:boolean-value="true" calcext:value-type="boolean">
            <text:p>TRUE</text:p>
          </table:table-cell>
          <table:table-cell table:number-columns-repeated="2"/>
          <table:table-cell table:formula="of:=[.L71]=[.D7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REISE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RIGHT([.C72];3)=&quot;_RZ&quot;;LEFT([.C72];LEN([.C72])-3);[.C72])" office:value-type="string" office:string-value="D19_SAMMELARTIKEL" calcext:value-type="string">
            <text:p>D19_SAMMELARTIKEL</text:p>
          </table:table-cell>
          <table:table-cell table:style-name="ce3" office:value-type="string" calcext:value-type="string">
            <text:p>D19_SAMMELARTIKEL_RZ</text:p>
          </table:table-cell>
          <table:table-cell table:style-name="ce3" office:value-type="string" calcext:value-type="string">
            <text:p>D19_SAMMELARTIKEL</text:p>
          </table:table-cell>
          <table:table-cell office:value-type="string" calcext:value-type="string">
            <text:p>D19_SAMMELARTIKEL</text:p>
          </table:table-cell>
          <table:table-cell table:formula="of:=[.C72]=[.D72]" office:value-type="boolean" office:boolean-value="false" calcext:value-type="boolean">
            <text:p>FALSE</text:p>
          </table:table-cell>
          <table:table-cell table:formula="of:=[.D72]=[.E72]" office:value-type="boolean" office:boolean-value="true" calcext:value-type="boolean">
            <text:p>TRUE</text:p>
          </table:table-cell>
          <table:table-cell table:formula="of:=[.B72]=[.D72]" office:value-type="boolean" office:boolean-value="true" calcext:value-type="boolean">
            <text:p>TRUE</text:p>
          </table:table-cell>
          <table:table-cell table:number-columns-repeated="2"/>
          <table:table-cell table:formula="of:=[.L72]=[.D7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SAMMELARTIKE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RIGHT([.C73];3)=&quot;_RZ&quot;;LEFT([.C73];LEN([.C73])-3);[.C73])" office:value-type="string" office:string-value="D19_SCHUHE" calcext:value-type="string">
            <text:p>D19_SCHUHE</text:p>
          </table:table-cell>
          <table:table-cell table:style-name="ce3" office:value-type="string" calcext:value-type="string">
            <text:p>D19_SCHUHE_RZ</text:p>
          </table:table-cell>
          <table:table-cell table:style-name="ce3" office:value-type="string" calcext:value-type="string">
            <text:p>D19_SCHUHE</text:p>
          </table:table-cell>
          <table:table-cell office:value-type="string" calcext:value-type="string">
            <text:p>D19_SCHUHE</text:p>
          </table:table-cell>
          <table:table-cell table:formula="of:=[.C73]=[.D73]" office:value-type="boolean" office:boolean-value="false" calcext:value-type="boolean">
            <text:p>FALSE</text:p>
          </table:table-cell>
          <table:table-cell table:formula="of:=[.D73]=[.E73]" office:value-type="boolean" office:boolean-value="true" calcext:value-type="boolean">
            <text:p>TRUE</text:p>
          </table:table-cell>
          <table:table-cell table:formula="of:=[.B73]=[.D73]" office:value-type="boolean" office:boolean-value="true" calcext:value-type="boolean">
            <text:p>TRUE</text:p>
          </table:table-cell>
          <table:table-cell table:number-columns-repeated="2"/>
          <table:table-cell table:formula="of:=[.L73]=[.D7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SCHUH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RIGHT([.C74];3)=&quot;_RZ&quot;;LEFT([.C74];LEN([.C74])-3);[.C74])" office:value-type="string" office:string-value="D19_SONSTIGE" calcext:value-type="string">
            <text:p>D19_SONSTIGE</text:p>
          </table:table-cell>
          <table:table-cell table:style-name="ce3" office:value-type="string" calcext:value-type="string">
            <text:p>D19_SONSTIGE_RZ</text:p>
          </table:table-cell>
          <table:table-cell table:style-name="ce3" office:value-type="string" calcext:value-type="string">
            <text:p>D19_SONSTIGE</text:p>
          </table:table-cell>
          <table:table-cell office:value-type="string" calcext:value-type="string">
            <text:p>D19_SONSTIGE</text:p>
          </table:table-cell>
          <table:table-cell table:formula="of:=[.C74]=[.D74]" office:value-type="boolean" office:boolean-value="false" calcext:value-type="boolean">
            <text:p>FALSE</text:p>
          </table:table-cell>
          <table:table-cell table:formula="of:=[.D74]=[.E74]" office:value-type="boolean" office:boolean-value="true" calcext:value-type="boolean">
            <text:p>TRUE</text:p>
          </table:table-cell>
          <table:table-cell table:formula="of:=[.B74]=[.D74]" office:value-type="boolean" office:boolean-value="true" calcext:value-type="boolean">
            <text:p>TRUE</text:p>
          </table:table-cell>
          <table:table-cell table:number-columns-repeated="2"/>
          <table:table-cell table:formula="of:=[.L74]=[.D7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SONSTIG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RIGHT([.C75];3)=&quot;_RZ&quot;;LEFT([.C75];LEN([.C75])-3);[.C75]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19_SOZIALES</text:p>
          </table:table-cell>
          <table:table-cell office:value-type="string" calcext:value-type="string">
            <text:p>D19_SOZIALES</text:p>
          </table:table-cell>
          <table:table-cell table:formula="of:=[.C75]=[.D75]" office:value-type="boolean" office:boolean-value="false" calcext:value-type="boolean">
            <text:p>FALSE</text:p>
          </table:table-cell>
          <table:table-cell table:formula="of:=[.D75]=[.E75]" office:value-type="boolean" office:boolean-value="true" calcext:value-type="boolean">
            <text:p>TRUE</text:p>
          </table:table-cell>
          <table:table-cell table:formula="of:=[.B75]=[.D75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75]=[.D7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SOZIALE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RIGHT([.C76];3)=&quot;_RZ&quot;;LEFT([.C76];LEN([.C76])-3);[.C76])" office:value-type="string" office:string-value="D19_TECHNIK" calcext:value-type="string">
            <text:p>D19_TECHNIK</text:p>
          </table:table-cell>
          <table:table-cell table:style-name="ce5" office:value-type="string" calcext:value-type="string">
            <text:p>D19_TECHNIK_RZ</text:p>
          </table:table-cell>
          <table:table-cell table:style-name="ce5" office:value-type="string" calcext:value-type="string">
            <text:p>D19_TECHNIK</text:p>
          </table:table-cell>
          <table:table-cell office:value-type="string" calcext:value-type="string">
            <text:p>D19_TECHNIK</text:p>
          </table:table-cell>
          <table:table-cell table:formula="of:=[.C76]=[.D76]" office:value-type="boolean" office:boolean-value="false" calcext:value-type="boolean">
            <text:p>FALSE</text:p>
          </table:table-cell>
          <table:table-cell table:formula="of:=[.D76]=[.E76]" office:value-type="boolean" office:boolean-value="true" calcext:value-type="boolean">
            <text:p>TRUE</text:p>
          </table:table-cell>
          <table:table-cell table:formula="of:=[.B76]=[.D76]" office:value-type="boolean" office:boolean-value="true" calcext:value-type="boolean">
            <text:p>TRUE</text:p>
          </table:table-cell>
          <table:table-cell table:number-columns-repeated="2"/>
          <table:table-cell table:formula="of:=[.L76]=[.D7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CHNIK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RIGHT([.C77];3)=&quot;_RZ&quot;;LEFT([.C77];LEN([.C77])-3);[.C77])" office:value-type="string" office:string-value="D19_TELKO_ANZ_12" calcext:value-type="string">
            <text:p>D19_TELKO_ANZ_12</text:p>
          </table:table-cell>
          <table:table-cell table:number-columns-repeated="3" office:value-type="string" calcext:value-type="string">
            <text:p>D19_TELKO_ANZ_12</text:p>
          </table:table-cell>
          <table:table-cell table:formula="of:=[.C77]=[.D77]" office:value-type="boolean" office:boolean-value="true" calcext:value-type="boolean">
            <text:p>TRUE</text:p>
          </table:table-cell>
          <table:table-cell table:formula="of:=[.D77]=[.E77]" office:value-type="boolean" office:boolean-value="true" calcext:value-type="boolean">
            <text:p>TRUE</text:p>
          </table:table-cell>
          <table:table-cell table:formula="of:=[.B77]=[.D77]" office:value-type="boolean" office:boolean-value="true" calcext:value-type="boolean">
            <text:p>TRUE</text:p>
          </table:table-cell>
          <table:table-cell table:number-columns-repeated="2"/>
          <table:table-cell table:formula="of:=[.L77]=[.D7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LKO_ANZ_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RIGHT([.C78];3)=&quot;_RZ&quot;;LEFT([.C78];LEN([.C78])-3);[.C78])" office:value-type="string" office:string-value="D19_TELKO_ANZ_24" calcext:value-type="string">
            <text:p>D19_TELKO_ANZ_24</text:p>
          </table:table-cell>
          <table:table-cell table:number-columns-repeated="3" office:value-type="string" calcext:value-type="string">
            <text:p>D19_TELKO_ANZ_24</text:p>
          </table:table-cell>
          <table:table-cell table:formula="of:=[.C78]=[.D78]" office:value-type="boolean" office:boolean-value="true" calcext:value-type="boolean">
            <text:p>TRUE</text:p>
          </table:table-cell>
          <table:table-cell table:formula="of:=[.D78]=[.E78]" office:value-type="boolean" office:boolean-value="true" calcext:value-type="boolean">
            <text:p>TRUE</text:p>
          </table:table-cell>
          <table:table-cell table:formula="of:=[.B78]=[.D78]" office:value-type="boolean" office:boolean-value="true" calcext:value-type="boolean">
            <text:p>TRUE</text:p>
          </table:table-cell>
          <table:table-cell table:number-columns-repeated="2"/>
          <table:table-cell table:formula="of:=[.L78]=[.D7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LKO_ANZ_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RIGHT([.C79];3)=&quot;_RZ&quot;;LEFT([.C79];LEN([.C79])-3);[.C79])" office:value-type="string" office:string-value="D19_TELKO_DATUM" calcext:value-type="string">
            <text:p>D19_TELKO_DATUM</text:p>
          </table:table-cell>
          <table:table-cell table:number-columns-repeated="3" office:value-type="string" calcext:value-type="string">
            <text:p>D19_TELKO_DATUM</text:p>
          </table:table-cell>
          <table:table-cell table:formula="of:=[.C79]=[.D79]" office:value-type="boolean" office:boolean-value="true" calcext:value-type="boolean">
            <text:p>TRUE</text:p>
          </table:table-cell>
          <table:table-cell table:formula="of:=[.D79]=[.E79]" office:value-type="boolean" office:boolean-value="true" calcext:value-type="boolean">
            <text:p>TRUE</text:p>
          </table:table-cell>
          <table:table-cell table:formula="of:=[.B79]=[.D79]" office:value-type="boolean" office:boolean-value="true" calcext:value-type="boolean">
            <text:p>TRUE</text:p>
          </table:table-cell>
          <table:table-cell table:number-columns-repeated="2"/>
          <table:table-cell table:formula="of:=[.L79]=[.D7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LKO_DATU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RIGHT([.C80];3)=&quot;_RZ&quot;;LEFT([.C80];LEN([.C80])-3);[.C80])" office:value-type="string" office:string-value="D19_TELKO_MOBILE" calcext:value-type="string">
            <text:p>D19_TELKO_MOBILE</text:p>
          </table:table-cell>
          <table:table-cell office:value-type="string" calcext:value-type="string">
            <text:p>D19_TELKO_MOBILE_RZ</text:p>
          </table:table-cell>
          <table:table-cell table:number-columns-repeated="2" office:value-type="string" calcext:value-type="string">
            <text:p>D19_TELKO_MOBILE</text:p>
          </table:table-cell>
          <table:table-cell table:formula="of:=[.C80]=[.D80]" office:value-type="boolean" office:boolean-value="false" calcext:value-type="boolean">
            <text:p>FALSE</text:p>
          </table:table-cell>
          <table:table-cell table:formula="of:=[.D80]=[.E80]" office:value-type="boolean" office:boolean-value="true" calcext:value-type="boolean">
            <text:p>TRUE</text:p>
          </table:table-cell>
          <table:table-cell table:formula="of:=[.B80]=[.D80]" office:value-type="boolean" office:boolean-value="true" calcext:value-type="boolean">
            <text:p>TRUE</text:p>
          </table:table-cell>
          <table:table-cell table:number-columns-repeated="2"/>
          <table:table-cell table:formula="of:=[.L80]=[.D8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LKO_MOBI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RIGHT([.C81];3)=&quot;_RZ&quot;;LEFT([.C81];LEN([.C81])-3);[.C81])" office:value-type="string" office:string-value="D19_TELKO_OFFLINE_DATUM" calcext:value-type="string">
            <text:p>D19_TELKO_OFFLINE_DATUM</text:p>
          </table:table-cell>
          <table:table-cell table:number-columns-repeated="3" office:value-type="string" calcext:value-type="string">
            <text:p>D19_TELKO_OFFLINE_DATUM</text:p>
          </table:table-cell>
          <table:table-cell table:formula="of:=[.C81]=[.D81]" office:value-type="boolean" office:boolean-value="true" calcext:value-type="boolean">
            <text:p>TRUE</text:p>
          </table:table-cell>
          <table:table-cell table:formula="of:=[.D81]=[.E81]" office:value-type="boolean" office:boolean-value="true" calcext:value-type="boolean">
            <text:p>TRUE</text:p>
          </table:table-cell>
          <table:table-cell table:formula="of:=[.B81]=[.D81]" office:value-type="boolean" office:boolean-value="true" calcext:value-type="boolean">
            <text:p>TRUE</text:p>
          </table:table-cell>
          <table:table-cell table:number-columns-repeated="2"/>
          <table:table-cell table:formula="of:=[.L81]=[.D8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LKO_OFFLINE_DATU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RIGHT([.C82];3)=&quot;_RZ&quot;;LEFT([.C82];LEN([.C82])-3);[.C82])" office:value-type="string" office:string-value="D19_TELKO_ONLINE_DATUM" calcext:value-type="string">
            <text:p>D19_TELKO_ONLINE_DATUM</text:p>
          </table:table-cell>
          <table:table-cell table:number-columns-repeated="3" office:value-type="string" calcext:value-type="string">
            <text:p>D19_TELKO_ONLINE_DATUM</text:p>
          </table:table-cell>
          <table:table-cell table:formula="of:=[.C82]=[.D82]" office:value-type="boolean" office:boolean-value="true" calcext:value-type="boolean">
            <text:p>TRUE</text:p>
          </table:table-cell>
          <table:table-cell table:formula="of:=[.D82]=[.E82]" office:value-type="boolean" office:boolean-value="true" calcext:value-type="boolean">
            <text:p>TRUE</text:p>
          </table:table-cell>
          <table:table-cell table:formula="of:=[.B82]=[.D82]" office:value-type="boolean" office:boolean-value="true" calcext:value-type="boolean">
            <text:p>TRUE</text:p>
          </table:table-cell>
          <table:table-cell table:number-columns-repeated="2"/>
          <table:table-cell table:formula="of:=[.L82]=[.D8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LKO_ONLINE_DATU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RIGHT([.C83];3)=&quot;_RZ&quot;;LEFT([.C83];LEN([.C83])-3);[.C8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TELKO_ONLINE_QUOTE_12</text:p>
          </table:table-cell>
          <table:table-cell table:formula="of:=[.C83]=[.D83]" office:value-type="boolean" office:boolean-value="false" calcext:value-type="boolean">
            <text:p>FALSE</text:p>
          </table:table-cell>
          <table:table-cell table:formula="of:=[.D83]=[.E83]" office:value-type="boolean" office:boolean-value="true" calcext:value-type="boolean">
            <text:p>TRUE</text:p>
          </table:table-cell>
          <table:table-cell table:formula="of:=[.B83]=[.D8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83]=[.D8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TELKO_ONLINE_QUOTE_1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RIGHT([.C84];3)=&quot;_RZ&quot;;LEFT([.C84];LEN([.C84])-3);[.C84])" office:value-type="string" office:string-value="D19_TELKO_REST" calcext:value-type="string">
            <text:p>D19_TELKO_REST</text:p>
          </table:table-cell>
          <table:table-cell table:style-name="ce5" office:value-type="string" calcext:value-type="string">
            <text:p>D19_TELKO_REST_RZ</text:p>
          </table:table-cell>
          <table:table-cell table:style-name="ce5" office:value-type="string" calcext:value-type="string">
            <text:p>D19_TELKO_REST</text:p>
          </table:table-cell>
          <table:table-cell office:value-type="string" calcext:value-type="string">
            <text:p>D19_TELKO_REST</text:p>
          </table:table-cell>
          <table:table-cell table:formula="of:=[.C84]=[.D84]" office:value-type="boolean" office:boolean-value="false" calcext:value-type="boolean">
            <text:p>FALSE</text:p>
          </table:table-cell>
          <table:table-cell table:formula="of:=[.D84]=[.E84]" office:value-type="boolean" office:boolean-value="true" calcext:value-type="boolean">
            <text:p>TRUE</text:p>
          </table:table-cell>
          <table:table-cell table:formula="of:=[.B84]=[.D84]" office:value-type="boolean" office:boolean-value="true" calcext:value-type="boolean">
            <text:p>TRUE</text:p>
          </table:table-cell>
          <table:table-cell table:number-columns-repeated="2"/>
          <table:table-cell table:formula="of:=[.L84]=[.D8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ELKO_RES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RIGHT([.C85];3)=&quot;_RZ&quot;;LEFT([.C85];LEN([.C85])-3);[.C85])" office:value-type="string" office:string-value="D19_TIERARTIKEL" calcext:value-type="string">
            <text:p>D19_TIERARTIKEL</text:p>
          </table:table-cell>
          <table:table-cell table:style-name="ce5" office:value-type="string" calcext:value-type="string">
            <text:p>D19_TIERARTIKEL_RZ</text:p>
          </table:table-cell>
          <table:table-cell table:style-name="ce5" office:value-type="string" calcext:value-type="string">
            <text:p>D19_TIERARTIKEL</text:p>
          </table:table-cell>
          <table:table-cell office:value-type="string" calcext:value-type="string">
            <text:p>D19_TIERARTIKEL</text:p>
          </table:table-cell>
          <table:table-cell table:formula="of:=[.C85]=[.D85]" office:value-type="boolean" office:boolean-value="false" calcext:value-type="boolean">
            <text:p>FALSE</text:p>
          </table:table-cell>
          <table:table-cell table:formula="of:=[.D85]=[.E85]" office:value-type="boolean" office:boolean-value="true" calcext:value-type="boolean">
            <text:p>TRUE</text:p>
          </table:table-cell>
          <table:table-cell table:formula="of:=[.B85]=[.D85]" office:value-type="boolean" office:boolean-value="true" calcext:value-type="boolean">
            <text:p>TRUE</text:p>
          </table:table-cell>
          <table:table-cell table:number-columns-repeated="2"/>
          <table:table-cell table:formula="of:=[.L85]=[.D8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TIERARTIK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RIGHT([.C86];3)=&quot;_RZ&quot;;LEFT([.C86];LEN([.C86])-3);[.C86])" office:value-type="string" office:string-value="D19_VERSAND_ANZ_12" calcext:value-type="string">
            <text:p>D19_VERSAND_ANZ_12</text:p>
          </table:table-cell>
          <table:table-cell table:number-columns-repeated="3" office:value-type="string" calcext:value-type="string">
            <text:p>D19_VERSAND_ANZ_12</text:p>
          </table:table-cell>
          <table:table-cell table:formula="of:=[.C86]=[.D86]" office:value-type="boolean" office:boolean-value="true" calcext:value-type="boolean">
            <text:p>TRUE</text:p>
          </table:table-cell>
          <table:table-cell table:formula="of:=[.D86]=[.E86]" office:value-type="boolean" office:boolean-value="true" calcext:value-type="boolean">
            <text:p>TRUE</text:p>
          </table:table-cell>
          <table:table-cell table:formula="of:=[.B86]=[.D86]" office:value-type="boolean" office:boolean-value="true" calcext:value-type="boolean">
            <text:p>TRUE</text:p>
          </table:table-cell>
          <table:table-cell table:number-columns-repeated="2"/>
          <table:table-cell table:formula="of:=[.L86]=[.D8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AND_ANZ_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RIGHT([.C87];3)=&quot;_RZ&quot;;LEFT([.C87];LEN([.C87])-3);[.C87])" office:value-type="string" office:string-value="D19_VERSAND_ANZ_24" calcext:value-type="string">
            <text:p>D19_VERSAND_ANZ_24</text:p>
          </table:table-cell>
          <table:table-cell table:number-columns-repeated="3" office:value-type="string" calcext:value-type="string">
            <text:p>D19_VERSAND_ANZ_24</text:p>
          </table:table-cell>
          <table:table-cell table:formula="of:=[.C87]=[.D87]" office:value-type="boolean" office:boolean-value="true" calcext:value-type="boolean">
            <text:p>TRUE</text:p>
          </table:table-cell>
          <table:table-cell table:formula="of:=[.D87]=[.E87]" office:value-type="boolean" office:boolean-value="true" calcext:value-type="boolean">
            <text:p>TRUE</text:p>
          </table:table-cell>
          <table:table-cell table:formula="of:=[.B87]=[.D87]" office:value-type="boolean" office:boolean-value="true" calcext:value-type="boolean">
            <text:p>TRUE</text:p>
          </table:table-cell>
          <table:table-cell table:number-columns-repeated="2"/>
          <table:table-cell table:formula="of:=[.L87]=[.D8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AND_ANZ_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RIGHT([.C88];3)=&quot;_RZ&quot;;LEFT([.C88];LEN([.C88])-3);[.C88])" office:value-type="string" office:string-value="D19_VERSAND_DATUM" calcext:value-type="string">
            <text:p>D19_VERSAND_DATUM</text:p>
          </table:table-cell>
          <table:table-cell table:number-columns-repeated="3" office:value-type="string" calcext:value-type="string">
            <text:p>D19_VERSAND_DATUM</text:p>
          </table:table-cell>
          <table:table-cell table:formula="of:=[.C88]=[.D88]" office:value-type="boolean" office:boolean-value="true" calcext:value-type="boolean">
            <text:p>TRUE</text:p>
          </table:table-cell>
          <table:table-cell table:formula="of:=[.D88]=[.E88]" office:value-type="boolean" office:boolean-value="true" calcext:value-type="boolean">
            <text:p>TRUE</text:p>
          </table:table-cell>
          <table:table-cell table:formula="of:=[.B88]=[.D88]" office:value-type="boolean" office:boolean-value="true" calcext:value-type="boolean">
            <text:p>TRUE</text:p>
          </table:table-cell>
          <table:table-cell table:number-columns-repeated="2"/>
          <table:table-cell table:formula="of:=[.L88]=[.D8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AND_DATU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RIGHT([.C89];3)=&quot;_RZ&quot;;LEFT([.C89];LEN([.C89])-3);[.C89])" office:value-type="string" office:string-value="D19_VERSAND_OFFLINE_DATUM" calcext:value-type="string">
            <text:p>D19_VERSAND_OFFLINE_DATUM</text:p>
          </table:table-cell>
          <table:table-cell table:number-columns-repeated="3" office:value-type="string" calcext:value-type="string">
            <text:p>D19_VERSAND_OFFLINE_DATUM</text:p>
          </table:table-cell>
          <table:table-cell table:formula="of:=[.C89]=[.D89]" office:value-type="boolean" office:boolean-value="true" calcext:value-type="boolean">
            <text:p>TRUE</text:p>
          </table:table-cell>
          <table:table-cell table:formula="of:=[.D89]=[.E89]" office:value-type="boolean" office:boolean-value="true" calcext:value-type="boolean">
            <text:p>TRUE</text:p>
          </table:table-cell>
          <table:table-cell table:formula="of:=[.B89]=[.D89]" office:value-type="boolean" office:boolean-value="true" calcext:value-type="boolean">
            <text:p>TRUE</text:p>
          </table:table-cell>
          <table:table-cell table:number-columns-repeated="2"/>
          <table:table-cell table:formula="of:=[.L89]=[.D8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AND_OFFLINE_DATU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RIGHT([.C90];3)=&quot;_RZ&quot;;LEFT([.C90];LEN([.C90])-3);[.C90])" office:value-type="string" office:string-value="D19_VERSAND_ONLINE_DATUM" calcext:value-type="string">
            <text:p>D19_VERSAND_ONLINE_DATUM</text:p>
          </table:table-cell>
          <table:table-cell table:number-columns-repeated="3" office:value-type="string" calcext:value-type="string">
            <text:p>D19_VERSAND_ONLINE_DATUM</text:p>
          </table:table-cell>
          <table:table-cell table:formula="of:=[.C90]=[.D90]" office:value-type="boolean" office:boolean-value="true" calcext:value-type="boolean">
            <text:p>TRUE</text:p>
          </table:table-cell>
          <table:table-cell table:formula="of:=[.D90]=[.E90]" office:value-type="boolean" office:boolean-value="true" calcext:value-type="boolean">
            <text:p>TRUE</text:p>
          </table:table-cell>
          <table:table-cell table:formula="of:=[.B90]=[.D90]" office:value-type="boolean" office:boolean-value="true" calcext:value-type="boolean">
            <text:p>TRUE</text:p>
          </table:table-cell>
          <table:table-cell table:number-columns-repeated="2"/>
          <table:table-cell table:formula="of:=[.L90]=[.D9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AND_ONLINE_DATU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RIGHT([.C91];3)=&quot;_RZ&quot;;LEFT([.C91];LEN([.C91])-3);[.C91])" office:value-type="string" office:string-value="D19_VERSAND_ONLINE_QUOTE_12" calcext:value-type="string">
            <text:p>D19_VERSAND_ONLINE_QUOTE_12</text:p>
          </table:table-cell>
          <table:table-cell table:number-columns-repeated="3" office:value-type="string" calcext:value-type="string">
            <text:p>D19_VERSAND_ONLINE_QUOTE_12</text:p>
          </table:table-cell>
          <table:table-cell table:formula="of:=[.C91]=[.D91]" office:value-type="boolean" office:boolean-value="true" calcext:value-type="boolean">
            <text:p>TRUE</text:p>
          </table:table-cell>
          <table:table-cell table:formula="of:=[.D91]=[.E91]" office:value-type="boolean" office:boolean-value="true" calcext:value-type="boolean">
            <text:p>TRUE</text:p>
          </table:table-cell>
          <table:table-cell table:formula="of:=[.B91]=[.D91]" office:value-type="boolean" office:boolean-value="true" calcext:value-type="boolean">
            <text:p>TRUE</text:p>
          </table:table-cell>
          <table:table-cell table:number-columns-repeated="2"/>
          <table:table-cell table:formula="of:=[.L91]=[.D9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AND_ONLINE_QUOTE_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RIGHT([.C92];3)=&quot;_RZ&quot;;LEFT([.C92];LEN([.C92])-3);[.C92])" office:value-type="string" office:string-value="D19_VERSAND_REST" calcext:value-type="string">
            <text:p>D19_VERSAND_REST</text:p>
          </table:table-cell>
          <table:table-cell table:style-name="ce5" office:value-type="string" calcext:value-type="string">
            <text:p>D19_VERSAND_REST_RZ</text:p>
          </table:table-cell>
          <table:table-cell table:style-name="ce5" office:value-type="string" calcext:value-type="string">
            <text:p>D19_VERSAND_REST</text:p>
          </table:table-cell>
          <table:table-cell office:value-type="string" calcext:value-type="string">
            <text:p>D19_VERSAND_REST</text:p>
          </table:table-cell>
          <table:table-cell table:formula="of:=[.C92]=[.D92]" office:value-type="boolean" office:boolean-value="false" calcext:value-type="boolean">
            <text:p>FALSE</text:p>
          </table:table-cell>
          <table:table-cell table:formula="of:=[.D92]=[.E92]" office:value-type="boolean" office:boolean-value="true" calcext:value-type="boolean">
            <text:p>TRUE</text:p>
          </table:table-cell>
          <table:table-cell table:formula="of:=[.B92]=[.D92]" office:value-type="boolean" office:boolean-value="true" calcext:value-type="boolean">
            <text:p>TRUE</text:p>
          </table:table-cell>
          <table:table-cell table:number-columns-repeated="2"/>
          <table:table-cell table:formula="of:=[.L92]=[.D9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AND_RE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RIGHT([.C93];3)=&quot;_RZ&quot;;LEFT([.C93];LEN([.C93])-3);[.C93])" office:value-type="string" office:string-value="D19_VERSICHERUNGEN" calcext:value-type="string">
            <text:p>D19_VERSICHERUNGEN</text:p>
          </table:table-cell>
          <table:table-cell table:style-name="ce5" office:value-type="string" calcext:value-type="string">
            <text:p>D19_VERSICHERUNGEN_RZ</text:p>
          </table:table-cell>
          <table:table-cell table:style-name="ce5" office:value-type="string" calcext:value-type="string">
            <text:p>D19_VERSICHERUNGEN</text:p>
          </table:table-cell>
          <table:table-cell office:value-type="string" calcext:value-type="string">
            <text:p>D19_VERSICHERUNGEN</text:p>
          </table:table-cell>
          <table:table-cell table:formula="of:=[.C93]=[.D93]" office:value-type="boolean" office:boolean-value="false" calcext:value-type="boolean">
            <text:p>FALSE</text:p>
          </table:table-cell>
          <table:table-cell table:formula="of:=[.D93]=[.E93]" office:value-type="boolean" office:boolean-value="true" calcext:value-type="boolean">
            <text:p>TRUE</text:p>
          </table:table-cell>
          <table:table-cell table:formula="of:=[.B93]=[.D93]" office:value-type="boolean" office:boolean-value="true" calcext:value-type="boolean">
            <text:p>TRUE</text:p>
          </table:table-cell>
          <table:table-cell table:number-columns-repeated="2"/>
          <table:table-cell table:formula="of:=[.L93]=[.D9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ICHERUNGE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RIGHT([.C94];3)=&quot;_RZ&quot;;LEFT([.C94];LEN([.C94])-3);[.C94])" office:value-type="string" office:string-value="D19_VERSI_ANZ_12" calcext:value-type="string">
            <text:p>D19_VERSI_ANZ_12</text:p>
          </table:table-cell>
          <table:table-cell table:number-columns-repeated="3" office:value-type="string" calcext:value-type="string">
            <text:p>D19_VERSI_ANZ_12</text:p>
          </table:table-cell>
          <table:table-cell table:formula="of:=[.C94]=[.D94]" office:value-type="boolean" office:boolean-value="true" calcext:value-type="boolean">
            <text:p>TRUE</text:p>
          </table:table-cell>
          <table:table-cell table:formula="of:=[.D94]=[.E94]" office:value-type="boolean" office:boolean-value="true" calcext:value-type="boolean">
            <text:p>TRUE</text:p>
          </table:table-cell>
          <table:table-cell table:formula="of:=[.B94]=[.D94]" office:value-type="boolean" office:boolean-value="true" calcext:value-type="boolean">
            <text:p>TRUE</text:p>
          </table:table-cell>
          <table:table-cell table:number-columns-repeated="2"/>
          <table:table-cell table:formula="of:=[.L94]=[.D9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I_ANZ_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RIGHT([.C95];3)=&quot;_RZ&quot;;LEFT([.C95];LEN([.C95])-3);[.C95])" office:value-type="string" office:string-value="D19_VERSI_ANZ_24" calcext:value-type="string">
            <text:p>D19_VERSI_ANZ_24</text:p>
          </table:table-cell>
          <table:table-cell table:number-columns-repeated="3" office:value-type="string" calcext:value-type="string">
            <text:p>D19_VERSI_ANZ_24</text:p>
          </table:table-cell>
          <table:table-cell table:formula="of:=[.C95]=[.D95]" office:value-type="boolean" office:boolean-value="true" calcext:value-type="boolean">
            <text:p>TRUE</text:p>
          </table:table-cell>
          <table:table-cell table:formula="of:=[.D95]=[.E95]" office:value-type="boolean" office:boolean-value="true" calcext:value-type="boolean">
            <text:p>TRUE</text:p>
          </table:table-cell>
          <table:table-cell table:formula="of:=[.B95]=[.D95]" office:value-type="boolean" office:boolean-value="true" calcext:value-type="boolean">
            <text:p>TRUE</text:p>
          </table:table-cell>
          <table:table-cell table:number-columns-repeated="2"/>
          <table:table-cell table:formula="of:=[.L95]=[.D9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ERSI_ANZ_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RIGHT([.C96];3)=&quot;_RZ&quot;;LEFT([.C96];LEN([.C96])-3);[.C9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DATUM</text:p>
          </table:table-cell>
          <table:table-cell table:formula="of:=[.C96]=[.D96]" office:value-type="boolean" office:boolean-value="false" calcext:value-type="boolean">
            <text:p>FALSE</text:p>
          </table:table-cell>
          <table:table-cell table:formula="of:=[.D96]=[.E96]" office:value-type="boolean" office:boolean-value="true" calcext:value-type="boolean">
            <text:p>TRUE</text:p>
          </table:table-cell>
          <table:table-cell table:formula="of:=[.B96]=[.D9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96]=[.D9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VERSI_DATU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RIGHT([.C97];3)=&quot;_RZ&quot;;LEFT([.C97];LEN([.C97])-3);[.C9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OFFLINE_DATUM</text:p>
          </table:table-cell>
          <table:table-cell table:formula="of:=[.C97]=[.D97]" office:value-type="boolean" office:boolean-value="false" calcext:value-type="boolean">
            <text:p>FALSE</text:p>
          </table:table-cell>
          <table:table-cell table:formula="of:=[.D97]=[.E97]" office:value-type="boolean" office:boolean-value="true" calcext:value-type="boolean">
            <text:p>TRUE</text:p>
          </table:table-cell>
          <table:table-cell table:formula="of:=[.B97]=[.D9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97]=[.D9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VERSI_OFFLINE_DATU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RIGHT([.C98];3)=&quot;_RZ&quot;;LEFT([.C98];LEN([.C98])-3);[.C9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ONLINE_DATUM</text:p>
          </table:table-cell>
          <table:table-cell table:formula="of:=[.C98]=[.D98]" office:value-type="boolean" office:boolean-value="false" calcext:value-type="boolean">
            <text:p>FALSE</text:p>
          </table:table-cell>
          <table:table-cell table:formula="of:=[.D98]=[.E98]" office:value-type="boolean" office:boolean-value="true" calcext:value-type="boolean">
            <text:p>TRUE</text:p>
          </table:table-cell>
          <table:table-cell table:formula="of:=[.B98]=[.D9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98]=[.D9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VERSI_ONLINE_DATU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RIGHT([.C99];3)=&quot;_RZ&quot;;LEFT([.C99];LEN([.C99])-3);[.C9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19_VERSI_ONLINE_QUOTE_12</text:p>
          </table:table-cell>
          <table:table-cell table:formula="of:=[.C99]=[.D99]" office:value-type="boolean" office:boolean-value="false" calcext:value-type="boolean">
            <text:p>FALSE</text:p>
          </table:table-cell>
          <table:table-cell table:formula="of:=[.D99]=[.E99]" office:value-type="boolean" office:boolean-value="true" calcext:value-type="boolean">
            <text:p>TRUE</text:p>
          </table:table-cell>
          <table:table-cell table:formula="of:=[.B99]=[.D9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99]=[.D9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19_VERSI_ONLINE_QUOTE_1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RIGHT([.C100];3)=&quot;_RZ&quot;;LEFT([.C100];LEN([.C100])-3);[.C100])" office:value-type="string" office:string-value="D19_VOLLSORTIMENT" calcext:value-type="string">
            <text:p>D19_VOLLSORTIMENT</text:p>
          </table:table-cell>
          <table:table-cell table:style-name="ce5" office:value-type="string" calcext:value-type="string">
            <text:p>D19_VOLLSORTIMENT_RZ</text:p>
          </table:table-cell>
          <table:table-cell table:style-name="ce5" office:value-type="string" calcext:value-type="string">
            <text:p>D19_VOLLSORTIMENT</text:p>
          </table:table-cell>
          <table:table-cell office:value-type="string" calcext:value-type="string">
            <text:p>D19_VOLLSORTIMENT</text:p>
          </table:table-cell>
          <table:table-cell table:formula="of:=[.C100]=[.D100]" office:value-type="boolean" office:boolean-value="false" calcext:value-type="boolean">
            <text:p>FALSE</text:p>
          </table:table-cell>
          <table:table-cell table:formula="of:=[.D100]=[.E100]" office:value-type="boolean" office:boolean-value="true" calcext:value-type="boolean">
            <text:p>TRUE</text:p>
          </table:table-cell>
          <table:table-cell table:formula="of:=[.B100]=[.D100]" office:value-type="boolean" office:boolean-value="true" calcext:value-type="boolean">
            <text:p>TRUE</text:p>
          </table:table-cell>
          <table:table-cell table:number-columns-repeated="2"/>
          <table:table-cell table:formula="of:=[.L100]=[.D10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VOLLSORTIMEN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RIGHT([.C101];3)=&quot;_RZ&quot;;LEFT([.C101];LEN([.C101])-3);[.C101])" office:value-type="string" office:string-value="D19_WEIN_FEINKOST" calcext:value-type="string">
            <text:p>D19_WEIN_FEINKOST</text:p>
          </table:table-cell>
          <table:table-cell table:style-name="ce5" office:value-type="string" calcext:value-type="string">
            <text:p>D19_WEIN_FEINKOST_RZ</text:p>
          </table:table-cell>
          <table:table-cell table:style-name="ce5" office:value-type="string" calcext:value-type="string">
            <text:p>D19_WEIN_FEINKOST</text:p>
          </table:table-cell>
          <table:table-cell office:value-type="string" calcext:value-type="string">
            <text:p>D19_WEIN_FEINKOST</text:p>
          </table:table-cell>
          <table:table-cell table:formula="of:=[.C101]=[.D101]" office:value-type="boolean" office:boolean-value="false" calcext:value-type="boolean">
            <text:p>FALSE</text:p>
          </table:table-cell>
          <table:table-cell table:formula="of:=[.D101]=[.E101]" office:value-type="boolean" office:boolean-value="true" calcext:value-type="boolean">
            <text:p>TRUE</text:p>
          </table:table-cell>
          <table:table-cell table:formula="of:=[.B101]=[.D101]" office:value-type="boolean" office:boolean-value="true" calcext:value-type="boolean">
            <text:p>TRUE</text:p>
          </table:table-cell>
          <table:table-cell table:number-columns-repeated="2"/>
          <table:table-cell table:formula="of:=[.L101]=[.D10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D19_WEIN_FEINKOS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RIGHT([.C102];3)=&quot;_RZ&quot;;LEFT([.C102];LEN([.C102])-3);[.C102])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DSL_FLAG</text:p>
          </table:table-cell>
          <table:table-cell table:formula="of:=[.C102]=[.D102]" office:value-type="boolean" office:boolean-value="false" calcext:value-type="boolean">
            <text:p>FALSE</text:p>
          </table:table-cell>
          <table:table-cell table:formula="of:=[.D102]=[.E102]" office:value-type="boolean" office:boolean-value="true" calcext:value-type="boolean">
            <text:p>TRUE</text:p>
          </table:table-cell>
          <table:table-cell table:formula="of:=[.B102]=[.D10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02]=[.D10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SL_FLAG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RIGHT([.C103];3)=&quot;_RZ&quot;;LEFT([.C103];LEN([.C103])-3);[.C103])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EINGEFUEGT_AM</text:p>
          </table:table-cell>
          <table:table-cell table:formula="of:=[.C103]=[.D103]" office:value-type="boolean" office:boolean-value="false" calcext:value-type="boolean">
            <text:p>FALSE</text:p>
          </table:table-cell>
          <table:table-cell table:formula="of:=[.D103]=[.E103]" office:value-type="boolean" office:boolean-value="true" calcext:value-type="boolean">
            <text:p>TRUE</text:p>
          </table:table-cell>
          <table:table-cell table:formula="of:=[.B103]=[.D10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03]=[.D10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EINGEFUEGT_A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RIGHT([.C104];3)=&quot;_RZ&quot;;LEFT([.C104];LEN([.C104])-3);[.C104])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EINGEZOGENAM_HH_JAHR</text:p>
          </table:table-cell>
          <table:table-cell table:formula="of:=[.C104]=[.D104]" office:value-type="boolean" office:boolean-value="false" calcext:value-type="boolean">
            <text:p>FALSE</text:p>
          </table:table-cell>
          <table:table-cell table:formula="of:=[.D104]=[.E104]" office:value-type="boolean" office:boolean-value="true" calcext:value-type="boolean">
            <text:p>TRUE</text:p>
          </table:table-cell>
          <table:table-cell table:formula="of:=[.B104]=[.D10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04]=[.D10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EINGEZOGENAM_HH_JAHR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RIGHT([.C105];3)=&quot;_RZ&quot;;LEFT([.C105];LEN([.C105])-3);[.C105])" office:value-type="string" office:string-value="EWDICHTE" calcext:value-type="string">
            <text:p>EWDICHTE</text:p>
          </table:table-cell>
          <table:table-cell table:number-columns-repeated="3" office:value-type="string" calcext:value-type="string">
            <text:p>EWDICHTE</text:p>
          </table:table-cell>
          <table:table-cell table:formula="of:=[.C105]=[.D105]" office:value-type="boolean" office:boolean-value="true" calcext:value-type="boolean">
            <text:p>TRUE</text:p>
          </table:table-cell>
          <table:table-cell table:formula="of:=[.D105]=[.E105]" office:value-type="boolean" office:boolean-value="true" calcext:value-type="boolean">
            <text:p>TRUE</text:p>
          </table:table-cell>
          <table:table-cell table:formula="of:=[.B105]=[.D105]" office:value-type="boolean" office:boolean-value="true" calcext:value-type="boolean">
            <text:p>TRUE</text:p>
          </table:table-cell>
          <table:table-cell table:number-columns-repeated="2"/>
          <table:table-cell table:formula="of:=[.L105]=[.D10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EWDICHT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RIGHT([.C106];3)=&quot;_RZ&quot;;LEFT([.C106];LEN([.C106])-3);[.C10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TSEL992</text:p>
          </table:table-cell>
          <table:table-cell table:formula="of:=[.C106]=[.D106]" office:value-type="boolean" office:boolean-value="false" calcext:value-type="boolean">
            <text:p>FALSE</text:p>
          </table:table-cell>
          <table:table-cell table:formula="of:=[.D106]=[.E106]" office:value-type="boolean" office:boolean-value="true" calcext:value-type="boolean">
            <text:p>TRUE</text:p>
          </table:table-cell>
          <table:table-cell table:formula="of:=[.B106]=[.D10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06]=[.D10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EXTSEL99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RIGHT([.C107];3)=&quot;_RZ&quot;;LEFT([.C107];LEN([.C107])-3);[.C107])" office:value-type="string" office:string-value="FINANZTYP" calcext:value-type="string">
            <text:p>FINANZTYP</text:p>
          </table:table-cell>
          <table:table-cell table:number-columns-repeated="3" office:value-type="string" calcext:value-type="string">
            <text:p>FINANZTYP</text:p>
          </table:table-cell>
          <table:table-cell table:formula="of:=[.C107]=[.D107]" office:value-type="boolean" office:boolean-value="true" calcext:value-type="boolean">
            <text:p>TRUE</text:p>
          </table:table-cell>
          <table:table-cell table:formula="of:=[.D107]=[.E107]" office:value-type="boolean" office:boolean-value="true" calcext:value-type="boolean">
            <text:p>TRUE</text:p>
          </table:table-cell>
          <table:table-cell table:formula="of:=[.B107]=[.D107]" office:value-type="boolean" office:boolean-value="true" calcext:value-type="boolean">
            <text:p>TRUE</text:p>
          </table:table-cell>
          <table:table-cell table:number-columns-repeated="2"/>
          <table:table-cell table:formula="of:=[.L107]=[.D10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FINANZTY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RIGHT([.C108];3)=&quot;_RZ&quot;;LEFT([.C108];LEN([.C108])-3);[.C108])" office:value-type="string" office:string-value="FINANZ_ANLEGER" calcext:value-type="string">
            <text:p>FINANZ_ANLEGER</text:p>
          </table:table-cell>
          <table:table-cell table:number-columns-repeated="3" office:value-type="string" calcext:value-type="string">
            <text:p>FINANZ_ANLEGER</text:p>
          </table:table-cell>
          <table:table-cell table:formula="of:=[.C108]=[.D108]" office:value-type="boolean" office:boolean-value="true" calcext:value-type="boolean">
            <text:p>TRUE</text:p>
          </table:table-cell>
          <table:table-cell table:formula="of:=[.D108]=[.E108]" office:value-type="boolean" office:boolean-value="true" calcext:value-type="boolean">
            <text:p>TRUE</text:p>
          </table:table-cell>
          <table:table-cell table:formula="of:=[.B108]=[.D108]" office:value-type="boolean" office:boolean-value="true" calcext:value-type="boolean">
            <text:p>TRUE</text:p>
          </table:table-cell>
          <table:table-cell table:number-columns-repeated="2"/>
          <table:table-cell table:formula="of:=[.L108]=[.D10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FINANZ_ANLEGE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RIGHT([.C109];3)=&quot;_RZ&quot;;LEFT([.C109];LEN([.C109])-3);[.C109])" office:value-type="string" office:string-value="FINANZ_HAUSBAUER" calcext:value-type="string">
            <text:p>FINANZ_HAUSBAUER</text:p>
          </table:table-cell>
          <table:table-cell table:number-columns-repeated="3" office:value-type="string" calcext:value-type="string">
            <text:p>FINANZ_HAUSBAUER</text:p>
          </table:table-cell>
          <table:table-cell table:formula="of:=[.C109]=[.D109]" office:value-type="boolean" office:boolean-value="true" calcext:value-type="boolean">
            <text:p>TRUE</text:p>
          </table:table-cell>
          <table:table-cell table:formula="of:=[.D109]=[.E109]" office:value-type="boolean" office:boolean-value="true" calcext:value-type="boolean">
            <text:p>TRUE</text:p>
          </table:table-cell>
          <table:table-cell table:formula="of:=[.B109]=[.D109]" office:value-type="boolean" office:boolean-value="true" calcext:value-type="boolean">
            <text:p>TRUE</text:p>
          </table:table-cell>
          <table:table-cell table:number-columns-repeated="2"/>
          <table:table-cell table:formula="of:=[.L109]=[.D10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FINANZ_HAUSBAU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RIGHT([.C110];3)=&quot;_RZ&quot;;LEFT([.C110];LEN([.C110])-3);[.C110])" office:value-type="string" office:string-value="FINANZ_MINIMALIST" calcext:value-type="string">
            <text:p>FINANZ_MINIMALIST</text:p>
          </table:table-cell>
          <table:table-cell table:number-columns-repeated="3" office:value-type="string" calcext:value-type="string">
            <text:p>FINANZ_MINIMALIST</text:p>
          </table:table-cell>
          <table:table-cell table:formula="of:=[.C110]=[.D110]" office:value-type="boolean" office:boolean-value="true" calcext:value-type="boolean">
            <text:p>TRUE</text:p>
          </table:table-cell>
          <table:table-cell table:formula="of:=[.D110]=[.E110]" office:value-type="boolean" office:boolean-value="true" calcext:value-type="boolean">
            <text:p>TRUE</text:p>
          </table:table-cell>
          <table:table-cell table:formula="of:=[.B110]=[.D110]" office:value-type="boolean" office:boolean-value="true" calcext:value-type="boolean">
            <text:p>TRUE</text:p>
          </table:table-cell>
          <table:table-cell table:number-columns-repeated="2"/>
          <table:table-cell table:formula="of:=[.L110]=[.D11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FINANZ_MINIMALIS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RIGHT([.C111];3)=&quot;_RZ&quot;;LEFT([.C111];LEN([.C111])-3);[.C111])" office:value-type="string" office:string-value="FINANZ_SPARER" calcext:value-type="string">
            <text:p>FINANZ_SPARER</text:p>
          </table:table-cell>
          <table:table-cell table:number-columns-repeated="3" office:value-type="string" calcext:value-type="string">
            <text:p>FINANZ_SPARER</text:p>
          </table:table-cell>
          <table:table-cell table:formula="of:=[.C111]=[.D111]" office:value-type="boolean" office:boolean-value="true" calcext:value-type="boolean">
            <text:p>TRUE</text:p>
          </table:table-cell>
          <table:table-cell table:formula="of:=[.D111]=[.E111]" office:value-type="boolean" office:boolean-value="true" calcext:value-type="boolean">
            <text:p>TRUE</text:p>
          </table:table-cell>
          <table:table-cell table:formula="of:=[.B111]=[.D111]" office:value-type="boolean" office:boolean-value="true" calcext:value-type="boolean">
            <text:p>TRUE</text:p>
          </table:table-cell>
          <table:table-cell table:number-columns-repeated="2"/>
          <table:table-cell table:formula="of:=[.L111]=[.D11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FINANZ_SPAR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RIGHT([.C112];3)=&quot;_RZ&quot;;LEFT([.C112];LEN([.C112])-3);[.C112])" office:value-type="string" office:string-value="FINANZ_UNAUFFAELLIGER" calcext:value-type="string">
            <text:p>FINANZ_UNAUFFAELLIGER</text:p>
          </table:table-cell>
          <table:table-cell table:number-columns-repeated="3" office:value-type="string" calcext:value-type="string">
            <text:p>FINANZ_UNAUFFAELLIGER</text:p>
          </table:table-cell>
          <table:table-cell table:formula="of:=[.C112]=[.D112]" office:value-type="boolean" office:boolean-value="true" calcext:value-type="boolean">
            <text:p>TRUE</text:p>
          </table:table-cell>
          <table:table-cell table:formula="of:=[.D112]=[.E112]" office:value-type="boolean" office:boolean-value="true" calcext:value-type="boolean">
            <text:p>TRUE</text:p>
          </table:table-cell>
          <table:table-cell table:formula="of:=[.B112]=[.D112]" office:value-type="boolean" office:boolean-value="true" calcext:value-type="boolean">
            <text:p>TRUE</text:p>
          </table:table-cell>
          <table:table-cell table:number-columns-repeated="2"/>
          <table:table-cell table:formula="of:=[.L112]=[.D11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FINANZ_UNAUFFAELLIG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RIGHT([.C113];3)=&quot;_RZ&quot;;LEFT([.C113];LEN([.C113])-3);[.C113])" office:value-type="string" office:string-value="FINANZ_VORSORGER" calcext:value-type="string">
            <text:p>FINANZ_VORSORGER</text:p>
          </table:table-cell>
          <table:table-cell table:number-columns-repeated="3" office:value-type="string" calcext:value-type="string">
            <text:p>FINANZ_VORSORGER</text:p>
          </table:table-cell>
          <table:table-cell table:formula="of:=[.C113]=[.D113]" office:value-type="boolean" office:boolean-value="true" calcext:value-type="boolean">
            <text:p>TRUE</text:p>
          </table:table-cell>
          <table:table-cell table:formula="of:=[.D113]=[.E113]" office:value-type="boolean" office:boolean-value="true" calcext:value-type="boolean">
            <text:p>TRUE</text:p>
          </table:table-cell>
          <table:table-cell table:formula="of:=[.B113]=[.D113]" office:value-type="boolean" office:boolean-value="true" calcext:value-type="boolean">
            <text:p>TRUE</text:p>
          </table:table-cell>
          <table:table-cell table:number-columns-repeated="2"/>
          <table:table-cell table:formula="of:=[.L113]=[.D11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FINANZ_VORSORG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RIGHT([.C114];3)=&quot;_RZ&quot;;LEFT([.C114];LEN([.C114])-3);[.C114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FIRMENDICHTE</text:p>
          </table:table-cell>
          <table:table-cell office:value-type="string" calcext:value-type="string">
            <text:p>FIRMENDICHTE</text:p>
          </table:table-cell>
          <table:table-cell table:formula="of:=[.C114]=[.D114]" office:value-type="boolean" office:boolean-value="false" calcext:value-type="boolean">
            <text:p>FALSE</text:p>
          </table:table-cell>
          <table:table-cell table:formula="of:=[.D114]=[.E114]" office:value-type="boolean" office:boolean-value="true" calcext:value-type="boolean">
            <text:p>TRUE</text:p>
          </table:table-cell>
          <table:table-cell table:formula="of:=[.B114]=[.D11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14]=[.D11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FIRMENDICHT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RIGHT([.C115];3)=&quot;_RZ&quot;;LEFT([.C115];LEN([.C115])-3);[.C115])" office:value-type="string" office:string-value="GEBAEUDETYP" calcext:value-type="string">
            <text:p>GEBAEUDETYP</text:p>
          </table:table-cell>
          <table:table-cell table:number-columns-repeated="3" office:value-type="string" calcext:value-type="string">
            <text:p>GEBAEUDETYP</text:p>
          </table:table-cell>
          <table:table-cell table:formula="of:=[.C115]=[.D115]" office:value-type="boolean" office:boolean-value="true" calcext:value-type="boolean">
            <text:p>TRUE</text:p>
          </table:table-cell>
          <table:table-cell table:formula="of:=[.D115]=[.E115]" office:value-type="boolean" office:boolean-value="true" calcext:value-type="boolean">
            <text:p>TRUE</text:p>
          </table:table-cell>
          <table:table-cell table:formula="of:=[.B115]=[.D115]" office:value-type="boolean" office:boolean-value="true" calcext:value-type="boolean">
            <text:p>TRUE</text:p>
          </table:table-cell>
          <table:table-cell table:number-columns-repeated="2"/>
          <table:table-cell table:formula="of:=[.L115]=[.D11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GEBAEUDETY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RIGHT([.C116];3)=&quot;_RZ&quot;;LEFT([.C116];LEN([.C116])-3);[.C116])" office:value-type="string" office:string-value="GEBAEUDETYP_RASTER" calcext:value-type="string">
            <text:p>GEBAEUDETYP_RASTER</text:p>
          </table:table-cell>
          <table:table-cell table:number-columns-repeated="3" office:value-type="string" calcext:value-type="string">
            <text:p>GEBAEUDETYP_RASTER</text:p>
          </table:table-cell>
          <table:table-cell table:formula="of:=[.C116]=[.D116]" office:value-type="boolean" office:boolean-value="true" calcext:value-type="boolean">
            <text:p>TRUE</text:p>
          </table:table-cell>
          <table:table-cell table:formula="of:=[.D116]=[.E116]" office:value-type="boolean" office:boolean-value="true" calcext:value-type="boolean">
            <text:p>TRUE</text:p>
          </table:table-cell>
          <table:table-cell table:formula="of:=[.B116]=[.D116]" office:value-type="boolean" office:boolean-value="true" calcext:value-type="boolean">
            <text:p>TRUE</text:p>
          </table:table-cell>
          <table:table-cell table:number-columns-repeated="2"/>
          <table:table-cell table:formula="of:=[.L116]=[.D11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GEBAEUDETYP_RAST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RIGHT([.C117];3)=&quot;_RZ&quot;;LEFT([.C117];LEN([.C117])-3);[.C117])" office:value-type="string" office:string-value="GEBURTSJAHR" calcext:value-type="string">
            <text:p>GEBURTSJAHR</text:p>
          </table:table-cell>
          <table:table-cell table:number-columns-repeated="3" office:value-type="string" calcext:value-type="string">
            <text:p>GEBURTSJAHR</text:p>
          </table:table-cell>
          <table:table-cell table:formula="of:=[.C117]=[.D117]" office:value-type="boolean" office:boolean-value="true" calcext:value-type="boolean">
            <text:p>TRUE</text:p>
          </table:table-cell>
          <table:table-cell table:formula="of:=[.D117]=[.E117]" office:value-type="boolean" office:boolean-value="true" calcext:value-type="boolean">
            <text:p>TRUE</text:p>
          </table:table-cell>
          <table:table-cell table:formula="of:=[.B117]=[.D117]" office:value-type="boolean" office:boolean-value="true" calcext:value-type="boolean">
            <text:p>TRUE</text:p>
          </table:table-cell>
          <table:table-cell table:number-columns-repeated="2"/>
          <table:table-cell table:formula="of:=[.L117]=[.D11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GEBURTSJAH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RIGHT([.C118];3)=&quot;_RZ&quot;;LEFT([.C118];LEN([.C118])-3);[.C11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EMEINDETYP</text:p>
          </table:table-cell>
          <table:table-cell table:formula="of:=[.C118]=[.D118]" office:value-type="boolean" office:boolean-value="false" calcext:value-type="boolean">
            <text:p>FALSE</text:p>
          </table:table-cell>
          <table:table-cell table:formula="of:=[.D118]=[.E118]" office:value-type="boolean" office:boolean-value="true" calcext:value-type="boolean">
            <text:p>TRUE</text:p>
          </table:table-cell>
          <table:table-cell table:formula="of:=[.B118]=[.D11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18]=[.D11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GEMEINDETYP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RIGHT([.C119];3)=&quot;_RZ&quot;;LEFT([.C119];LEN([.C119])-3);[.C119])" office:value-type="string" office:string-value="GEOSCORE_KLS7" calcext:value-type="string">
            <text:p>GEOSCORE_KLS7</text:p>
          </table:table-cell>
          <table:table-cell office:value-type="string" calcext:value-type="string">
            <text:p>GEOSCORE_KLS7</text:p>
          </table:table-cell>
          <table:table-cell table:number-columns-repeated="2"/>
          <table:table-cell table:formula="of:=[.C119]=[.D119]" office:value-type="boolean" office:boolean-value="false" calcext:value-type="boolean">
            <text:p>FALSE</text:p>
          </table:table-cell>
          <table:table-cell table:formula="of:=[.D119]=[.E119]" office:value-type="boolean" office:boolean-value="true" calcext:value-type="boolean">
            <text:p>TRUE</text:p>
          </table:table-cell>
          <table:table-cell table:formula="of:=[.B119]=[.D119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/>
          <table:table-cell table:formula="of:=[.L119]=[.D119]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OSCORE_KLS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RIGHT([.C120];3)=&quot;_RZ&quot;;LEFT([.C120];LEN([.C120])-3);[.C120])" office:value-type="string" office:string-value="GFK_URLAUBERTYP" calcext:value-type="string">
            <text:p>GFK_URLAUBERTYP</text:p>
          </table:table-cell>
          <table:table-cell table:number-columns-repeated="3" office:value-type="string" calcext:value-type="string">
            <text:p>GFK_URLAUBERTYP</text:p>
          </table:table-cell>
          <table:table-cell table:formula="of:=[.C120]=[.D120]" office:value-type="boolean" office:boolean-value="true" calcext:value-type="boolean">
            <text:p>TRUE</text:p>
          </table:table-cell>
          <table:table-cell table:formula="of:=[.D120]=[.E120]" office:value-type="boolean" office:boolean-value="true" calcext:value-type="boolean">
            <text:p>TRUE</text:p>
          </table:table-cell>
          <table:table-cell table:formula="of:=[.B120]=[.D120]" office:value-type="boolean" office:boolean-value="true" calcext:value-type="boolean">
            <text:p>TRUE</text:p>
          </table:table-cell>
          <table:table-cell table:number-columns-repeated="2"/>
          <table:table-cell table:formula="of:=[.L120]=[.D12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GFK_URLAUBERTY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RIGHT([.C121];3)=&quot;_RZ&quot;;LEFT([.C121];LEN([.C121])-3);[.C121])" office:value-type="string" office:string-value="GREEN_AVANTGARDE" calcext:value-type="string">
            <text:p>GREEN_AVANTGARDE</text:p>
          </table:table-cell>
          <table:table-cell table:number-columns-repeated="3" office:value-type="string" calcext:value-type="string">
            <text:p>GREEN_AVANTGARDE</text:p>
          </table:table-cell>
          <table:table-cell table:formula="of:=[.C121]=[.D121]" office:value-type="boolean" office:boolean-value="true" calcext:value-type="boolean">
            <text:p>TRUE</text:p>
          </table:table-cell>
          <table:table-cell table:formula="of:=[.D121]=[.E121]" office:value-type="boolean" office:boolean-value="true" calcext:value-type="boolean">
            <text:p>TRUE</text:p>
          </table:table-cell>
          <table:table-cell table:formula="of:=[.B121]=[.D121]" office:value-type="boolean" office:boolean-value="true" calcext:value-type="boolean">
            <text:p>TRUE</text:p>
          </table:table-cell>
          <table:table-cell table:number-columns-repeated="2"/>
          <table:table-cell table:formula="of:=[.L121]=[.D12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GREEN_AVANTGARD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RIGHT([.C122];3)=&quot;_RZ&quot;;LEFT([.C122];LEN([.C122])-3);[.C122])" office:value-type="string" office:string-value="HEALTH_TYP" calcext:value-type="string">
            <text:p>HEALTH_TYP</text:p>
          </table:table-cell>
          <table:table-cell table:number-columns-repeated="3" office:value-type="string" calcext:value-type="string">
            <text:p>HEALTH_TYP</text:p>
          </table:table-cell>
          <table:table-cell table:formula="of:=[.C122]=[.D122]" office:value-type="boolean" office:boolean-value="true" calcext:value-type="boolean">
            <text:p>TRUE</text:p>
          </table:table-cell>
          <table:table-cell table:formula="of:=[.D122]=[.E122]" office:value-type="boolean" office:boolean-value="true" calcext:value-type="boolean">
            <text:p>TRUE</text:p>
          </table:table-cell>
          <table:table-cell table:formula="of:=[.B122]=[.D122]" office:value-type="boolean" office:boolean-value="true" calcext:value-type="boolean">
            <text:p>TRUE</text:p>
          </table:table-cell>
          <table:table-cell table:number-columns-repeated="2"/>
          <table:table-cell table:formula="of:=[.L122]=[.D12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HEALTH_TY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RIGHT([.C123];3)=&quot;_RZ&quot;;LEFT([.C123];LEN([.C123])-3);[.C123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HH_DELTA_FLAG</text:p>
          </table:table-cell>
          <table:table-cell office:value-type="string" calcext:value-type="string">
            <text:p>HH_DELTA_FLAG</text:p>
          </table:table-cell>
          <table:table-cell table:formula="of:=[.C123]=[.D123]" office:value-type="boolean" office:boolean-value="false" calcext:value-type="boolean">
            <text:p>FALSE</text:p>
          </table:table-cell>
          <table:table-cell table:formula="of:=[.D123]=[.E123]" office:value-type="boolean" office:boolean-value="true" calcext:value-type="boolean">
            <text:p>TRUE</text:p>
          </table:table-cell>
          <table:table-cell table:formula="of:=[.B123]=[.D12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23]=[.D12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HH_DELTA_FLAG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RIGHT([.C124];3)=&quot;_RZ&quot;;LEFT([.C124];LEN([.C124])-3);[.C124])" office:value-type="string" office:string-value="HAUSHALTSSTRUKTUR" calcext:value-type="string">
            <text:p>HAUSHALTSSTRUKTUR</text:p>
          </table:table-cell>
          <table:table-cell table:style-name="ce1" office:value-type="string" calcext:value-type="string">
            <text:p>HAUSHALTSSTRUKTUR</text:p>
          </table:table-cell>
          <table:table-cell table:style-name="ce1"/>
          <table:table-cell/>
          <table:table-cell table:formula="of:=[.C124]=[.D124]" office:value-type="boolean" office:boolean-value="false" calcext:value-type="boolean">
            <text:p>FALSE</text:p>
          </table:table-cell>
          <table:table-cell table:formula="of:=[.D124]=[.E124]" office:value-type="boolean" office:boolean-value="true" calcext:value-type="boolean">
            <text:p>TRUE</text:p>
          </table:table-cell>
          <table:table-cell table:formula="of:=[.B124]=[.D124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/>
          <table:table-cell table:formula="of:=[.L124]=[.D124]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USHALTSSTRUKTU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RIGHT([.C125];3)=&quot;_RZ&quot;;LEFT([.C125];LEN([.C125])-3);[.C125])" office:value-type="string" office:string-value="HH_EINKOMMEN_SCORE" calcext:value-type="string">
            <text:p>HH_EINKOMMEN_SCORE</text:p>
          </table:table-cell>
          <table:table-cell table:number-columns-repeated="3" office:value-type="string" calcext:value-type="string">
            <text:p>HH_EINKOMMEN_SCORE</text:p>
          </table:table-cell>
          <table:table-cell table:formula="of:=[.C125]=[.D125]" office:value-type="boolean" office:boolean-value="true" calcext:value-type="boolean">
            <text:p>TRUE</text:p>
          </table:table-cell>
          <table:table-cell table:formula="of:=[.D125]=[.E125]" office:value-type="boolean" office:boolean-value="true" calcext:value-type="boolean">
            <text:p>TRUE</text:p>
          </table:table-cell>
          <table:table-cell table:formula="of:=[.B125]=[.D125]" office:value-type="boolean" office:boolean-value="true" calcext:value-type="boolean">
            <text:p>TRUE</text:p>
          </table:table-cell>
          <table:table-cell table:number-columns-repeated="2"/>
          <table:table-cell table:formula="of:=[.L125]=[.D12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HH_EINKOMMEN_SCOR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RIGHT([.C126];3)=&quot;_RZ&quot;;LEFT([.C126];LEN([.C126])-3);[.C126])" office:value-type="string" office:string-value="INNENSTADT" calcext:value-type="string">
            <text:p>INNENSTADT</text:p>
          </table:table-cell>
          <table:table-cell table:number-columns-repeated="3" office:value-type="string" calcext:value-type="string">
            <text:p>INNENSTADT</text:p>
          </table:table-cell>
          <table:table-cell table:formula="of:=[.C126]=[.D126]" office:value-type="boolean" office:boolean-value="true" calcext:value-type="boolean">
            <text:p>TRUE</text:p>
          </table:table-cell>
          <table:table-cell table:formula="of:=[.D126]=[.E126]" office:value-type="boolean" office:boolean-value="true" calcext:value-type="boolean">
            <text:p>TRUE</text:p>
          </table:table-cell>
          <table:table-cell table:formula="of:=[.B126]=[.D126]" office:value-type="boolean" office:boolean-value="true" calcext:value-type="boolean">
            <text:p>TRUE</text:p>
          </table:table-cell>
          <table:table-cell table:number-columns-repeated="2"/>
          <table:table-cell table:formula="of:=[.L126]=[.D12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INNENSTAD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RIGHT([.C127];3)=&quot;_RZ&quot;;LEFT([.C127];LEN([.C127])-3);[.C127])" office:value-type="string" office:string-value="KBA05_ALTER1" calcext:value-type="string">
            <text:p>KBA05_ALTER1</text:p>
          </table:table-cell>
          <table:table-cell table:number-columns-repeated="3" office:value-type="string" calcext:value-type="string">
            <text:p>KBA05_ALTER1</text:p>
          </table:table-cell>
          <table:table-cell table:formula="of:=[.C127]=[.D127]" office:value-type="boolean" office:boolean-value="true" calcext:value-type="boolean">
            <text:p>TRUE</text:p>
          </table:table-cell>
          <table:table-cell table:formula="of:=[.D127]=[.E127]" office:value-type="boolean" office:boolean-value="true" calcext:value-type="boolean">
            <text:p>TRUE</text:p>
          </table:table-cell>
          <table:table-cell table:formula="of:=[.B127]=[.D127]" office:value-type="boolean" office:boolean-value="true" calcext:value-type="boolean">
            <text:p>TRUE</text:p>
          </table:table-cell>
          <table:table-cell table:number-columns-repeated="2"/>
          <table:table-cell table:formula="of:=[.L127]=[.D12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LTER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RIGHT([.C128];3)=&quot;_RZ&quot;;LEFT([.C128];LEN([.C128])-3);[.C128])" office:value-type="string" office:string-value="KBA05_ALTER2" calcext:value-type="string">
            <text:p>KBA05_ALTER2</text:p>
          </table:table-cell>
          <table:table-cell table:number-columns-repeated="3" office:value-type="string" calcext:value-type="string">
            <text:p>KBA05_ALTER2</text:p>
          </table:table-cell>
          <table:table-cell table:formula="of:=[.C128]=[.D128]" office:value-type="boolean" office:boolean-value="true" calcext:value-type="boolean">
            <text:p>TRUE</text:p>
          </table:table-cell>
          <table:table-cell table:formula="of:=[.D128]=[.E128]" office:value-type="boolean" office:boolean-value="true" calcext:value-type="boolean">
            <text:p>TRUE</text:p>
          </table:table-cell>
          <table:table-cell table:formula="of:=[.B128]=[.D128]" office:value-type="boolean" office:boolean-value="true" calcext:value-type="boolean">
            <text:p>TRUE</text:p>
          </table:table-cell>
          <table:table-cell table:number-columns-repeated="2"/>
          <table:table-cell table:formula="of:=[.L128]=[.D12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LTER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RIGHT([.C129];3)=&quot;_RZ&quot;;LEFT([.C129];LEN([.C129])-3);[.C129])" office:value-type="string" office:string-value="KBA05_ALTER3" calcext:value-type="string">
            <text:p>KBA05_ALTER3</text:p>
          </table:table-cell>
          <table:table-cell table:number-columns-repeated="3" office:value-type="string" calcext:value-type="string">
            <text:p>KBA05_ALTER3</text:p>
          </table:table-cell>
          <table:table-cell table:formula="of:=[.C129]=[.D129]" office:value-type="boolean" office:boolean-value="true" calcext:value-type="boolean">
            <text:p>TRUE</text:p>
          </table:table-cell>
          <table:table-cell table:formula="of:=[.D129]=[.E129]" office:value-type="boolean" office:boolean-value="true" calcext:value-type="boolean">
            <text:p>TRUE</text:p>
          </table:table-cell>
          <table:table-cell table:formula="of:=[.B129]=[.D129]" office:value-type="boolean" office:boolean-value="true" calcext:value-type="boolean">
            <text:p>TRUE</text:p>
          </table:table-cell>
          <table:table-cell table:number-columns-repeated="2"/>
          <table:table-cell table:formula="of:=[.L129]=[.D12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LTER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RIGHT([.C130];3)=&quot;_RZ&quot;;LEFT([.C130];LEN([.C130])-3);[.C130])" office:value-type="string" office:string-value="KBA05_ALTER4" calcext:value-type="string">
            <text:p>KBA05_ALTER4</text:p>
          </table:table-cell>
          <table:table-cell table:number-columns-repeated="3" office:value-type="string" calcext:value-type="string">
            <text:p>KBA05_ALTER4</text:p>
          </table:table-cell>
          <table:table-cell table:formula="of:=[.C130]=[.D130]" office:value-type="boolean" office:boolean-value="true" calcext:value-type="boolean">
            <text:p>TRUE</text:p>
          </table:table-cell>
          <table:table-cell table:formula="of:=[.D130]=[.E130]" office:value-type="boolean" office:boolean-value="true" calcext:value-type="boolean">
            <text:p>TRUE</text:p>
          </table:table-cell>
          <table:table-cell table:formula="of:=[.B130]=[.D130]" office:value-type="boolean" office:boolean-value="true" calcext:value-type="boolean">
            <text:p>TRUE</text:p>
          </table:table-cell>
          <table:table-cell table:number-columns-repeated="2"/>
          <table:table-cell table:formula="of:=[.L130]=[.D13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LTER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RIGHT([.C131];3)=&quot;_RZ&quot;;LEFT([.C131];LEN([.C131])-3);[.C131])" office:value-type="string" office:string-value="KBA05_ANHANG" calcext:value-type="string">
            <text:p>KBA05_ANHANG</text:p>
          </table:table-cell>
          <table:table-cell table:number-columns-repeated="3" office:value-type="string" calcext:value-type="string">
            <text:p>KBA05_ANHANG</text:p>
          </table:table-cell>
          <table:table-cell table:formula="of:=[.C131]=[.D131]" office:value-type="boolean" office:boolean-value="true" calcext:value-type="boolean">
            <text:p>TRUE</text:p>
          </table:table-cell>
          <table:table-cell table:formula="of:=[.D131]=[.E131]" office:value-type="boolean" office:boolean-value="true" calcext:value-type="boolean">
            <text:p>TRUE</text:p>
          </table:table-cell>
          <table:table-cell table:formula="of:=[.B131]=[.D131]" office:value-type="boolean" office:boolean-value="true" calcext:value-type="boolean">
            <text:p>TRUE</text:p>
          </table:table-cell>
          <table:table-cell table:number-columns-repeated="2"/>
          <table:table-cell table:formula="of:=[.L131]=[.D13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NHAN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RIGHT([.C132];3)=&quot;_RZ&quot;;LEFT([.C132];LEN([.C132])-3);[.C132])" office:value-type="string" office:string-value="KBA05_ANTG1" calcext:value-type="string">
            <text:p>KBA05_ANTG1</text:p>
          </table:table-cell>
          <table:table-cell table:number-columns-repeated="3" office:value-type="string" calcext:value-type="string">
            <text:p>KBA05_ANTG1</text:p>
          </table:table-cell>
          <table:table-cell table:formula="of:=[.C132]=[.D132]" office:value-type="boolean" office:boolean-value="true" calcext:value-type="boolean">
            <text:p>TRUE</text:p>
          </table:table-cell>
          <table:table-cell table:formula="of:=[.D132]=[.E132]" office:value-type="boolean" office:boolean-value="true" calcext:value-type="boolean">
            <text:p>TRUE</text:p>
          </table:table-cell>
          <table:table-cell table:formula="of:=[.B132]=[.D132]" office:value-type="boolean" office:boolean-value="true" calcext:value-type="boolean">
            <text:p>TRUE</text:p>
          </table:table-cell>
          <table:table-cell table:number-columns-repeated="2"/>
          <table:table-cell table:formula="of:=[.L132]=[.D13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NTG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RIGHT([.C133];3)=&quot;_RZ&quot;;LEFT([.C133];LEN([.C133])-3);[.C133])" office:value-type="string" office:string-value="KBA05_ANTG2" calcext:value-type="string">
            <text:p>KBA05_ANTG2</text:p>
          </table:table-cell>
          <table:table-cell table:number-columns-repeated="3" office:value-type="string" calcext:value-type="string">
            <text:p>KBA05_ANTG2</text:p>
          </table:table-cell>
          <table:table-cell table:formula="of:=[.C133]=[.D133]" office:value-type="boolean" office:boolean-value="true" calcext:value-type="boolean">
            <text:p>TRUE</text:p>
          </table:table-cell>
          <table:table-cell table:formula="of:=[.D133]=[.E133]" office:value-type="boolean" office:boolean-value="true" calcext:value-type="boolean">
            <text:p>TRUE</text:p>
          </table:table-cell>
          <table:table-cell table:formula="of:=[.B133]=[.D133]" office:value-type="boolean" office:boolean-value="true" calcext:value-type="boolean">
            <text:p>TRUE</text:p>
          </table:table-cell>
          <table:table-cell table:number-columns-repeated="2"/>
          <table:table-cell table:formula="of:=[.L133]=[.D13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NTG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RIGHT([.C134];3)=&quot;_RZ&quot;;LEFT([.C134];LEN([.C134])-3);[.C134])" office:value-type="string" office:string-value="KBA05_ANTG3" calcext:value-type="string">
            <text:p>KBA05_ANTG3</text:p>
          </table:table-cell>
          <table:table-cell table:number-columns-repeated="3" office:value-type="string" calcext:value-type="string">
            <text:p>KBA05_ANTG3</text:p>
          </table:table-cell>
          <table:table-cell table:formula="of:=[.C134]=[.D134]" office:value-type="boolean" office:boolean-value="true" calcext:value-type="boolean">
            <text:p>TRUE</text:p>
          </table:table-cell>
          <table:table-cell table:formula="of:=[.D134]=[.E134]" office:value-type="boolean" office:boolean-value="true" calcext:value-type="boolean">
            <text:p>TRUE</text:p>
          </table:table-cell>
          <table:table-cell table:formula="of:=[.B134]=[.D134]" office:value-type="boolean" office:boolean-value="true" calcext:value-type="boolean">
            <text:p>TRUE</text:p>
          </table:table-cell>
          <table:table-cell table:number-columns-repeated="2"/>
          <table:table-cell table:formula="of:=[.L134]=[.D13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NTG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RIGHT([.C135];3)=&quot;_RZ&quot;;LEFT([.C135];LEN([.C135])-3);[.C135])" office:value-type="string" office:string-value="KBA05_ANTG4" calcext:value-type="string">
            <text:p>KBA05_ANTG4</text:p>
          </table:table-cell>
          <table:table-cell table:number-columns-repeated="3" office:value-type="string" calcext:value-type="string">
            <text:p>KBA05_ANTG4</text:p>
          </table:table-cell>
          <table:table-cell table:formula="of:=[.C135]=[.D135]" office:value-type="boolean" office:boolean-value="true" calcext:value-type="boolean">
            <text:p>TRUE</text:p>
          </table:table-cell>
          <table:table-cell table:formula="of:=[.D135]=[.E135]" office:value-type="boolean" office:boolean-value="true" calcext:value-type="boolean">
            <text:p>TRUE</text:p>
          </table:table-cell>
          <table:table-cell table:formula="of:=[.B135]=[.D135]" office:value-type="boolean" office:boolean-value="true" calcext:value-type="boolean">
            <text:p>TRUE</text:p>
          </table:table-cell>
          <table:table-cell table:number-columns-repeated="2"/>
          <table:table-cell table:formula="of:=[.L135]=[.D13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NTG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RIGHT([.C136];3)=&quot;_RZ&quot;;LEFT([.C136];LEN([.C136])-3);[.C136])" office:value-type="string" office:string-value="KBA05_AUTOQUOT" calcext:value-type="string">
            <text:p>KBA05_AUTOQUOT</text:p>
          </table:table-cell>
          <table:table-cell table:number-columns-repeated="3" office:value-type="string" calcext:value-type="string">
            <text:p>KBA05_AUTOQUOT</text:p>
          </table:table-cell>
          <table:table-cell table:formula="of:=[.C136]=[.D136]" office:value-type="boolean" office:boolean-value="true" calcext:value-type="boolean">
            <text:p>TRUE</text:p>
          </table:table-cell>
          <table:table-cell table:formula="of:=[.D136]=[.E136]" office:value-type="boolean" office:boolean-value="true" calcext:value-type="boolean">
            <text:p>TRUE</text:p>
          </table:table-cell>
          <table:table-cell table:formula="of:=[.B136]=[.D136]" office:value-type="boolean" office:boolean-value="true" calcext:value-type="boolean">
            <text:p>TRUE</text:p>
          </table:table-cell>
          <table:table-cell table:number-columns-repeated="2"/>
          <table:table-cell table:formula="of:=[.L136]=[.D13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AUTOQUO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RIGHT([.C137];3)=&quot;_RZ&quot;;LEFT([.C137];LEN([.C137])-3);[.C137])" office:value-type="string" office:string-value="KBA05_BAUMAX" calcext:value-type="string">
            <text:p>KBA05_BAUMAX</text:p>
          </table:table-cell>
          <table:table-cell table:number-columns-repeated="3" office:value-type="string" calcext:value-type="string">
            <text:p>KBA05_BAUMAX</text:p>
          </table:table-cell>
          <table:table-cell table:formula="of:=[.C137]=[.D137]" office:value-type="boolean" office:boolean-value="true" calcext:value-type="boolean">
            <text:p>TRUE</text:p>
          </table:table-cell>
          <table:table-cell table:formula="of:=[.D137]=[.E137]" office:value-type="boolean" office:boolean-value="true" calcext:value-type="boolean">
            <text:p>TRUE</text:p>
          </table:table-cell>
          <table:table-cell table:formula="of:=[.B137]=[.D137]" office:value-type="boolean" office:boolean-value="true" calcext:value-type="boolean">
            <text:p>TRUE</text:p>
          </table:table-cell>
          <table:table-cell table:number-columns-repeated="2"/>
          <table:table-cell table:formula="of:=[.L137]=[.D13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BAUMA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RIGHT([.C138];3)=&quot;_RZ&quot;;LEFT([.C138];LEN([.C138])-3);[.C138])" office:value-type="string" office:string-value="KBA05_CCM1" calcext:value-type="string">
            <text:p>KBA05_CCM1</text:p>
          </table:table-cell>
          <table:table-cell table:number-columns-repeated="3" office:value-type="string" calcext:value-type="string">
            <text:p>KBA05_CCM1</text:p>
          </table:table-cell>
          <table:table-cell table:formula="of:=[.C138]=[.D138]" office:value-type="boolean" office:boolean-value="true" calcext:value-type="boolean">
            <text:p>TRUE</text:p>
          </table:table-cell>
          <table:table-cell table:formula="of:=[.D138]=[.E138]" office:value-type="boolean" office:boolean-value="true" calcext:value-type="boolean">
            <text:p>TRUE</text:p>
          </table:table-cell>
          <table:table-cell table:formula="of:=[.B138]=[.D138]" office:value-type="boolean" office:boolean-value="true" calcext:value-type="boolean">
            <text:p>TRUE</text:p>
          </table:table-cell>
          <table:table-cell table:number-columns-repeated="2"/>
          <table:table-cell table:formula="of:=[.L138]=[.D13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CCM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RIGHT([.C139];3)=&quot;_RZ&quot;;LEFT([.C139];LEN([.C139])-3);[.C139])" office:value-type="string" office:string-value="KBA05_CCM2" calcext:value-type="string">
            <text:p>KBA05_CCM2</text:p>
          </table:table-cell>
          <table:table-cell table:number-columns-repeated="3" office:value-type="string" calcext:value-type="string">
            <text:p>KBA05_CCM2</text:p>
          </table:table-cell>
          <table:table-cell table:formula="of:=[.C139]=[.D139]" office:value-type="boolean" office:boolean-value="true" calcext:value-type="boolean">
            <text:p>TRUE</text:p>
          </table:table-cell>
          <table:table-cell table:formula="of:=[.D139]=[.E139]" office:value-type="boolean" office:boolean-value="true" calcext:value-type="boolean">
            <text:p>TRUE</text:p>
          </table:table-cell>
          <table:table-cell table:formula="of:=[.B139]=[.D139]" office:value-type="boolean" office:boolean-value="true" calcext:value-type="boolean">
            <text:p>TRUE</text:p>
          </table:table-cell>
          <table:table-cell table:number-columns-repeated="2"/>
          <table:table-cell table:formula="of:=[.L139]=[.D13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CCM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RIGHT([.C140];3)=&quot;_RZ&quot;;LEFT([.C140];LEN([.C140])-3);[.C140])" office:value-type="string" office:string-value="KBA05_CCM3" calcext:value-type="string">
            <text:p>KBA05_CCM3</text:p>
          </table:table-cell>
          <table:table-cell table:number-columns-repeated="3" office:value-type="string" calcext:value-type="string">
            <text:p>KBA05_CCM3</text:p>
          </table:table-cell>
          <table:table-cell table:formula="of:=[.C140]=[.D140]" office:value-type="boolean" office:boolean-value="true" calcext:value-type="boolean">
            <text:p>TRUE</text:p>
          </table:table-cell>
          <table:table-cell table:formula="of:=[.D140]=[.E140]" office:value-type="boolean" office:boolean-value="true" calcext:value-type="boolean">
            <text:p>TRUE</text:p>
          </table:table-cell>
          <table:table-cell table:formula="of:=[.B140]=[.D140]" office:value-type="boolean" office:boolean-value="true" calcext:value-type="boolean">
            <text:p>TRUE</text:p>
          </table:table-cell>
          <table:table-cell table:number-columns-repeated="2"/>
          <table:table-cell table:formula="of:=[.L140]=[.D14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CCM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RIGHT([.C141];3)=&quot;_RZ&quot;;LEFT([.C141];LEN([.C141])-3);[.C141])" office:value-type="string" office:string-value="KBA05_CCM4" calcext:value-type="string">
            <text:p>KBA05_CCM4</text:p>
          </table:table-cell>
          <table:table-cell table:number-columns-repeated="3" office:value-type="string" calcext:value-type="string">
            <text:p>KBA05_CCM4</text:p>
          </table:table-cell>
          <table:table-cell table:formula="of:=[.C141]=[.D141]" office:value-type="boolean" office:boolean-value="true" calcext:value-type="boolean">
            <text:p>TRUE</text:p>
          </table:table-cell>
          <table:table-cell table:formula="of:=[.D141]=[.E141]" office:value-type="boolean" office:boolean-value="true" calcext:value-type="boolean">
            <text:p>TRUE</text:p>
          </table:table-cell>
          <table:table-cell table:formula="of:=[.B141]=[.D141]" office:value-type="boolean" office:boolean-value="true" calcext:value-type="boolean">
            <text:p>TRUE</text:p>
          </table:table-cell>
          <table:table-cell table:number-columns-repeated="2"/>
          <table:table-cell table:formula="of:=[.L141]=[.D14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CCM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RIGHT([.C142];3)=&quot;_RZ&quot;;LEFT([.C142];LEN([.C142])-3);[.C142])" office:value-type="string" office:string-value="KBA05_DIESEL" calcext:value-type="string">
            <text:p>KBA05_DIESEL</text:p>
          </table:table-cell>
          <table:table-cell table:number-columns-repeated="3" office:value-type="string" calcext:value-type="string">
            <text:p>KBA05_DIESEL</text:p>
          </table:table-cell>
          <table:table-cell table:formula="of:=[.C142]=[.D142]" office:value-type="boolean" office:boolean-value="true" calcext:value-type="boolean">
            <text:p>TRUE</text:p>
          </table:table-cell>
          <table:table-cell table:formula="of:=[.D142]=[.E142]" office:value-type="boolean" office:boolean-value="true" calcext:value-type="boolean">
            <text:p>TRUE</text:p>
          </table:table-cell>
          <table:table-cell table:formula="of:=[.B142]=[.D142]" office:value-type="boolean" office:boolean-value="true" calcext:value-type="boolean">
            <text:p>TRUE</text:p>
          </table:table-cell>
          <table:table-cell table:number-columns-repeated="2"/>
          <table:table-cell table:formula="of:=[.L142]=[.D14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DIESE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RIGHT([.C143];3)=&quot;_RZ&quot;;LEFT([.C143];LEN([.C143])-3);[.C143])" office:value-type="string" office:string-value="KBA05_FRAU" calcext:value-type="string">
            <text:p>KBA05_FRAU</text:p>
          </table:table-cell>
          <table:table-cell table:number-columns-repeated="3" office:value-type="string" calcext:value-type="string">
            <text:p>KBA05_FRAU</text:p>
          </table:table-cell>
          <table:table-cell table:formula="of:=[.C143]=[.D143]" office:value-type="boolean" office:boolean-value="true" calcext:value-type="boolean">
            <text:p>TRUE</text:p>
          </table:table-cell>
          <table:table-cell table:formula="of:=[.D143]=[.E143]" office:value-type="boolean" office:boolean-value="true" calcext:value-type="boolean">
            <text:p>TRUE</text:p>
          </table:table-cell>
          <table:table-cell table:formula="of:=[.B143]=[.D143]" office:value-type="boolean" office:boolean-value="true" calcext:value-type="boolean">
            <text:p>TRUE</text:p>
          </table:table-cell>
          <table:table-cell table:number-columns-repeated="2"/>
          <table:table-cell table:formula="of:=[.L143]=[.D14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FRAU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RIGHT([.C144];3)=&quot;_RZ&quot;;LEFT([.C144];LEN([.C144])-3);[.C144])" office:value-type="string" office:string-value="KBA05_GBZ" calcext:value-type="string">
            <text:p>KBA05_GBZ</text:p>
          </table:table-cell>
          <table:table-cell table:number-columns-repeated="3" office:value-type="string" calcext:value-type="string">
            <text:p>KBA05_GBZ</text:p>
          </table:table-cell>
          <table:table-cell table:formula="of:=[.C144]=[.D144]" office:value-type="boolean" office:boolean-value="true" calcext:value-type="boolean">
            <text:p>TRUE</text:p>
          </table:table-cell>
          <table:table-cell table:formula="of:=[.D144]=[.E144]" office:value-type="boolean" office:boolean-value="true" calcext:value-type="boolean">
            <text:p>TRUE</text:p>
          </table:table-cell>
          <table:table-cell table:formula="of:=[.B144]=[.D144]" office:value-type="boolean" office:boolean-value="true" calcext:value-type="boolean">
            <text:p>TRUE</text:p>
          </table:table-cell>
          <table:table-cell table:number-columns-repeated="2"/>
          <table:table-cell table:formula="of:=[.L144]=[.D14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GB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RIGHT([.C145];3)=&quot;_RZ&quot;;LEFT([.C145];LEN([.C145])-3);[.C145])" office:value-type="string" office:string-value="KBA05_HERST1" calcext:value-type="string">
            <text:p>KBA05_HERST1</text:p>
          </table:table-cell>
          <table:table-cell table:number-columns-repeated="3" office:value-type="string" calcext:value-type="string">
            <text:p>KBA05_HERST1</text:p>
          </table:table-cell>
          <table:table-cell table:formula="of:=[.C145]=[.D145]" office:value-type="boolean" office:boolean-value="true" calcext:value-type="boolean">
            <text:p>TRUE</text:p>
          </table:table-cell>
          <table:table-cell table:formula="of:=[.D145]=[.E145]" office:value-type="boolean" office:boolean-value="true" calcext:value-type="boolean">
            <text:p>TRUE</text:p>
          </table:table-cell>
          <table:table-cell table:formula="of:=[.B145]=[.D145]" office:value-type="boolean" office:boolean-value="true" calcext:value-type="boolean">
            <text:p>TRUE</text:p>
          </table:table-cell>
          <table:table-cell table:number-columns-repeated="2"/>
          <table:table-cell table:formula="of:=[.L145]=[.D14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HERST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RIGHT([.C146];3)=&quot;_RZ&quot;;LEFT([.C146];LEN([.C146])-3);[.C146])" office:value-type="string" office:string-value="KBA05_HERST2" calcext:value-type="string">
            <text:p>KBA05_HERST2</text:p>
          </table:table-cell>
          <table:table-cell table:number-columns-repeated="3" office:value-type="string" calcext:value-type="string">
            <text:p>KBA05_HERST2</text:p>
          </table:table-cell>
          <table:table-cell table:formula="of:=[.C146]=[.D146]" office:value-type="boolean" office:boolean-value="true" calcext:value-type="boolean">
            <text:p>TRUE</text:p>
          </table:table-cell>
          <table:table-cell table:formula="of:=[.D146]=[.E146]" office:value-type="boolean" office:boolean-value="true" calcext:value-type="boolean">
            <text:p>TRUE</text:p>
          </table:table-cell>
          <table:table-cell table:formula="of:=[.B146]=[.D146]" office:value-type="boolean" office:boolean-value="true" calcext:value-type="boolean">
            <text:p>TRUE</text:p>
          </table:table-cell>
          <table:table-cell table:number-columns-repeated="2"/>
          <table:table-cell table:formula="of:=[.L146]=[.D14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HERST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RIGHT([.C147];3)=&quot;_RZ&quot;;LEFT([.C147];LEN([.C147])-3);[.C147])" office:value-type="string" office:string-value="KBA05_HERST3" calcext:value-type="string">
            <text:p>KBA05_HERST3</text:p>
          </table:table-cell>
          <table:table-cell table:number-columns-repeated="3" office:value-type="string" calcext:value-type="string">
            <text:p>KBA05_HERST3</text:p>
          </table:table-cell>
          <table:table-cell table:formula="of:=[.C147]=[.D147]" office:value-type="boolean" office:boolean-value="true" calcext:value-type="boolean">
            <text:p>TRUE</text:p>
          </table:table-cell>
          <table:table-cell table:formula="of:=[.D147]=[.E147]" office:value-type="boolean" office:boolean-value="true" calcext:value-type="boolean">
            <text:p>TRUE</text:p>
          </table:table-cell>
          <table:table-cell table:formula="of:=[.B147]=[.D147]" office:value-type="boolean" office:boolean-value="true" calcext:value-type="boolean">
            <text:p>TRUE</text:p>
          </table:table-cell>
          <table:table-cell table:number-columns-repeated="2"/>
          <table:table-cell table:formula="of:=[.L147]=[.D14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HERST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RIGHT([.C148];3)=&quot;_RZ&quot;;LEFT([.C148];LEN([.C148])-3);[.C148])" office:value-type="string" office:string-value="KBA05_HERST4" calcext:value-type="string">
            <text:p>KBA05_HERST4</text:p>
          </table:table-cell>
          <table:table-cell table:number-columns-repeated="3" office:value-type="string" calcext:value-type="string">
            <text:p>KBA05_HERST4</text:p>
          </table:table-cell>
          <table:table-cell table:formula="of:=[.C148]=[.D148]" office:value-type="boolean" office:boolean-value="true" calcext:value-type="boolean">
            <text:p>TRUE</text:p>
          </table:table-cell>
          <table:table-cell table:formula="of:=[.D148]=[.E148]" office:value-type="boolean" office:boolean-value="true" calcext:value-type="boolean">
            <text:p>TRUE</text:p>
          </table:table-cell>
          <table:table-cell table:formula="of:=[.B148]=[.D148]" office:value-type="boolean" office:boolean-value="true" calcext:value-type="boolean">
            <text:p>TRUE</text:p>
          </table:table-cell>
          <table:table-cell table:number-columns-repeated="2"/>
          <table:table-cell table:formula="of:=[.L148]=[.D14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HERST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RIGHT([.C149];3)=&quot;_RZ&quot;;LEFT([.C149];LEN([.C149])-3);[.C149])" office:value-type="string" office:string-value="KBA05_HERST5" calcext:value-type="string">
            <text:p>KBA05_HERST5</text:p>
          </table:table-cell>
          <table:table-cell table:number-columns-repeated="3" office:value-type="string" calcext:value-type="string">
            <text:p>KBA05_HERST5</text:p>
          </table:table-cell>
          <table:table-cell table:formula="of:=[.C149]=[.D149]" office:value-type="boolean" office:boolean-value="true" calcext:value-type="boolean">
            <text:p>TRUE</text:p>
          </table:table-cell>
          <table:table-cell table:formula="of:=[.D149]=[.E149]" office:value-type="boolean" office:boolean-value="true" calcext:value-type="boolean">
            <text:p>TRUE</text:p>
          </table:table-cell>
          <table:table-cell table:formula="of:=[.B149]=[.D149]" office:value-type="boolean" office:boolean-value="true" calcext:value-type="boolean">
            <text:p>TRUE</text:p>
          </table:table-cell>
          <table:table-cell table:number-columns-repeated="2"/>
          <table:table-cell table:formula="of:=[.L149]=[.D14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HERST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RIGHT([.C150];3)=&quot;_RZ&quot;;LEFT([.C150];LEN([.C150])-3);[.C150])" office:value-type="string" office:string-value="KBA05_HERSTTEMP" calcext:value-type="string">
            <text:p>KBA05_HERSTTEMP</text:p>
          </table:table-cell>
          <table:table-cell table:number-columns-repeated="3" office:value-type="string" calcext:value-type="string">
            <text:p>KBA05_HERSTTEMP</text:p>
          </table:table-cell>
          <table:table-cell table:formula="of:=[.C150]=[.D150]" office:value-type="boolean" office:boolean-value="true" calcext:value-type="boolean">
            <text:p>TRUE</text:p>
          </table:table-cell>
          <table:table-cell table:formula="of:=[.D150]=[.E150]" office:value-type="boolean" office:boolean-value="true" calcext:value-type="boolean">
            <text:p>TRUE</text:p>
          </table:table-cell>
          <table:table-cell table:formula="of:=[.B150]=[.D150]" office:value-type="boolean" office:boolean-value="true" calcext:value-type="boolean">
            <text:p>TRUE</text:p>
          </table:table-cell>
          <table:table-cell table:number-columns-repeated="2"/>
          <table:table-cell table:formula="of:=[.L150]=[.D15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HERSTTEM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RIGHT([.C151];3)=&quot;_RZ&quot;;LEFT([.C151];LEN([.C151])-3);[.C151])" office:value-type="string" office:string-value="KBA05_KRSAQUOT" calcext:value-type="string">
            <text:p>KBA05_KRSAQUOT</text:p>
          </table:table-cell>
          <table:table-cell table:number-columns-repeated="3" office:value-type="string" calcext:value-type="string">
            <text:p>KBA05_KRSAQUOT</text:p>
          </table:table-cell>
          <table:table-cell table:formula="of:=[.C151]=[.D151]" office:value-type="boolean" office:boolean-value="true" calcext:value-type="boolean">
            <text:p>TRUE</text:p>
          </table:table-cell>
          <table:table-cell table:formula="of:=[.D151]=[.E151]" office:value-type="boolean" office:boolean-value="true" calcext:value-type="boolean">
            <text:p>TRUE</text:p>
          </table:table-cell>
          <table:table-cell table:formula="of:=[.B151]=[.D151]" office:value-type="boolean" office:boolean-value="true" calcext:value-type="boolean">
            <text:p>TRUE</text:p>
          </table:table-cell>
          <table:table-cell table:number-columns-repeated="2"/>
          <table:table-cell table:formula="of:=[.L151]=[.D15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AQUO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RIGHT([.C152];3)=&quot;_RZ&quot;;LEFT([.C152];LEN([.C152])-3);[.C152])" office:value-type="string" office:string-value="KBA05_KRSHERST1" calcext:value-type="string">
            <text:p>KBA05_KRSHERST1</text:p>
          </table:table-cell>
          <table:table-cell table:number-columns-repeated="3" office:value-type="string" calcext:value-type="string">
            <text:p>KBA05_KRSHERST1</text:p>
          </table:table-cell>
          <table:table-cell table:formula="of:=[.C152]=[.D152]" office:value-type="boolean" office:boolean-value="true" calcext:value-type="boolean">
            <text:p>TRUE</text:p>
          </table:table-cell>
          <table:table-cell table:formula="of:=[.D152]=[.E152]" office:value-type="boolean" office:boolean-value="true" calcext:value-type="boolean">
            <text:p>TRUE</text:p>
          </table:table-cell>
          <table:table-cell table:formula="of:=[.B152]=[.D152]" office:value-type="boolean" office:boolean-value="true" calcext:value-type="boolean">
            <text:p>TRUE</text:p>
          </table:table-cell>
          <table:table-cell table:number-columns-repeated="2"/>
          <table:table-cell table:formula="of:=[.L152]=[.D15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HERST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RIGHT([.C153];3)=&quot;_RZ&quot;;LEFT([.C153];LEN([.C153])-3);[.C153])" office:value-type="string" office:string-value="KBA05_KRSHERST2" calcext:value-type="string">
            <text:p>KBA05_KRSHERST2</text:p>
          </table:table-cell>
          <table:table-cell table:number-columns-repeated="3" office:value-type="string" calcext:value-type="string">
            <text:p>KBA05_KRSHERST2</text:p>
          </table:table-cell>
          <table:table-cell table:formula="of:=[.C153]=[.D153]" office:value-type="boolean" office:boolean-value="true" calcext:value-type="boolean">
            <text:p>TRUE</text:p>
          </table:table-cell>
          <table:table-cell table:formula="of:=[.D153]=[.E153]" office:value-type="boolean" office:boolean-value="true" calcext:value-type="boolean">
            <text:p>TRUE</text:p>
          </table:table-cell>
          <table:table-cell table:formula="of:=[.B153]=[.D153]" office:value-type="boolean" office:boolean-value="true" calcext:value-type="boolean">
            <text:p>TRUE</text:p>
          </table:table-cell>
          <table:table-cell table:number-columns-repeated="2"/>
          <table:table-cell table:formula="of:=[.L153]=[.D15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HERST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RIGHT([.C154];3)=&quot;_RZ&quot;;LEFT([.C154];LEN([.C154])-3);[.C154])" office:value-type="string" office:string-value="KBA05_KRSHERST3" calcext:value-type="string">
            <text:p>KBA05_KRSHERST3</text:p>
          </table:table-cell>
          <table:table-cell table:number-columns-repeated="3" office:value-type="string" calcext:value-type="string">
            <text:p>KBA05_KRSHERST3</text:p>
          </table:table-cell>
          <table:table-cell table:formula="of:=[.C154]=[.D154]" office:value-type="boolean" office:boolean-value="true" calcext:value-type="boolean">
            <text:p>TRUE</text:p>
          </table:table-cell>
          <table:table-cell table:formula="of:=[.D154]=[.E154]" office:value-type="boolean" office:boolean-value="true" calcext:value-type="boolean">
            <text:p>TRUE</text:p>
          </table:table-cell>
          <table:table-cell table:formula="of:=[.B154]=[.D154]" office:value-type="boolean" office:boolean-value="true" calcext:value-type="boolean">
            <text:p>TRUE</text:p>
          </table:table-cell>
          <table:table-cell table:number-columns-repeated="2"/>
          <table:table-cell table:formula="of:=[.L154]=[.D15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HERST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RIGHT([.C155];3)=&quot;_RZ&quot;;LEFT([.C155];LEN([.C155])-3);[.C155])" office:value-type="string" office:string-value="KBA05_KRSKLEIN" calcext:value-type="string">
            <text:p>KBA05_KRSKLEIN</text:p>
          </table:table-cell>
          <table:table-cell table:number-columns-repeated="3" office:value-type="string" calcext:value-type="string">
            <text:p>KBA05_KRSKLEIN</text:p>
          </table:table-cell>
          <table:table-cell table:formula="of:=[.C155]=[.D155]" office:value-type="boolean" office:boolean-value="true" calcext:value-type="boolean">
            <text:p>TRUE</text:p>
          </table:table-cell>
          <table:table-cell table:formula="of:=[.D155]=[.E155]" office:value-type="boolean" office:boolean-value="true" calcext:value-type="boolean">
            <text:p>TRUE</text:p>
          </table:table-cell>
          <table:table-cell table:formula="of:=[.B155]=[.D155]" office:value-type="boolean" office:boolean-value="true" calcext:value-type="boolean">
            <text:p>TRUE</text:p>
          </table:table-cell>
          <table:table-cell table:number-columns-repeated="2"/>
          <table:table-cell table:formula="of:=[.L155]=[.D15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KLEI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RIGHT([.C156];3)=&quot;_RZ&quot;;LEFT([.C156];LEN([.C156])-3);[.C156])" office:value-type="string" office:string-value="KBA05_KRSOBER" calcext:value-type="string">
            <text:p>KBA05_KRSOBER</text:p>
          </table:table-cell>
          <table:table-cell table:number-columns-repeated="3" office:value-type="string" calcext:value-type="string">
            <text:p>KBA05_KRSOBER</text:p>
          </table:table-cell>
          <table:table-cell table:formula="of:=[.C156]=[.D156]" office:value-type="boolean" office:boolean-value="true" calcext:value-type="boolean">
            <text:p>TRUE</text:p>
          </table:table-cell>
          <table:table-cell table:formula="of:=[.D156]=[.E156]" office:value-type="boolean" office:boolean-value="true" calcext:value-type="boolean">
            <text:p>TRUE</text:p>
          </table:table-cell>
          <table:table-cell table:formula="of:=[.B156]=[.D156]" office:value-type="boolean" office:boolean-value="true" calcext:value-type="boolean">
            <text:p>TRUE</text:p>
          </table:table-cell>
          <table:table-cell table:number-columns-repeated="2"/>
          <table:table-cell table:formula="of:=[.L156]=[.D15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OBE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RIGHT([.C157];3)=&quot;_RZ&quot;;LEFT([.C157];LEN([.C157])-3);[.C157])" office:value-type="string" office:string-value="KBA05_KRSVAN" calcext:value-type="string">
            <text:p>KBA05_KRSVAN</text:p>
          </table:table-cell>
          <table:table-cell table:number-columns-repeated="3" office:value-type="string" calcext:value-type="string">
            <text:p>KBA05_KRSVAN</text:p>
          </table:table-cell>
          <table:table-cell table:formula="of:=[.C157]=[.D157]" office:value-type="boolean" office:boolean-value="true" calcext:value-type="boolean">
            <text:p>TRUE</text:p>
          </table:table-cell>
          <table:table-cell table:formula="of:=[.D157]=[.E157]" office:value-type="boolean" office:boolean-value="true" calcext:value-type="boolean">
            <text:p>TRUE</text:p>
          </table:table-cell>
          <table:table-cell table:formula="of:=[.B157]=[.D157]" office:value-type="boolean" office:boolean-value="true" calcext:value-type="boolean">
            <text:p>TRUE</text:p>
          </table:table-cell>
          <table:table-cell table:number-columns-repeated="2"/>
          <table:table-cell table:formula="of:=[.L157]=[.D15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VA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RIGHT([.C158];3)=&quot;_RZ&quot;;LEFT([.C158];LEN([.C158])-3);[.C158])" office:value-type="string" office:string-value="KBA05_KRSZUL" calcext:value-type="string">
            <text:p>KBA05_KRSZUL</text:p>
          </table:table-cell>
          <table:table-cell table:number-columns-repeated="3" office:value-type="string" calcext:value-type="string">
            <text:p>KBA05_KRSZUL</text:p>
          </table:table-cell>
          <table:table-cell table:formula="of:=[.C158]=[.D158]" office:value-type="boolean" office:boolean-value="true" calcext:value-type="boolean">
            <text:p>TRUE</text:p>
          </table:table-cell>
          <table:table-cell table:formula="of:=[.D158]=[.E158]" office:value-type="boolean" office:boolean-value="true" calcext:value-type="boolean">
            <text:p>TRUE</text:p>
          </table:table-cell>
          <table:table-cell table:formula="of:=[.B158]=[.D158]" office:value-type="boolean" office:boolean-value="true" calcext:value-type="boolean">
            <text:p>TRUE</text:p>
          </table:table-cell>
          <table:table-cell table:number-columns-repeated="2"/>
          <table:table-cell table:formula="of:=[.L158]=[.D15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RSZU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RIGHT([.C159];3)=&quot;_RZ&quot;;LEFT([.C159];LEN([.C159])-3);[.C159])" office:value-type="string" office:string-value="KBA05_KW1" calcext:value-type="string">
            <text:p>KBA05_KW1</text:p>
          </table:table-cell>
          <table:table-cell table:number-columns-repeated="3" office:value-type="string" calcext:value-type="string">
            <text:p>KBA05_KW1</text:p>
          </table:table-cell>
          <table:table-cell table:formula="of:=[.C159]=[.D159]" office:value-type="boolean" office:boolean-value="true" calcext:value-type="boolean">
            <text:p>TRUE</text:p>
          </table:table-cell>
          <table:table-cell table:formula="of:=[.D159]=[.E159]" office:value-type="boolean" office:boolean-value="true" calcext:value-type="boolean">
            <text:p>TRUE</text:p>
          </table:table-cell>
          <table:table-cell table:formula="of:=[.B159]=[.D159]" office:value-type="boolean" office:boolean-value="true" calcext:value-type="boolean">
            <text:p>TRUE</text:p>
          </table:table-cell>
          <table:table-cell table:number-columns-repeated="2"/>
          <table:table-cell table:formula="of:=[.L159]=[.D15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W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RIGHT([.C160];3)=&quot;_RZ&quot;;LEFT([.C160];LEN([.C160])-3);[.C160])" office:value-type="string" office:string-value="KBA05_KW2" calcext:value-type="string">
            <text:p>KBA05_KW2</text:p>
          </table:table-cell>
          <table:table-cell table:number-columns-repeated="3" office:value-type="string" calcext:value-type="string">
            <text:p>KBA05_KW2</text:p>
          </table:table-cell>
          <table:table-cell table:formula="of:=[.C160]=[.D160]" office:value-type="boolean" office:boolean-value="true" calcext:value-type="boolean">
            <text:p>TRUE</text:p>
          </table:table-cell>
          <table:table-cell table:formula="of:=[.D160]=[.E160]" office:value-type="boolean" office:boolean-value="true" calcext:value-type="boolean">
            <text:p>TRUE</text:p>
          </table:table-cell>
          <table:table-cell table:formula="of:=[.B160]=[.D160]" office:value-type="boolean" office:boolean-value="true" calcext:value-type="boolean">
            <text:p>TRUE</text:p>
          </table:table-cell>
          <table:table-cell table:number-columns-repeated="2"/>
          <table:table-cell table:formula="of:=[.L160]=[.D16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W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RIGHT([.C161];3)=&quot;_RZ&quot;;LEFT([.C161];LEN([.C161])-3);[.C161])" office:value-type="string" office:string-value="KBA05_KW3" calcext:value-type="string">
            <text:p>KBA05_KW3</text:p>
          </table:table-cell>
          <table:table-cell table:number-columns-repeated="3" office:value-type="string" calcext:value-type="string">
            <text:p>KBA05_KW3</text:p>
          </table:table-cell>
          <table:table-cell table:formula="of:=[.C161]=[.D161]" office:value-type="boolean" office:boolean-value="true" calcext:value-type="boolean">
            <text:p>TRUE</text:p>
          </table:table-cell>
          <table:table-cell table:formula="of:=[.D161]=[.E161]" office:value-type="boolean" office:boolean-value="true" calcext:value-type="boolean">
            <text:p>TRUE</text:p>
          </table:table-cell>
          <table:table-cell table:formula="of:=[.B161]=[.D161]" office:value-type="boolean" office:boolean-value="true" calcext:value-type="boolean">
            <text:p>TRUE</text:p>
          </table:table-cell>
          <table:table-cell table:number-columns-repeated="2"/>
          <table:table-cell table:formula="of:=[.L161]=[.D16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KW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RIGHT([.C162];3)=&quot;_RZ&quot;;LEFT([.C162];LEN([.C162])-3);[.C162])" office:value-type="string" office:string-value="KBA05_MAXAH" calcext:value-type="string">
            <text:p>KBA05_MAXAH</text:p>
          </table:table-cell>
          <table:table-cell table:number-columns-repeated="3" office:value-type="string" calcext:value-type="string">
            <text:p>KBA05_MAXAH</text:p>
          </table:table-cell>
          <table:table-cell table:formula="of:=[.C162]=[.D162]" office:value-type="boolean" office:boolean-value="true" calcext:value-type="boolean">
            <text:p>TRUE</text:p>
          </table:table-cell>
          <table:table-cell table:formula="of:=[.D162]=[.E162]" office:value-type="boolean" office:boolean-value="true" calcext:value-type="boolean">
            <text:p>TRUE</text:p>
          </table:table-cell>
          <table:table-cell table:formula="of:=[.B162]=[.D162]" office:value-type="boolean" office:boolean-value="true" calcext:value-type="boolean">
            <text:p>TRUE</text:p>
          </table:table-cell>
          <table:table-cell table:number-columns-repeated="2"/>
          <table:table-cell table:formula="of:=[.L162]=[.D16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AXAH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RIGHT([.C163];3)=&quot;_RZ&quot;;LEFT([.C163];LEN([.C163])-3);[.C163])" office:value-type="string" office:string-value="KBA05_MAXBJ" calcext:value-type="string">
            <text:p>KBA05_MAXBJ</text:p>
          </table:table-cell>
          <table:table-cell table:number-columns-repeated="3" office:value-type="string" calcext:value-type="string">
            <text:p>KBA05_MAXBJ</text:p>
          </table:table-cell>
          <table:table-cell table:formula="of:=[.C163]=[.D163]" office:value-type="boolean" office:boolean-value="true" calcext:value-type="boolean">
            <text:p>TRUE</text:p>
          </table:table-cell>
          <table:table-cell table:formula="of:=[.D163]=[.E163]" office:value-type="boolean" office:boolean-value="true" calcext:value-type="boolean">
            <text:p>TRUE</text:p>
          </table:table-cell>
          <table:table-cell table:formula="of:=[.B163]=[.D163]" office:value-type="boolean" office:boolean-value="true" calcext:value-type="boolean">
            <text:p>TRUE</text:p>
          </table:table-cell>
          <table:table-cell table:number-columns-repeated="2"/>
          <table:table-cell table:formula="of:=[.L163]=[.D16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AXBJ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RIGHT([.C164];3)=&quot;_RZ&quot;;LEFT([.C164];LEN([.C164])-3);[.C164])" office:value-type="string" office:string-value="KBA05_MAXHERST" calcext:value-type="string">
            <text:p>KBA05_MAXHERST</text:p>
          </table:table-cell>
          <table:table-cell table:number-columns-repeated="3" office:value-type="string" calcext:value-type="string">
            <text:p>KBA05_MAXHERST</text:p>
          </table:table-cell>
          <table:table-cell table:formula="of:=[.C164]=[.D164]" office:value-type="boolean" office:boolean-value="true" calcext:value-type="boolean">
            <text:p>TRUE</text:p>
          </table:table-cell>
          <table:table-cell table:formula="of:=[.D164]=[.E164]" office:value-type="boolean" office:boolean-value="true" calcext:value-type="boolean">
            <text:p>TRUE</text:p>
          </table:table-cell>
          <table:table-cell table:formula="of:=[.B164]=[.D164]" office:value-type="boolean" office:boolean-value="true" calcext:value-type="boolean">
            <text:p>TRUE</text:p>
          </table:table-cell>
          <table:table-cell table:number-columns-repeated="2"/>
          <table:table-cell table:formula="of:=[.L164]=[.D16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AXHERS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RIGHT([.C165];3)=&quot;_RZ&quot;;LEFT([.C165];LEN([.C165])-3);[.C165])" office:value-type="string" office:string-value="KBA05_MAXSEG" calcext:value-type="string">
            <text:p>KBA05_MAXSEG</text:p>
          </table:table-cell>
          <table:table-cell table:number-columns-repeated="3" office:value-type="string" calcext:value-type="string">
            <text:p>KBA05_MAXSEG</text:p>
          </table:table-cell>
          <table:table-cell table:formula="of:=[.C165]=[.D165]" office:value-type="boolean" office:boolean-value="true" calcext:value-type="boolean">
            <text:p>TRUE</text:p>
          </table:table-cell>
          <table:table-cell table:formula="of:=[.D165]=[.E165]" office:value-type="boolean" office:boolean-value="true" calcext:value-type="boolean">
            <text:p>TRUE</text:p>
          </table:table-cell>
          <table:table-cell table:formula="of:=[.B165]=[.D165]" office:value-type="boolean" office:boolean-value="true" calcext:value-type="boolean">
            <text:p>TRUE</text:p>
          </table:table-cell>
          <table:table-cell table:number-columns-repeated="2"/>
          <table:table-cell table:formula="of:=[.L165]=[.D16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AXSE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RIGHT([.C166];3)=&quot;_RZ&quot;;LEFT([.C166];LEN([.C166])-3);[.C166])" office:value-type="string" office:string-value="KBA05_MAXVORB" calcext:value-type="string">
            <text:p>KBA05_MAXVORB</text:p>
          </table:table-cell>
          <table:table-cell table:number-columns-repeated="3" office:value-type="string" calcext:value-type="string">
            <text:p>KBA05_MAXVORB</text:p>
          </table:table-cell>
          <table:table-cell table:formula="of:=[.C166]=[.D166]" office:value-type="boolean" office:boolean-value="true" calcext:value-type="boolean">
            <text:p>TRUE</text:p>
          </table:table-cell>
          <table:table-cell table:formula="of:=[.D166]=[.E166]" office:value-type="boolean" office:boolean-value="true" calcext:value-type="boolean">
            <text:p>TRUE</text:p>
          </table:table-cell>
          <table:table-cell table:formula="of:=[.B166]=[.D166]" office:value-type="boolean" office:boolean-value="true" calcext:value-type="boolean">
            <text:p>TRUE</text:p>
          </table:table-cell>
          <table:table-cell table:number-columns-repeated="2"/>
          <table:table-cell table:formula="of:=[.L166]=[.D16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AXVOR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RIGHT([.C167];3)=&quot;_RZ&quot;;LEFT([.C167];LEN([.C167])-3);[.C167])" office:value-type="string" office:string-value="KBA05_MOD1" calcext:value-type="string">
            <text:p>KBA05_MOD1</text:p>
          </table:table-cell>
          <table:table-cell table:number-columns-repeated="3" office:value-type="string" calcext:value-type="string">
            <text:p>KBA05_MOD1</text:p>
          </table:table-cell>
          <table:table-cell table:formula="of:=[.C167]=[.D167]" office:value-type="boolean" office:boolean-value="true" calcext:value-type="boolean">
            <text:p>TRUE</text:p>
          </table:table-cell>
          <table:table-cell table:formula="of:=[.D167]=[.E167]" office:value-type="boolean" office:boolean-value="true" calcext:value-type="boolean">
            <text:p>TRUE</text:p>
          </table:table-cell>
          <table:table-cell table:formula="of:=[.B167]=[.D167]" office:value-type="boolean" office:boolean-value="true" calcext:value-type="boolean">
            <text:p>TRUE</text:p>
          </table:table-cell>
          <table:table-cell table:number-columns-repeated="2"/>
          <table:table-cell table:formula="of:=[.L167]=[.D16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D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RIGHT([.C168];3)=&quot;_RZ&quot;;LEFT([.C168];LEN([.C168])-3);[.C168])" office:value-type="string" office:string-value="KBA05_MOD2" calcext:value-type="string">
            <text:p>KBA05_MOD2</text:p>
          </table:table-cell>
          <table:table-cell table:number-columns-repeated="3" office:value-type="string" calcext:value-type="string">
            <text:p>KBA05_MOD2</text:p>
          </table:table-cell>
          <table:table-cell table:formula="of:=[.C168]=[.D168]" office:value-type="boolean" office:boolean-value="true" calcext:value-type="boolean">
            <text:p>TRUE</text:p>
          </table:table-cell>
          <table:table-cell table:formula="of:=[.D168]=[.E168]" office:value-type="boolean" office:boolean-value="true" calcext:value-type="boolean">
            <text:p>TRUE</text:p>
          </table:table-cell>
          <table:table-cell table:formula="of:=[.B168]=[.D168]" office:value-type="boolean" office:boolean-value="true" calcext:value-type="boolean">
            <text:p>TRUE</text:p>
          </table:table-cell>
          <table:table-cell table:number-columns-repeated="2"/>
          <table:table-cell table:formula="of:=[.L168]=[.D16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D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RIGHT([.C169];3)=&quot;_RZ&quot;;LEFT([.C169];LEN([.C169])-3);[.C169])" office:value-type="string" office:string-value="KBA05_MOD3" calcext:value-type="string">
            <text:p>KBA05_MOD3</text:p>
          </table:table-cell>
          <table:table-cell table:number-columns-repeated="3" office:value-type="string" calcext:value-type="string">
            <text:p>KBA05_MOD3</text:p>
          </table:table-cell>
          <table:table-cell table:formula="of:=[.C169]=[.D169]" office:value-type="boolean" office:boolean-value="true" calcext:value-type="boolean">
            <text:p>TRUE</text:p>
          </table:table-cell>
          <table:table-cell table:formula="of:=[.D169]=[.E169]" office:value-type="boolean" office:boolean-value="true" calcext:value-type="boolean">
            <text:p>TRUE</text:p>
          </table:table-cell>
          <table:table-cell table:formula="of:=[.B169]=[.D169]" office:value-type="boolean" office:boolean-value="true" calcext:value-type="boolean">
            <text:p>TRUE</text:p>
          </table:table-cell>
          <table:table-cell table:number-columns-repeated="2"/>
          <table:table-cell table:formula="of:=[.L169]=[.D16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D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RIGHT([.C170];3)=&quot;_RZ&quot;;LEFT([.C170];LEN([.C170])-3);[.C170])" office:value-type="string" office:string-value="KBA05_MOD4" calcext:value-type="string">
            <text:p>KBA05_MOD4</text:p>
          </table:table-cell>
          <table:table-cell table:number-columns-repeated="3" office:value-type="string" calcext:value-type="string">
            <text:p>KBA05_MOD4</text:p>
          </table:table-cell>
          <table:table-cell table:formula="of:=[.C170]=[.D170]" office:value-type="boolean" office:boolean-value="true" calcext:value-type="boolean">
            <text:p>TRUE</text:p>
          </table:table-cell>
          <table:table-cell table:formula="of:=[.D170]=[.E170]" office:value-type="boolean" office:boolean-value="true" calcext:value-type="boolean">
            <text:p>TRUE</text:p>
          </table:table-cell>
          <table:table-cell table:formula="of:=[.B170]=[.D170]" office:value-type="boolean" office:boolean-value="true" calcext:value-type="boolean">
            <text:p>TRUE</text:p>
          </table:table-cell>
          <table:table-cell table:number-columns-repeated="2"/>
          <table:table-cell table:formula="of:=[.L170]=[.D17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D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RIGHT([.C171];3)=&quot;_RZ&quot;;LEFT([.C171];LEN([.C171])-3);[.C171])" office:value-type="string" office:string-value="KBA05_MOD8" calcext:value-type="string">
            <text:p>KBA05_MOD8</text:p>
          </table:table-cell>
          <table:table-cell table:number-columns-repeated="3" office:value-type="string" calcext:value-type="string">
            <text:p>KBA05_MOD8</text:p>
          </table:table-cell>
          <table:table-cell table:formula="of:=[.C171]=[.D171]" office:value-type="boolean" office:boolean-value="true" calcext:value-type="boolean">
            <text:p>TRUE</text:p>
          </table:table-cell>
          <table:table-cell table:formula="of:=[.D171]=[.E171]" office:value-type="boolean" office:boolean-value="true" calcext:value-type="boolean">
            <text:p>TRUE</text:p>
          </table:table-cell>
          <table:table-cell table:formula="of:=[.B171]=[.D171]" office:value-type="boolean" office:boolean-value="true" calcext:value-type="boolean">
            <text:p>TRUE</text:p>
          </table:table-cell>
          <table:table-cell table:number-columns-repeated="2"/>
          <table:table-cell table:formula="of:=[.L171]=[.D17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D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RIGHT([.C172];3)=&quot;_RZ&quot;;LEFT([.C172];LEN([.C172])-3);[.C172])" office:value-type="string" office:string-value="KBA05_MODTEMP" calcext:value-type="string">
            <text:p>KBA05_MODTEMP</text:p>
          </table:table-cell>
          <table:table-cell table:number-columns-repeated="3" office:value-type="string" calcext:value-type="string">
            <text:p>KBA05_MODTEMP</text:p>
          </table:table-cell>
          <table:table-cell table:formula="of:=[.C172]=[.D172]" office:value-type="boolean" office:boolean-value="true" calcext:value-type="boolean">
            <text:p>TRUE</text:p>
          </table:table-cell>
          <table:table-cell table:formula="of:=[.D172]=[.E172]" office:value-type="boolean" office:boolean-value="true" calcext:value-type="boolean">
            <text:p>TRUE</text:p>
          </table:table-cell>
          <table:table-cell table:formula="of:=[.B172]=[.D172]" office:value-type="boolean" office:boolean-value="true" calcext:value-type="boolean">
            <text:p>TRUE</text:p>
          </table:table-cell>
          <table:table-cell table:number-columns-repeated="2"/>
          <table:table-cell table:formula="of:=[.L172]=[.D17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DTEMP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RIGHT([.C173];3)=&quot;_RZ&quot;;LEFT([.C173];LEN([.C173])-3);[.C173])" office:value-type="string" office:string-value="KBA05_MOTOR" calcext:value-type="string">
            <text:p>KBA05_MOTOR</text:p>
          </table:table-cell>
          <table:table-cell table:number-columns-repeated="3" office:value-type="string" calcext:value-type="string">
            <text:p>KBA05_MOTOR</text:p>
          </table:table-cell>
          <table:table-cell table:formula="of:=[.C173]=[.D173]" office:value-type="boolean" office:boolean-value="true" calcext:value-type="boolean">
            <text:p>TRUE</text:p>
          </table:table-cell>
          <table:table-cell table:formula="of:=[.D173]=[.E173]" office:value-type="boolean" office:boolean-value="true" calcext:value-type="boolean">
            <text:p>TRUE</text:p>
          </table:table-cell>
          <table:table-cell table:formula="of:=[.B173]=[.D173]" office:value-type="boolean" office:boolean-value="true" calcext:value-type="boolean">
            <text:p>TRUE</text:p>
          </table:table-cell>
          <table:table-cell table:number-columns-repeated="2"/>
          <table:table-cell table:formula="of:=[.L173]=[.D17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TO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RIGHT([.C174];3)=&quot;_RZ&quot;;LEFT([.C174];LEN([.C174])-3);[.C174])" office:value-type="string" office:string-value="KBA05_MOTRAD" calcext:value-type="string">
            <text:p>KBA05_MOTRAD</text:p>
          </table:table-cell>
          <table:table-cell table:number-columns-repeated="3" office:value-type="string" calcext:value-type="string">
            <text:p>KBA05_MOTRAD</text:p>
          </table:table-cell>
          <table:table-cell table:formula="of:=[.C174]=[.D174]" office:value-type="boolean" office:boolean-value="true" calcext:value-type="boolean">
            <text:p>TRUE</text:p>
          </table:table-cell>
          <table:table-cell table:formula="of:=[.D174]=[.E174]" office:value-type="boolean" office:boolean-value="true" calcext:value-type="boolean">
            <text:p>TRUE</text:p>
          </table:table-cell>
          <table:table-cell table:formula="of:=[.B174]=[.D174]" office:value-type="boolean" office:boolean-value="true" calcext:value-type="boolean">
            <text:p>TRUE</text:p>
          </table:table-cell>
          <table:table-cell table:number-columns-repeated="2"/>
          <table:table-cell table:formula="of:=[.L174]=[.D17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MOTRA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RIGHT([.C175];3)=&quot;_RZ&quot;;LEFT([.C175];LEN([.C175])-3);[.C175])" office:value-type="string" office:string-value="KBA05_SEG1" calcext:value-type="string">
            <text:p>KBA05_SEG1</text:p>
          </table:table-cell>
          <table:table-cell table:number-columns-repeated="3" office:value-type="string" calcext:value-type="string">
            <text:p>KBA05_SEG1</text:p>
          </table:table-cell>
          <table:table-cell table:formula="of:=[.C175]=[.D175]" office:value-type="boolean" office:boolean-value="true" calcext:value-type="boolean">
            <text:p>TRUE</text:p>
          </table:table-cell>
          <table:table-cell table:formula="of:=[.D175]=[.E175]" office:value-type="boolean" office:boolean-value="true" calcext:value-type="boolean">
            <text:p>TRUE</text:p>
          </table:table-cell>
          <table:table-cell table:formula="of:=[.B175]=[.D175]" office:value-type="boolean" office:boolean-value="true" calcext:value-type="boolean">
            <text:p>TRUE</text:p>
          </table:table-cell>
          <table:table-cell table:number-columns-repeated="2"/>
          <table:table-cell table:formula="of:=[.L175]=[.D17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RIGHT([.C176];3)=&quot;_RZ&quot;;LEFT([.C176];LEN([.C176])-3);[.C176])" office:value-type="string" office:string-value="KBA05_SEG10" calcext:value-type="string">
            <text:p>KBA05_SEG10</text:p>
          </table:table-cell>
          <table:table-cell table:number-columns-repeated="3" office:value-type="string" calcext:value-type="string">
            <text:p>KBA05_SEG10</text:p>
          </table:table-cell>
          <table:table-cell table:formula="of:=[.C176]=[.D176]" office:value-type="boolean" office:boolean-value="true" calcext:value-type="boolean">
            <text:p>TRUE</text:p>
          </table:table-cell>
          <table:table-cell table:formula="of:=[.D176]=[.E176]" office:value-type="boolean" office:boolean-value="true" calcext:value-type="boolean">
            <text:p>TRUE</text:p>
          </table:table-cell>
          <table:table-cell table:formula="of:=[.B176]=[.D176]" office:value-type="boolean" office:boolean-value="true" calcext:value-type="boolean">
            <text:p>TRUE</text:p>
          </table:table-cell>
          <table:table-cell table:number-columns-repeated="2"/>
          <table:table-cell table:formula="of:=[.L176]=[.D17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RIGHT([.C177];3)=&quot;_RZ&quot;;LEFT([.C177];LEN([.C177])-3);[.C177])" office:value-type="string" office:string-value="KBA05_SEG2" calcext:value-type="string">
            <text:p>KBA05_SEG2</text:p>
          </table:table-cell>
          <table:table-cell table:number-columns-repeated="3" office:value-type="string" calcext:value-type="string">
            <text:p>KBA05_SEG2</text:p>
          </table:table-cell>
          <table:table-cell table:formula="of:=[.C177]=[.D177]" office:value-type="boolean" office:boolean-value="true" calcext:value-type="boolean">
            <text:p>TRUE</text:p>
          </table:table-cell>
          <table:table-cell table:formula="of:=[.D177]=[.E177]" office:value-type="boolean" office:boolean-value="true" calcext:value-type="boolean">
            <text:p>TRUE</text:p>
          </table:table-cell>
          <table:table-cell table:formula="of:=[.B177]=[.D177]" office:value-type="boolean" office:boolean-value="true" calcext:value-type="boolean">
            <text:p>TRUE</text:p>
          </table:table-cell>
          <table:table-cell table:number-columns-repeated="2"/>
          <table:table-cell table:formula="of:=[.L177]=[.D17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RIGHT([.C178];3)=&quot;_RZ&quot;;LEFT([.C178];LEN([.C178])-3);[.C178])" office:value-type="string" office:string-value="KBA05_SEG3" calcext:value-type="string">
            <text:p>KBA05_SEG3</text:p>
          </table:table-cell>
          <table:table-cell table:number-columns-repeated="3" office:value-type="string" calcext:value-type="string">
            <text:p>KBA05_SEG3</text:p>
          </table:table-cell>
          <table:table-cell table:formula="of:=[.C178]=[.D178]" office:value-type="boolean" office:boolean-value="true" calcext:value-type="boolean">
            <text:p>TRUE</text:p>
          </table:table-cell>
          <table:table-cell table:formula="of:=[.D178]=[.E178]" office:value-type="boolean" office:boolean-value="true" calcext:value-type="boolean">
            <text:p>TRUE</text:p>
          </table:table-cell>
          <table:table-cell table:formula="of:=[.B178]=[.D178]" office:value-type="boolean" office:boolean-value="true" calcext:value-type="boolean">
            <text:p>TRUE</text:p>
          </table:table-cell>
          <table:table-cell table:number-columns-repeated="2"/>
          <table:table-cell table:formula="of:=[.L178]=[.D17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RIGHT([.C179];3)=&quot;_RZ&quot;;LEFT([.C179];LEN([.C179])-3);[.C179])" office:value-type="string" office:string-value="KBA05_SEG4" calcext:value-type="string">
            <text:p>KBA05_SEG4</text:p>
          </table:table-cell>
          <table:table-cell table:number-columns-repeated="3" office:value-type="string" calcext:value-type="string">
            <text:p>KBA05_SEG4</text:p>
          </table:table-cell>
          <table:table-cell table:formula="of:=[.C179]=[.D179]" office:value-type="boolean" office:boolean-value="true" calcext:value-type="boolean">
            <text:p>TRUE</text:p>
          </table:table-cell>
          <table:table-cell table:formula="of:=[.D179]=[.E179]" office:value-type="boolean" office:boolean-value="true" calcext:value-type="boolean">
            <text:p>TRUE</text:p>
          </table:table-cell>
          <table:table-cell table:formula="of:=[.B179]=[.D179]" office:value-type="boolean" office:boolean-value="true" calcext:value-type="boolean">
            <text:p>TRUE</text:p>
          </table:table-cell>
          <table:table-cell table:number-columns-repeated="2"/>
          <table:table-cell table:formula="of:=[.L179]=[.D17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RIGHT([.C180];3)=&quot;_RZ&quot;;LEFT([.C180];LEN([.C180])-3);[.C180])" office:value-type="string" office:string-value="KBA05_SEG5" calcext:value-type="string">
            <text:p>KBA05_SEG5</text:p>
          </table:table-cell>
          <table:table-cell table:number-columns-repeated="3" office:value-type="string" calcext:value-type="string">
            <text:p>KBA05_SEG5</text:p>
          </table:table-cell>
          <table:table-cell table:formula="of:=[.C180]=[.D180]" office:value-type="boolean" office:boolean-value="true" calcext:value-type="boolean">
            <text:p>TRUE</text:p>
          </table:table-cell>
          <table:table-cell table:formula="of:=[.D180]=[.E180]" office:value-type="boolean" office:boolean-value="true" calcext:value-type="boolean">
            <text:p>TRUE</text:p>
          </table:table-cell>
          <table:table-cell table:formula="of:=[.B180]=[.D180]" office:value-type="boolean" office:boolean-value="true" calcext:value-type="boolean">
            <text:p>TRUE</text:p>
          </table:table-cell>
          <table:table-cell table:number-columns-repeated="2"/>
          <table:table-cell table:formula="of:=[.L180]=[.D18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RIGHT([.C181];3)=&quot;_RZ&quot;;LEFT([.C181];LEN([.C181])-3);[.C181])" office:value-type="string" office:string-value="KBA05_SEG6" calcext:value-type="string">
            <text:p>KBA05_SEG6</text:p>
          </table:table-cell>
          <table:table-cell table:number-columns-repeated="3" office:value-type="string" calcext:value-type="string">
            <text:p>KBA05_SEG6</text:p>
          </table:table-cell>
          <table:table-cell table:formula="of:=[.C181]=[.D181]" office:value-type="boolean" office:boolean-value="true" calcext:value-type="boolean">
            <text:p>TRUE</text:p>
          </table:table-cell>
          <table:table-cell table:formula="of:=[.D181]=[.E181]" office:value-type="boolean" office:boolean-value="true" calcext:value-type="boolean">
            <text:p>TRUE</text:p>
          </table:table-cell>
          <table:table-cell table:formula="of:=[.B181]=[.D181]" office:value-type="boolean" office:boolean-value="true" calcext:value-type="boolean">
            <text:p>TRUE</text:p>
          </table:table-cell>
          <table:table-cell table:number-columns-repeated="2"/>
          <table:table-cell table:formula="of:=[.L181]=[.D18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RIGHT([.C182];3)=&quot;_RZ&quot;;LEFT([.C182];LEN([.C182])-3);[.C182])" office:value-type="string" office:string-value="KBA05_SEG7" calcext:value-type="string">
            <text:p>KBA05_SEG7</text:p>
          </table:table-cell>
          <table:table-cell table:number-columns-repeated="3" office:value-type="string" calcext:value-type="string">
            <text:p>KBA05_SEG7</text:p>
          </table:table-cell>
          <table:table-cell table:formula="of:=[.C182]=[.D182]" office:value-type="boolean" office:boolean-value="true" calcext:value-type="boolean">
            <text:p>TRUE</text:p>
          </table:table-cell>
          <table:table-cell table:formula="of:=[.D182]=[.E182]" office:value-type="boolean" office:boolean-value="true" calcext:value-type="boolean">
            <text:p>TRUE</text:p>
          </table:table-cell>
          <table:table-cell table:formula="of:=[.B182]=[.D182]" office:value-type="boolean" office:boolean-value="true" calcext:value-type="boolean">
            <text:p>TRUE</text:p>
          </table:table-cell>
          <table:table-cell table:number-columns-repeated="2"/>
          <table:table-cell table:formula="of:=[.L182]=[.D18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RIGHT([.C183];3)=&quot;_RZ&quot;;LEFT([.C183];LEN([.C183])-3);[.C183])" office:value-type="string" office:string-value="KBA05_SEG8" calcext:value-type="string">
            <text:p>KBA05_SEG8</text:p>
          </table:table-cell>
          <table:table-cell table:number-columns-repeated="3" office:value-type="string" calcext:value-type="string">
            <text:p>KBA05_SEG8</text:p>
          </table:table-cell>
          <table:table-cell table:formula="of:=[.C183]=[.D183]" office:value-type="boolean" office:boolean-value="true" calcext:value-type="boolean">
            <text:p>TRUE</text:p>
          </table:table-cell>
          <table:table-cell table:formula="of:=[.D183]=[.E183]" office:value-type="boolean" office:boolean-value="true" calcext:value-type="boolean">
            <text:p>TRUE</text:p>
          </table:table-cell>
          <table:table-cell table:formula="of:=[.B183]=[.D183]" office:value-type="boolean" office:boolean-value="true" calcext:value-type="boolean">
            <text:p>TRUE</text:p>
          </table:table-cell>
          <table:table-cell table:number-columns-repeated="2"/>
          <table:table-cell table:formula="of:=[.L183]=[.D18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RIGHT([.C184];3)=&quot;_RZ&quot;;LEFT([.C184];LEN([.C184])-3);[.C184])" office:value-type="string" office:string-value="KBA05_SEG9" calcext:value-type="string">
            <text:p>KBA05_SEG9</text:p>
          </table:table-cell>
          <table:table-cell table:number-columns-repeated="3" office:value-type="string" calcext:value-type="string">
            <text:p>KBA05_SEG9</text:p>
          </table:table-cell>
          <table:table-cell table:formula="of:=[.C184]=[.D184]" office:value-type="boolean" office:boolean-value="true" calcext:value-type="boolean">
            <text:p>TRUE</text:p>
          </table:table-cell>
          <table:table-cell table:formula="of:=[.D184]=[.E184]" office:value-type="boolean" office:boolean-value="true" calcext:value-type="boolean">
            <text:p>TRUE</text:p>
          </table:table-cell>
          <table:table-cell table:formula="of:=[.B184]=[.D184]" office:value-type="boolean" office:boolean-value="true" calcext:value-type="boolean">
            <text:p>TRUE</text:p>
          </table:table-cell>
          <table:table-cell table:number-columns-repeated="2"/>
          <table:table-cell table:formula="of:=[.L184]=[.D18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SEG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RIGHT([.C185];3)=&quot;_RZ&quot;;LEFT([.C185];LEN([.C185])-3);[.C185])" office:value-type="string" office:string-value="KBA05_VORB0" calcext:value-type="string">
            <text:p>KBA05_VORB0</text:p>
          </table:table-cell>
          <table:table-cell table:number-columns-repeated="3" office:value-type="string" calcext:value-type="string">
            <text:p>KBA05_VORB0</text:p>
          </table:table-cell>
          <table:table-cell table:formula="of:=[.C185]=[.D185]" office:value-type="boolean" office:boolean-value="true" calcext:value-type="boolean">
            <text:p>TRUE</text:p>
          </table:table-cell>
          <table:table-cell table:formula="of:=[.D185]=[.E185]" office:value-type="boolean" office:boolean-value="true" calcext:value-type="boolean">
            <text:p>TRUE</text:p>
          </table:table-cell>
          <table:table-cell table:formula="of:=[.B185]=[.D185]" office:value-type="boolean" office:boolean-value="true" calcext:value-type="boolean">
            <text:p>TRUE</text:p>
          </table:table-cell>
          <table:table-cell table:number-columns-repeated="2"/>
          <table:table-cell table:formula="of:=[.L185]=[.D18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VORB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RIGHT([.C186];3)=&quot;_RZ&quot;;LEFT([.C186];LEN([.C186])-3);[.C186])" office:value-type="string" office:string-value="KBA05_VORB1" calcext:value-type="string">
            <text:p>KBA05_VORB1</text:p>
          </table:table-cell>
          <table:table-cell table:number-columns-repeated="3" office:value-type="string" calcext:value-type="string">
            <text:p>KBA05_VORB1</text:p>
          </table:table-cell>
          <table:table-cell table:formula="of:=[.C186]=[.D186]" office:value-type="boolean" office:boolean-value="true" calcext:value-type="boolean">
            <text:p>TRUE</text:p>
          </table:table-cell>
          <table:table-cell table:formula="of:=[.D186]=[.E186]" office:value-type="boolean" office:boolean-value="true" calcext:value-type="boolean">
            <text:p>TRUE</text:p>
          </table:table-cell>
          <table:table-cell table:formula="of:=[.B186]=[.D186]" office:value-type="boolean" office:boolean-value="true" calcext:value-type="boolean">
            <text:p>TRUE</text:p>
          </table:table-cell>
          <table:table-cell table:number-columns-repeated="2"/>
          <table:table-cell table:formula="of:=[.L186]=[.D18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VORB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RIGHT([.C187];3)=&quot;_RZ&quot;;LEFT([.C187];LEN([.C187])-3);[.C187])" office:value-type="string" office:string-value="KBA05_VORB2" calcext:value-type="string">
            <text:p>KBA05_VORB2</text:p>
          </table:table-cell>
          <table:table-cell table:number-columns-repeated="3" office:value-type="string" calcext:value-type="string">
            <text:p>KBA05_VORB2</text:p>
          </table:table-cell>
          <table:table-cell table:formula="of:=[.C187]=[.D187]" office:value-type="boolean" office:boolean-value="true" calcext:value-type="boolean">
            <text:p>TRUE</text:p>
          </table:table-cell>
          <table:table-cell table:formula="of:=[.D187]=[.E187]" office:value-type="boolean" office:boolean-value="true" calcext:value-type="boolean">
            <text:p>TRUE</text:p>
          </table:table-cell>
          <table:table-cell table:formula="of:=[.B187]=[.D187]" office:value-type="boolean" office:boolean-value="true" calcext:value-type="boolean">
            <text:p>TRUE</text:p>
          </table:table-cell>
          <table:table-cell table:number-columns-repeated="2"/>
          <table:table-cell table:formula="of:=[.L187]=[.D18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VORB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RIGHT([.C188];3)=&quot;_RZ&quot;;LEFT([.C188];LEN([.C188])-3);[.C188])" office:value-type="string" office:string-value="KBA05_ZUL1" calcext:value-type="string">
            <text:p>KBA05_ZUL1</text:p>
          </table:table-cell>
          <table:table-cell table:number-columns-repeated="3" office:value-type="string" calcext:value-type="string">
            <text:p>KBA05_ZUL1</text:p>
          </table:table-cell>
          <table:table-cell table:formula="of:=[.C188]=[.D188]" office:value-type="boolean" office:boolean-value="true" calcext:value-type="boolean">
            <text:p>TRUE</text:p>
          </table:table-cell>
          <table:table-cell table:formula="of:=[.D188]=[.E188]" office:value-type="boolean" office:boolean-value="true" calcext:value-type="boolean">
            <text:p>TRUE</text:p>
          </table:table-cell>
          <table:table-cell table:formula="of:=[.B188]=[.D188]" office:value-type="boolean" office:boolean-value="true" calcext:value-type="boolean">
            <text:p>TRUE</text:p>
          </table:table-cell>
          <table:table-cell table:number-columns-repeated="2"/>
          <table:table-cell table:formula="of:=[.L188]=[.D18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ZUL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RIGHT([.C189];3)=&quot;_RZ&quot;;LEFT([.C189];LEN([.C189])-3);[.C189])" office:value-type="string" office:string-value="KBA05_ZUL2" calcext:value-type="string">
            <text:p>KBA05_ZUL2</text:p>
          </table:table-cell>
          <table:table-cell table:number-columns-repeated="3" office:value-type="string" calcext:value-type="string">
            <text:p>KBA05_ZUL2</text:p>
          </table:table-cell>
          <table:table-cell table:formula="of:=[.C189]=[.D189]" office:value-type="boolean" office:boolean-value="true" calcext:value-type="boolean">
            <text:p>TRUE</text:p>
          </table:table-cell>
          <table:table-cell table:formula="of:=[.D189]=[.E189]" office:value-type="boolean" office:boolean-value="true" calcext:value-type="boolean">
            <text:p>TRUE</text:p>
          </table:table-cell>
          <table:table-cell table:formula="of:=[.B189]=[.D189]" office:value-type="boolean" office:boolean-value="true" calcext:value-type="boolean">
            <text:p>TRUE</text:p>
          </table:table-cell>
          <table:table-cell table:number-columns-repeated="2"/>
          <table:table-cell table:formula="of:=[.L189]=[.D18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ZUL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RIGHT([.C190];3)=&quot;_RZ&quot;;LEFT([.C190];LEN([.C190])-3);[.C190])" office:value-type="string" office:string-value="KBA05_ZUL3" calcext:value-type="string">
            <text:p>KBA05_ZUL3</text:p>
          </table:table-cell>
          <table:table-cell table:number-columns-repeated="3" office:value-type="string" calcext:value-type="string">
            <text:p>KBA05_ZUL3</text:p>
          </table:table-cell>
          <table:table-cell table:formula="of:=[.C190]=[.D190]" office:value-type="boolean" office:boolean-value="true" calcext:value-type="boolean">
            <text:p>TRUE</text:p>
          </table:table-cell>
          <table:table-cell table:formula="of:=[.D190]=[.E190]" office:value-type="boolean" office:boolean-value="true" calcext:value-type="boolean">
            <text:p>TRUE</text:p>
          </table:table-cell>
          <table:table-cell table:formula="of:=[.B190]=[.D190]" office:value-type="boolean" office:boolean-value="true" calcext:value-type="boolean">
            <text:p>TRUE</text:p>
          </table:table-cell>
          <table:table-cell table:number-columns-repeated="2"/>
          <table:table-cell table:formula="of:=[.L190]=[.D19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ZUL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RIGHT([.C191];3)=&quot;_RZ&quot;;LEFT([.C191];LEN([.C191])-3);[.C191])" office:value-type="string" office:string-value="KBA05_ZUL4" calcext:value-type="string">
            <text:p>KBA05_ZUL4</text:p>
          </table:table-cell>
          <table:table-cell table:number-columns-repeated="3" office:value-type="string" calcext:value-type="string">
            <text:p>KBA05_ZUL4</text:p>
          </table:table-cell>
          <table:table-cell table:formula="of:=[.C191]=[.D191]" office:value-type="boolean" office:boolean-value="true" calcext:value-type="boolean">
            <text:p>TRUE</text:p>
          </table:table-cell>
          <table:table-cell table:formula="of:=[.D191]=[.E191]" office:value-type="boolean" office:boolean-value="true" calcext:value-type="boolean">
            <text:p>TRUE</text:p>
          </table:table-cell>
          <table:table-cell table:formula="of:=[.B191]=[.D191]" office:value-type="boolean" office:boolean-value="true" calcext:value-type="boolean">
            <text:p>TRUE</text:p>
          </table:table-cell>
          <table:table-cell table:number-columns-repeated="2"/>
          <table:table-cell table:formula="of:=[.L191]=[.D19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05_ZUL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RIGHT([.C192];3)=&quot;_RZ&quot;;LEFT([.C192];LEN([.C192])-3);[.C192])" office:value-type="string" office:string-value="KBA13_ALTERHALTER_30" calcext:value-type="string">
            <text:p>KBA13_ALTERHALTER_30</text:p>
          </table:table-cell>
          <table:table-cell table:number-columns-repeated="3" office:value-type="string" calcext:value-type="string">
            <text:p>KBA13_ALTERHALTER_30</text:p>
          </table:table-cell>
          <table:table-cell table:formula="of:=[.C192]=[.D192]" office:value-type="boolean" office:boolean-value="true" calcext:value-type="boolean">
            <text:p>TRUE</text:p>
          </table:table-cell>
          <table:table-cell table:formula="of:=[.D192]=[.E192]" office:value-type="boolean" office:boolean-value="true" calcext:value-type="boolean">
            <text:p>TRUE</text:p>
          </table:table-cell>
          <table:table-cell table:formula="of:=[.B192]=[.D192]" office:value-type="boolean" office:boolean-value="true" calcext:value-type="boolean">
            <text:p>TRUE</text:p>
          </table:table-cell>
          <table:table-cell table:number-columns-repeated="2"/>
          <table:table-cell table:formula="of:=[.L192]=[.D19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ALTERHALTER_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RIGHT([.C193];3)=&quot;_RZ&quot;;LEFT([.C193];LEN([.C193])-3);[.C193])" office:value-type="string" office:string-value="KBA13_ALTERHALTER_45" calcext:value-type="string">
            <text:p>KBA13_ALTERHALTER_45</text:p>
          </table:table-cell>
          <table:table-cell table:number-columns-repeated="3" office:value-type="string" calcext:value-type="string">
            <text:p>KBA13_ALTERHALTER_45</text:p>
          </table:table-cell>
          <table:table-cell table:formula="of:=[.C193]=[.D193]" office:value-type="boolean" office:boolean-value="true" calcext:value-type="boolean">
            <text:p>TRUE</text:p>
          </table:table-cell>
          <table:table-cell table:formula="of:=[.D193]=[.E193]" office:value-type="boolean" office:boolean-value="true" calcext:value-type="boolean">
            <text:p>TRUE</text:p>
          </table:table-cell>
          <table:table-cell table:formula="of:=[.B193]=[.D193]" office:value-type="boolean" office:boolean-value="true" calcext:value-type="boolean">
            <text:p>TRUE</text:p>
          </table:table-cell>
          <table:table-cell table:number-columns-repeated="2"/>
          <table:table-cell table:formula="of:=[.L193]=[.D19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ALTERHALTER_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RIGHT([.C194];3)=&quot;_RZ&quot;;LEFT([.C194];LEN([.C194])-3);[.C194])" office:value-type="string" office:string-value="KBA13_ALTERHALTER_60" calcext:value-type="string">
            <text:p>KBA13_ALTERHALTER_60</text:p>
          </table:table-cell>
          <table:table-cell table:number-columns-repeated="3" office:value-type="string" calcext:value-type="string">
            <text:p>KBA13_ALTERHALTER_60</text:p>
          </table:table-cell>
          <table:table-cell table:formula="of:=[.C194]=[.D194]" office:value-type="boolean" office:boolean-value="true" calcext:value-type="boolean">
            <text:p>TRUE</text:p>
          </table:table-cell>
          <table:table-cell table:formula="of:=[.D194]=[.E194]" office:value-type="boolean" office:boolean-value="true" calcext:value-type="boolean">
            <text:p>TRUE</text:p>
          </table:table-cell>
          <table:table-cell table:formula="of:=[.B194]=[.D194]" office:value-type="boolean" office:boolean-value="true" calcext:value-type="boolean">
            <text:p>TRUE</text:p>
          </table:table-cell>
          <table:table-cell table:number-columns-repeated="2"/>
          <table:table-cell table:formula="of:=[.L194]=[.D19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ALTERHALTER_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RIGHT([.C195];3)=&quot;_RZ&quot;;LEFT([.C195];LEN([.C195])-3);[.C195])" office:value-type="string" office:string-value="KBA13_ALTERHALTER_61" calcext:value-type="string">
            <text:p>KBA13_ALTERHALTER_61</text:p>
          </table:table-cell>
          <table:table-cell table:number-columns-repeated="3" office:value-type="string" calcext:value-type="string">
            <text:p>KBA13_ALTERHALTER_61</text:p>
          </table:table-cell>
          <table:table-cell table:formula="of:=[.C195]=[.D195]" office:value-type="boolean" office:boolean-value="true" calcext:value-type="boolean">
            <text:p>TRUE</text:p>
          </table:table-cell>
          <table:table-cell table:formula="of:=[.D195]=[.E195]" office:value-type="boolean" office:boolean-value="true" calcext:value-type="boolean">
            <text:p>TRUE</text:p>
          </table:table-cell>
          <table:table-cell table:formula="of:=[.B195]=[.D195]" office:value-type="boolean" office:boolean-value="true" calcext:value-type="boolean">
            <text:p>TRUE</text:p>
          </table:table-cell>
          <table:table-cell table:number-columns-repeated="2"/>
          <table:table-cell table:formula="of:=[.L195]=[.D19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ALTERHALTER_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RIGHT([.C196];3)=&quot;_RZ&quot;;LEFT([.C196];LEN([.C196])-3);[.C19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1</text:p>
          </table:table-cell>
          <table:table-cell table:formula="of:=[.C196]=[.D196]" office:value-type="boolean" office:boolean-value="false" calcext:value-type="boolean">
            <text:p>FALSE</text:p>
          </table:table-cell>
          <table:table-cell table:formula="of:=[.D196]=[.E196]" office:value-type="boolean" office:boolean-value="true" calcext:value-type="boolean">
            <text:p>TRUE</text:p>
          </table:table-cell>
          <table:table-cell table:formula="of:=[.B196]=[.D19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96]=[.D19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ANTG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RIGHT([.C197];3)=&quot;_RZ&quot;;LEFT([.C197];LEN([.C197])-3);[.C19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2</text:p>
          </table:table-cell>
          <table:table-cell table:formula="of:=[.C197]=[.D197]" office:value-type="boolean" office:boolean-value="false" calcext:value-type="boolean">
            <text:p>FALSE</text:p>
          </table:table-cell>
          <table:table-cell table:formula="of:=[.D197]=[.E197]" office:value-type="boolean" office:boolean-value="true" calcext:value-type="boolean">
            <text:p>TRUE</text:p>
          </table:table-cell>
          <table:table-cell table:formula="of:=[.B197]=[.D19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97]=[.D19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ANTG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RIGHT([.C198];3)=&quot;_RZ&quot;;LEFT([.C198];LEN([.C198])-3);[.C19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3</text:p>
          </table:table-cell>
          <table:table-cell table:formula="of:=[.C198]=[.D198]" office:value-type="boolean" office:boolean-value="false" calcext:value-type="boolean">
            <text:p>FALSE</text:p>
          </table:table-cell>
          <table:table-cell table:formula="of:=[.D198]=[.E198]" office:value-type="boolean" office:boolean-value="true" calcext:value-type="boolean">
            <text:p>TRUE</text:p>
          </table:table-cell>
          <table:table-cell table:formula="of:=[.B198]=[.D19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98]=[.D19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ANTG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RIGHT([.C199];3)=&quot;_RZ&quot;;LEFT([.C199];LEN([.C199])-3);[.C19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ANTG4</text:p>
          </table:table-cell>
          <table:table-cell table:formula="of:=[.C199]=[.D199]" office:value-type="boolean" office:boolean-value="false" calcext:value-type="boolean">
            <text:p>FALSE</text:p>
          </table:table-cell>
          <table:table-cell table:formula="of:=[.D199]=[.E199]" office:value-type="boolean" office:boolean-value="true" calcext:value-type="boolean">
            <text:p>TRUE</text:p>
          </table:table-cell>
          <table:table-cell table:formula="of:=[.B199]=[.D19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199]=[.D19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ANTG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RIGHT([.C200];3)=&quot;_RZ&quot;;LEFT([.C200];LEN([.C200])-3);[.C200])" office:value-type="string" office:string-value="KBA13_ANZAHL_PKW" calcext:value-type="string">
            <text:p>KBA13_ANZAHL_PKW</text:p>
          </table:table-cell>
          <table:table-cell table:number-columns-repeated="3" office:value-type="string" calcext:value-type="string">
            <text:p>KBA13_ANZAHL_PKW</text:p>
          </table:table-cell>
          <table:table-cell table:formula="of:=[.C200]=[.D200]" office:value-type="boolean" office:boolean-value="true" calcext:value-type="boolean">
            <text:p>TRUE</text:p>
          </table:table-cell>
          <table:table-cell table:formula="of:=[.D200]=[.E200]" office:value-type="boolean" office:boolean-value="true" calcext:value-type="boolean">
            <text:p>TRUE</text:p>
          </table:table-cell>
          <table:table-cell table:formula="of:=[.B200]=[.D200]" office:value-type="boolean" office:boolean-value="true" calcext:value-type="boolean">
            <text:p>TRUE</text:p>
          </table:table-cell>
          <table:table-cell table:number-columns-repeated="2"/>
          <table:table-cell table:formula="of:=[.L200]=[.D20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ANZAHL_PKW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RIGHT([.C201];3)=&quot;_RZ&quot;;LEFT([.C201];LEN([.C201])-3);[.C201])" office:value-type="string" office:string-value="KBA13_AUDI" calcext:value-type="string">
            <text:p>KBA13_AUDI</text:p>
          </table:table-cell>
          <table:table-cell table:number-columns-repeated="3" office:value-type="string" calcext:value-type="string">
            <text:p>KBA13_AUDI</text:p>
          </table:table-cell>
          <table:table-cell table:formula="of:=[.C201]=[.D201]" office:value-type="boolean" office:boolean-value="true" calcext:value-type="boolean">
            <text:p>TRUE</text:p>
          </table:table-cell>
          <table:table-cell table:formula="of:=[.D201]=[.E201]" office:value-type="boolean" office:boolean-value="true" calcext:value-type="boolean">
            <text:p>TRUE</text:p>
          </table:table-cell>
          <table:table-cell table:formula="of:=[.B201]=[.D201]" office:value-type="boolean" office:boolean-value="true" calcext:value-type="boolean">
            <text:p>TRUE</text:p>
          </table:table-cell>
          <table:table-cell table:number-columns-repeated="2"/>
          <table:table-cell table:formula="of:=[.L201]=[.D20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AUD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RIGHT([.C202];3)=&quot;_RZ&quot;;LEFT([.C202];LEN([.C202])-3);[.C202])" office:value-type="string" office:string-value="KBA13_AUTOQUOTE" calcext:value-type="string">
            <text:p>KBA13_AUTOQUOTE</text:p>
          </table:table-cell>
          <table:table-cell table:number-columns-repeated="3" office:value-type="string" calcext:value-type="string">
            <text:p>KBA13_AUTOQUOTE</text:p>
          </table:table-cell>
          <table:table-cell table:formula="of:=[.C202]=[.D202]" office:value-type="boolean" office:boolean-value="true" calcext:value-type="boolean">
            <text:p>TRUE</text:p>
          </table:table-cell>
          <table:table-cell table:formula="of:=[.D202]=[.E202]" office:value-type="boolean" office:boolean-value="true" calcext:value-type="boolean">
            <text:p>TRUE</text:p>
          </table:table-cell>
          <table:table-cell table:formula="of:=[.B202]=[.D202]" office:value-type="boolean" office:boolean-value="true" calcext:value-type="boolean">
            <text:p>TRUE</text:p>
          </table:table-cell>
          <table:table-cell table:number-columns-repeated="2"/>
          <table:table-cell table:formula="of:=[.L202]=[.D20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AUTOQUOT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RIGHT([.C203];3)=&quot;_RZ&quot;;LEFT([.C203];LEN([.C203])-3);[.C20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BAUMAX</text:p>
          </table:table-cell>
          <table:table-cell table:formula="of:=[.C203]=[.D203]" office:value-type="boolean" office:boolean-value="false" calcext:value-type="boolean">
            <text:p>FALSE</text:p>
          </table:table-cell>
          <table:table-cell table:formula="of:=[.D203]=[.E203]" office:value-type="boolean" office:boolean-value="true" calcext:value-type="boolean">
            <text:p>TRUE</text:p>
          </table:table-cell>
          <table:table-cell table:formula="of:=[.B203]=[.D20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03]=[.D20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BAUMAX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RIGHT([.C204];3)=&quot;_RZ&quot;;LEFT([.C204];LEN([.C204])-3);[.C204])" office:value-type="string" office:string-value="KBA13_BJ_1999" calcext:value-type="string">
            <text:p>KBA13_BJ_1999</text:p>
          </table:table-cell>
          <table:table-cell table:number-columns-repeated="3" office:value-type="string" calcext:value-type="string">
            <text:p>KBA13_BJ_1999</text:p>
          </table:table-cell>
          <table:table-cell table:formula="of:=[.C204]=[.D204]" office:value-type="boolean" office:boolean-value="true" calcext:value-type="boolean">
            <text:p>TRUE</text:p>
          </table:table-cell>
          <table:table-cell table:formula="of:=[.D204]=[.E204]" office:value-type="boolean" office:boolean-value="true" calcext:value-type="boolean">
            <text:p>TRUE</text:p>
          </table:table-cell>
          <table:table-cell table:formula="of:=[.B204]=[.D204]" office:value-type="boolean" office:boolean-value="true" calcext:value-type="boolean">
            <text:p>TRUE</text:p>
          </table:table-cell>
          <table:table-cell table:number-columns-repeated="2"/>
          <table:table-cell table:formula="of:=[.L204]=[.D20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BJ_19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RIGHT([.C205];3)=&quot;_RZ&quot;;LEFT([.C205];LEN([.C205])-3);[.C205])" office:value-type="string" office:string-value="KBA13_BJ_2000" calcext:value-type="string">
            <text:p>KBA13_BJ_2000</text:p>
          </table:table-cell>
          <table:table-cell table:number-columns-repeated="3" office:value-type="string" calcext:value-type="string">
            <text:p>KBA13_BJ_2000</text:p>
          </table:table-cell>
          <table:table-cell table:formula="of:=[.C205]=[.D205]" office:value-type="boolean" office:boolean-value="true" calcext:value-type="boolean">
            <text:p>TRUE</text:p>
          </table:table-cell>
          <table:table-cell table:formula="of:=[.D205]=[.E205]" office:value-type="boolean" office:boolean-value="true" calcext:value-type="boolean">
            <text:p>TRUE</text:p>
          </table:table-cell>
          <table:table-cell table:formula="of:=[.B205]=[.D205]" office:value-type="boolean" office:boolean-value="true" calcext:value-type="boolean">
            <text:p>TRUE</text:p>
          </table:table-cell>
          <table:table-cell table:number-columns-repeated="2"/>
          <table:table-cell table:formula="of:=[.L205]=[.D20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BJ_2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RIGHT([.C206];3)=&quot;_RZ&quot;;LEFT([.C206];LEN([.C206])-3);[.C206])" office:value-type="string" office:string-value="KBA13_BJ_2004" calcext:value-type="string">
            <text:p>KBA13_BJ_2004</text:p>
          </table:table-cell>
          <table:table-cell table:number-columns-repeated="3" office:value-type="string" calcext:value-type="string">
            <text:p>KBA13_BJ_2004</text:p>
          </table:table-cell>
          <table:table-cell table:formula="of:=[.C206]=[.D206]" office:value-type="boolean" office:boolean-value="true" calcext:value-type="boolean">
            <text:p>TRUE</text:p>
          </table:table-cell>
          <table:table-cell table:formula="of:=[.D206]=[.E206]" office:value-type="boolean" office:boolean-value="true" calcext:value-type="boolean">
            <text:p>TRUE</text:p>
          </table:table-cell>
          <table:table-cell table:formula="of:=[.B206]=[.D206]" office:value-type="boolean" office:boolean-value="true" calcext:value-type="boolean">
            <text:p>TRUE</text:p>
          </table:table-cell>
          <table:table-cell table:number-columns-repeated="2"/>
          <table:table-cell table:formula="of:=[.L206]=[.D20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BJ_20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RIGHT([.C207];3)=&quot;_RZ&quot;;LEFT([.C207];LEN([.C207])-3);[.C207])" office:value-type="string" office:string-value="KBA13_BJ_2006" calcext:value-type="string">
            <text:p>KBA13_BJ_2006</text:p>
          </table:table-cell>
          <table:table-cell table:number-columns-repeated="3" office:value-type="string" calcext:value-type="string">
            <text:p>KBA13_BJ_2006</text:p>
          </table:table-cell>
          <table:table-cell table:formula="of:=[.C207]=[.D207]" office:value-type="boolean" office:boolean-value="true" calcext:value-type="boolean">
            <text:p>TRUE</text:p>
          </table:table-cell>
          <table:table-cell table:formula="of:=[.D207]=[.E207]" office:value-type="boolean" office:boolean-value="true" calcext:value-type="boolean">
            <text:p>TRUE</text:p>
          </table:table-cell>
          <table:table-cell table:formula="of:=[.B207]=[.D207]" office:value-type="boolean" office:boolean-value="true" calcext:value-type="boolean">
            <text:p>TRUE</text:p>
          </table:table-cell>
          <table:table-cell table:number-columns-repeated="2"/>
          <table:table-cell table:formula="of:=[.L207]=[.D20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BJ_20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RIGHT([.C208];3)=&quot;_RZ&quot;;LEFT([.C208];LEN([.C208])-3);[.C208])" office:value-type="string" office:string-value="KBA13_BJ_2008" calcext:value-type="string">
            <text:p>KBA13_BJ_2008</text:p>
          </table:table-cell>
          <table:table-cell table:number-columns-repeated="3" office:value-type="string" calcext:value-type="string">
            <text:p>KBA13_BJ_2008</text:p>
          </table:table-cell>
          <table:table-cell table:formula="of:=[.C208]=[.D208]" office:value-type="boolean" office:boolean-value="true" calcext:value-type="boolean">
            <text:p>TRUE</text:p>
          </table:table-cell>
          <table:table-cell table:formula="of:=[.D208]=[.E208]" office:value-type="boolean" office:boolean-value="true" calcext:value-type="boolean">
            <text:p>TRUE</text:p>
          </table:table-cell>
          <table:table-cell table:formula="of:=[.B208]=[.D208]" office:value-type="boolean" office:boolean-value="true" calcext:value-type="boolean">
            <text:p>TRUE</text:p>
          </table:table-cell>
          <table:table-cell table:number-columns-repeated="2"/>
          <table:table-cell table:formula="of:=[.L208]=[.D20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BJ_20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RIGHT([.C209];3)=&quot;_RZ&quot;;LEFT([.C209];LEN([.C209])-3);[.C209])" office:value-type="string" office:string-value="KBA13_BJ_2009" calcext:value-type="string">
            <text:p>KBA13_BJ_2009</text:p>
          </table:table-cell>
          <table:table-cell table:number-columns-repeated="3" office:value-type="string" calcext:value-type="string">
            <text:p>KBA13_BJ_2009</text:p>
          </table:table-cell>
          <table:table-cell table:formula="of:=[.C209]=[.D209]" office:value-type="boolean" office:boolean-value="true" calcext:value-type="boolean">
            <text:p>TRUE</text:p>
          </table:table-cell>
          <table:table-cell table:formula="of:=[.D209]=[.E209]" office:value-type="boolean" office:boolean-value="true" calcext:value-type="boolean">
            <text:p>TRUE</text:p>
          </table:table-cell>
          <table:table-cell table:formula="of:=[.B209]=[.D209]" office:value-type="boolean" office:boolean-value="true" calcext:value-type="boolean">
            <text:p>TRUE</text:p>
          </table:table-cell>
          <table:table-cell table:number-columns-repeated="2"/>
          <table:table-cell table:formula="of:=[.L209]=[.D20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BJ_20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RIGHT([.C210];3)=&quot;_RZ&quot;;LEFT([.C210];LEN([.C210])-3);[.C210])" office:value-type="string" office:string-value="KBA13_BMW" calcext:value-type="string">
            <text:p>KBA13_BMW</text:p>
          </table:table-cell>
          <table:table-cell table:number-columns-repeated="3" office:value-type="string" calcext:value-type="string">
            <text:p>KBA13_BMW</text:p>
          </table:table-cell>
          <table:table-cell table:formula="of:=[.C210]=[.D210]" office:value-type="boolean" office:boolean-value="true" calcext:value-type="boolean">
            <text:p>TRUE</text:p>
          </table:table-cell>
          <table:table-cell table:formula="of:=[.D210]=[.E210]" office:value-type="boolean" office:boolean-value="true" calcext:value-type="boolean">
            <text:p>TRUE</text:p>
          </table:table-cell>
          <table:table-cell table:formula="of:=[.B210]=[.D210]" office:value-type="boolean" office:boolean-value="true" calcext:value-type="boolean">
            <text:p>TRUE</text:p>
          </table:table-cell>
          <table:table-cell table:number-columns-repeated="2"/>
          <table:table-cell table:formula="of:=[.L210]=[.D21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BMW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RIGHT([.C211];3)=&quot;_RZ&quot;;LEFT([.C211];LEN([.C211])-3);[.C211])" office:value-type="string" office:string-value="KBA13_CCM_0_1400" calcext:value-type="string">
            <text:p>KBA13_CCM_0_1400</text:p>
          </table:table-cell>
          <table:table-cell table:number-columns-repeated="3" office:value-type="string" calcext:value-type="string">
            <text:p>KBA13_CCM_0_1400</text:p>
          </table:table-cell>
          <table:table-cell table:formula="of:=[.C211]=[.D211]" office:value-type="boolean" office:boolean-value="true" calcext:value-type="boolean">
            <text:p>TRUE</text:p>
          </table:table-cell>
          <table:table-cell table:formula="of:=[.D211]=[.E211]" office:value-type="boolean" office:boolean-value="true" calcext:value-type="boolean">
            <text:p>TRUE</text:p>
          </table:table-cell>
          <table:table-cell table:formula="of:=[.B211]=[.D211]" office:value-type="boolean" office:boolean-value="true" calcext:value-type="boolean">
            <text:p>TRUE</text:p>
          </table:table-cell>
          <table:table-cell table:number-columns-repeated="2"/>
          <table:table-cell table:formula="of:=[.L211]=[.D21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0_14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RIGHT([.C212];3)=&quot;_RZ&quot;;LEFT([.C212];LEN([.C212])-3);[.C212])" office:value-type="string" office:string-value="KBA13_CCM_1000" calcext:value-type="string">
            <text:p>KBA13_CCM_1000</text:p>
          </table:table-cell>
          <table:table-cell table:number-columns-repeated="3" office:value-type="string" calcext:value-type="string">
            <text:p>KBA13_CCM_1000</text:p>
          </table:table-cell>
          <table:table-cell table:formula="of:=[.C212]=[.D212]" office:value-type="boolean" office:boolean-value="true" calcext:value-type="boolean">
            <text:p>TRUE</text:p>
          </table:table-cell>
          <table:table-cell table:formula="of:=[.D212]=[.E212]" office:value-type="boolean" office:boolean-value="true" calcext:value-type="boolean">
            <text:p>TRUE</text:p>
          </table:table-cell>
          <table:table-cell table:formula="of:=[.B212]=[.D212]" office:value-type="boolean" office:boolean-value="true" calcext:value-type="boolean">
            <text:p>TRUE</text:p>
          </table:table-cell>
          <table:table-cell table:number-columns-repeated="2"/>
          <table:table-cell table:formula="of:=[.L212]=[.D21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1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RIGHT([.C213];3)=&quot;_RZ&quot;;LEFT([.C213];LEN([.C213])-3);[.C213])" office:value-type="string" office:string-value="KBA13_CCM_1200" calcext:value-type="string">
            <text:p>KBA13_CCM_1200</text:p>
          </table:table-cell>
          <table:table-cell table:number-columns-repeated="3" office:value-type="string" calcext:value-type="string">
            <text:p>KBA13_CCM_1200</text:p>
          </table:table-cell>
          <table:table-cell table:formula="of:=[.C213]=[.D213]" office:value-type="boolean" office:boolean-value="true" calcext:value-type="boolean">
            <text:p>TRUE</text:p>
          </table:table-cell>
          <table:table-cell table:formula="of:=[.D213]=[.E213]" office:value-type="boolean" office:boolean-value="true" calcext:value-type="boolean">
            <text:p>TRUE</text:p>
          </table:table-cell>
          <table:table-cell table:formula="of:=[.B213]=[.D213]" office:value-type="boolean" office:boolean-value="true" calcext:value-type="boolean">
            <text:p>TRUE</text:p>
          </table:table-cell>
          <table:table-cell table:number-columns-repeated="2"/>
          <table:table-cell table:formula="of:=[.L213]=[.D21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12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RIGHT([.C214];3)=&quot;_RZ&quot;;LEFT([.C214];LEN([.C214])-3);[.C214])" office:value-type="string" office:string-value="KBA13_CCM_1400" calcext:value-type="string">
            <text:p>KBA13_CCM_1400</text:p>
          </table:table-cell>
          <table:table-cell table:number-columns-repeated="3" office:value-type="string" calcext:value-type="string">
            <text:p>KBA13_CCM_1400</text:p>
          </table:table-cell>
          <table:table-cell table:formula="of:=[.C214]=[.D214]" office:value-type="boolean" office:boolean-value="true" calcext:value-type="boolean">
            <text:p>TRUE</text:p>
          </table:table-cell>
          <table:table-cell table:formula="of:=[.D214]=[.E214]" office:value-type="boolean" office:boolean-value="true" calcext:value-type="boolean">
            <text:p>TRUE</text:p>
          </table:table-cell>
          <table:table-cell table:formula="of:=[.B214]=[.D214]" office:value-type="boolean" office:boolean-value="true" calcext:value-type="boolean">
            <text:p>TRUE</text:p>
          </table:table-cell>
          <table:table-cell table:number-columns-repeated="2"/>
          <table:table-cell table:formula="of:=[.L214]=[.D21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14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RIGHT([.C215];3)=&quot;_RZ&quot;;LEFT([.C215];LEN([.C215])-3);[.C215])" office:value-type="string" office:string-value="KBA13_CCM_1400_2500" calcext:value-type="string">
            <text:p>KBA13_CCM_1400_2500</text:p>
          </table:table-cell>
          <table:table-cell table:style-name="ce7" office:value-type="string" calcext:value-type="string">
            <text:p>KBA13_CCM_1400_2500</text:p>
          </table:table-cell>
          <table:table-cell table:number-columns-repeated="2" office:value-type="string" calcext:value-type="string">
            <text:p>KBA13_CCM_1401_2500</text:p>
          </table:table-cell>
          <table:table-cell table:formula="of:=[.C215]=[.D215]" office:value-type="boolean" office:boolean-value="false" calcext:value-type="boolean">
            <text:p>FALSE</text:p>
          </table:table-cell>
          <table:table-cell table:formula="of:=[.D215]=[.E215]" office:value-type="boolean" office:boolean-value="true" calcext:value-type="boolean">
            <text:p>TRUE</text:p>
          </table:table-cell>
          <table:table-cell table:formula="of:=[.B215]=[.D215]" office:value-type="boolean" office:boolean-value="false" calcext:value-type="boolean">
            <text:p>FALSE</text:p>
          </table:table-cell>
          <table:table-cell office:value-type="string" calcext:value-type="string">
            <text:p>Misspelled column name</text:p>
          </table:table-cell>
          <table:table-cell/>
          <table:table-cell table:formula="of:=[.L215]=[.D215]" office:value-type="boolean" office:boolean-value="true" calcext:value-type="boolean">
            <text:p>TRUE</text:p>
          </table:table-cell>
          <table:table-cell table:number-columns-repeated="2" table:style-name="ce8" office:value-type="string" calcext:value-type="string">
            <text:p>KBA13_CCM_1401_2500</text:p>
          </table:table-cell>
          <table:table-cell table:style-name="ce8" office:value-type="string" calcext:value-type="string">
            <text:p>KBA13_CCM_1400_25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RIGHT([.C216];3)=&quot;_RZ&quot;;LEFT([.C216];LEN([.C216])-3);[.C216])" office:value-type="string" office:string-value="KBA13_CCM_1500" calcext:value-type="string">
            <text:p>KBA13_CCM_1500</text:p>
          </table:table-cell>
          <table:table-cell table:number-columns-repeated="3" office:value-type="string" calcext:value-type="string">
            <text:p>KBA13_CCM_1500</text:p>
          </table:table-cell>
          <table:table-cell table:formula="of:=[.C216]=[.D216]" office:value-type="boolean" office:boolean-value="true" calcext:value-type="boolean">
            <text:p>TRUE</text:p>
          </table:table-cell>
          <table:table-cell table:formula="of:=[.D216]=[.E216]" office:value-type="boolean" office:boolean-value="true" calcext:value-type="boolean">
            <text:p>TRUE</text:p>
          </table:table-cell>
          <table:table-cell table:formula="of:=[.B216]=[.D216]" office:value-type="boolean" office:boolean-value="true" calcext:value-type="boolean">
            <text:p>TRUE</text:p>
          </table:table-cell>
          <table:table-cell table:number-columns-repeated="2"/>
          <table:table-cell table:formula="of:=[.L216]=[.D21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15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RIGHT([.C217];3)=&quot;_RZ&quot;;LEFT([.C217];LEN([.C217])-3);[.C217])" office:value-type="string" office:string-value="KBA13_CCM_1600" calcext:value-type="string">
            <text:p>KBA13_CCM_1600</text:p>
          </table:table-cell>
          <table:table-cell table:number-columns-repeated="3" office:value-type="string" calcext:value-type="string">
            <text:p>KBA13_CCM_1600</text:p>
          </table:table-cell>
          <table:table-cell table:formula="of:=[.C217]=[.D217]" office:value-type="boolean" office:boolean-value="true" calcext:value-type="boolean">
            <text:p>TRUE</text:p>
          </table:table-cell>
          <table:table-cell table:formula="of:=[.D217]=[.E217]" office:value-type="boolean" office:boolean-value="true" calcext:value-type="boolean">
            <text:p>TRUE</text:p>
          </table:table-cell>
          <table:table-cell table:formula="of:=[.B217]=[.D217]" office:value-type="boolean" office:boolean-value="true" calcext:value-type="boolean">
            <text:p>TRUE</text:p>
          </table:table-cell>
          <table:table-cell table:number-columns-repeated="2"/>
          <table:table-cell table:formula="of:=[.L217]=[.D21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16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RIGHT([.C218];3)=&quot;_RZ&quot;;LEFT([.C218];LEN([.C218])-3);[.C218])" office:value-type="string" office:string-value="KBA13_CCM_1800" calcext:value-type="string">
            <text:p>KBA13_CCM_1800</text:p>
          </table:table-cell>
          <table:table-cell table:number-columns-repeated="3" office:value-type="string" calcext:value-type="string">
            <text:p>KBA13_CCM_1800</text:p>
          </table:table-cell>
          <table:table-cell table:formula="of:=[.C218]=[.D218]" office:value-type="boolean" office:boolean-value="true" calcext:value-type="boolean">
            <text:p>TRUE</text:p>
          </table:table-cell>
          <table:table-cell table:formula="of:=[.D218]=[.E218]" office:value-type="boolean" office:boolean-value="true" calcext:value-type="boolean">
            <text:p>TRUE</text:p>
          </table:table-cell>
          <table:table-cell table:formula="of:=[.B218]=[.D218]" office:value-type="boolean" office:boolean-value="true" calcext:value-type="boolean">
            <text:p>TRUE</text:p>
          </table:table-cell>
          <table:table-cell table:number-columns-repeated="2"/>
          <table:table-cell table:formula="of:=[.L218]=[.D21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18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RIGHT([.C219];3)=&quot;_RZ&quot;;LEFT([.C219];LEN([.C219])-3);[.C219])" office:value-type="string" office:string-value="KBA13_CCM_2000" calcext:value-type="string">
            <text:p>KBA13_CCM_2000</text:p>
          </table:table-cell>
          <table:table-cell table:number-columns-repeated="3" office:value-type="string" calcext:value-type="string">
            <text:p>KBA13_CCM_2000</text:p>
          </table:table-cell>
          <table:table-cell table:formula="of:=[.C219]=[.D219]" office:value-type="boolean" office:boolean-value="true" calcext:value-type="boolean">
            <text:p>TRUE</text:p>
          </table:table-cell>
          <table:table-cell table:formula="of:=[.D219]=[.E219]" office:value-type="boolean" office:boolean-value="true" calcext:value-type="boolean">
            <text:p>TRUE</text:p>
          </table:table-cell>
          <table:table-cell table:formula="of:=[.B219]=[.D219]" office:value-type="boolean" office:boolean-value="true" calcext:value-type="boolean">
            <text:p>TRUE</text:p>
          </table:table-cell>
          <table:table-cell table:number-columns-repeated="2"/>
          <table:table-cell table:formula="of:=[.L219]=[.D21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20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RIGHT([.C220];3)=&quot;_RZ&quot;;LEFT([.C220];LEN([.C220])-3);[.C220])" office:value-type="string" office:string-value="KBA13_CCM_2500" calcext:value-type="string">
            <text:p>KBA13_CCM_2500</text:p>
          </table:table-cell>
          <table:table-cell table:number-columns-repeated="3" office:value-type="string" calcext:value-type="string">
            <text:p>KBA13_CCM_2500</text:p>
          </table:table-cell>
          <table:table-cell table:formula="of:=[.C220]=[.D220]" office:value-type="boolean" office:boolean-value="true" calcext:value-type="boolean">
            <text:p>TRUE</text:p>
          </table:table-cell>
          <table:table-cell table:formula="of:=[.D220]=[.E220]" office:value-type="boolean" office:boolean-value="true" calcext:value-type="boolean">
            <text:p>TRUE</text:p>
          </table:table-cell>
          <table:table-cell table:formula="of:=[.B220]=[.D220]" office:value-type="boolean" office:boolean-value="true" calcext:value-type="boolean">
            <text:p>TRUE</text:p>
          </table:table-cell>
          <table:table-cell table:number-columns-repeated="2"/>
          <table:table-cell table:formula="of:=[.L220]=[.D22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25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RIGHT([.C221];3)=&quot;_RZ&quot;;LEFT([.C221];LEN([.C221])-3);[.C221])" office:value-type="string" office:string-value="KBA13_CCM_2501" calcext:value-type="string">
            <text:p>KBA13_CCM_2501</text:p>
          </table:table-cell>
          <table:table-cell table:number-columns-repeated="3" office:value-type="string" calcext:value-type="string">
            <text:p>KBA13_CCM_2501</text:p>
          </table:table-cell>
          <table:table-cell table:formula="of:=[.C221]=[.D221]" office:value-type="boolean" office:boolean-value="true" calcext:value-type="boolean">
            <text:p>TRUE</text:p>
          </table:table-cell>
          <table:table-cell table:formula="of:=[.D221]=[.E221]" office:value-type="boolean" office:boolean-value="true" calcext:value-type="boolean">
            <text:p>TRUE</text:p>
          </table:table-cell>
          <table:table-cell table:formula="of:=[.B221]=[.D221]" office:value-type="boolean" office:boolean-value="true" calcext:value-type="boolean">
            <text:p>TRUE</text:p>
          </table:table-cell>
          <table:table-cell table:number-columns-repeated="2"/>
          <table:table-cell table:formula="of:=[.L221]=[.D22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25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RIGHT([.C222];3)=&quot;_RZ&quot;;LEFT([.C222];LEN([.C222])-3);[.C222])" office:value-type="string" office:string-value="KBA13_CCM_3000" calcext:value-type="string">
            <text:p>KBA13_CCM_3000</text:p>
          </table:table-cell>
          <table:table-cell table:number-columns-repeated="3" office:value-type="string" calcext:value-type="string">
            <text:p>KBA13_CCM_3000</text:p>
          </table:table-cell>
          <table:table-cell table:formula="of:=[.C222]=[.D222]" office:value-type="boolean" office:boolean-value="true" calcext:value-type="boolean">
            <text:p>TRUE</text:p>
          </table:table-cell>
          <table:table-cell table:formula="of:=[.D222]=[.E222]" office:value-type="boolean" office:boolean-value="true" calcext:value-type="boolean">
            <text:p>TRUE</text:p>
          </table:table-cell>
          <table:table-cell table:formula="of:=[.B222]=[.D222]" office:value-type="boolean" office:boolean-value="true" calcext:value-type="boolean">
            <text:p>TRUE</text:p>
          </table:table-cell>
          <table:table-cell table:number-columns-repeated="2"/>
          <table:table-cell table:formula="of:=[.L222]=[.D22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3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RIGHT([.C223];3)=&quot;_RZ&quot;;LEFT([.C223];LEN([.C223])-3);[.C223])" office:value-type="string" office:string-value="KBA13_CCM_3001" calcext:value-type="string">
            <text:p>KBA13_CCM_3001</text:p>
          </table:table-cell>
          <table:table-cell table:number-columns-repeated="3" office:value-type="string" calcext:value-type="string">
            <text:p>KBA13_CCM_3001</text:p>
          </table:table-cell>
          <table:table-cell table:formula="of:=[.C223]=[.D223]" office:value-type="boolean" office:boolean-value="true" calcext:value-type="boolean">
            <text:p>TRUE</text:p>
          </table:table-cell>
          <table:table-cell table:formula="of:=[.D223]=[.E223]" office:value-type="boolean" office:boolean-value="true" calcext:value-type="boolean">
            <text:p>TRUE</text:p>
          </table:table-cell>
          <table:table-cell table:formula="of:=[.B223]=[.D223]" office:value-type="boolean" office:boolean-value="true" calcext:value-type="boolean">
            <text:p>TRUE</text:p>
          </table:table-cell>
          <table:table-cell table:number-columns-repeated="2"/>
          <table:table-cell table:formula="of:=[.L223]=[.D22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CCM_3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RIGHT([.C224];3)=&quot;_RZ&quot;;LEFT([.C224];LEN([.C224])-3);[.C224])" office:value-type="string" office:string-value="KBA13_FAB_ASIEN" calcext:value-type="string">
            <text:p>KBA13_FAB_ASIEN</text:p>
          </table:table-cell>
          <table:table-cell table:number-columns-repeated="3" office:value-type="string" calcext:value-type="string">
            <text:p>KBA13_FAB_ASIEN</text:p>
          </table:table-cell>
          <table:table-cell table:formula="of:=[.C224]=[.D224]" office:value-type="boolean" office:boolean-value="true" calcext:value-type="boolean">
            <text:p>TRUE</text:p>
          </table:table-cell>
          <table:table-cell table:formula="of:=[.D224]=[.E224]" office:value-type="boolean" office:boolean-value="true" calcext:value-type="boolean">
            <text:p>TRUE</text:p>
          </table:table-cell>
          <table:table-cell table:formula="of:=[.B224]=[.D224]" office:value-type="boolean" office:boolean-value="true" calcext:value-type="boolean">
            <text:p>TRUE</text:p>
          </table:table-cell>
          <table:table-cell table:number-columns-repeated="2"/>
          <table:table-cell table:formula="of:=[.L224]=[.D22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FAB_ASIE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RIGHT([.C225];3)=&quot;_RZ&quot;;LEFT([.C225];LEN([.C225])-3);[.C225])" office:value-type="string" office:string-value="KBA13_FAB_SONSTIGE" calcext:value-type="string">
            <text:p>KBA13_FAB_SONSTIGE</text:p>
          </table:table-cell>
          <table:table-cell table:number-columns-repeated="3" office:value-type="string" calcext:value-type="string">
            <text:p>KBA13_FAB_SONSTIGE</text:p>
          </table:table-cell>
          <table:table-cell table:formula="of:=[.C225]=[.D225]" office:value-type="boolean" office:boolean-value="true" calcext:value-type="boolean">
            <text:p>TRUE</text:p>
          </table:table-cell>
          <table:table-cell table:formula="of:=[.D225]=[.E225]" office:value-type="boolean" office:boolean-value="true" calcext:value-type="boolean">
            <text:p>TRUE</text:p>
          </table:table-cell>
          <table:table-cell table:formula="of:=[.B225]=[.D225]" office:value-type="boolean" office:boolean-value="true" calcext:value-type="boolean">
            <text:p>TRUE</text:p>
          </table:table-cell>
          <table:table-cell table:number-columns-repeated="2"/>
          <table:table-cell table:formula="of:=[.L225]=[.D22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FAB_SONSTIG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RIGHT([.C226];3)=&quot;_RZ&quot;;LEFT([.C226];LEN([.C226])-3);[.C226])" office:value-type="string" office:string-value="KBA13_FIAT" calcext:value-type="string">
            <text:p>KBA13_FIAT</text:p>
          </table:table-cell>
          <table:table-cell table:number-columns-repeated="3" office:value-type="string" calcext:value-type="string">
            <text:p>KBA13_FIAT</text:p>
          </table:table-cell>
          <table:table-cell table:formula="of:=[.C226]=[.D226]" office:value-type="boolean" office:boolean-value="true" calcext:value-type="boolean">
            <text:p>TRUE</text:p>
          </table:table-cell>
          <table:table-cell table:formula="of:=[.D226]=[.E226]" office:value-type="boolean" office:boolean-value="true" calcext:value-type="boolean">
            <text:p>TRUE</text:p>
          </table:table-cell>
          <table:table-cell table:formula="of:=[.B226]=[.D226]" office:value-type="boolean" office:boolean-value="true" calcext:value-type="boolean">
            <text:p>TRUE</text:p>
          </table:table-cell>
          <table:table-cell table:number-columns-repeated="2"/>
          <table:table-cell table:formula="of:=[.L226]=[.D22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FIA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RIGHT([.C227];3)=&quot;_RZ&quot;;LEFT([.C227];LEN([.C227])-3);[.C227])" office:value-type="string" office:string-value="KBA13_FORD" calcext:value-type="string">
            <text:p>KBA13_FORD</text:p>
          </table:table-cell>
          <table:table-cell table:number-columns-repeated="3" office:value-type="string" calcext:value-type="string">
            <text:p>KBA13_FORD</text:p>
          </table:table-cell>
          <table:table-cell table:formula="of:=[.C227]=[.D227]" office:value-type="boolean" office:boolean-value="true" calcext:value-type="boolean">
            <text:p>TRUE</text:p>
          </table:table-cell>
          <table:table-cell table:formula="of:=[.D227]=[.E227]" office:value-type="boolean" office:boolean-value="true" calcext:value-type="boolean">
            <text:p>TRUE</text:p>
          </table:table-cell>
          <table:table-cell table:formula="of:=[.B227]=[.D227]" office:value-type="boolean" office:boolean-value="true" calcext:value-type="boolean">
            <text:p>TRUE</text:p>
          </table:table-cell>
          <table:table-cell table:number-columns-repeated="2"/>
          <table:table-cell table:formula="of:=[.L227]=[.D22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FOR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RIGHT([.C228];3)=&quot;_RZ&quot;;LEFT([.C228];LEN([.C228])-3);[.C22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GBZ</text:p>
          </table:table-cell>
          <table:table-cell table:formula="of:=[.C228]=[.D228]" office:value-type="boolean" office:boolean-value="false" calcext:value-type="boolean">
            <text:p>FALSE</text:p>
          </table:table-cell>
          <table:table-cell table:formula="of:=[.D228]=[.E228]" office:value-type="boolean" office:boolean-value="true" calcext:value-type="boolean">
            <text:p>TRUE</text:p>
          </table:table-cell>
          <table:table-cell table:formula="of:=[.B228]=[.D22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28]=[.D22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GBZ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RIGHT([.C229];3)=&quot;_RZ&quot;;LEFT([.C229];LEN([.C229])-3);[.C229])" office:value-type="string" office:string-value="KBA13_HALTER_20" calcext:value-type="string">
            <text:p>KBA13_HALTER_20</text:p>
          </table:table-cell>
          <table:table-cell table:number-columns-repeated="3" office:value-type="string" calcext:value-type="string">
            <text:p>KBA13_HALTER_20</text:p>
          </table:table-cell>
          <table:table-cell table:formula="of:=[.C229]=[.D229]" office:value-type="boolean" office:boolean-value="true" calcext:value-type="boolean">
            <text:p>TRUE</text:p>
          </table:table-cell>
          <table:table-cell table:formula="of:=[.D229]=[.E229]" office:value-type="boolean" office:boolean-value="true" calcext:value-type="boolean">
            <text:p>TRUE</text:p>
          </table:table-cell>
          <table:table-cell table:formula="of:=[.B229]=[.D229]" office:value-type="boolean" office:boolean-value="true" calcext:value-type="boolean">
            <text:p>TRUE</text:p>
          </table:table-cell>
          <table:table-cell table:number-columns-repeated="2"/>
          <table:table-cell table:formula="of:=[.L229]=[.D22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RIGHT([.C230];3)=&quot;_RZ&quot;;LEFT([.C230];LEN([.C230])-3);[.C230])" office:value-type="string" office:string-value="KBA13_HALTER_25" calcext:value-type="string">
            <text:p>KBA13_HALTER_25</text:p>
          </table:table-cell>
          <table:table-cell table:number-columns-repeated="3" office:value-type="string" calcext:value-type="string">
            <text:p>KBA13_HALTER_25</text:p>
          </table:table-cell>
          <table:table-cell table:formula="of:=[.C230]=[.D230]" office:value-type="boolean" office:boolean-value="true" calcext:value-type="boolean">
            <text:p>TRUE</text:p>
          </table:table-cell>
          <table:table-cell table:formula="of:=[.D230]=[.E230]" office:value-type="boolean" office:boolean-value="true" calcext:value-type="boolean">
            <text:p>TRUE</text:p>
          </table:table-cell>
          <table:table-cell table:formula="of:=[.B230]=[.D230]" office:value-type="boolean" office:boolean-value="true" calcext:value-type="boolean">
            <text:p>TRUE</text:p>
          </table:table-cell>
          <table:table-cell table:number-columns-repeated="2"/>
          <table:table-cell table:formula="of:=[.L230]=[.D23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RIGHT([.C231];3)=&quot;_RZ&quot;;LEFT([.C231];LEN([.C231])-3);[.C231])" office:value-type="string" office:string-value="KBA13_HALTER_30" calcext:value-type="string">
            <text:p>KBA13_HALTER_30</text:p>
          </table:table-cell>
          <table:table-cell table:number-columns-repeated="3" office:value-type="string" calcext:value-type="string">
            <text:p>KBA13_HALTER_30</text:p>
          </table:table-cell>
          <table:table-cell table:formula="of:=[.C231]=[.D231]" office:value-type="boolean" office:boolean-value="true" calcext:value-type="boolean">
            <text:p>TRUE</text:p>
          </table:table-cell>
          <table:table-cell table:formula="of:=[.D231]=[.E231]" office:value-type="boolean" office:boolean-value="true" calcext:value-type="boolean">
            <text:p>TRUE</text:p>
          </table:table-cell>
          <table:table-cell table:formula="of:=[.B231]=[.D231]" office:value-type="boolean" office:boolean-value="true" calcext:value-type="boolean">
            <text:p>TRUE</text:p>
          </table:table-cell>
          <table:table-cell table:number-columns-repeated="2"/>
          <table:table-cell table:formula="of:=[.L231]=[.D23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RIGHT([.C232];3)=&quot;_RZ&quot;;LEFT([.C232];LEN([.C232])-3);[.C232])" office:value-type="string" office:string-value="KBA13_HALTER_35" calcext:value-type="string">
            <text:p>KBA13_HALTER_35</text:p>
          </table:table-cell>
          <table:table-cell table:number-columns-repeated="3" office:value-type="string" calcext:value-type="string">
            <text:p>KBA13_HALTER_35</text:p>
          </table:table-cell>
          <table:table-cell table:formula="of:=[.C232]=[.D232]" office:value-type="boolean" office:boolean-value="true" calcext:value-type="boolean">
            <text:p>TRUE</text:p>
          </table:table-cell>
          <table:table-cell table:formula="of:=[.D232]=[.E232]" office:value-type="boolean" office:boolean-value="true" calcext:value-type="boolean">
            <text:p>TRUE</text:p>
          </table:table-cell>
          <table:table-cell table:formula="of:=[.B232]=[.D232]" office:value-type="boolean" office:boolean-value="true" calcext:value-type="boolean">
            <text:p>TRUE</text:p>
          </table:table-cell>
          <table:table-cell table:number-columns-repeated="2"/>
          <table:table-cell table:formula="of:=[.L232]=[.D23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RIGHT([.C233];3)=&quot;_RZ&quot;;LEFT([.C233];LEN([.C233])-3);[.C233])" office:value-type="string" office:string-value="KBA13_HALTER_40" calcext:value-type="string">
            <text:p>KBA13_HALTER_40</text:p>
          </table:table-cell>
          <table:table-cell table:number-columns-repeated="3" office:value-type="string" calcext:value-type="string">
            <text:p>KBA13_HALTER_40</text:p>
          </table:table-cell>
          <table:table-cell table:formula="of:=[.C233]=[.D233]" office:value-type="boolean" office:boolean-value="true" calcext:value-type="boolean">
            <text:p>TRUE</text:p>
          </table:table-cell>
          <table:table-cell table:formula="of:=[.D233]=[.E233]" office:value-type="boolean" office:boolean-value="true" calcext:value-type="boolean">
            <text:p>TRUE</text:p>
          </table:table-cell>
          <table:table-cell table:formula="of:=[.B233]=[.D233]" office:value-type="boolean" office:boolean-value="true" calcext:value-type="boolean">
            <text:p>TRUE</text:p>
          </table:table-cell>
          <table:table-cell table:number-columns-repeated="2"/>
          <table:table-cell table:formula="of:=[.L233]=[.D23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RIGHT([.C234];3)=&quot;_RZ&quot;;LEFT([.C234];LEN([.C234])-3);[.C234])" office:value-type="string" office:string-value="KBA13_HALTER_45" calcext:value-type="string">
            <text:p>KBA13_HALTER_45</text:p>
          </table:table-cell>
          <table:table-cell table:number-columns-repeated="3" office:value-type="string" calcext:value-type="string">
            <text:p>KBA13_HALTER_45</text:p>
          </table:table-cell>
          <table:table-cell table:formula="of:=[.C234]=[.D234]" office:value-type="boolean" office:boolean-value="true" calcext:value-type="boolean">
            <text:p>TRUE</text:p>
          </table:table-cell>
          <table:table-cell table:formula="of:=[.D234]=[.E234]" office:value-type="boolean" office:boolean-value="true" calcext:value-type="boolean">
            <text:p>TRUE</text:p>
          </table:table-cell>
          <table:table-cell table:formula="of:=[.B234]=[.D234]" office:value-type="boolean" office:boolean-value="true" calcext:value-type="boolean">
            <text:p>TRUE</text:p>
          </table:table-cell>
          <table:table-cell table:number-columns-repeated="2"/>
          <table:table-cell table:formula="of:=[.L234]=[.D23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RIGHT([.C235];3)=&quot;_RZ&quot;;LEFT([.C235];LEN([.C235])-3);[.C235])" office:value-type="string" office:string-value="KBA13_HALTER_50" calcext:value-type="string">
            <text:p>KBA13_HALTER_50</text:p>
          </table:table-cell>
          <table:table-cell table:number-columns-repeated="3" office:value-type="string" calcext:value-type="string">
            <text:p>KBA13_HALTER_50</text:p>
          </table:table-cell>
          <table:table-cell table:formula="of:=[.C235]=[.D235]" office:value-type="boolean" office:boolean-value="true" calcext:value-type="boolean">
            <text:p>TRUE</text:p>
          </table:table-cell>
          <table:table-cell table:formula="of:=[.D235]=[.E235]" office:value-type="boolean" office:boolean-value="true" calcext:value-type="boolean">
            <text:p>TRUE</text:p>
          </table:table-cell>
          <table:table-cell table:formula="of:=[.B235]=[.D235]" office:value-type="boolean" office:boolean-value="true" calcext:value-type="boolean">
            <text:p>TRUE</text:p>
          </table:table-cell>
          <table:table-cell table:number-columns-repeated="2"/>
          <table:table-cell table:formula="of:=[.L235]=[.D23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RIGHT([.C236];3)=&quot;_RZ&quot;;LEFT([.C236];LEN([.C236])-3);[.C236])" office:value-type="string" office:string-value="KBA13_HALTER_55" calcext:value-type="string">
            <text:p>KBA13_HALTER_55</text:p>
          </table:table-cell>
          <table:table-cell table:number-columns-repeated="3" office:value-type="string" calcext:value-type="string">
            <text:p>KBA13_HALTER_55</text:p>
          </table:table-cell>
          <table:table-cell table:formula="of:=[.C236]=[.D236]" office:value-type="boolean" office:boolean-value="true" calcext:value-type="boolean">
            <text:p>TRUE</text:p>
          </table:table-cell>
          <table:table-cell table:formula="of:=[.D236]=[.E236]" office:value-type="boolean" office:boolean-value="true" calcext:value-type="boolean">
            <text:p>TRUE</text:p>
          </table:table-cell>
          <table:table-cell table:formula="of:=[.B236]=[.D236]" office:value-type="boolean" office:boolean-value="true" calcext:value-type="boolean">
            <text:p>TRUE</text:p>
          </table:table-cell>
          <table:table-cell table:number-columns-repeated="2"/>
          <table:table-cell table:formula="of:=[.L236]=[.D23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RIGHT([.C237];3)=&quot;_RZ&quot;;LEFT([.C237];LEN([.C237])-3);[.C237])" office:value-type="string" office:string-value="KBA13_HALTER_60" calcext:value-type="string">
            <text:p>KBA13_HALTER_60</text:p>
          </table:table-cell>
          <table:table-cell table:number-columns-repeated="3" office:value-type="string" calcext:value-type="string">
            <text:p>KBA13_HALTER_60</text:p>
          </table:table-cell>
          <table:table-cell table:formula="of:=[.C237]=[.D237]" office:value-type="boolean" office:boolean-value="true" calcext:value-type="boolean">
            <text:p>TRUE</text:p>
          </table:table-cell>
          <table:table-cell table:formula="of:=[.D237]=[.E237]" office:value-type="boolean" office:boolean-value="true" calcext:value-type="boolean">
            <text:p>TRUE</text:p>
          </table:table-cell>
          <table:table-cell table:formula="of:=[.B237]=[.D237]" office:value-type="boolean" office:boolean-value="true" calcext:value-type="boolean">
            <text:p>TRUE</text:p>
          </table:table-cell>
          <table:table-cell table:number-columns-repeated="2"/>
          <table:table-cell table:formula="of:=[.L237]=[.D23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RIGHT([.C238];3)=&quot;_RZ&quot;;LEFT([.C238];LEN([.C238])-3);[.C238])" office:value-type="string" office:string-value="KBA13_HALTER_65" calcext:value-type="string">
            <text:p>KBA13_HALTER_65</text:p>
          </table:table-cell>
          <table:table-cell table:number-columns-repeated="3" office:value-type="string" calcext:value-type="string">
            <text:p>KBA13_HALTER_65</text:p>
          </table:table-cell>
          <table:table-cell table:formula="of:=[.C238]=[.D238]" office:value-type="boolean" office:boolean-value="true" calcext:value-type="boolean">
            <text:p>TRUE</text:p>
          </table:table-cell>
          <table:table-cell table:formula="of:=[.D238]=[.E238]" office:value-type="boolean" office:boolean-value="true" calcext:value-type="boolean">
            <text:p>TRUE</text:p>
          </table:table-cell>
          <table:table-cell table:formula="of:=[.B238]=[.D238]" office:value-type="boolean" office:boolean-value="true" calcext:value-type="boolean">
            <text:p>TRUE</text:p>
          </table:table-cell>
          <table:table-cell table:number-columns-repeated="2"/>
          <table:table-cell table:formula="of:=[.L238]=[.D23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RIGHT([.C239];3)=&quot;_RZ&quot;;LEFT([.C239];LEN([.C239])-3);[.C239])" office:value-type="string" office:string-value="KBA13_HALTER_66" calcext:value-type="string">
            <text:p>KBA13_HALTER_66</text:p>
          </table:table-cell>
          <table:table-cell table:number-columns-repeated="3" office:value-type="string" calcext:value-type="string">
            <text:p>KBA13_HALTER_66</text:p>
          </table:table-cell>
          <table:table-cell table:formula="of:=[.C239]=[.D239]" office:value-type="boolean" office:boolean-value="true" calcext:value-type="boolean">
            <text:p>TRUE</text:p>
          </table:table-cell>
          <table:table-cell table:formula="of:=[.D239]=[.E239]" office:value-type="boolean" office:boolean-value="true" calcext:value-type="boolean">
            <text:p>TRUE</text:p>
          </table:table-cell>
          <table:table-cell table:formula="of:=[.B239]=[.D239]" office:value-type="boolean" office:boolean-value="true" calcext:value-type="boolean">
            <text:p>TRUE</text:p>
          </table:table-cell>
          <table:table-cell table:number-columns-repeated="2"/>
          <table:table-cell table:formula="of:=[.L239]=[.D23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ALTER_6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RIGHT([.C240];3)=&quot;_RZ&quot;;LEFT([.C240];LEN([.C240])-3);[.C240])" office:value-type="string" office:string-value="KBA13_HERST_ASIEN" calcext:value-type="string">
            <text:p>KBA13_HERST_ASIEN</text:p>
          </table:table-cell>
          <table:table-cell table:number-columns-repeated="3" office:value-type="string" calcext:value-type="string">
            <text:p>KBA13_HERST_ASIEN</text:p>
          </table:table-cell>
          <table:table-cell table:formula="of:=[.C240]=[.D240]" office:value-type="boolean" office:boolean-value="true" calcext:value-type="boolean">
            <text:p>TRUE</text:p>
          </table:table-cell>
          <table:table-cell table:formula="of:=[.D240]=[.E240]" office:value-type="boolean" office:boolean-value="true" calcext:value-type="boolean">
            <text:p>TRUE</text:p>
          </table:table-cell>
          <table:table-cell table:formula="of:=[.B240]=[.D240]" office:value-type="boolean" office:boolean-value="true" calcext:value-type="boolean">
            <text:p>TRUE</text:p>
          </table:table-cell>
          <table:table-cell table:number-columns-repeated="2"/>
          <table:table-cell table:formula="of:=[.L240]=[.D24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ERST_ASIE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RIGHT([.C241];3)=&quot;_RZ&quot;;LEFT([.C241];LEN([.C241])-3);[.C241])" office:value-type="string" office:string-value="KBA13_HERST_AUDI_VW" calcext:value-type="string">
            <text:p>KBA13_HERST_AUDI_VW</text:p>
          </table:table-cell>
          <table:table-cell table:number-columns-repeated="3" office:value-type="string" calcext:value-type="string">
            <text:p>KBA13_HERST_AUDI_VW</text:p>
          </table:table-cell>
          <table:table-cell table:formula="of:=[.C241]=[.D241]" office:value-type="boolean" office:boolean-value="true" calcext:value-type="boolean">
            <text:p>TRUE</text:p>
          </table:table-cell>
          <table:table-cell table:formula="of:=[.D241]=[.E241]" office:value-type="boolean" office:boolean-value="true" calcext:value-type="boolean">
            <text:p>TRUE</text:p>
          </table:table-cell>
          <table:table-cell table:formula="of:=[.B241]=[.D241]" office:value-type="boolean" office:boolean-value="true" calcext:value-type="boolean">
            <text:p>TRUE</text:p>
          </table:table-cell>
          <table:table-cell table:number-columns-repeated="2"/>
          <table:table-cell table:formula="of:=[.L241]=[.D24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ERST_AUDI_VW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RIGHT([.C242];3)=&quot;_RZ&quot;;LEFT([.C242];LEN([.C242])-3);[.C242])" office:value-type="string" office:string-value="KBA13_HERST_BMW_BENZ" calcext:value-type="string">
            <text:p>KBA13_HERST_BMW_BENZ</text:p>
          </table:table-cell>
          <table:table-cell table:number-columns-repeated="3" office:value-type="string" calcext:value-type="string">
            <text:p>KBA13_HERST_BMW_BENZ</text:p>
          </table:table-cell>
          <table:table-cell table:formula="of:=[.C242]=[.D242]" office:value-type="boolean" office:boolean-value="true" calcext:value-type="boolean">
            <text:p>TRUE</text:p>
          </table:table-cell>
          <table:table-cell table:formula="of:=[.D242]=[.E242]" office:value-type="boolean" office:boolean-value="true" calcext:value-type="boolean">
            <text:p>TRUE</text:p>
          </table:table-cell>
          <table:table-cell table:formula="of:=[.B242]=[.D242]" office:value-type="boolean" office:boolean-value="true" calcext:value-type="boolean">
            <text:p>TRUE</text:p>
          </table:table-cell>
          <table:table-cell table:number-columns-repeated="2"/>
          <table:table-cell table:formula="of:=[.L242]=[.D24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ERST_BMW_BENZ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RIGHT([.C243];3)=&quot;_RZ&quot;;LEFT([.C243];LEN([.C243])-3);[.C243])" office:value-type="string" office:string-value="KBA13_HERST_EUROPA" calcext:value-type="string">
            <text:p>KBA13_HERST_EUROPA</text:p>
          </table:table-cell>
          <table:table-cell table:number-columns-repeated="3" office:value-type="string" calcext:value-type="string">
            <text:p>KBA13_HERST_EUROPA</text:p>
          </table:table-cell>
          <table:table-cell table:formula="of:=[.C243]=[.D243]" office:value-type="boolean" office:boolean-value="true" calcext:value-type="boolean">
            <text:p>TRUE</text:p>
          </table:table-cell>
          <table:table-cell table:formula="of:=[.D243]=[.E243]" office:value-type="boolean" office:boolean-value="true" calcext:value-type="boolean">
            <text:p>TRUE</text:p>
          </table:table-cell>
          <table:table-cell table:formula="of:=[.B243]=[.D243]" office:value-type="boolean" office:boolean-value="true" calcext:value-type="boolean">
            <text:p>TRUE</text:p>
          </table:table-cell>
          <table:table-cell table:number-columns-repeated="2"/>
          <table:table-cell table:formula="of:=[.L243]=[.D24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ERST_EUROP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RIGHT([.C244];3)=&quot;_RZ&quot;;LEFT([.C244];LEN([.C244])-3);[.C244])" office:value-type="string" office:string-value="KBA13_HERST_FORD_OPEL" calcext:value-type="string">
            <text:p>KBA13_HERST_FORD_OPEL</text:p>
          </table:table-cell>
          <table:table-cell table:number-columns-repeated="3" office:value-type="string" calcext:value-type="string">
            <text:p>KBA13_HERST_FORD_OPEL</text:p>
          </table:table-cell>
          <table:table-cell table:formula="of:=[.C244]=[.D244]" office:value-type="boolean" office:boolean-value="true" calcext:value-type="boolean">
            <text:p>TRUE</text:p>
          </table:table-cell>
          <table:table-cell table:formula="of:=[.D244]=[.E244]" office:value-type="boolean" office:boolean-value="true" calcext:value-type="boolean">
            <text:p>TRUE</text:p>
          </table:table-cell>
          <table:table-cell table:formula="of:=[.B244]=[.D244]" office:value-type="boolean" office:boolean-value="true" calcext:value-type="boolean">
            <text:p>TRUE</text:p>
          </table:table-cell>
          <table:table-cell table:number-columns-repeated="2"/>
          <table:table-cell table:formula="of:=[.L244]=[.D24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ERST_FORD_OPE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RIGHT([.C245];3)=&quot;_RZ&quot;;LEFT([.C245];LEN([.C245])-3);[.C245])" office:value-type="string" office:string-value="KBA13_HERST_SONST" calcext:value-type="string">
            <text:p>KBA13_HERST_SONST</text:p>
          </table:table-cell>
          <table:table-cell table:number-columns-repeated="3" office:value-type="string" calcext:value-type="string">
            <text:p>KBA13_HERST_SONST</text:p>
          </table:table-cell>
          <table:table-cell table:formula="of:=[.C245]=[.D245]" office:value-type="boolean" office:boolean-value="true" calcext:value-type="boolean">
            <text:p>TRUE</text:p>
          </table:table-cell>
          <table:table-cell table:formula="of:=[.D245]=[.E245]" office:value-type="boolean" office:boolean-value="true" calcext:value-type="boolean">
            <text:p>TRUE</text:p>
          </table:table-cell>
          <table:table-cell table:formula="of:=[.B245]=[.D245]" office:value-type="boolean" office:boolean-value="true" calcext:value-type="boolean">
            <text:p>TRUE</text:p>
          </table:table-cell>
          <table:table-cell table:number-columns-repeated="2"/>
          <table:table-cell table:formula="of:=[.L245]=[.D24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HERST_SONS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RIGHT([.C246];3)=&quot;_RZ&quot;;LEFT([.C246];LEN([.C246])-3);[.C24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HHZ</text:p>
          </table:table-cell>
          <table:table-cell table:formula="of:=[.C246]=[.D246]" office:value-type="boolean" office:boolean-value="false" calcext:value-type="boolean">
            <text:p>FALSE</text:p>
          </table:table-cell>
          <table:table-cell table:formula="of:=[.D246]=[.E246]" office:value-type="boolean" office:boolean-value="true" calcext:value-type="boolean">
            <text:p>TRUE</text:p>
          </table:table-cell>
          <table:table-cell table:formula="of:=[.B246]=[.D24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46]=[.D24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HHZ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RIGHT([.C247];3)=&quot;_RZ&quot;;LEFT([.C247];LEN([.C247])-3);[.C247])" office:value-type="string" office:string-value="KBA13_KMH_0_140" calcext:value-type="string">
            <text:p>KBA13_KMH_0_140</text:p>
          </table:table-cell>
          <table:table-cell table:number-columns-repeated="3" office:value-type="string" calcext:value-type="string">
            <text:p>KBA13_KMH_0_140</text:p>
          </table:table-cell>
          <table:table-cell table:formula="of:=[.C247]=[.D247]" office:value-type="boolean" office:boolean-value="true" calcext:value-type="boolean">
            <text:p>TRUE</text:p>
          </table:table-cell>
          <table:table-cell table:formula="of:=[.D247]=[.E247]" office:value-type="boolean" office:boolean-value="true" calcext:value-type="boolean">
            <text:p>TRUE</text:p>
          </table:table-cell>
          <table:table-cell table:formula="of:=[.B247]=[.D247]" office:value-type="boolean" office:boolean-value="true" calcext:value-type="boolean">
            <text:p>TRUE</text:p>
          </table:table-cell>
          <table:table-cell table:number-columns-repeated="2"/>
          <table:table-cell table:formula="of:=[.L247]=[.D24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0_14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RIGHT([.C248];3)=&quot;_RZ&quot;;LEFT([.C248];LEN([.C248])-3);[.C248])" office:value-type="string" office:string-value="KBA13_KMH_110" calcext:value-type="string">
            <text:p>KBA13_KMH_110</text:p>
          </table:table-cell>
          <table:table-cell table:number-columns-repeated="3" office:value-type="string" calcext:value-type="string">
            <text:p>KBA13_KMH_110</text:p>
          </table:table-cell>
          <table:table-cell table:formula="of:=[.C248]=[.D248]" office:value-type="boolean" office:boolean-value="true" calcext:value-type="boolean">
            <text:p>TRUE</text:p>
          </table:table-cell>
          <table:table-cell table:formula="of:=[.D248]=[.E248]" office:value-type="boolean" office:boolean-value="true" calcext:value-type="boolean">
            <text:p>TRUE</text:p>
          </table:table-cell>
          <table:table-cell table:formula="of:=[.B248]=[.D248]" office:value-type="boolean" office:boolean-value="true" calcext:value-type="boolean">
            <text:p>TRUE</text:p>
          </table:table-cell>
          <table:table-cell table:number-columns-repeated="2"/>
          <table:table-cell table:formula="of:=[.L248]=[.D24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1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RIGHT([.C249];3)=&quot;_RZ&quot;;LEFT([.C249];LEN([.C249])-3);[.C249])" office:value-type="string" office:string-value="KBA13_KMH_140" calcext:value-type="string">
            <text:p>KBA13_KMH_140</text:p>
          </table:table-cell>
          <table:table-cell table:number-columns-repeated="3" office:value-type="string" calcext:value-type="string">
            <text:p>KBA13_KMH_140</text:p>
          </table:table-cell>
          <table:table-cell table:formula="of:=[.C249]=[.D249]" office:value-type="boolean" office:boolean-value="true" calcext:value-type="boolean">
            <text:p>TRUE</text:p>
          </table:table-cell>
          <table:table-cell table:formula="of:=[.D249]=[.E249]" office:value-type="boolean" office:boolean-value="true" calcext:value-type="boolean">
            <text:p>TRUE</text:p>
          </table:table-cell>
          <table:table-cell table:formula="of:=[.B249]=[.D249]" office:value-type="boolean" office:boolean-value="true" calcext:value-type="boolean">
            <text:p>TRUE</text:p>
          </table:table-cell>
          <table:table-cell table:number-columns-repeated="2"/>
          <table:table-cell table:formula="of:=[.L249]=[.D24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1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RIGHT([.C250];3)=&quot;_RZ&quot;;LEFT([.C250];LEN([.C250])-3);[.C250])" office:value-type="string" office:string-value="KBA13_KMH_140_210" calcext:value-type="string">
            <text:p>KBA13_KMH_140_210</text:p>
          </table:table-cell>
          <table:table-cell table:number-columns-repeated="3" office:value-type="string" calcext:value-type="string">
            <text:p>KBA13_KMH_140_210</text:p>
          </table:table-cell>
          <table:table-cell table:formula="of:=[.C250]=[.D250]" office:value-type="boolean" office:boolean-value="true" calcext:value-type="boolean">
            <text:p>TRUE</text:p>
          </table:table-cell>
          <table:table-cell table:formula="of:=[.D250]=[.E250]" office:value-type="boolean" office:boolean-value="true" calcext:value-type="boolean">
            <text:p>TRUE</text:p>
          </table:table-cell>
          <table:table-cell table:formula="of:=[.B250]=[.D250]" office:value-type="boolean" office:boolean-value="true" calcext:value-type="boolean">
            <text:p>TRUE</text:p>
          </table:table-cell>
          <table:table-cell table:number-columns-repeated="2"/>
          <table:table-cell table:formula="of:=[.L250]=[.D25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140_2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RIGHT([.C251];3)=&quot;_RZ&quot;;LEFT([.C251];LEN([.C251])-3);[.C251])" office:value-type="string" office:string-value="KBA13_KMH_180" calcext:value-type="string">
            <text:p>KBA13_KMH_180</text:p>
          </table:table-cell>
          <table:table-cell table:number-columns-repeated="3" office:value-type="string" calcext:value-type="string">
            <text:p>KBA13_KMH_180</text:p>
          </table:table-cell>
          <table:table-cell table:formula="of:=[.C251]=[.D251]" office:value-type="boolean" office:boolean-value="true" calcext:value-type="boolean">
            <text:p>TRUE</text:p>
          </table:table-cell>
          <table:table-cell table:formula="of:=[.D251]=[.E251]" office:value-type="boolean" office:boolean-value="true" calcext:value-type="boolean">
            <text:p>TRUE</text:p>
          </table:table-cell>
          <table:table-cell table:formula="of:=[.B251]=[.D251]" office:value-type="boolean" office:boolean-value="true" calcext:value-type="boolean">
            <text:p>TRUE</text:p>
          </table:table-cell>
          <table:table-cell table:number-columns-repeated="2"/>
          <table:table-cell table:formula="of:=[.L251]=[.D25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1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RIGHT([.C252];3)=&quot;_RZ&quot;;LEFT([.C252];LEN([.C252])-3);[.C25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BA13_KMH_210</text:p>
          </table:table-cell>
          <table:table-cell table:formula="of:=[.C252]=[.D252]" office:value-type="boolean" office:boolean-value="false" calcext:value-type="boolean">
            <text:p>FALSE</text:p>
          </table:table-cell>
          <table:table-cell table:formula="of:=[.D252]=[.E252]" office:value-type="boolean" office:boolean-value="true" calcext:value-type="boolean">
            <text:p>TRUE</text:p>
          </table:table-cell>
          <table:table-cell table:formula="of:=[.B252]=[.D25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252]=[.D25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BA13_KMH_21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RIGHT([.C253];3)=&quot;_RZ&quot;;LEFT([.C253];LEN([.C253])-3);[.C253])" office:value-type="string" office:string-value="KBA13_KMH_211" calcext:value-type="string">
            <text:p>KBA13_KMH_211</text:p>
          </table:table-cell>
          <table:table-cell table:style-name="ce7" office:value-type="string" calcext:value-type="string">
            <text:p>KBA13_KMH_211</text:p>
          </table:table-cell>
          <table:table-cell table:number-columns-repeated="2" office:value-type="string" calcext:value-type="string">
            <text:p>KBA13_KMH_211</text:p>
          </table:table-cell>
          <table:table-cell table:formula="of:=[.C253]=[.D253]" office:value-type="boolean" office:boolean-value="true" calcext:value-type="boolean">
            <text:p>TRUE</text:p>
          </table:table-cell>
          <table:table-cell table:formula="of:=[.D253]=[.E253]" office:value-type="boolean" office:boolean-value="true" calcext:value-type="boolean">
            <text:p>TRUE</text:p>
          </table:table-cell>
          <table:table-cell table:formula="of:=[.B253]=[.D253]" office:value-type="boolean" office:boolean-value="true" calcext:value-type="boolean">
            <text:p>TRUE</text:p>
          </table:table-cell>
          <table:table-cell table:number-columns-repeated="2"/>
          <table:table-cell table:formula="of:=[.L253]=[.D25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2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RIGHT([.C254];3)=&quot;_RZ&quot;;LEFT([.C254];LEN([.C254])-3);[.C254])" office:value-type="string" office:string-value="KBA13_KMH_250" calcext:value-type="string">
            <text:p>KBA13_KMH_250</text:p>
          </table:table-cell>
          <table:table-cell table:number-columns-repeated="3" office:value-type="string" calcext:value-type="string">
            <text:p>KBA13_KMH_250</text:p>
          </table:table-cell>
          <table:table-cell table:formula="of:=[.C254]=[.D254]" office:value-type="boolean" office:boolean-value="true" calcext:value-type="boolean">
            <text:p>TRUE</text:p>
          </table:table-cell>
          <table:table-cell table:formula="of:=[.D254]=[.E254]" office:value-type="boolean" office:boolean-value="true" calcext:value-type="boolean">
            <text:p>TRUE</text:p>
          </table:table-cell>
          <table:table-cell table:formula="of:=[.B254]=[.D254]" office:value-type="boolean" office:boolean-value="true" calcext:value-type="boolean">
            <text:p>TRUE</text:p>
          </table:table-cell>
          <table:table-cell table:number-columns-repeated="2"/>
          <table:table-cell table:formula="of:=[.L254]=[.D25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25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RIGHT([.C255];3)=&quot;_RZ&quot;;LEFT([.C255];LEN([.C255])-3);[.C255])" office:value-type="string" office:string-value="KBA13_KMH_251" calcext:value-type="string">
            <text:p>KBA13_KMH_251</text:p>
          </table:table-cell>
          <table:table-cell table:number-columns-repeated="3" office:value-type="string" calcext:value-type="string">
            <text:p>KBA13_KMH_251</text:p>
          </table:table-cell>
          <table:table-cell table:formula="of:=[.C255]=[.D255]" office:value-type="boolean" office:boolean-value="true" calcext:value-type="boolean">
            <text:p>TRUE</text:p>
          </table:table-cell>
          <table:table-cell table:formula="of:=[.D255]=[.E255]" office:value-type="boolean" office:boolean-value="true" calcext:value-type="boolean">
            <text:p>TRUE</text:p>
          </table:table-cell>
          <table:table-cell table:formula="of:=[.B255]=[.D255]" office:value-type="boolean" office:boolean-value="true" calcext:value-type="boolean">
            <text:p>TRUE</text:p>
          </table:table-cell>
          <table:table-cell table:number-columns-repeated="2"/>
          <table:table-cell table:formula="of:=[.L255]=[.D25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MH_2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(RIGHT([.C256];3)=&quot;_RZ&quot;;LEFT([.C256];LEN([.C256])-3);[.C256])" office:value-type="string" office:string-value="KBA13_KRSAQUOT" calcext:value-type="string">
            <text:p>KBA13_KRSAQUOT</text:p>
          </table:table-cell>
          <table:table-cell table:number-columns-repeated="3" office:value-type="string" calcext:value-type="string">
            <text:p>KBA13_KRSAQUOT</text:p>
          </table:table-cell>
          <table:table-cell table:formula="of:=[.C256]=[.D256]" office:value-type="boolean" office:boolean-value="true" calcext:value-type="boolean">
            <text:p>TRUE</text:p>
          </table:table-cell>
          <table:table-cell table:formula="of:=[.D256]=[.E256]" office:value-type="boolean" office:boolean-value="true" calcext:value-type="boolean">
            <text:p>TRUE</text:p>
          </table:table-cell>
          <table:table-cell table:formula="of:=[.B256]=[.D256]" office:value-type="boolean" office:boolean-value="true" calcext:value-type="boolean">
            <text:p>TRUE</text:p>
          </table:table-cell>
          <table:table-cell table:number-columns-repeated="2"/>
          <table:table-cell table:formula="of:=[.L256]=[.D25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AQUO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RIGHT([.C257];3)=&quot;_RZ&quot;;LEFT([.C257];LEN([.C257])-3);[.C257])" office:value-type="string" office:string-value="KBA13_KRSHERST_AUDI_VW" calcext:value-type="string">
            <text:p>KBA13_KRSHERST_AUDI_VW</text:p>
          </table:table-cell>
          <table:table-cell table:number-columns-repeated="3" office:value-type="string" calcext:value-type="string">
            <text:p>KBA13_KRSHERST_AUDI_VW</text:p>
          </table:table-cell>
          <table:table-cell table:formula="of:=[.C257]=[.D257]" office:value-type="boolean" office:boolean-value="true" calcext:value-type="boolean">
            <text:p>TRUE</text:p>
          </table:table-cell>
          <table:table-cell table:formula="of:=[.D257]=[.E257]" office:value-type="boolean" office:boolean-value="true" calcext:value-type="boolean">
            <text:p>TRUE</text:p>
          </table:table-cell>
          <table:table-cell table:formula="of:=[.B257]=[.D257]" office:value-type="boolean" office:boolean-value="true" calcext:value-type="boolean">
            <text:p>TRUE</text:p>
          </table:table-cell>
          <table:table-cell table:number-columns-repeated="2"/>
          <table:table-cell table:formula="of:=[.L257]=[.D25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HERST_AUDI_VW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RIGHT([.C258];3)=&quot;_RZ&quot;;LEFT([.C258];LEN([.C258])-3);[.C258])" office:value-type="string" office:string-value="KBA13_KRSHERST_BMW_BENZ" calcext:value-type="string">
            <text:p>KBA13_KRSHERST_BMW_BENZ</text:p>
          </table:table-cell>
          <table:table-cell table:number-columns-repeated="3" office:value-type="string" calcext:value-type="string">
            <text:p>KBA13_KRSHERST_BMW_BENZ</text:p>
          </table:table-cell>
          <table:table-cell table:formula="of:=[.C258]=[.D258]" office:value-type="boolean" office:boolean-value="true" calcext:value-type="boolean">
            <text:p>TRUE</text:p>
          </table:table-cell>
          <table:table-cell table:formula="of:=[.D258]=[.E258]" office:value-type="boolean" office:boolean-value="true" calcext:value-type="boolean">
            <text:p>TRUE</text:p>
          </table:table-cell>
          <table:table-cell table:formula="of:=[.B258]=[.D258]" office:value-type="boolean" office:boolean-value="true" calcext:value-type="boolean">
            <text:p>TRUE</text:p>
          </table:table-cell>
          <table:table-cell table:number-columns-repeated="2"/>
          <table:table-cell table:formula="of:=[.L258]=[.D25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HERST_BMW_BENZ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RIGHT([.C259];3)=&quot;_RZ&quot;;LEFT([.C259];LEN([.C259])-3);[.C259])" office:value-type="string" office:string-value="KBA13_KRSHERST_FORD_OPEL" calcext:value-type="string">
            <text:p>KBA13_KRSHERST_FORD_OPEL</text:p>
          </table:table-cell>
          <table:table-cell table:number-columns-repeated="3" office:value-type="string" calcext:value-type="string">
            <text:p>KBA13_KRSHERST_FORD_OPEL</text:p>
          </table:table-cell>
          <table:table-cell table:formula="of:=[.C259]=[.D259]" office:value-type="boolean" office:boolean-value="true" calcext:value-type="boolean">
            <text:p>TRUE</text:p>
          </table:table-cell>
          <table:table-cell table:formula="of:=[.D259]=[.E259]" office:value-type="boolean" office:boolean-value="true" calcext:value-type="boolean">
            <text:p>TRUE</text:p>
          </table:table-cell>
          <table:table-cell table:formula="of:=[.B259]=[.D259]" office:value-type="boolean" office:boolean-value="true" calcext:value-type="boolean">
            <text:p>TRUE</text:p>
          </table:table-cell>
          <table:table-cell table:number-columns-repeated="2"/>
          <table:table-cell table:formula="of:=[.L259]=[.D25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HERST_FORD_OPE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RIGHT([.C260];3)=&quot;_RZ&quot;;LEFT([.C260];LEN([.C260])-3);[.C260])" office:value-type="string" office:string-value="KBA13_KRSSEG_KLEIN" calcext:value-type="string">
            <text:p>KBA13_KRSSEG_KLEIN</text:p>
          </table:table-cell>
          <table:table-cell table:number-columns-repeated="3" office:value-type="string" calcext:value-type="string">
            <text:p>KBA13_KRSSEG_KLEIN</text:p>
          </table:table-cell>
          <table:table-cell table:formula="of:=[.C260]=[.D260]" office:value-type="boolean" office:boolean-value="true" calcext:value-type="boolean">
            <text:p>TRUE</text:p>
          </table:table-cell>
          <table:table-cell table:formula="of:=[.D260]=[.E260]" office:value-type="boolean" office:boolean-value="true" calcext:value-type="boolean">
            <text:p>TRUE</text:p>
          </table:table-cell>
          <table:table-cell table:formula="of:=[.B260]=[.D260]" office:value-type="boolean" office:boolean-value="true" calcext:value-type="boolean">
            <text:p>TRUE</text:p>
          </table:table-cell>
          <table:table-cell table:number-columns-repeated="2"/>
          <table:table-cell table:formula="of:=[.L260]=[.D26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SEG_KLEI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RIGHT([.C261];3)=&quot;_RZ&quot;;LEFT([.C261];LEN([.C261])-3);[.C261])" office:value-type="string" office:string-value="KBA13_KRSSEG_OBER" calcext:value-type="string">
            <text:p>KBA13_KRSSEG_OBER</text:p>
          </table:table-cell>
          <table:table-cell table:number-columns-repeated="3" office:value-type="string" calcext:value-type="string">
            <text:p>KBA13_KRSSEG_OBER</text:p>
          </table:table-cell>
          <table:table-cell table:formula="of:=[.C261]=[.D261]" office:value-type="boolean" office:boolean-value="true" calcext:value-type="boolean">
            <text:p>TRUE</text:p>
          </table:table-cell>
          <table:table-cell table:formula="of:=[.D261]=[.E261]" office:value-type="boolean" office:boolean-value="true" calcext:value-type="boolean">
            <text:p>TRUE</text:p>
          </table:table-cell>
          <table:table-cell table:formula="of:=[.B261]=[.D261]" office:value-type="boolean" office:boolean-value="true" calcext:value-type="boolean">
            <text:p>TRUE</text:p>
          </table:table-cell>
          <table:table-cell table:number-columns-repeated="2"/>
          <table:table-cell table:formula="of:=[.L261]=[.D26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SEG_OBER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RIGHT([.C262];3)=&quot;_RZ&quot;;LEFT([.C262];LEN([.C262])-3);[.C262])" office:value-type="string" office:string-value="KBA13_KRSSEG_VAN" calcext:value-type="string">
            <text:p>KBA13_KRSSEG_VAN</text:p>
          </table:table-cell>
          <table:table-cell table:number-columns-repeated="3" office:value-type="string" calcext:value-type="string">
            <text:p>KBA13_KRSSEG_VAN</text:p>
          </table:table-cell>
          <table:table-cell table:formula="of:=[.C262]=[.D262]" office:value-type="boolean" office:boolean-value="true" calcext:value-type="boolean">
            <text:p>TRUE</text:p>
          </table:table-cell>
          <table:table-cell table:formula="of:=[.D262]=[.E262]" office:value-type="boolean" office:boolean-value="true" calcext:value-type="boolean">
            <text:p>TRUE</text:p>
          </table:table-cell>
          <table:table-cell table:formula="of:=[.B262]=[.D262]" office:value-type="boolean" office:boolean-value="true" calcext:value-type="boolean">
            <text:p>TRUE</text:p>
          </table:table-cell>
          <table:table-cell table:number-columns-repeated="2"/>
          <table:table-cell table:formula="of:=[.L262]=[.D26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SEG_VA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RIGHT([.C263];3)=&quot;_RZ&quot;;LEFT([.C263];LEN([.C263])-3);[.C263])" office:value-type="string" office:string-value="KBA13_KRSZUL_NEU" calcext:value-type="string">
            <text:p>KBA13_KRSZUL_NEU</text:p>
          </table:table-cell>
          <table:table-cell table:number-columns-repeated="3" office:value-type="string" calcext:value-type="string">
            <text:p>KBA13_KRSZUL_NEU</text:p>
          </table:table-cell>
          <table:table-cell table:formula="of:=[.C263]=[.D263]" office:value-type="boolean" office:boolean-value="true" calcext:value-type="boolean">
            <text:p>TRUE</text:p>
          </table:table-cell>
          <table:table-cell table:formula="of:=[.D263]=[.E263]" office:value-type="boolean" office:boolean-value="true" calcext:value-type="boolean">
            <text:p>TRUE</text:p>
          </table:table-cell>
          <table:table-cell table:formula="of:=[.B263]=[.D263]" office:value-type="boolean" office:boolean-value="true" calcext:value-type="boolean">
            <text:p>TRUE</text:p>
          </table:table-cell>
          <table:table-cell table:number-columns-repeated="2"/>
          <table:table-cell table:formula="of:=[.L263]=[.D26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RSZUL_NEU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RIGHT([.C264];3)=&quot;_RZ&quot;;LEFT([.C264];LEN([.C264])-3);[.C264])" office:value-type="string" office:string-value="KBA13_KW_0_60" calcext:value-type="string">
            <text:p>KBA13_KW_0_60</text:p>
          </table:table-cell>
          <table:table-cell table:number-columns-repeated="3" office:value-type="string" calcext:value-type="string">
            <text:p>KBA13_KW_0_60</text:p>
          </table:table-cell>
          <table:table-cell table:formula="of:=[.C264]=[.D264]" office:value-type="boolean" office:boolean-value="true" calcext:value-type="boolean">
            <text:p>TRUE</text:p>
          </table:table-cell>
          <table:table-cell table:formula="of:=[.D264]=[.E264]" office:value-type="boolean" office:boolean-value="true" calcext:value-type="boolean">
            <text:p>TRUE</text:p>
          </table:table-cell>
          <table:table-cell table:formula="of:=[.B264]=[.D264]" office:value-type="boolean" office:boolean-value="true" calcext:value-type="boolean">
            <text:p>TRUE</text:p>
          </table:table-cell>
          <table:table-cell table:number-columns-repeated="2"/>
          <table:table-cell table:formula="of:=[.L264]=[.D26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0_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RIGHT([.C265];3)=&quot;_RZ&quot;;LEFT([.C265];LEN([.C265])-3);[.C265])" office:value-type="string" office:string-value="KBA13_KW_110" calcext:value-type="string">
            <text:p>KBA13_KW_110</text:p>
          </table:table-cell>
          <table:table-cell table:number-columns-repeated="3" office:value-type="string" calcext:value-type="string">
            <text:p>KBA13_KW_110</text:p>
          </table:table-cell>
          <table:table-cell table:formula="of:=[.C265]=[.D265]" office:value-type="boolean" office:boolean-value="true" calcext:value-type="boolean">
            <text:p>TRUE</text:p>
          </table:table-cell>
          <table:table-cell table:formula="of:=[.D265]=[.E265]" office:value-type="boolean" office:boolean-value="true" calcext:value-type="boolean">
            <text:p>TRUE</text:p>
          </table:table-cell>
          <table:table-cell table:formula="of:=[.B265]=[.D265]" office:value-type="boolean" office:boolean-value="true" calcext:value-type="boolean">
            <text:p>TRUE</text:p>
          </table:table-cell>
          <table:table-cell table:number-columns-repeated="2"/>
          <table:table-cell table:formula="of:=[.L265]=[.D26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1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RIGHT([.C266];3)=&quot;_RZ&quot;;LEFT([.C266];LEN([.C266])-3);[.C266])" office:value-type="string" office:string-value="KBA13_KW_120" calcext:value-type="string">
            <text:p>KBA13_KW_120</text:p>
          </table:table-cell>
          <table:table-cell table:number-columns-repeated="3" office:value-type="string" calcext:value-type="string">
            <text:p>KBA13_KW_120</text:p>
          </table:table-cell>
          <table:table-cell table:formula="of:=[.C266]=[.D266]" office:value-type="boolean" office:boolean-value="true" calcext:value-type="boolean">
            <text:p>TRUE</text:p>
          </table:table-cell>
          <table:table-cell table:formula="of:=[.D266]=[.E266]" office:value-type="boolean" office:boolean-value="true" calcext:value-type="boolean">
            <text:p>TRUE</text:p>
          </table:table-cell>
          <table:table-cell table:formula="of:=[.B266]=[.D266]" office:value-type="boolean" office:boolean-value="true" calcext:value-type="boolean">
            <text:p>TRUE</text:p>
          </table:table-cell>
          <table:table-cell table:number-columns-repeated="2"/>
          <table:table-cell table:formula="of:=[.L266]=[.D26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1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RIGHT([.C267];3)=&quot;_RZ&quot;;LEFT([.C267];LEN([.C267])-3);[.C267])" office:value-type="string" office:string-value="KBA13_KW_121" calcext:value-type="string">
            <text:p>KBA13_KW_121</text:p>
          </table:table-cell>
          <table:table-cell table:number-columns-repeated="3" office:value-type="string" calcext:value-type="string">
            <text:p>KBA13_KW_121</text:p>
          </table:table-cell>
          <table:table-cell table:formula="of:=[.C267]=[.D267]" office:value-type="boolean" office:boolean-value="true" calcext:value-type="boolean">
            <text:p>TRUE</text:p>
          </table:table-cell>
          <table:table-cell table:formula="of:=[.D267]=[.E267]" office:value-type="boolean" office:boolean-value="true" calcext:value-type="boolean">
            <text:p>TRUE</text:p>
          </table:table-cell>
          <table:table-cell table:formula="of:=[.B267]=[.D267]" office:value-type="boolean" office:boolean-value="true" calcext:value-type="boolean">
            <text:p>TRUE</text:p>
          </table:table-cell>
          <table:table-cell table:number-columns-repeated="2"/>
          <table:table-cell table:formula="of:=[.L267]=[.D26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1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RIGHT([.C268];3)=&quot;_RZ&quot;;LEFT([.C268];LEN([.C268])-3);[.C268])" office:value-type="string" office:string-value="KBA13_KW_30" calcext:value-type="string">
            <text:p>KBA13_KW_30</text:p>
          </table:table-cell>
          <table:table-cell table:number-columns-repeated="3" office:value-type="string" calcext:value-type="string">
            <text:p>KBA13_KW_30</text:p>
          </table:table-cell>
          <table:table-cell table:formula="of:=[.C268]=[.D268]" office:value-type="boolean" office:boolean-value="true" calcext:value-type="boolean">
            <text:p>TRUE</text:p>
          </table:table-cell>
          <table:table-cell table:formula="of:=[.D268]=[.E268]" office:value-type="boolean" office:boolean-value="true" calcext:value-type="boolean">
            <text:p>TRUE</text:p>
          </table:table-cell>
          <table:table-cell table:formula="of:=[.B268]=[.D268]" office:value-type="boolean" office:boolean-value="true" calcext:value-type="boolean">
            <text:p>TRUE</text:p>
          </table:table-cell>
          <table:table-cell table:number-columns-repeated="2"/>
          <table:table-cell table:formula="of:=[.L268]=[.D26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RIGHT([.C269];3)=&quot;_RZ&quot;;LEFT([.C269];LEN([.C269])-3);[.C269])" office:value-type="string" office:string-value="KBA13_KW_40" calcext:value-type="string">
            <text:p>KBA13_KW_40</text:p>
          </table:table-cell>
          <table:table-cell table:number-columns-repeated="3" office:value-type="string" calcext:value-type="string">
            <text:p>KBA13_KW_40</text:p>
          </table:table-cell>
          <table:table-cell table:formula="of:=[.C269]=[.D269]" office:value-type="boolean" office:boolean-value="true" calcext:value-type="boolean">
            <text:p>TRUE</text:p>
          </table:table-cell>
          <table:table-cell table:formula="of:=[.D269]=[.E269]" office:value-type="boolean" office:boolean-value="true" calcext:value-type="boolean">
            <text:p>TRUE</text:p>
          </table:table-cell>
          <table:table-cell table:formula="of:=[.B269]=[.D269]" office:value-type="boolean" office:boolean-value="true" calcext:value-type="boolean">
            <text:p>TRUE</text:p>
          </table:table-cell>
          <table:table-cell table:number-columns-repeated="2"/>
          <table:table-cell table:formula="of:=[.L269]=[.D26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4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RIGHT([.C270];3)=&quot;_RZ&quot;;LEFT([.C270];LEN([.C270])-3);[.C270])" office:value-type="string" office:string-value="KBA13_KW_50" calcext:value-type="string">
            <text:p>KBA13_KW_50</text:p>
          </table:table-cell>
          <table:table-cell table:number-columns-repeated="3" office:value-type="string" calcext:value-type="string">
            <text:p>KBA13_KW_50</text:p>
          </table:table-cell>
          <table:table-cell table:formula="of:=[.C270]=[.D270]" office:value-type="boolean" office:boolean-value="true" calcext:value-type="boolean">
            <text:p>TRUE</text:p>
          </table:table-cell>
          <table:table-cell table:formula="of:=[.D270]=[.E270]" office:value-type="boolean" office:boolean-value="true" calcext:value-type="boolean">
            <text:p>TRUE</text:p>
          </table:table-cell>
          <table:table-cell table:formula="of:=[.B270]=[.D270]" office:value-type="boolean" office:boolean-value="true" calcext:value-type="boolean">
            <text:p>TRUE</text:p>
          </table:table-cell>
          <table:table-cell table:number-columns-repeated="2"/>
          <table:table-cell table:formula="of:=[.L270]=[.D27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5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RIGHT([.C271];3)=&quot;_RZ&quot;;LEFT([.C271];LEN([.C271])-3);[.C271])" office:value-type="string" office:string-value="KBA13_KW_60" calcext:value-type="string">
            <text:p>KBA13_KW_60</text:p>
          </table:table-cell>
          <table:table-cell table:number-columns-repeated="3" office:value-type="string" calcext:value-type="string">
            <text:p>KBA13_KW_60</text:p>
          </table:table-cell>
          <table:table-cell table:formula="of:=[.C271]=[.D271]" office:value-type="boolean" office:boolean-value="true" calcext:value-type="boolean">
            <text:p>TRUE</text:p>
          </table:table-cell>
          <table:table-cell table:formula="of:=[.D271]=[.E271]" office:value-type="boolean" office:boolean-value="true" calcext:value-type="boolean">
            <text:p>TRUE</text:p>
          </table:table-cell>
          <table:table-cell table:formula="of:=[.B271]=[.D271]" office:value-type="boolean" office:boolean-value="true" calcext:value-type="boolean">
            <text:p>TRUE</text:p>
          </table:table-cell>
          <table:table-cell table:number-columns-repeated="2"/>
          <table:table-cell table:formula="of:=[.L271]=[.D27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RIGHT([.C272];3)=&quot;_RZ&quot;;LEFT([.C272];LEN([.C272])-3);[.C272])" office:value-type="string" office:string-value="KBA13_KW_61_120" calcext:value-type="string">
            <text:p>KBA13_KW_61_120</text:p>
          </table:table-cell>
          <table:table-cell table:number-columns-repeated="3" office:value-type="string" calcext:value-type="string">
            <text:p>KBA13_KW_61_120</text:p>
          </table:table-cell>
          <table:table-cell table:formula="of:=[.C272]=[.D272]" office:value-type="boolean" office:boolean-value="true" calcext:value-type="boolean">
            <text:p>TRUE</text:p>
          </table:table-cell>
          <table:table-cell table:formula="of:=[.D272]=[.E272]" office:value-type="boolean" office:boolean-value="true" calcext:value-type="boolean">
            <text:p>TRUE</text:p>
          </table:table-cell>
          <table:table-cell table:formula="of:=[.B272]=[.D272]" office:value-type="boolean" office:boolean-value="true" calcext:value-type="boolean">
            <text:p>TRUE</text:p>
          </table:table-cell>
          <table:table-cell table:number-columns-repeated="2"/>
          <table:table-cell table:formula="of:=[.L272]=[.D27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61_1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RIGHT([.C273];3)=&quot;_RZ&quot;;LEFT([.C273];LEN([.C273])-3);[.C273])" office:value-type="string" office:string-value="KBA13_KW_70" calcext:value-type="string">
            <text:p>KBA13_KW_70</text:p>
          </table:table-cell>
          <table:table-cell table:number-columns-repeated="3" office:value-type="string" calcext:value-type="string">
            <text:p>KBA13_KW_70</text:p>
          </table:table-cell>
          <table:table-cell table:formula="of:=[.C273]=[.D273]" office:value-type="boolean" office:boolean-value="true" calcext:value-type="boolean">
            <text:p>TRUE</text:p>
          </table:table-cell>
          <table:table-cell table:formula="of:=[.D273]=[.E273]" office:value-type="boolean" office:boolean-value="true" calcext:value-type="boolean">
            <text:p>TRUE</text:p>
          </table:table-cell>
          <table:table-cell table:formula="of:=[.B273]=[.D273]" office:value-type="boolean" office:boolean-value="true" calcext:value-type="boolean">
            <text:p>TRUE</text:p>
          </table:table-cell>
          <table:table-cell table:number-columns-repeated="2"/>
          <table:table-cell table:formula="of:=[.L273]=[.D27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7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RIGHT([.C274];3)=&quot;_RZ&quot;;LEFT([.C274];LEN([.C274])-3);[.C274])" office:value-type="string" office:string-value="KBA13_KW_80" calcext:value-type="string">
            <text:p>KBA13_KW_80</text:p>
          </table:table-cell>
          <table:table-cell table:number-columns-repeated="3" office:value-type="string" calcext:value-type="string">
            <text:p>KBA13_KW_80</text:p>
          </table:table-cell>
          <table:table-cell table:formula="of:=[.C274]=[.D274]" office:value-type="boolean" office:boolean-value="true" calcext:value-type="boolean">
            <text:p>TRUE</text:p>
          </table:table-cell>
          <table:table-cell table:formula="of:=[.D274]=[.E274]" office:value-type="boolean" office:boolean-value="true" calcext:value-type="boolean">
            <text:p>TRUE</text:p>
          </table:table-cell>
          <table:table-cell table:formula="of:=[.B274]=[.D274]" office:value-type="boolean" office:boolean-value="true" calcext:value-type="boolean">
            <text:p>TRUE</text:p>
          </table:table-cell>
          <table:table-cell table:number-columns-repeated="2"/>
          <table:table-cell table:formula="of:=[.L274]=[.D27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8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RIGHT([.C275];3)=&quot;_RZ&quot;;LEFT([.C275];LEN([.C275])-3);[.C275])" office:value-type="string" office:string-value="KBA13_KW_90" calcext:value-type="string">
            <text:p>KBA13_KW_90</text:p>
          </table:table-cell>
          <table:table-cell table:number-columns-repeated="3" office:value-type="string" calcext:value-type="string">
            <text:p>KBA13_KW_90</text:p>
          </table:table-cell>
          <table:table-cell table:formula="of:=[.C275]=[.D275]" office:value-type="boolean" office:boolean-value="true" calcext:value-type="boolean">
            <text:p>TRUE</text:p>
          </table:table-cell>
          <table:table-cell table:formula="of:=[.D275]=[.E275]" office:value-type="boolean" office:boolean-value="true" calcext:value-type="boolean">
            <text:p>TRUE</text:p>
          </table:table-cell>
          <table:table-cell table:formula="of:=[.B275]=[.D275]" office:value-type="boolean" office:boolean-value="true" calcext:value-type="boolean">
            <text:p>TRUE</text:p>
          </table:table-cell>
          <table:table-cell table:number-columns-repeated="2"/>
          <table:table-cell table:formula="of:=[.L275]=[.D27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KW_9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RIGHT([.C276];3)=&quot;_RZ&quot;;LEFT([.C276];LEN([.C276])-3);[.C276])" office:value-type="string" office:string-value="KBA13_MAZDA" calcext:value-type="string">
            <text:p>KBA13_MAZDA</text:p>
          </table:table-cell>
          <table:table-cell table:number-columns-repeated="3" office:value-type="string" calcext:value-type="string">
            <text:p>KBA13_MAZDA</text:p>
          </table:table-cell>
          <table:table-cell table:formula="of:=[.C276]=[.D276]" office:value-type="boolean" office:boolean-value="true" calcext:value-type="boolean">
            <text:p>TRUE</text:p>
          </table:table-cell>
          <table:table-cell table:formula="of:=[.D276]=[.E276]" office:value-type="boolean" office:boolean-value="true" calcext:value-type="boolean">
            <text:p>TRUE</text:p>
          </table:table-cell>
          <table:table-cell table:formula="of:=[.B276]=[.D276]" office:value-type="boolean" office:boolean-value="true" calcext:value-type="boolean">
            <text:p>TRUE</text:p>
          </table:table-cell>
          <table:table-cell table:number-columns-repeated="2"/>
          <table:table-cell table:formula="of:=[.L276]=[.D27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MAZD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RIGHT([.C277];3)=&quot;_RZ&quot;;LEFT([.C277];LEN([.C277])-3);[.C277])" office:value-type="string" office:string-value="KBA13_MERCEDES" calcext:value-type="string">
            <text:p>KBA13_MERCEDES</text:p>
          </table:table-cell>
          <table:table-cell table:number-columns-repeated="3" office:value-type="string" calcext:value-type="string">
            <text:p>KBA13_MERCEDES</text:p>
          </table:table-cell>
          <table:table-cell table:formula="of:=[.C277]=[.D277]" office:value-type="boolean" office:boolean-value="true" calcext:value-type="boolean">
            <text:p>TRUE</text:p>
          </table:table-cell>
          <table:table-cell table:formula="of:=[.D277]=[.E277]" office:value-type="boolean" office:boolean-value="true" calcext:value-type="boolean">
            <text:p>TRUE</text:p>
          </table:table-cell>
          <table:table-cell table:formula="of:=[.B277]=[.D277]" office:value-type="boolean" office:boolean-value="true" calcext:value-type="boolean">
            <text:p>TRUE</text:p>
          </table:table-cell>
          <table:table-cell table:number-columns-repeated="2"/>
          <table:table-cell table:formula="of:=[.L277]=[.D27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MERCEDE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RIGHT([.C278];3)=&quot;_RZ&quot;;LEFT([.C278];LEN([.C278])-3);[.C278])" office:value-type="string" office:string-value="KBA13_MOTOR" calcext:value-type="string">
            <text:p>KBA13_MOTOR</text:p>
          </table:table-cell>
          <table:table-cell table:number-columns-repeated="3" office:value-type="string" calcext:value-type="string">
            <text:p>KBA13_MOTOR</text:p>
          </table:table-cell>
          <table:table-cell table:formula="of:=[.C278]=[.D278]" office:value-type="boolean" office:boolean-value="true" calcext:value-type="boolean">
            <text:p>TRUE</text:p>
          </table:table-cell>
          <table:table-cell table:formula="of:=[.D278]=[.E278]" office:value-type="boolean" office:boolean-value="true" calcext:value-type="boolean">
            <text:p>TRUE</text:p>
          </table:table-cell>
          <table:table-cell table:formula="of:=[.B278]=[.D278]" office:value-type="boolean" office:boolean-value="true" calcext:value-type="boolean">
            <text:p>TRUE</text:p>
          </table:table-cell>
          <table:table-cell table:number-columns-repeated="2"/>
          <table:table-cell table:formula="of:=[.L278]=[.D27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MOTO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RIGHT([.C279];3)=&quot;_RZ&quot;;LEFT([.C279];LEN([.C279])-3);[.C279])" office:value-type="string" office:string-value="KBA13_NISSAN" calcext:value-type="string">
            <text:p>KBA13_NISSAN</text:p>
          </table:table-cell>
          <table:table-cell table:number-columns-repeated="3" office:value-type="string" calcext:value-type="string">
            <text:p>KBA13_NISSAN</text:p>
          </table:table-cell>
          <table:table-cell table:formula="of:=[.C279]=[.D279]" office:value-type="boolean" office:boolean-value="true" calcext:value-type="boolean">
            <text:p>TRUE</text:p>
          </table:table-cell>
          <table:table-cell table:formula="of:=[.D279]=[.E279]" office:value-type="boolean" office:boolean-value="true" calcext:value-type="boolean">
            <text:p>TRUE</text:p>
          </table:table-cell>
          <table:table-cell table:formula="of:=[.B279]=[.D279]" office:value-type="boolean" office:boolean-value="true" calcext:value-type="boolean">
            <text:p>TRUE</text:p>
          </table:table-cell>
          <table:table-cell table:number-columns-repeated="2"/>
          <table:table-cell table:formula="of:=[.L279]=[.D27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NISSA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RIGHT([.C280];3)=&quot;_RZ&quot;;LEFT([.C280];LEN([.C280])-3);[.C280])" office:value-type="string" office:string-value="KBA13_OPEL" calcext:value-type="string">
            <text:p>KBA13_OPEL</text:p>
          </table:table-cell>
          <table:table-cell table:number-columns-repeated="3" office:value-type="string" calcext:value-type="string">
            <text:p>KBA13_OPEL</text:p>
          </table:table-cell>
          <table:table-cell table:formula="of:=[.C280]=[.D280]" office:value-type="boolean" office:boolean-value="true" calcext:value-type="boolean">
            <text:p>TRUE</text:p>
          </table:table-cell>
          <table:table-cell table:formula="of:=[.D280]=[.E280]" office:value-type="boolean" office:boolean-value="true" calcext:value-type="boolean">
            <text:p>TRUE</text:p>
          </table:table-cell>
          <table:table-cell table:formula="of:=[.B280]=[.D280]" office:value-type="boolean" office:boolean-value="true" calcext:value-type="boolean">
            <text:p>TRUE</text:p>
          </table:table-cell>
          <table:table-cell table:number-columns-repeated="2"/>
          <table:table-cell table:formula="of:=[.L280]=[.D28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OPE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RIGHT([.C281];3)=&quot;_RZ&quot;;LEFT([.C281];LEN([.C281])-3);[.C281])" office:value-type="string" office:string-value="KBA13_PEUGEOT" calcext:value-type="string">
            <text:p>KBA13_PEUGEOT</text:p>
          </table:table-cell>
          <table:table-cell table:number-columns-repeated="3" office:value-type="string" calcext:value-type="string">
            <text:p>KBA13_PEUGEOT</text:p>
          </table:table-cell>
          <table:table-cell table:formula="of:=[.C281]=[.D281]" office:value-type="boolean" office:boolean-value="true" calcext:value-type="boolean">
            <text:p>TRUE</text:p>
          </table:table-cell>
          <table:table-cell table:formula="of:=[.D281]=[.E281]" office:value-type="boolean" office:boolean-value="true" calcext:value-type="boolean">
            <text:p>TRUE</text:p>
          </table:table-cell>
          <table:table-cell table:formula="of:=[.B281]=[.D281]" office:value-type="boolean" office:boolean-value="true" calcext:value-type="boolean">
            <text:p>TRUE</text:p>
          </table:table-cell>
          <table:table-cell table:number-columns-repeated="2"/>
          <table:table-cell table:formula="of:=[.L281]=[.D28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PEUGEO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RIGHT([.C282];3)=&quot;_RZ&quot;;LEFT([.C282];LEN([.C282])-3);[.C282])" office:value-type="string" office:string-value="KBA13_RENAULT" calcext:value-type="string">
            <text:p>KBA13_RENAULT</text:p>
          </table:table-cell>
          <table:table-cell table:number-columns-repeated="3" office:value-type="string" calcext:value-type="string">
            <text:p>KBA13_RENAULT</text:p>
          </table:table-cell>
          <table:table-cell table:formula="of:=[.C282]=[.D282]" office:value-type="boolean" office:boolean-value="true" calcext:value-type="boolean">
            <text:p>TRUE</text:p>
          </table:table-cell>
          <table:table-cell table:formula="of:=[.D282]=[.E282]" office:value-type="boolean" office:boolean-value="true" calcext:value-type="boolean">
            <text:p>TRUE</text:p>
          </table:table-cell>
          <table:table-cell table:formula="of:=[.B282]=[.D282]" office:value-type="boolean" office:boolean-value="true" calcext:value-type="boolean">
            <text:p>TRUE</text:p>
          </table:table-cell>
          <table:table-cell table:number-columns-repeated="2"/>
          <table:table-cell table:formula="of:=[.L282]=[.D28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RENAULT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RIGHT([.C283];3)=&quot;_RZ&quot;;LEFT([.C283];LEN([.C283])-3);[.C283])" office:value-type="string" office:string-value="KBA13_SEG_GELAENDEWAGEN" calcext:value-type="string">
            <text:p>KBA13_SEG_GELAENDEWAGEN</text:p>
          </table:table-cell>
          <table:table-cell table:number-columns-repeated="3" office:value-type="string" calcext:value-type="string">
            <text:p>KBA13_SEG_GELAENDEWAGEN</text:p>
          </table:table-cell>
          <table:table-cell table:formula="of:=[.C283]=[.D283]" office:value-type="boolean" office:boolean-value="true" calcext:value-type="boolean">
            <text:p>TRUE</text:p>
          </table:table-cell>
          <table:table-cell table:formula="of:=[.D283]=[.E283]" office:value-type="boolean" office:boolean-value="true" calcext:value-type="boolean">
            <text:p>TRUE</text:p>
          </table:table-cell>
          <table:table-cell table:formula="of:=[.B283]=[.D283]" office:value-type="boolean" office:boolean-value="true" calcext:value-type="boolean">
            <text:p>TRUE</text:p>
          </table:table-cell>
          <table:table-cell table:number-columns-repeated="2"/>
          <table:table-cell table:formula="of:=[.L283]=[.D28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GELAENDEWAG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RIGHT([.C284];3)=&quot;_RZ&quot;;LEFT([.C284];LEN([.C284])-3);[.C284])" office:value-type="string" office:string-value="KBA13_SEG_GROSSRAUMVANS" calcext:value-type="string">
            <text:p>KBA13_SEG_GROSSRAUMVANS</text:p>
          </table:table-cell>
          <table:table-cell table:number-columns-repeated="3" office:value-type="string" calcext:value-type="string">
            <text:p>KBA13_SEG_GROSSRAUMVANS</text:p>
          </table:table-cell>
          <table:table-cell table:formula="of:=[.C284]=[.D284]" office:value-type="boolean" office:boolean-value="true" calcext:value-type="boolean">
            <text:p>TRUE</text:p>
          </table:table-cell>
          <table:table-cell table:formula="of:=[.D284]=[.E284]" office:value-type="boolean" office:boolean-value="true" calcext:value-type="boolean">
            <text:p>TRUE</text:p>
          </table:table-cell>
          <table:table-cell table:formula="of:=[.B284]=[.D284]" office:value-type="boolean" office:boolean-value="true" calcext:value-type="boolean">
            <text:p>TRUE</text:p>
          </table:table-cell>
          <table:table-cell table:number-columns-repeated="2"/>
          <table:table-cell table:formula="of:=[.L284]=[.D28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GROSSRAUMVAN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RIGHT([.C285];3)=&quot;_RZ&quot;;LEFT([.C285];LEN([.C285])-3);[.C285])" office:value-type="string" office:string-value="KBA13_SEG_KLEINST" calcext:value-type="string">
            <text:p>KBA13_SEG_KLEINST</text:p>
          </table:table-cell>
          <table:table-cell table:number-columns-repeated="3" office:value-type="string" calcext:value-type="string">
            <text:p>KBA13_SEG_KLEINST</text:p>
          </table:table-cell>
          <table:table-cell table:formula="of:=[.C285]=[.D285]" office:value-type="boolean" office:boolean-value="true" calcext:value-type="boolean">
            <text:p>TRUE</text:p>
          </table:table-cell>
          <table:table-cell table:formula="of:=[.D285]=[.E285]" office:value-type="boolean" office:boolean-value="true" calcext:value-type="boolean">
            <text:p>TRUE</text:p>
          </table:table-cell>
          <table:table-cell table:formula="of:=[.B285]=[.D285]" office:value-type="boolean" office:boolean-value="true" calcext:value-type="boolean">
            <text:p>TRUE</text:p>
          </table:table-cell>
          <table:table-cell table:number-columns-repeated="2"/>
          <table:table-cell table:formula="of:=[.L285]=[.D28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KLEINST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RIGHT([.C286];3)=&quot;_RZ&quot;;LEFT([.C286];LEN([.C286])-3);[.C286])" office:value-type="string" office:string-value="KBA13_SEG_KLEINWAGEN" calcext:value-type="string">
            <text:p>KBA13_SEG_KLEINWAGEN</text:p>
          </table:table-cell>
          <table:table-cell table:number-columns-repeated="3" office:value-type="string" calcext:value-type="string">
            <text:p>KBA13_SEG_KLEINWAGEN</text:p>
          </table:table-cell>
          <table:table-cell table:formula="of:=[.C286]=[.D286]" office:value-type="boolean" office:boolean-value="true" calcext:value-type="boolean">
            <text:p>TRUE</text:p>
          </table:table-cell>
          <table:table-cell table:formula="of:=[.D286]=[.E286]" office:value-type="boolean" office:boolean-value="true" calcext:value-type="boolean">
            <text:p>TRUE</text:p>
          </table:table-cell>
          <table:table-cell table:formula="of:=[.B286]=[.D286]" office:value-type="boolean" office:boolean-value="true" calcext:value-type="boolean">
            <text:p>TRUE</text:p>
          </table:table-cell>
          <table:table-cell table:number-columns-repeated="2"/>
          <table:table-cell table:formula="of:=[.L286]=[.D28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KLEINWAGE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RIGHT([.C287];3)=&quot;_RZ&quot;;LEFT([.C287];LEN([.C287])-3);[.C287])" office:value-type="string" office:string-value="KBA13_SEG_KOMPAKTKLASSE" calcext:value-type="string">
            <text:p>KBA13_SEG_KOMPAKTKLASSE</text:p>
          </table:table-cell>
          <table:table-cell table:number-columns-repeated="3" office:value-type="string" calcext:value-type="string">
            <text:p>KBA13_SEG_KOMPAKTKLASSE</text:p>
          </table:table-cell>
          <table:table-cell table:formula="of:=[.C287]=[.D287]" office:value-type="boolean" office:boolean-value="true" calcext:value-type="boolean">
            <text:p>TRUE</text:p>
          </table:table-cell>
          <table:table-cell table:formula="of:=[.D287]=[.E287]" office:value-type="boolean" office:boolean-value="true" calcext:value-type="boolean">
            <text:p>TRUE</text:p>
          </table:table-cell>
          <table:table-cell table:formula="of:=[.B287]=[.D287]" office:value-type="boolean" office:boolean-value="true" calcext:value-type="boolean">
            <text:p>TRUE</text:p>
          </table:table-cell>
          <table:table-cell table:number-columns-repeated="2"/>
          <table:table-cell table:formula="of:=[.L287]=[.D28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KOMPAKTKLASS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RIGHT([.C288];3)=&quot;_RZ&quot;;LEFT([.C288];LEN([.C288])-3);[.C288])" office:value-type="string" office:string-value="KBA13_SEG_MINIVANS" calcext:value-type="string">
            <text:p>KBA13_SEG_MINIVANS</text:p>
          </table:table-cell>
          <table:table-cell table:number-columns-repeated="3" office:value-type="string" calcext:value-type="string">
            <text:p>KBA13_SEG_MINIVANS</text:p>
          </table:table-cell>
          <table:table-cell table:formula="of:=[.C288]=[.D288]" office:value-type="boolean" office:boolean-value="true" calcext:value-type="boolean">
            <text:p>TRUE</text:p>
          </table:table-cell>
          <table:table-cell table:formula="of:=[.D288]=[.E288]" office:value-type="boolean" office:boolean-value="true" calcext:value-type="boolean">
            <text:p>TRUE</text:p>
          </table:table-cell>
          <table:table-cell table:formula="of:=[.B288]=[.D288]" office:value-type="boolean" office:boolean-value="true" calcext:value-type="boolean">
            <text:p>TRUE</text:p>
          </table:table-cell>
          <table:table-cell table:number-columns-repeated="2"/>
          <table:table-cell table:formula="of:=[.L288]=[.D28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MINIVAN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RIGHT([.C289];3)=&quot;_RZ&quot;;LEFT([.C289];LEN([.C289])-3);[.C289])" office:value-type="string" office:string-value="KBA13_SEG_MINIWAGEN" calcext:value-type="string">
            <text:p>KBA13_SEG_MINIWAGEN</text:p>
          </table:table-cell>
          <table:table-cell table:number-columns-repeated="3" office:value-type="string" calcext:value-type="string">
            <text:p>KBA13_SEG_MINIWAGEN</text:p>
          </table:table-cell>
          <table:table-cell table:formula="of:=[.C289]=[.D289]" office:value-type="boolean" office:boolean-value="true" calcext:value-type="boolean">
            <text:p>TRUE</text:p>
          </table:table-cell>
          <table:table-cell table:formula="of:=[.D289]=[.E289]" office:value-type="boolean" office:boolean-value="true" calcext:value-type="boolean">
            <text:p>TRUE</text:p>
          </table:table-cell>
          <table:table-cell table:formula="of:=[.B289]=[.D289]" office:value-type="boolean" office:boolean-value="true" calcext:value-type="boolean">
            <text:p>TRUE</text:p>
          </table:table-cell>
          <table:table-cell table:number-columns-repeated="2"/>
          <table:table-cell table:formula="of:=[.L289]=[.D28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MINIWAG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RIGHT([.C290];3)=&quot;_RZ&quot;;LEFT([.C290];LEN([.C290])-3);[.C290])" office:value-type="string" office:string-value="KBA13_SEG_MITTELKLASSE" calcext:value-type="string">
            <text:p>KBA13_SEG_MITTELKLASSE</text:p>
          </table:table-cell>
          <table:table-cell table:number-columns-repeated="3" office:value-type="string" calcext:value-type="string">
            <text:p>KBA13_SEG_MITTELKLASSE</text:p>
          </table:table-cell>
          <table:table-cell table:formula="of:=[.C290]=[.D290]" office:value-type="boolean" office:boolean-value="true" calcext:value-type="boolean">
            <text:p>TRUE</text:p>
          </table:table-cell>
          <table:table-cell table:formula="of:=[.D290]=[.E290]" office:value-type="boolean" office:boolean-value="true" calcext:value-type="boolean">
            <text:p>TRUE</text:p>
          </table:table-cell>
          <table:table-cell table:formula="of:=[.B290]=[.D290]" office:value-type="boolean" office:boolean-value="true" calcext:value-type="boolean">
            <text:p>TRUE</text:p>
          </table:table-cell>
          <table:table-cell table:number-columns-repeated="2"/>
          <table:table-cell table:formula="of:=[.L290]=[.D29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MITTELKLASS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RIGHT([.C291];3)=&quot;_RZ&quot;;LEFT([.C291];LEN([.C291])-3);[.C291])" office:value-type="string" office:string-value="KBA13_SEG_OBEREMITTELKLASSE" calcext:value-type="string">
            <text:p>KBA13_SEG_OBEREMITTELKLASSE</text:p>
          </table:table-cell>
          <table:table-cell table:number-columns-repeated="3" office:value-type="string" calcext:value-type="string">
            <text:p>KBA13_SEG_OBEREMITTELKLASSE</text:p>
          </table:table-cell>
          <table:table-cell table:formula="of:=[.C291]=[.D291]" office:value-type="boolean" office:boolean-value="true" calcext:value-type="boolean">
            <text:p>TRUE</text:p>
          </table:table-cell>
          <table:table-cell table:formula="of:=[.D291]=[.E291]" office:value-type="boolean" office:boolean-value="true" calcext:value-type="boolean">
            <text:p>TRUE</text:p>
          </table:table-cell>
          <table:table-cell table:formula="of:=[.B291]=[.D291]" office:value-type="boolean" office:boolean-value="true" calcext:value-type="boolean">
            <text:p>TRUE</text:p>
          </table:table-cell>
          <table:table-cell table:number-columns-repeated="2"/>
          <table:table-cell table:formula="of:=[.L291]=[.D29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OBEREMITTELKLASS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RIGHT([.C292];3)=&quot;_RZ&quot;;LEFT([.C292];LEN([.C292])-3);[.C292])" office:value-type="string" office:string-value="KBA13_SEG_OBERKLASSE" calcext:value-type="string">
            <text:p>KBA13_SEG_OBERKLASSE</text:p>
          </table:table-cell>
          <table:table-cell table:number-columns-repeated="3" office:value-type="string" calcext:value-type="string">
            <text:p>KBA13_SEG_OBERKLASSE</text:p>
          </table:table-cell>
          <table:table-cell table:formula="of:=[.C292]=[.D292]" office:value-type="boolean" office:boolean-value="true" calcext:value-type="boolean">
            <text:p>TRUE</text:p>
          </table:table-cell>
          <table:table-cell table:formula="of:=[.D292]=[.E292]" office:value-type="boolean" office:boolean-value="true" calcext:value-type="boolean">
            <text:p>TRUE</text:p>
          </table:table-cell>
          <table:table-cell table:formula="of:=[.B292]=[.D292]" office:value-type="boolean" office:boolean-value="true" calcext:value-type="boolean">
            <text:p>TRUE</text:p>
          </table:table-cell>
          <table:table-cell table:number-columns-repeated="2"/>
          <table:table-cell table:formula="of:=[.L292]=[.D29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OBERKLASS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RIGHT([.C293];3)=&quot;_RZ&quot;;LEFT([.C293];LEN([.C293])-3);[.C293])" office:value-type="string" office:string-value="KBA13_SEG_SONSTIGE" calcext:value-type="string">
            <text:p>KBA13_SEG_SONSTIGE</text:p>
          </table:table-cell>
          <table:table-cell table:number-columns-repeated="3" office:value-type="string" calcext:value-type="string">
            <text:p>KBA13_SEG_SONSTIGE</text:p>
          </table:table-cell>
          <table:table-cell table:formula="of:=[.C293]=[.D293]" office:value-type="boolean" office:boolean-value="true" calcext:value-type="boolean">
            <text:p>TRUE</text:p>
          </table:table-cell>
          <table:table-cell table:formula="of:=[.D293]=[.E293]" office:value-type="boolean" office:boolean-value="true" calcext:value-type="boolean">
            <text:p>TRUE</text:p>
          </table:table-cell>
          <table:table-cell table:formula="of:=[.B293]=[.D293]" office:value-type="boolean" office:boolean-value="true" calcext:value-type="boolean">
            <text:p>TRUE</text:p>
          </table:table-cell>
          <table:table-cell table:number-columns-repeated="2"/>
          <table:table-cell table:formula="of:=[.L293]=[.D29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SONSTIG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RIGHT([.C294];3)=&quot;_RZ&quot;;LEFT([.C294];LEN([.C294])-3);[.C294])" office:value-type="string" office:string-value="KBA13_SEG_SPORTWAGEN" calcext:value-type="string">
            <text:p>KBA13_SEG_SPORTWAGEN</text:p>
          </table:table-cell>
          <table:table-cell table:number-columns-repeated="3" office:value-type="string" calcext:value-type="string">
            <text:p>KBA13_SEG_SPORTWAGEN</text:p>
          </table:table-cell>
          <table:table-cell table:formula="of:=[.C294]=[.D294]" office:value-type="boolean" office:boolean-value="true" calcext:value-type="boolean">
            <text:p>TRUE</text:p>
          </table:table-cell>
          <table:table-cell table:formula="of:=[.D294]=[.E294]" office:value-type="boolean" office:boolean-value="true" calcext:value-type="boolean">
            <text:p>TRUE</text:p>
          </table:table-cell>
          <table:table-cell table:formula="of:=[.B294]=[.D294]" office:value-type="boolean" office:boolean-value="true" calcext:value-type="boolean">
            <text:p>TRUE</text:p>
          </table:table-cell>
          <table:table-cell table:number-columns-repeated="2"/>
          <table:table-cell table:formula="of:=[.L294]=[.D29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SPORTWAGE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RIGHT([.C295];3)=&quot;_RZ&quot;;LEFT([.C295];LEN([.C295])-3);[.C295])" office:value-type="string" office:string-value="KBA13_SEG_UTILITIES" calcext:value-type="string">
            <text:p>KBA13_SEG_UTILITIES</text:p>
          </table:table-cell>
          <table:table-cell table:number-columns-repeated="3" office:value-type="string" calcext:value-type="string">
            <text:p>KBA13_SEG_UTILITIES</text:p>
          </table:table-cell>
          <table:table-cell table:formula="of:=[.C295]=[.D295]" office:value-type="boolean" office:boolean-value="true" calcext:value-type="boolean">
            <text:p>TRUE</text:p>
          </table:table-cell>
          <table:table-cell table:formula="of:=[.D295]=[.E295]" office:value-type="boolean" office:boolean-value="true" calcext:value-type="boolean">
            <text:p>TRUE</text:p>
          </table:table-cell>
          <table:table-cell table:formula="of:=[.B295]=[.D295]" office:value-type="boolean" office:boolean-value="true" calcext:value-type="boolean">
            <text:p>TRUE</text:p>
          </table:table-cell>
          <table:table-cell table:number-columns-repeated="2"/>
          <table:table-cell table:formula="of:=[.L295]=[.D29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UTILITIE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RIGHT([.C296];3)=&quot;_RZ&quot;;LEFT([.C296];LEN([.C296])-3);[.C296])" office:value-type="string" office:string-value="KBA13_SEG_VAN" calcext:value-type="string">
            <text:p>KBA13_SEG_VAN</text:p>
          </table:table-cell>
          <table:table-cell table:number-columns-repeated="3" office:value-type="string" calcext:value-type="string">
            <text:p>KBA13_SEG_VAN</text:p>
          </table:table-cell>
          <table:table-cell table:formula="of:=[.C296]=[.D296]" office:value-type="boolean" office:boolean-value="true" calcext:value-type="boolean">
            <text:p>TRUE</text:p>
          </table:table-cell>
          <table:table-cell table:formula="of:=[.D296]=[.E296]" office:value-type="boolean" office:boolean-value="true" calcext:value-type="boolean">
            <text:p>TRUE</text:p>
          </table:table-cell>
          <table:table-cell table:formula="of:=[.B296]=[.D296]" office:value-type="boolean" office:boolean-value="true" calcext:value-type="boolean">
            <text:p>TRUE</text:p>
          </table:table-cell>
          <table:table-cell table:number-columns-repeated="2"/>
          <table:table-cell table:formula="of:=[.L296]=[.D29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VAN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RIGHT([.C297];3)=&quot;_RZ&quot;;LEFT([.C297];LEN([.C297])-3);[.C297])" office:value-type="string" office:string-value="KBA13_SEG_WOHNMOBILE" calcext:value-type="string">
            <text:p>KBA13_SEG_WOHNMOBILE</text:p>
          </table:table-cell>
          <table:table-cell table:number-columns-repeated="3" office:value-type="string" calcext:value-type="string">
            <text:p>KBA13_SEG_WOHNMOBILE</text:p>
          </table:table-cell>
          <table:table-cell table:formula="of:=[.C297]=[.D297]" office:value-type="boolean" office:boolean-value="true" calcext:value-type="boolean">
            <text:p>TRUE</text:p>
          </table:table-cell>
          <table:table-cell table:formula="of:=[.D297]=[.E297]" office:value-type="boolean" office:boolean-value="true" calcext:value-type="boolean">
            <text:p>TRUE</text:p>
          </table:table-cell>
          <table:table-cell table:formula="of:=[.B297]=[.D297]" office:value-type="boolean" office:boolean-value="true" calcext:value-type="boolean">
            <text:p>TRUE</text:p>
          </table:table-cell>
          <table:table-cell table:number-columns-repeated="2"/>
          <table:table-cell table:formula="of:=[.L297]=[.D29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EG_WOHNMOBIL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RIGHT([.C298];3)=&quot;_RZ&quot;;LEFT([.C298];LEN([.C298])-3);[.C298])" office:value-type="string" office:string-value="KBA13_SITZE_4" calcext:value-type="string">
            <text:p>KBA13_SITZE_4</text:p>
          </table:table-cell>
          <table:table-cell table:number-columns-repeated="3" office:value-type="string" calcext:value-type="string">
            <text:p>KBA13_SITZE_4</text:p>
          </table:table-cell>
          <table:table-cell table:formula="of:=[.C298]=[.D298]" office:value-type="boolean" office:boolean-value="true" calcext:value-type="boolean">
            <text:p>TRUE</text:p>
          </table:table-cell>
          <table:table-cell table:formula="of:=[.D298]=[.E298]" office:value-type="boolean" office:boolean-value="true" calcext:value-type="boolean">
            <text:p>TRUE</text:p>
          </table:table-cell>
          <table:table-cell table:formula="of:=[.B298]=[.D298]" office:value-type="boolean" office:boolean-value="true" calcext:value-type="boolean">
            <text:p>TRUE</text:p>
          </table:table-cell>
          <table:table-cell table:number-columns-repeated="2"/>
          <table:table-cell table:formula="of:=[.L298]=[.D29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ITZE_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RIGHT([.C299];3)=&quot;_RZ&quot;;LEFT([.C299];LEN([.C299])-3);[.C299])" office:value-type="string" office:string-value="KBA13_SITZE_5" calcext:value-type="string">
            <text:p>KBA13_SITZE_5</text:p>
          </table:table-cell>
          <table:table-cell table:number-columns-repeated="3" office:value-type="string" calcext:value-type="string">
            <text:p>KBA13_SITZE_5</text:p>
          </table:table-cell>
          <table:table-cell table:formula="of:=[.C299]=[.D299]" office:value-type="boolean" office:boolean-value="true" calcext:value-type="boolean">
            <text:p>TRUE</text:p>
          </table:table-cell>
          <table:table-cell table:formula="of:=[.D299]=[.E299]" office:value-type="boolean" office:boolean-value="true" calcext:value-type="boolean">
            <text:p>TRUE</text:p>
          </table:table-cell>
          <table:table-cell table:formula="of:=[.B299]=[.D299]" office:value-type="boolean" office:boolean-value="true" calcext:value-type="boolean">
            <text:p>TRUE</text:p>
          </table:table-cell>
          <table:table-cell table:number-columns-repeated="2"/>
          <table:table-cell table:formula="of:=[.L299]=[.D29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ITZE_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RIGHT([.C300];3)=&quot;_RZ&quot;;LEFT([.C300];LEN([.C300])-3);[.C300])" office:value-type="string" office:string-value="KBA13_SITZE_6" calcext:value-type="string">
            <text:p>KBA13_SITZE_6</text:p>
          </table:table-cell>
          <table:table-cell table:number-columns-repeated="3" office:value-type="string" calcext:value-type="string">
            <text:p>KBA13_SITZE_6</text:p>
          </table:table-cell>
          <table:table-cell table:formula="of:=[.C300]=[.D300]" office:value-type="boolean" office:boolean-value="true" calcext:value-type="boolean">
            <text:p>TRUE</text:p>
          </table:table-cell>
          <table:table-cell table:formula="of:=[.D300]=[.E300]" office:value-type="boolean" office:boolean-value="true" calcext:value-type="boolean">
            <text:p>TRUE</text:p>
          </table:table-cell>
          <table:table-cell table:formula="of:=[.B300]=[.D300]" office:value-type="boolean" office:boolean-value="true" calcext:value-type="boolean">
            <text:p>TRUE</text:p>
          </table:table-cell>
          <table:table-cell table:number-columns-repeated="2"/>
          <table:table-cell table:formula="of:=[.L300]=[.D30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SITZE_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RIGHT([.C301];3)=&quot;_RZ&quot;;LEFT([.C301];LEN([.C301])-3);[.C301])" office:value-type="string" office:string-value="KBA13_TOYOTA" calcext:value-type="string">
            <text:p>KBA13_TOYOTA</text:p>
          </table:table-cell>
          <table:table-cell table:number-columns-repeated="3" office:value-type="string" calcext:value-type="string">
            <text:p>KBA13_TOYOTA</text:p>
          </table:table-cell>
          <table:table-cell table:formula="of:=[.C301]=[.D301]" office:value-type="boolean" office:boolean-value="true" calcext:value-type="boolean">
            <text:p>TRUE</text:p>
          </table:table-cell>
          <table:table-cell table:formula="of:=[.D301]=[.E301]" office:value-type="boolean" office:boolean-value="true" calcext:value-type="boolean">
            <text:p>TRUE</text:p>
          </table:table-cell>
          <table:table-cell table:formula="of:=[.B301]=[.D301]" office:value-type="boolean" office:boolean-value="true" calcext:value-type="boolean">
            <text:p>TRUE</text:p>
          </table:table-cell>
          <table:table-cell table:number-columns-repeated="2"/>
          <table:table-cell table:formula="of:=[.L301]=[.D30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TOYOT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RIGHT([.C302];3)=&quot;_RZ&quot;;LEFT([.C302];LEN([.C302])-3);[.C302])" office:value-type="string" office:string-value="KBA13_VORB_0" calcext:value-type="string">
            <text:p>KBA13_VORB_0</text:p>
          </table:table-cell>
          <table:table-cell table:number-columns-repeated="3" office:value-type="string" calcext:value-type="string">
            <text:p>KBA13_VORB_0</text:p>
          </table:table-cell>
          <table:table-cell table:formula="of:=[.C302]=[.D302]" office:value-type="boolean" office:boolean-value="true" calcext:value-type="boolean">
            <text:p>TRUE</text:p>
          </table:table-cell>
          <table:table-cell table:formula="of:=[.D302]=[.E302]" office:value-type="boolean" office:boolean-value="true" calcext:value-type="boolean">
            <text:p>TRUE</text:p>
          </table:table-cell>
          <table:table-cell table:formula="of:=[.B302]=[.D302]" office:value-type="boolean" office:boolean-value="true" calcext:value-type="boolean">
            <text:p>TRUE</text:p>
          </table:table-cell>
          <table:table-cell table:number-columns-repeated="2"/>
          <table:table-cell table:formula="of:=[.L302]=[.D30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VORB_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RIGHT([.C303];3)=&quot;_RZ&quot;;LEFT([.C303];LEN([.C303])-3);[.C303])" office:value-type="string" office:string-value="KBA13_VORB_1" calcext:value-type="string">
            <text:p>KBA13_VORB_1</text:p>
          </table:table-cell>
          <table:table-cell table:number-columns-repeated="3" office:value-type="string" calcext:value-type="string">
            <text:p>KBA13_VORB_1</text:p>
          </table:table-cell>
          <table:table-cell table:formula="of:=[.C303]=[.D303]" office:value-type="boolean" office:boolean-value="true" calcext:value-type="boolean">
            <text:p>TRUE</text:p>
          </table:table-cell>
          <table:table-cell table:formula="of:=[.D303]=[.E303]" office:value-type="boolean" office:boolean-value="true" calcext:value-type="boolean">
            <text:p>TRUE</text:p>
          </table:table-cell>
          <table:table-cell table:formula="of:=[.B303]=[.D303]" office:value-type="boolean" office:boolean-value="true" calcext:value-type="boolean">
            <text:p>TRUE</text:p>
          </table:table-cell>
          <table:table-cell table:number-columns-repeated="2"/>
          <table:table-cell table:formula="of:=[.L303]=[.D30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VORB_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RIGHT([.C304];3)=&quot;_RZ&quot;;LEFT([.C304];LEN([.C304])-3);[.C304])" office:value-type="string" office:string-value="KBA13_VORB_1_2" calcext:value-type="string">
            <text:p>KBA13_VORB_1_2</text:p>
          </table:table-cell>
          <table:table-cell table:number-columns-repeated="3" office:value-type="string" calcext:value-type="string">
            <text:p>KBA13_VORB_1_2</text:p>
          </table:table-cell>
          <table:table-cell table:formula="of:=[.C304]=[.D304]" office:value-type="boolean" office:boolean-value="true" calcext:value-type="boolean">
            <text:p>TRUE</text:p>
          </table:table-cell>
          <table:table-cell table:formula="of:=[.D304]=[.E304]" office:value-type="boolean" office:boolean-value="true" calcext:value-type="boolean">
            <text:p>TRUE</text:p>
          </table:table-cell>
          <table:table-cell table:formula="of:=[.B304]=[.D304]" office:value-type="boolean" office:boolean-value="true" calcext:value-type="boolean">
            <text:p>TRUE</text:p>
          </table:table-cell>
          <table:table-cell table:number-columns-repeated="2"/>
          <table:table-cell table:formula="of:=[.L304]=[.D30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VORB_1_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RIGHT([.C305];3)=&quot;_RZ&quot;;LEFT([.C305];LEN([.C305])-3);[.C305])" office:value-type="string" office:string-value="KBA13_VORB_2" calcext:value-type="string">
            <text:p>KBA13_VORB_2</text:p>
          </table:table-cell>
          <table:table-cell table:number-columns-repeated="3" office:value-type="string" calcext:value-type="string">
            <text:p>KBA13_VORB_2</text:p>
          </table:table-cell>
          <table:table-cell table:formula="of:=[.C305]=[.D305]" office:value-type="boolean" office:boolean-value="true" calcext:value-type="boolean">
            <text:p>TRUE</text:p>
          </table:table-cell>
          <table:table-cell table:formula="of:=[.D305]=[.E305]" office:value-type="boolean" office:boolean-value="true" calcext:value-type="boolean">
            <text:p>TRUE</text:p>
          </table:table-cell>
          <table:table-cell table:formula="of:=[.B305]=[.D305]" office:value-type="boolean" office:boolean-value="true" calcext:value-type="boolean">
            <text:p>TRUE</text:p>
          </table:table-cell>
          <table:table-cell table:number-columns-repeated="2"/>
          <table:table-cell table:formula="of:=[.L305]=[.D30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VORB_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RIGHT([.C306];3)=&quot;_RZ&quot;;LEFT([.C306];LEN([.C306])-3);[.C306])" office:value-type="string" office:string-value="KBA13_VORB_3" calcext:value-type="string">
            <text:p>KBA13_VORB_3</text:p>
          </table:table-cell>
          <table:table-cell table:number-columns-repeated="3" office:value-type="string" calcext:value-type="string">
            <text:p>KBA13_VORB_3</text:p>
          </table:table-cell>
          <table:table-cell table:formula="of:=[.C306]=[.D306]" office:value-type="boolean" office:boolean-value="true" calcext:value-type="boolean">
            <text:p>TRUE</text:p>
          </table:table-cell>
          <table:table-cell table:formula="of:=[.D306]=[.E306]" office:value-type="boolean" office:boolean-value="true" calcext:value-type="boolean">
            <text:p>TRUE</text:p>
          </table:table-cell>
          <table:table-cell table:formula="of:=[.B306]=[.D306]" office:value-type="boolean" office:boolean-value="true" calcext:value-type="boolean">
            <text:p>TRUE</text:p>
          </table:table-cell>
          <table:table-cell table:number-columns-repeated="2"/>
          <table:table-cell table:formula="of:=[.L306]=[.D30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VORB_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RIGHT([.C307];3)=&quot;_RZ&quot;;LEFT([.C307];LEN([.C307])-3);[.C307])" office:value-type="string" office:string-value="KBA13_VW" calcext:value-type="string">
            <text:p>KBA13_VW</text:p>
          </table:table-cell>
          <table:table-cell table:number-columns-repeated="3" office:value-type="string" calcext:value-type="string">
            <text:p>KBA13_VW</text:p>
          </table:table-cell>
          <table:table-cell table:formula="of:=[.C307]=[.D307]" office:value-type="boolean" office:boolean-value="true" calcext:value-type="boolean">
            <text:p>TRUE</text:p>
          </table:table-cell>
          <table:table-cell table:formula="of:=[.D307]=[.E307]" office:value-type="boolean" office:boolean-value="true" calcext:value-type="boolean">
            <text:p>TRUE</text:p>
          </table:table-cell>
          <table:table-cell table:formula="of:=[.B307]=[.D307]" office:value-type="boolean" office:boolean-value="true" calcext:value-type="boolean">
            <text:p>TRUE</text:p>
          </table:table-cell>
          <table:table-cell table:number-columns-repeated="2"/>
          <table:table-cell table:formula="of:=[.L307]=[.D30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BA13_VW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RIGHT([.C308];3)=&quot;_RZ&quot;;LEFT([.C308];LEN([.C308])-3);[.C308])" office:value-type="string" office:string-value="KKK" calcext:value-type="string">
            <text:p>KKK</text:p>
          </table:table-cell>
          <table:table-cell table:number-columns-repeated="3" office:value-type="string" calcext:value-type="string">
            <text:p>KKK</text:p>
          </table:table-cell>
          <table:table-cell table:formula="of:=[.C308]=[.D308]" office:value-type="boolean" office:boolean-value="true" calcext:value-type="boolean">
            <text:p>TRUE</text:p>
          </table:table-cell>
          <table:table-cell table:formula="of:=[.D308]=[.E308]" office:value-type="boolean" office:boolean-value="true" calcext:value-type="boolean">
            <text:p>TRUE</text:p>
          </table:table-cell>
          <table:table-cell table:formula="of:=[.B308]=[.D308]" office:value-type="boolean" office:boolean-value="true" calcext:value-type="boolean">
            <text:p>TRUE</text:p>
          </table:table-cell>
          <table:table-cell table:number-columns-repeated="2"/>
          <table:table-cell table:formula="of:=[.L308]=[.D30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KK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RIGHT([.C309];3)=&quot;_RZ&quot;;LEFT([.C309];LEN([.C309])-3);[.C30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K_KUNDENTYP</text:p>
          </table:table-cell>
          <table:table-cell table:formula="of:=[.C309]=[.D309]" office:value-type="boolean" office:boolean-value="false" calcext:value-type="boolean">
            <text:p>FALSE</text:p>
          </table:table-cell>
          <table:table-cell table:formula="of:=[.D309]=[.E309]" office:value-type="boolean" office:boolean-value="true" calcext:value-type="boolean">
            <text:p>TRUE</text:p>
          </table:table-cell>
          <table:table-cell table:formula="of:=[.B309]=[.D30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09]=[.D30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K_KUNDENTYP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RIGHT([.C310];3)=&quot;_RZ&quot;;LEFT([.C310];LEN([.C310])-3);[.C310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OMBIALTER</text:p>
          </table:table-cell>
          <table:table-cell table:formula="of:=[.C310]=[.D310]" office:value-type="boolean" office:boolean-value="false" calcext:value-type="boolean">
            <text:p>FALSE</text:p>
          </table:table-cell>
          <table:table-cell table:formula="of:=[.D310]=[.E310]" office:value-type="boolean" office:boolean-value="true" calcext:value-type="boolean">
            <text:p>TRUE</text:p>
          </table:table-cell>
          <table:table-cell table:formula="of:=[.B310]=[.D31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10]=[.D31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OMBIALTER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RIGHT([.C311];3)=&quot;_RZ&quot;;LEFT([.C311];LEN([.C311])-3);[.C311])" office:value-type="string" office:string-value="KONSUMNAEHE" calcext:value-type="string">
            <text:p>KONSUMNAEHE</text:p>
          </table:table-cell>
          <table:table-cell table:number-columns-repeated="3" office:value-type="string" calcext:value-type="string">
            <text:p>KONSUMNAEHE</text:p>
          </table:table-cell>
          <table:table-cell table:formula="of:=[.C311]=[.D311]" office:value-type="boolean" office:boolean-value="true" calcext:value-type="boolean">
            <text:p>TRUE</text:p>
          </table:table-cell>
          <table:table-cell table:formula="of:=[.D311]=[.E311]" office:value-type="boolean" office:boolean-value="true" calcext:value-type="boolean">
            <text:p>TRUE</text:p>
          </table:table-cell>
          <table:table-cell table:formula="of:=[.B311]=[.D311]" office:value-type="boolean" office:boolean-value="true" calcext:value-type="boolean">
            <text:p>TRUE</text:p>
          </table:table-cell>
          <table:table-cell table:number-columns-repeated="2"/>
          <table:table-cell table:formula="of:=[.L311]=[.D31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KONSUMNAEH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RIGHT([.C312];3)=&quot;_RZ&quot;;LEFT([.C312];LEN([.C312])-3);[.C31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KONSUMZELLE</text:p>
          </table:table-cell>
          <table:table-cell table:formula="of:=[.C312]=[.D312]" office:value-type="boolean" office:boolean-value="false" calcext:value-type="boolean">
            <text:p>FALSE</text:p>
          </table:table-cell>
          <table:table-cell table:formula="of:=[.D312]=[.E312]" office:value-type="boolean" office:boolean-value="true" calcext:value-type="boolean">
            <text:p>TRUE</text:p>
          </table:table-cell>
          <table:table-cell table:formula="of:=[.B312]=[.D31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12]=[.D31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KONSUMZELLE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RIGHT([.C313];3)=&quot;_RZ&quot;;LEFT([.C313];LEN([.C313])-3);[.C31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NR</text:p>
          </table:table-cell>
          <table:table-cell table:formula="of:=[.C313]=[.D313]" office:value-type="boolean" office:boolean-value="false" calcext:value-type="boolean">
            <text:p>FALSE</text:p>
          </table:table-cell>
          <table:table-cell table:formula="of:=[.D313]=[.E313]" office:value-type="boolean" office:boolean-value="true" calcext:value-type="boolean">
            <text:p>TRUE</text:p>
          </table:table-cell>
          <table:table-cell table:formula="of:=[.B313]=[.D31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13]=[.D31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LNR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RIGHT([.C314];3)=&quot;_RZ&quot;;LEFT([.C314];LEN([.C314])-3);[.C314])" office:value-type="string" office:string-value="LP_FAMILIE_FEIN" calcext:value-type="string">
            <text:p>LP_FAMILIE_FEIN</text:p>
          </table:table-cell>
          <table:table-cell table:number-columns-repeated="3" office:value-type="string" calcext:value-type="string">
            <text:p>LP_FAMILIE_FEIN</text:p>
          </table:table-cell>
          <table:table-cell table:formula="of:=[.C314]=[.D314]" office:value-type="boolean" office:boolean-value="true" calcext:value-type="boolean">
            <text:p>TRUE</text:p>
          </table:table-cell>
          <table:table-cell table:formula="of:=[.D314]=[.E314]" office:value-type="boolean" office:boolean-value="true" calcext:value-type="boolean">
            <text:p>TRUE</text:p>
          </table:table-cell>
          <table:table-cell table:formula="of:=[.B314]=[.D314]" office:value-type="boolean" office:boolean-value="true" calcext:value-type="boolean">
            <text:p>TRUE</text:p>
          </table:table-cell>
          <table:table-cell table:number-columns-repeated="2"/>
          <table:table-cell table:formula="of:=[.L314]=[.D31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LP_FAMILIE_FEI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RIGHT([.C315];3)=&quot;_RZ&quot;;LEFT([.C315];LEN([.C315])-3);[.C315])" office:value-type="string" office:string-value="LP_FAMILIE_GROB" calcext:value-type="string">
            <text:p>LP_FAMILIE_GROB</text:p>
          </table:table-cell>
          <table:table-cell table:number-columns-repeated="3" office:value-type="string" calcext:value-type="string">
            <text:p>LP_FAMILIE_GROB</text:p>
          </table:table-cell>
          <table:table-cell table:formula="of:=[.C315]=[.D315]" office:value-type="boolean" office:boolean-value="true" calcext:value-type="boolean">
            <text:p>TRUE</text:p>
          </table:table-cell>
          <table:table-cell table:formula="of:=[.D315]=[.E315]" office:value-type="boolean" office:boolean-value="true" calcext:value-type="boolean">
            <text:p>TRUE</text:p>
          </table:table-cell>
          <table:table-cell table:formula="of:=[.B315]=[.D315]" office:value-type="boolean" office:boolean-value="true" calcext:value-type="boolean">
            <text:p>TRUE</text:p>
          </table:table-cell>
          <table:table-cell table:number-columns-repeated="2"/>
          <table:table-cell table:formula="of:=[.L315]=[.D31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LP_FAMILIE_GROB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RIGHT([.C316];3)=&quot;_RZ&quot;;LEFT([.C316];LEN([.C316])-3);[.C316])" office:value-type="string" office:string-value="LP_LEBENSPHASE_FEIN" calcext:value-type="string">
            <text:p>LP_LEBENSPHASE_FEIN</text:p>
          </table:table-cell>
          <table:table-cell table:number-columns-repeated="3" office:value-type="string" calcext:value-type="string">
            <text:p>LP_LEBENSPHASE_FEIN</text:p>
          </table:table-cell>
          <table:table-cell table:formula="of:=[.C316]=[.D316]" office:value-type="boolean" office:boolean-value="true" calcext:value-type="boolean">
            <text:p>TRUE</text:p>
          </table:table-cell>
          <table:table-cell table:formula="of:=[.D316]=[.E316]" office:value-type="boolean" office:boolean-value="true" calcext:value-type="boolean">
            <text:p>TRUE</text:p>
          </table:table-cell>
          <table:table-cell table:formula="of:=[.B316]=[.D316]" office:value-type="boolean" office:boolean-value="true" calcext:value-type="boolean">
            <text:p>TRUE</text:p>
          </table:table-cell>
          <table:table-cell table:number-columns-repeated="2"/>
          <table:table-cell table:formula="of:=[.L316]=[.D31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LP_LEBENSPHASE_FEI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RIGHT([.C317];3)=&quot;_RZ&quot;;LEFT([.C317];LEN([.C317])-3);[.C317])" office:value-type="string" office:string-value="LP_LEBENSPHASE_GROB" calcext:value-type="string">
            <text:p>LP_LEBENSPHASE_GROB</text:p>
          </table:table-cell>
          <table:table-cell table:number-columns-repeated="3" office:value-type="string" calcext:value-type="string">
            <text:p>LP_LEBENSPHASE_GROB</text:p>
          </table:table-cell>
          <table:table-cell table:formula="of:=[.C317]=[.D317]" office:value-type="boolean" office:boolean-value="true" calcext:value-type="boolean">
            <text:p>TRUE</text:p>
          </table:table-cell>
          <table:table-cell table:formula="of:=[.D317]=[.E317]" office:value-type="boolean" office:boolean-value="true" calcext:value-type="boolean">
            <text:p>TRUE</text:p>
          </table:table-cell>
          <table:table-cell table:formula="of:=[.B317]=[.D317]" office:value-type="boolean" office:boolean-value="true" calcext:value-type="boolean">
            <text:p>TRUE</text:p>
          </table:table-cell>
          <table:table-cell table:number-columns-repeated="2"/>
          <table:table-cell table:formula="of:=[.L317]=[.D31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LP_LEBENSPHASE_GROB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RIGHT([.C318];3)=&quot;_RZ&quot;;LEFT([.C318];LEN([.C318])-3);[.C318])" office:value-type="string" office:string-value="LP_STATUS_FEIN" calcext:value-type="string">
            <text:p>LP_STATUS_FEIN</text:p>
          </table:table-cell>
          <table:table-cell table:number-columns-repeated="3" office:value-type="string" calcext:value-type="string">
            <text:p>LP_STATUS_FEIN</text:p>
          </table:table-cell>
          <table:table-cell table:formula="of:=[.C318]=[.D318]" office:value-type="boolean" office:boolean-value="true" calcext:value-type="boolean">
            <text:p>TRUE</text:p>
          </table:table-cell>
          <table:table-cell table:formula="of:=[.D318]=[.E318]" office:value-type="boolean" office:boolean-value="true" calcext:value-type="boolean">
            <text:p>TRUE</text:p>
          </table:table-cell>
          <table:table-cell table:formula="of:=[.B318]=[.D318]" office:value-type="boolean" office:boolean-value="true" calcext:value-type="boolean">
            <text:p>TRUE</text:p>
          </table:table-cell>
          <table:table-cell table:number-columns-repeated="2"/>
          <table:table-cell table:formula="of:=[.L318]=[.D31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LP_STATUS_FEIN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RIGHT([.C319];3)=&quot;_RZ&quot;;LEFT([.C319];LEN([.C319])-3);[.C319])" office:value-type="string" office:string-value="LP_STATUS_GROB" calcext:value-type="string">
            <text:p>LP_STATUS_GROB</text:p>
          </table:table-cell>
          <table:table-cell table:number-columns-repeated="3" office:value-type="string" calcext:value-type="string">
            <text:p>LP_STATUS_GROB</text:p>
          </table:table-cell>
          <table:table-cell table:formula="of:=[.C319]=[.D319]" office:value-type="boolean" office:boolean-value="true" calcext:value-type="boolean">
            <text:p>TRUE</text:p>
          </table:table-cell>
          <table:table-cell table:formula="of:=[.D319]=[.E319]" office:value-type="boolean" office:boolean-value="true" calcext:value-type="boolean">
            <text:p>TRUE</text:p>
          </table:table-cell>
          <table:table-cell table:formula="of:=[.B319]=[.D319]" office:value-type="boolean" office:boolean-value="true" calcext:value-type="boolean">
            <text:p>TRUE</text:p>
          </table:table-cell>
          <table:table-cell table:number-columns-repeated="2"/>
          <table:table-cell table:formula="of:=[.L319]=[.D31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LP_STATUS_GROB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RIGHT([.C320];3)=&quot;_RZ&quot;;LEFT([.C320];LEN([.C320])-3);[.C320])" office:value-type="string" office:string-value="MIN_GEBAEUDEJAHR" calcext:value-type="string">
            <text:p>MIN_GEBAEUDEJAHR</text:p>
          </table:table-cell>
          <table:table-cell table:number-columns-repeated="3" office:value-type="string" calcext:value-type="string">
            <text:p>MIN_GEBAEUDEJAHR</text:p>
          </table:table-cell>
          <table:table-cell table:formula="of:=[.C320]=[.D320]" office:value-type="boolean" office:boolean-value="true" calcext:value-type="boolean">
            <text:p>TRUE</text:p>
          </table:table-cell>
          <table:table-cell table:formula="of:=[.D320]=[.E320]" office:value-type="boolean" office:boolean-value="true" calcext:value-type="boolean">
            <text:p>TRUE</text:p>
          </table:table-cell>
          <table:table-cell table:formula="of:=[.B320]=[.D320]" office:value-type="boolean" office:boolean-value="true" calcext:value-type="boolean">
            <text:p>TRUE</text:p>
          </table:table-cell>
          <table:table-cell table:number-columns-repeated="2"/>
          <table:table-cell table:formula="of:=[.L320]=[.D32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MIN_GEBAEUDEJAHR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RIGHT([.C321];3)=&quot;_RZ&quot;;LEFT([.C321];LEN([.C321])-3);[.C321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MOBI_RASTER</text:p>
          </table:table-cell>
          <table:table-cell table:formula="of:=[.C321]=[.D321]" office:value-type="boolean" office:boolean-value="false" calcext:value-type="boolean">
            <text:p>FALSE</text:p>
          </table:table-cell>
          <table:table-cell table:formula="of:=[.D321]=[.E321]" office:value-type="boolean" office:boolean-value="true" calcext:value-type="boolean">
            <text:p>TRUE</text:p>
          </table:table-cell>
          <table:table-cell table:formula="of:=[.B321]=[.D32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21]=[.D32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MOBI_RASTER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RIGHT([.C322];3)=&quot;_RZ&quot;;LEFT([.C322];LEN([.C322])-3);[.C322])" office:value-type="string" office:string-value="MOBI_REGIO" calcext:value-type="string">
            <text:p>MOBI_REGIO</text:p>
          </table:table-cell>
          <table:table-cell table:number-columns-repeated="3" office:value-type="string" calcext:value-type="string">
            <text:p>MOBI_REGIO</text:p>
          </table:table-cell>
          <table:table-cell table:formula="of:=[.C322]=[.D322]" office:value-type="boolean" office:boolean-value="true" calcext:value-type="boolean">
            <text:p>TRUE</text:p>
          </table:table-cell>
          <table:table-cell table:formula="of:=[.D322]=[.E322]" office:value-type="boolean" office:boolean-value="true" calcext:value-type="boolean">
            <text:p>TRUE</text:p>
          </table:table-cell>
          <table:table-cell table:formula="of:=[.B322]=[.D322]" office:value-type="boolean" office:boolean-value="true" calcext:value-type="boolean">
            <text:p>TRUE</text:p>
          </table:table-cell>
          <table:table-cell table:number-columns-repeated="2"/>
          <table:table-cell table:formula="of:=[.L322]=[.D32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MOBI_REGI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RIGHT([.C323];3)=&quot;_RZ&quot;;LEFT([.C323];LEN([.C323])-3);[.C323])" office:value-type="string" office:string-value="NATIONALITAET_KZ" calcext:value-type="string">
            <text:p>NATIONALITAET_KZ</text:p>
          </table:table-cell>
          <table:table-cell table:number-columns-repeated="3" office:value-type="string" calcext:value-type="string">
            <text:p>NATIONALITAET_KZ</text:p>
          </table:table-cell>
          <table:table-cell table:formula="of:=[.C323]=[.D323]" office:value-type="boolean" office:boolean-value="true" calcext:value-type="boolean">
            <text:p>TRUE</text:p>
          </table:table-cell>
          <table:table-cell table:formula="of:=[.D323]=[.E323]" office:value-type="boolean" office:boolean-value="true" calcext:value-type="boolean">
            <text:p>TRUE</text:p>
          </table:table-cell>
          <table:table-cell table:formula="of:=[.B323]=[.D323]" office:value-type="boolean" office:boolean-value="true" calcext:value-type="boolean">
            <text:p>TRUE</text:p>
          </table:table-cell>
          <table:table-cell table:number-columns-repeated="2"/>
          <table:table-cell table:formula="of:=[.L323]=[.D32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NATIONALITAET_KZ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RIGHT([.C324];3)=&quot;_RZ&quot;;LEFT([.C324];LEN([.C324])-3);[.C324])" office:value-type="string" office:string-value="ONLINE_AFFINITAET" calcext:value-type="string">
            <text:p>ONLINE_AFFINITAET</text:p>
          </table:table-cell>
          <table:table-cell table:number-columns-repeated="3" office:value-type="string" calcext:value-type="string">
            <text:p>ONLINE_AFFINITAET</text:p>
          </table:table-cell>
          <table:table-cell table:formula="of:=[.C324]=[.D324]" office:value-type="boolean" office:boolean-value="true" calcext:value-type="boolean">
            <text:p>TRUE</text:p>
          </table:table-cell>
          <table:table-cell table:formula="of:=[.D324]=[.E324]" office:value-type="boolean" office:boolean-value="true" calcext:value-type="boolean">
            <text:p>TRUE</text:p>
          </table:table-cell>
          <table:table-cell table:formula="of:=[.B324]=[.D324]" office:value-type="boolean" office:boolean-value="true" calcext:value-type="boolean">
            <text:p>TRUE</text:p>
          </table:table-cell>
          <table:table-cell table:number-columns-repeated="2"/>
          <table:table-cell table:formula="of:=[.L324]=[.D32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ONLINE_AFFINITAET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RIGHT([.C325];3)=&quot;_RZ&quot;;LEFT([.C325];LEN([.C325])-3);[.C325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ONLINE_PURCHASE</text:p>
          </table:table-cell>
          <table:table-cell table:style-name="ce4"/>
          <table:table-cell table:formula="of:=[.C325]=[.D325]" office:value-type="boolean" office:boolean-value="false" calcext:value-type="boolean">
            <text:p>FALSE</text:p>
          </table:table-cell>
          <table:table-cell table:formula="of:=[.D325]=[.E325]" office:value-type="boolean" office:boolean-value="false" calcext:value-type="boolean">
            <text:p>FALSE</text:p>
          </table:table-cell>
          <table:table-cell table:formula="of:=[.B325]=[.D325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25]=[.D325]" office:value-type="boolean" office:boolean-value="true" calcext:value-type="boolean">
            <text:p>TRUE</text:p>
          </table:table-cell>
          <table:table-cell office:value-type="string" calcext:value-type="string">
            <text:p>ONLINE_PURCHASE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RIGHT([.C326];3)=&quot;_RZ&quot;;LEFT([.C326];LEN([.C326])-3);[.C326])" office:value-type="string" office:string-value="ORTSGR_KLS9" calcext:value-type="string">
            <text:p>ORTSGR_KLS9</text:p>
          </table:table-cell>
          <table:table-cell table:number-columns-repeated="3" office:value-type="string" calcext:value-type="string">
            <text:p>ORTSGR_KLS9</text:p>
          </table:table-cell>
          <table:table-cell table:formula="of:=[.C326]=[.D326]" office:value-type="boolean" office:boolean-value="true" calcext:value-type="boolean">
            <text:p>TRUE</text:p>
          </table:table-cell>
          <table:table-cell table:formula="of:=[.D326]=[.E326]" office:value-type="boolean" office:boolean-value="true" calcext:value-type="boolean">
            <text:p>TRUE</text:p>
          </table:table-cell>
          <table:table-cell table:formula="of:=[.B326]=[.D326]" office:value-type="boolean" office:boolean-value="true" calcext:value-type="boolean">
            <text:p>TRUE</text:p>
          </table:table-cell>
          <table:table-cell table:number-columns-repeated="2"/>
          <table:table-cell table:formula="of:=[.L326]=[.D32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ORTSGR_KLS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RIGHT([.C327];3)=&quot;_RZ&quot;;LEFT([.C327];LEN([.C327])-3);[.C327])" office:value-type="string" office:string-value="OST_WEST_KZ" calcext:value-type="string">
            <text:p>OST_WEST_KZ</text:p>
          </table:table-cell>
          <table:table-cell table:number-columns-repeated="3" office:value-type="string" calcext:value-type="string">
            <text:p>OST_WEST_KZ</text:p>
          </table:table-cell>
          <table:table-cell table:formula="of:=[.C327]=[.D327]" office:value-type="boolean" office:boolean-value="true" calcext:value-type="boolean">
            <text:p>TRUE</text:p>
          </table:table-cell>
          <table:table-cell table:formula="of:=[.D327]=[.E327]" office:value-type="boolean" office:boolean-value="true" calcext:value-type="boolean">
            <text:p>TRUE</text:p>
          </table:table-cell>
          <table:table-cell table:formula="of:=[.B327]=[.D327]" office:value-type="boolean" office:boolean-value="true" calcext:value-type="boolean">
            <text:p>TRUE</text:p>
          </table:table-cell>
          <table:table-cell table:number-columns-repeated="2"/>
          <table:table-cell table:formula="of:=[.L327]=[.D32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OST_WEST_KZ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RIGHT([.C328];3)=&quot;_RZ&quot;;LEFT([.C328];LEN([.C328])-3);[.C328])" office:value-type="string" office:string-value="PLZ8_ANTG1" calcext:value-type="string">
            <text:p>PLZ8_ANTG1</text:p>
          </table:table-cell>
          <table:table-cell table:number-columns-repeated="3" office:value-type="string" calcext:value-type="string">
            <text:p>PLZ8_ANTG1</text:p>
          </table:table-cell>
          <table:table-cell table:formula="of:=[.C328]=[.D328]" office:value-type="boolean" office:boolean-value="true" calcext:value-type="boolean">
            <text:p>TRUE</text:p>
          </table:table-cell>
          <table:table-cell table:formula="of:=[.D328]=[.E328]" office:value-type="boolean" office:boolean-value="true" calcext:value-type="boolean">
            <text:p>TRUE</text:p>
          </table:table-cell>
          <table:table-cell table:formula="of:=[.B328]=[.D328]" office:value-type="boolean" office:boolean-value="true" calcext:value-type="boolean">
            <text:p>TRUE</text:p>
          </table:table-cell>
          <table:table-cell table:number-columns-repeated="2"/>
          <table:table-cell table:formula="of:=[.L328]=[.D32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LZ8_ANTG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RIGHT([.C329];3)=&quot;_RZ&quot;;LEFT([.C329];LEN([.C329])-3);[.C329])" office:value-type="string" office:string-value="PLZ8_ANTG2" calcext:value-type="string">
            <text:p>PLZ8_ANTG2</text:p>
          </table:table-cell>
          <table:table-cell table:number-columns-repeated="3" office:value-type="string" calcext:value-type="string">
            <text:p>PLZ8_ANTG2</text:p>
          </table:table-cell>
          <table:table-cell table:formula="of:=[.C329]=[.D329]" office:value-type="boolean" office:boolean-value="true" calcext:value-type="boolean">
            <text:p>TRUE</text:p>
          </table:table-cell>
          <table:table-cell table:formula="of:=[.D329]=[.E329]" office:value-type="boolean" office:boolean-value="true" calcext:value-type="boolean">
            <text:p>TRUE</text:p>
          </table:table-cell>
          <table:table-cell table:formula="of:=[.B329]=[.D329]" office:value-type="boolean" office:boolean-value="true" calcext:value-type="boolean">
            <text:p>TRUE</text:p>
          </table:table-cell>
          <table:table-cell table:number-columns-repeated="2"/>
          <table:table-cell table:formula="of:=[.L329]=[.D32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LZ8_ANTG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RIGHT([.C330];3)=&quot;_RZ&quot;;LEFT([.C330];LEN([.C330])-3);[.C330])" office:value-type="string" office:string-value="PLZ8_ANTG3" calcext:value-type="string">
            <text:p>PLZ8_ANTG3</text:p>
          </table:table-cell>
          <table:table-cell table:number-columns-repeated="3" office:value-type="string" calcext:value-type="string">
            <text:p>PLZ8_ANTG3</text:p>
          </table:table-cell>
          <table:table-cell table:formula="of:=[.C330]=[.D330]" office:value-type="boolean" office:boolean-value="true" calcext:value-type="boolean">
            <text:p>TRUE</text:p>
          </table:table-cell>
          <table:table-cell table:formula="of:=[.D330]=[.E330]" office:value-type="boolean" office:boolean-value="true" calcext:value-type="boolean">
            <text:p>TRUE</text:p>
          </table:table-cell>
          <table:table-cell table:formula="of:=[.B330]=[.D330]" office:value-type="boolean" office:boolean-value="true" calcext:value-type="boolean">
            <text:p>TRUE</text:p>
          </table:table-cell>
          <table:table-cell table:number-columns-repeated="2"/>
          <table:table-cell table:formula="of:=[.L330]=[.D33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LZ8_ANTG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RIGHT([.C331];3)=&quot;_RZ&quot;;LEFT([.C331];LEN([.C331])-3);[.C331])" office:value-type="string" office:string-value="PLZ8_ANTG4" calcext:value-type="string">
            <text:p>PLZ8_ANTG4</text:p>
          </table:table-cell>
          <table:table-cell table:number-columns-repeated="3" office:value-type="string" calcext:value-type="string">
            <text:p>PLZ8_ANTG4</text:p>
          </table:table-cell>
          <table:table-cell table:formula="of:=[.C331]=[.D331]" office:value-type="boolean" office:boolean-value="true" calcext:value-type="boolean">
            <text:p>TRUE</text:p>
          </table:table-cell>
          <table:table-cell table:formula="of:=[.D331]=[.E331]" office:value-type="boolean" office:boolean-value="true" calcext:value-type="boolean">
            <text:p>TRUE</text:p>
          </table:table-cell>
          <table:table-cell table:formula="of:=[.B331]=[.D331]" office:value-type="boolean" office:boolean-value="true" calcext:value-type="boolean">
            <text:p>TRUE</text:p>
          </table:table-cell>
          <table:table-cell table:number-columns-repeated="2"/>
          <table:table-cell table:formula="of:=[.L331]=[.D33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LZ8_ANTG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RIGHT([.C332];3)=&quot;_RZ&quot;;LEFT([.C332];LEN([.C332])-3);[.C332])" office:value-type="string" office:string-value="PLZ8_BAUMAX" calcext:value-type="string">
            <text:p>PLZ8_BAUMAX</text:p>
          </table:table-cell>
          <table:table-cell table:number-columns-repeated="3" office:value-type="string" calcext:value-type="string">
            <text:p>PLZ8_BAUMAX</text:p>
          </table:table-cell>
          <table:table-cell table:formula="of:=[.C332]=[.D332]" office:value-type="boolean" office:boolean-value="true" calcext:value-type="boolean">
            <text:p>TRUE</text:p>
          </table:table-cell>
          <table:table-cell table:formula="of:=[.D332]=[.E332]" office:value-type="boolean" office:boolean-value="true" calcext:value-type="boolean">
            <text:p>TRUE</text:p>
          </table:table-cell>
          <table:table-cell table:formula="of:=[.B332]=[.D332]" office:value-type="boolean" office:boolean-value="true" calcext:value-type="boolean">
            <text:p>TRUE</text:p>
          </table:table-cell>
          <table:table-cell table:number-columns-repeated="2"/>
          <table:table-cell table:formula="of:=[.L332]=[.D33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LZ8_BAUMAX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RIGHT([.C333];3)=&quot;_RZ&quot;;LEFT([.C333];LEN([.C333])-3);[.C333])" office:value-type="string" office:string-value="PLZ8_GBZ" calcext:value-type="string">
            <text:p>PLZ8_GBZ</text:p>
          </table:table-cell>
          <table:table-cell table:number-columns-repeated="3" office:value-type="string" calcext:value-type="string">
            <text:p>PLZ8_GBZ</text:p>
          </table:table-cell>
          <table:table-cell table:formula="of:=[.C333]=[.D333]" office:value-type="boolean" office:boolean-value="true" calcext:value-type="boolean">
            <text:p>TRUE</text:p>
          </table:table-cell>
          <table:table-cell table:formula="of:=[.D333]=[.E333]" office:value-type="boolean" office:boolean-value="true" calcext:value-type="boolean">
            <text:p>TRUE</text:p>
          </table:table-cell>
          <table:table-cell table:formula="of:=[.B333]=[.D333]" office:value-type="boolean" office:boolean-value="true" calcext:value-type="boolean">
            <text:p>TRUE</text:p>
          </table:table-cell>
          <table:table-cell table:number-columns-repeated="2"/>
          <table:table-cell table:formula="of:=[.L333]=[.D33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LZ8_GBZ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RIGHT([.C334];3)=&quot;_RZ&quot;;LEFT([.C334];LEN([.C334])-3);[.C334])" office:value-type="string" office:string-value="PLZ8_HHZ" calcext:value-type="string">
            <text:p>PLZ8_HHZ</text:p>
          </table:table-cell>
          <table:table-cell table:number-columns-repeated="3" office:value-type="string" calcext:value-type="string">
            <text:p>PLZ8_HHZ</text:p>
          </table:table-cell>
          <table:table-cell table:formula="of:=[.C334]=[.D334]" office:value-type="boolean" office:boolean-value="true" calcext:value-type="boolean">
            <text:p>TRUE</text:p>
          </table:table-cell>
          <table:table-cell table:formula="of:=[.D334]=[.E334]" office:value-type="boolean" office:boolean-value="true" calcext:value-type="boolean">
            <text:p>TRUE</text:p>
          </table:table-cell>
          <table:table-cell table:formula="of:=[.B334]=[.D334]" office:value-type="boolean" office:boolean-value="true" calcext:value-type="boolean">
            <text:p>TRUE</text:p>
          </table:table-cell>
          <table:table-cell table:number-columns-repeated="2"/>
          <table:table-cell table:formula="of:=[.L334]=[.D33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LZ8_HHZ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RIGHT([.C335];3)=&quot;_RZ&quot;;LEFT([.C335];LEN([.C335])-3);[.C335])" office:value-type="string" office:string-value="PRAEGENDE_JUGENDJAHRE" calcext:value-type="string">
            <text:p>PRAEGENDE_JUGENDJAHRE</text:p>
          </table:table-cell>
          <table:table-cell table:number-columns-repeated="3" office:value-type="string" calcext:value-type="string">
            <text:p>PRAEGENDE_JUGENDJAHRE</text:p>
          </table:table-cell>
          <table:table-cell table:formula="of:=[.C335]=[.D335]" office:value-type="boolean" office:boolean-value="true" calcext:value-type="boolean">
            <text:p>TRUE</text:p>
          </table:table-cell>
          <table:table-cell table:formula="of:=[.D335]=[.E335]" office:value-type="boolean" office:boolean-value="true" calcext:value-type="boolean">
            <text:p>TRUE</text:p>
          </table:table-cell>
          <table:table-cell table:formula="of:=[.B335]=[.D335]" office:value-type="boolean" office:boolean-value="true" calcext:value-type="boolean">
            <text:p>TRUE</text:p>
          </table:table-cell>
          <table:table-cell table:number-columns-repeated="2"/>
          <table:table-cell table:formula="of:=[.L335]=[.D33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PRAEGENDE_JUGENDJAHR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RIGHT([.C336];3)=&quot;_RZ&quot;;LEFT([.C336];LEN([.C336])-3);[.C336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RODUCT_GROUP</text:p>
          </table:table-cell>
          <table:table-cell table:style-name="ce4"/>
          <table:table-cell table:formula="of:=[.C336]=[.D336]" office:value-type="boolean" office:boolean-value="false" calcext:value-type="boolean">
            <text:p>FALSE</text:p>
          </table:table-cell>
          <table:table-cell table:formula="of:=[.D336]=[.E336]" office:value-type="boolean" office:boolean-value="false" calcext:value-type="boolean">
            <text:p>FALSE</text:p>
          </table:table-cell>
          <table:table-cell table:formula="of:=[.B336]=[.D33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36]=[.D336]" office:value-type="boolean" office:boolean-value="true" calcext:value-type="boolean">
            <text:p>TRUE</text:p>
          </table:table-cell>
          <table:table-cell office:value-type="string" calcext:value-type="string">
            <text:p>PRODUCT_GROUP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RIGHT([.C337];3)=&quot;_RZ&quot;;LEFT([.C337];LEN([.C337])-3);[.C337])" office:value-type="string" office:string-value="REGIOTYP" calcext:value-type="string">
            <text:p>REGIOTYP</text:p>
          </table:table-cell>
          <table:table-cell table:number-columns-repeated="3" office:value-type="string" calcext:value-type="string">
            <text:p>REGIOTYP</text:p>
          </table:table-cell>
          <table:table-cell table:formula="of:=[.C337]=[.D337]" office:value-type="boolean" office:boolean-value="true" calcext:value-type="boolean">
            <text:p>TRUE</text:p>
          </table:table-cell>
          <table:table-cell table:formula="of:=[.D337]=[.E337]" office:value-type="boolean" office:boolean-value="true" calcext:value-type="boolean">
            <text:p>TRUE</text:p>
          </table:table-cell>
          <table:table-cell table:formula="of:=[.B337]=[.D337]" office:value-type="boolean" office:boolean-value="true" calcext:value-type="boolean">
            <text:p>TRUE</text:p>
          </table:table-cell>
          <table:table-cell table:number-columns-repeated="2"/>
          <table:table-cell table:formula="of:=[.L337]=[.D33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REGIOTYP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RIGHT([.C338];3)=&quot;_RZ&quot;;LEFT([.C338];LEN([.C338])-3);[.C338])" office:value-type="string" office:string-value="RELAT_AB" calcext:value-type="string">
            <text:p>RELAT_AB</text:p>
          </table:table-cell>
          <table:table-cell table:number-columns-repeated="3" office:value-type="string" calcext:value-type="string">
            <text:p>RELAT_AB</text:p>
          </table:table-cell>
          <table:table-cell table:formula="of:=[.C338]=[.D338]" office:value-type="boolean" office:boolean-value="true" calcext:value-type="boolean">
            <text:p>TRUE</text:p>
          </table:table-cell>
          <table:table-cell table:formula="of:=[.D338]=[.E338]" office:value-type="boolean" office:boolean-value="true" calcext:value-type="boolean">
            <text:p>TRUE</text:p>
          </table:table-cell>
          <table:table-cell table:formula="of:=[.B338]=[.D338]" office:value-type="boolean" office:boolean-value="true" calcext:value-type="boolean">
            <text:p>TRUE</text:p>
          </table:table-cell>
          <table:table-cell table:number-columns-repeated="2"/>
          <table:table-cell table:formula="of:=[.L338]=[.D33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RELAT_AB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RIGHT([.C339];3)=&quot;_RZ&quot;;LEFT([.C339];LEN([.C339])-3);[.C339])" office:value-type="string" office:string-value="RETOURTYP_BK_S" calcext:value-type="string">
            <text:p>RETOURTYP_BK_S</text:p>
          </table:table-cell>
          <table:table-cell table:number-columns-repeated="3" office:value-type="string" calcext:value-type="string">
            <text:p>RETOURTYP_BK_S</text:p>
          </table:table-cell>
          <table:table-cell table:formula="of:=[.C339]=[.D339]" office:value-type="boolean" office:boolean-value="true" calcext:value-type="boolean">
            <text:p>TRUE</text:p>
          </table:table-cell>
          <table:table-cell table:formula="of:=[.D339]=[.E339]" office:value-type="boolean" office:boolean-value="true" calcext:value-type="boolean">
            <text:p>TRUE</text:p>
          </table:table-cell>
          <table:table-cell table:formula="of:=[.B339]=[.D339]" office:value-type="boolean" office:boolean-value="true" calcext:value-type="boolean">
            <text:p>TRUE</text:p>
          </table:table-cell>
          <table:table-cell table:number-columns-repeated="2"/>
          <table:table-cell table:formula="of:=[.L339]=[.D33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RETOURTYP_BK_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RIGHT([.C340];3)=&quot;_RZ&quot;;LEFT([.C340];LEN([.C340])-3);[.C340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T_KEIN_ANREIZ</text:p>
          </table:table-cell>
          <table:table-cell table:formula="of:=[.C340]=[.D340]" office:value-type="boolean" office:boolean-value="false" calcext:value-type="boolean">
            <text:p>FALSE</text:p>
          </table:table-cell>
          <table:table-cell table:formula="of:=[.D340]=[.E340]" office:value-type="boolean" office:boolean-value="true" calcext:value-type="boolean">
            <text:p>TRUE</text:p>
          </table:table-cell>
          <table:table-cell table:formula="of:=[.B340]=[.D34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40]=[.D34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RT_KEIN_ANREIZ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RIGHT([.C341];3)=&quot;_RZ&quot;;LEFT([.C341];LEN([.C341])-3);[.C341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T_SCHNAEPPCHEN</text:p>
          </table:table-cell>
          <table:table-cell table:formula="of:=[.C341]=[.D341]" office:value-type="boolean" office:boolean-value="false" calcext:value-type="boolean">
            <text:p>FALSE</text:p>
          </table:table-cell>
          <table:table-cell table:formula="of:=[.D341]=[.E341]" office:value-type="boolean" office:boolean-value="true" calcext:value-type="boolean">
            <text:p>TRUE</text:p>
          </table:table-cell>
          <table:table-cell table:formula="of:=[.B341]=[.D34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41]=[.D34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RT_SCHNAEPPCHEN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RIGHT([.C342];3)=&quot;_RZ&quot;;LEFT([.C342];LEN([.C342])-3);[.C34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T_UEBERGROESSE</text:p>
          </table:table-cell>
          <table:table-cell table:formula="of:=[.C342]=[.D342]" office:value-type="boolean" office:boolean-value="false" calcext:value-type="boolean">
            <text:p>FALSE</text:p>
          </table:table-cell>
          <table:table-cell table:formula="of:=[.D342]=[.E342]" office:value-type="boolean" office:boolean-value="true" calcext:value-type="boolean">
            <text:p>TRUE</text:p>
          </table:table-cell>
          <table:table-cell table:formula="of:=[.B342]=[.D34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42]=[.D34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RT_UEBERGROESSE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RIGHT([.C343];3)=&quot;_RZ&quot;;LEFT([.C343];LEN([.C343])-3);[.C343])" office:value-type="string" office:string-value="SEMIO_DOM" calcext:value-type="string">
            <text:p>SEMIO_DOM</text:p>
          </table:table-cell>
          <table:table-cell table:number-columns-repeated="3" office:value-type="string" calcext:value-type="string">
            <text:p>SEMIO_DOM</text:p>
          </table:table-cell>
          <table:table-cell table:formula="of:=[.C343]=[.D343]" office:value-type="boolean" office:boolean-value="true" calcext:value-type="boolean">
            <text:p>TRUE</text:p>
          </table:table-cell>
          <table:table-cell table:formula="of:=[.D343]=[.E343]" office:value-type="boolean" office:boolean-value="true" calcext:value-type="boolean">
            <text:p>TRUE</text:p>
          </table:table-cell>
          <table:table-cell table:formula="of:=[.B343]=[.D343]" office:value-type="boolean" office:boolean-value="true" calcext:value-type="boolean">
            <text:p>TRUE</text:p>
          </table:table-cell>
          <table:table-cell table:number-columns-repeated="2"/>
          <table:table-cell table:formula="of:=[.L343]=[.D34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DOM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RIGHT([.C344];3)=&quot;_RZ&quot;;LEFT([.C344];LEN([.C344])-3);[.C344])" office:value-type="string" office:string-value="SEMIO_ERL" calcext:value-type="string">
            <text:p>SEMIO_ERL</text:p>
          </table:table-cell>
          <table:table-cell table:number-columns-repeated="3" office:value-type="string" calcext:value-type="string">
            <text:p>SEMIO_ERL</text:p>
          </table:table-cell>
          <table:table-cell table:formula="of:=[.C344]=[.D344]" office:value-type="boolean" office:boolean-value="true" calcext:value-type="boolean">
            <text:p>TRUE</text:p>
          </table:table-cell>
          <table:table-cell table:formula="of:=[.D344]=[.E344]" office:value-type="boolean" office:boolean-value="true" calcext:value-type="boolean">
            <text:p>TRUE</text:p>
          </table:table-cell>
          <table:table-cell table:formula="of:=[.B344]=[.D344]" office:value-type="boolean" office:boolean-value="true" calcext:value-type="boolean">
            <text:p>TRUE</text:p>
          </table:table-cell>
          <table:table-cell table:number-columns-repeated="2"/>
          <table:table-cell table:formula="of:=[.L344]=[.D34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ERL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RIGHT([.C345];3)=&quot;_RZ&quot;;LEFT([.C345];LEN([.C345])-3);[.C345])" office:value-type="string" office:string-value="SEMIO_FAM" calcext:value-type="string">
            <text:p>SEMIO_FAM</text:p>
          </table:table-cell>
          <table:table-cell table:number-columns-repeated="3" office:value-type="string" calcext:value-type="string">
            <text:p>SEMIO_FAM</text:p>
          </table:table-cell>
          <table:table-cell table:formula="of:=[.C345]=[.D345]" office:value-type="boolean" office:boolean-value="true" calcext:value-type="boolean">
            <text:p>TRUE</text:p>
          </table:table-cell>
          <table:table-cell table:formula="of:=[.D345]=[.E345]" office:value-type="boolean" office:boolean-value="true" calcext:value-type="boolean">
            <text:p>TRUE</text:p>
          </table:table-cell>
          <table:table-cell table:formula="of:=[.B345]=[.D345]" office:value-type="boolean" office:boolean-value="true" calcext:value-type="boolean">
            <text:p>TRUE</text:p>
          </table:table-cell>
          <table:table-cell table:number-columns-repeated="2"/>
          <table:table-cell table:formula="of:=[.L345]=[.D34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FAM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RIGHT([.C346];3)=&quot;_RZ&quot;;LEFT([.C346];LEN([.C346])-3);[.C346])" office:value-type="string" office:string-value="SEMIO_KAEM" calcext:value-type="string">
            <text:p>SEMIO_KAEM</text:p>
          </table:table-cell>
          <table:table-cell table:number-columns-repeated="3" office:value-type="string" calcext:value-type="string">
            <text:p>SEMIO_KAEM</text:p>
          </table:table-cell>
          <table:table-cell table:formula="of:=[.C346]=[.D346]" office:value-type="boolean" office:boolean-value="true" calcext:value-type="boolean">
            <text:p>TRUE</text:p>
          </table:table-cell>
          <table:table-cell table:formula="of:=[.D346]=[.E346]" office:value-type="boolean" office:boolean-value="true" calcext:value-type="boolean">
            <text:p>TRUE</text:p>
          </table:table-cell>
          <table:table-cell table:formula="of:=[.B346]=[.D346]" office:value-type="boolean" office:boolean-value="true" calcext:value-type="boolean">
            <text:p>TRUE</text:p>
          </table:table-cell>
          <table:table-cell table:number-columns-repeated="2"/>
          <table:table-cell table:formula="of:=[.L346]=[.D34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KAEM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RIGHT([.C347];3)=&quot;_RZ&quot;;LEFT([.C347];LEN([.C347])-3);[.C347])" office:value-type="string" office:string-value="SEMIO_KRIT" calcext:value-type="string">
            <text:p>SEMIO_KRIT</text:p>
          </table:table-cell>
          <table:table-cell table:number-columns-repeated="3" office:value-type="string" calcext:value-type="string">
            <text:p>SEMIO_KRIT</text:p>
          </table:table-cell>
          <table:table-cell table:formula="of:=[.C347]=[.D347]" office:value-type="boolean" office:boolean-value="true" calcext:value-type="boolean">
            <text:p>TRUE</text:p>
          </table:table-cell>
          <table:table-cell table:formula="of:=[.D347]=[.E347]" office:value-type="boolean" office:boolean-value="true" calcext:value-type="boolean">
            <text:p>TRUE</text:p>
          </table:table-cell>
          <table:table-cell table:formula="of:=[.B347]=[.D347]" office:value-type="boolean" office:boolean-value="true" calcext:value-type="boolean">
            <text:p>TRUE</text:p>
          </table:table-cell>
          <table:table-cell table:number-columns-repeated="2"/>
          <table:table-cell table:formula="of:=[.L347]=[.D34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KRIT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RIGHT([.C348];3)=&quot;_RZ&quot;;LEFT([.C348];LEN([.C348])-3);[.C348])" office:value-type="string" office:string-value="SEMIO_KULT" calcext:value-type="string">
            <text:p>SEMIO_KULT</text:p>
          </table:table-cell>
          <table:table-cell table:number-columns-repeated="3" office:value-type="string" calcext:value-type="string">
            <text:p>SEMIO_KULT</text:p>
          </table:table-cell>
          <table:table-cell table:formula="of:=[.C348]=[.D348]" office:value-type="boolean" office:boolean-value="true" calcext:value-type="boolean">
            <text:p>TRUE</text:p>
          </table:table-cell>
          <table:table-cell table:formula="of:=[.D348]=[.E348]" office:value-type="boolean" office:boolean-value="true" calcext:value-type="boolean">
            <text:p>TRUE</text:p>
          </table:table-cell>
          <table:table-cell table:formula="of:=[.B348]=[.D348]" office:value-type="boolean" office:boolean-value="true" calcext:value-type="boolean">
            <text:p>TRUE</text:p>
          </table:table-cell>
          <table:table-cell table:number-columns-repeated="2"/>
          <table:table-cell table:formula="of:=[.L348]=[.D348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KULT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RIGHT([.C349];3)=&quot;_RZ&quot;;LEFT([.C349];LEN([.C349])-3);[.C349])" office:value-type="string" office:string-value="SEMIO_LUST" calcext:value-type="string">
            <text:p>SEMIO_LUST</text:p>
          </table:table-cell>
          <table:table-cell table:number-columns-repeated="3" office:value-type="string" calcext:value-type="string">
            <text:p>SEMIO_LUST</text:p>
          </table:table-cell>
          <table:table-cell table:formula="of:=[.C349]=[.D349]" office:value-type="boolean" office:boolean-value="true" calcext:value-type="boolean">
            <text:p>TRUE</text:p>
          </table:table-cell>
          <table:table-cell table:formula="of:=[.D349]=[.E349]" office:value-type="boolean" office:boolean-value="true" calcext:value-type="boolean">
            <text:p>TRUE</text:p>
          </table:table-cell>
          <table:table-cell table:formula="of:=[.B349]=[.D349]" office:value-type="boolean" office:boolean-value="true" calcext:value-type="boolean">
            <text:p>TRUE</text:p>
          </table:table-cell>
          <table:table-cell table:number-columns-repeated="2"/>
          <table:table-cell table:formula="of:=[.L349]=[.D349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LUST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RIGHT([.C350];3)=&quot;_RZ&quot;;LEFT([.C350];LEN([.C350])-3);[.C350])" office:value-type="string" office:string-value="SEMIO_MAT" calcext:value-type="string">
            <text:p>SEMIO_MAT</text:p>
          </table:table-cell>
          <table:table-cell table:number-columns-repeated="3" office:value-type="string" calcext:value-type="string">
            <text:p>SEMIO_MAT</text:p>
          </table:table-cell>
          <table:table-cell table:formula="of:=[.C350]=[.D350]" office:value-type="boolean" office:boolean-value="true" calcext:value-type="boolean">
            <text:p>TRUE</text:p>
          </table:table-cell>
          <table:table-cell table:formula="of:=[.D350]=[.E350]" office:value-type="boolean" office:boolean-value="true" calcext:value-type="boolean">
            <text:p>TRUE</text:p>
          </table:table-cell>
          <table:table-cell table:formula="of:=[.B350]=[.D350]" office:value-type="boolean" office:boolean-value="true" calcext:value-type="boolean">
            <text:p>TRUE</text:p>
          </table:table-cell>
          <table:table-cell table:number-columns-repeated="2"/>
          <table:table-cell table:formula="of:=[.L350]=[.D35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MAT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RIGHT([.C351];3)=&quot;_RZ&quot;;LEFT([.C351];LEN([.C351])-3);[.C351])" office:value-type="string" office:string-value="SEMIO_PFLICHT" calcext:value-type="string">
            <text:p>SEMIO_PFLICHT</text:p>
          </table:table-cell>
          <table:table-cell table:number-columns-repeated="3" office:value-type="string" calcext:value-type="string">
            <text:p>SEMIO_PFLICHT</text:p>
          </table:table-cell>
          <table:table-cell table:formula="of:=[.C351]=[.D351]" office:value-type="boolean" office:boolean-value="true" calcext:value-type="boolean">
            <text:p>TRUE</text:p>
          </table:table-cell>
          <table:table-cell table:formula="of:=[.D351]=[.E351]" office:value-type="boolean" office:boolean-value="true" calcext:value-type="boolean">
            <text:p>TRUE</text:p>
          </table:table-cell>
          <table:table-cell table:formula="of:=[.B351]=[.D351]" office:value-type="boolean" office:boolean-value="true" calcext:value-type="boolean">
            <text:p>TRUE</text:p>
          </table:table-cell>
          <table:table-cell table:number-columns-repeated="2"/>
          <table:table-cell table:formula="of:=[.L351]=[.D351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PFLICHT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RIGHT([.C352];3)=&quot;_RZ&quot;;LEFT([.C352];LEN([.C352])-3);[.C352])" office:value-type="string" office:string-value="SEMIO_RAT" calcext:value-type="string">
            <text:p>SEMIO_RAT</text:p>
          </table:table-cell>
          <table:table-cell table:number-columns-repeated="3" office:value-type="string" calcext:value-type="string">
            <text:p>SEMIO_RAT</text:p>
          </table:table-cell>
          <table:table-cell table:formula="of:=[.C352]=[.D352]" office:value-type="boolean" office:boolean-value="true" calcext:value-type="boolean">
            <text:p>TRUE</text:p>
          </table:table-cell>
          <table:table-cell table:formula="of:=[.D352]=[.E352]" office:value-type="boolean" office:boolean-value="true" calcext:value-type="boolean">
            <text:p>TRUE</text:p>
          </table:table-cell>
          <table:table-cell table:formula="of:=[.B352]=[.D352]" office:value-type="boolean" office:boolean-value="true" calcext:value-type="boolean">
            <text:p>TRUE</text:p>
          </table:table-cell>
          <table:table-cell table:number-columns-repeated="2"/>
          <table:table-cell table:formula="of:=[.L352]=[.D352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RAT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RIGHT([.C353];3)=&quot;_RZ&quot;;LEFT([.C353];LEN([.C353])-3);[.C353])" office:value-type="string" office:string-value="SEMIO_REL" calcext:value-type="string">
            <text:p>SEMIO_REL</text:p>
          </table:table-cell>
          <table:table-cell table:number-columns-repeated="3" office:value-type="string" calcext:value-type="string">
            <text:p>SEMIO_REL</text:p>
          </table:table-cell>
          <table:table-cell table:formula="of:=[.C353]=[.D353]" office:value-type="boolean" office:boolean-value="true" calcext:value-type="boolean">
            <text:p>TRUE</text:p>
          </table:table-cell>
          <table:table-cell table:formula="of:=[.D353]=[.E353]" office:value-type="boolean" office:boolean-value="true" calcext:value-type="boolean">
            <text:p>TRUE</text:p>
          </table:table-cell>
          <table:table-cell table:formula="of:=[.B353]=[.D353]" office:value-type="boolean" office:boolean-value="true" calcext:value-type="boolean">
            <text:p>TRUE</text:p>
          </table:table-cell>
          <table:table-cell table:number-columns-repeated="2"/>
          <table:table-cell table:formula="of:=[.L353]=[.D353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REL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RIGHT([.C354];3)=&quot;_RZ&quot;;LEFT([.C354];LEN([.C354])-3);[.C354])" office:value-type="string" office:string-value="SEMIO_SOZ" calcext:value-type="string">
            <text:p>SEMIO_SOZ</text:p>
          </table:table-cell>
          <table:table-cell table:number-columns-repeated="3" office:value-type="string" calcext:value-type="string">
            <text:p>SEMIO_SOZ</text:p>
          </table:table-cell>
          <table:table-cell table:formula="of:=[.C354]=[.D354]" office:value-type="boolean" office:boolean-value="true" calcext:value-type="boolean">
            <text:p>TRUE</text:p>
          </table:table-cell>
          <table:table-cell table:formula="of:=[.D354]=[.E354]" office:value-type="boolean" office:boolean-value="true" calcext:value-type="boolean">
            <text:p>TRUE</text:p>
          </table:table-cell>
          <table:table-cell table:formula="of:=[.B354]=[.D354]" office:value-type="boolean" office:boolean-value="true" calcext:value-type="boolean">
            <text:p>TRUE</text:p>
          </table:table-cell>
          <table:table-cell table:number-columns-repeated="2"/>
          <table:table-cell table:formula="of:=[.L354]=[.D354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SOZ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RIGHT([.C355];3)=&quot;_RZ&quot;;LEFT([.C355];LEN([.C355])-3);[.C355])" office:value-type="string" office:string-value="SEMIO_TRADV" calcext:value-type="string">
            <text:p>SEMIO_TRADV</text:p>
          </table:table-cell>
          <table:table-cell table:number-columns-repeated="3" office:value-type="string" calcext:value-type="string">
            <text:p>SEMIO_TRADV</text:p>
          </table:table-cell>
          <table:table-cell table:formula="of:=[.C355]=[.D355]" office:value-type="boolean" office:boolean-value="true" calcext:value-type="boolean">
            <text:p>TRUE</text:p>
          </table:table-cell>
          <table:table-cell table:formula="of:=[.D355]=[.E355]" office:value-type="boolean" office:boolean-value="true" calcext:value-type="boolean">
            <text:p>TRUE</text:p>
          </table:table-cell>
          <table:table-cell table:formula="of:=[.B355]=[.D355]" office:value-type="boolean" office:boolean-value="true" calcext:value-type="boolean">
            <text:p>TRUE</text:p>
          </table:table-cell>
          <table:table-cell table:number-columns-repeated="2"/>
          <table:table-cell table:formula="of:=[.L355]=[.D35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TRADV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RIGHT([.C356];3)=&quot;_RZ&quot;;LEFT([.C356];LEN([.C356])-3);[.C356])" office:value-type="string" office:string-value="SEMIO_VERT" calcext:value-type="string">
            <text:p>SEMIO_VERT</text:p>
          </table:table-cell>
          <table:table-cell table:number-columns-repeated="3" office:value-type="string" calcext:value-type="string">
            <text:p>SEMIO_VERT</text:p>
          </table:table-cell>
          <table:table-cell table:formula="of:=[.C356]=[.D356]" office:value-type="boolean" office:boolean-value="true" calcext:value-type="boolean">
            <text:p>TRUE</text:p>
          </table:table-cell>
          <table:table-cell table:formula="of:=[.D356]=[.E356]" office:value-type="boolean" office:boolean-value="true" calcext:value-type="boolean">
            <text:p>TRUE</text:p>
          </table:table-cell>
          <table:table-cell table:formula="of:=[.B356]=[.D356]" office:value-type="boolean" office:boolean-value="true" calcext:value-type="boolean">
            <text:p>TRUE</text:p>
          </table:table-cell>
          <table:table-cell table:number-columns-repeated="2"/>
          <table:table-cell table:formula="of:=[.L356]=[.D356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EMIO_VERT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RIGHT([.C357];3)=&quot;_RZ&quot;;LEFT([.C357];LEN([.C357])-3);[.C357])" office:value-type="string" office:string-value="SHOPPER_TYP" calcext:value-type="string">
            <text:p>SHOPPER_TYP</text:p>
          </table:table-cell>
          <table:table-cell table:number-columns-repeated="3" office:value-type="string" calcext:value-type="string">
            <text:p>SHOPPER_TYP</text:p>
          </table:table-cell>
          <table:table-cell table:formula="of:=[.C357]=[.D357]" office:value-type="boolean" office:boolean-value="true" calcext:value-type="boolean">
            <text:p>TRUE</text:p>
          </table:table-cell>
          <table:table-cell table:formula="of:=[.D357]=[.E357]" office:value-type="boolean" office:boolean-value="true" calcext:value-type="boolean">
            <text:p>TRUE</text:p>
          </table:table-cell>
          <table:table-cell table:formula="of:=[.B357]=[.D357]" office:value-type="boolean" office:boolean-value="true" calcext:value-type="boolean">
            <text:p>TRUE</text:p>
          </table:table-cell>
          <table:table-cell table:number-columns-repeated="2"/>
          <table:table-cell table:formula="of:=[.L357]=[.D357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SHOPPER_TYP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RIGHT([.C358];3)=&quot;_RZ&quot;;LEFT([.C358];LEN([.C358])-3);[.C358])" office:value-type="string" office:string-value="SOHO_FLAG" calcext:value-type="string">
            <text:p>SOHO_FLAG</text:p>
          </table:table-cell>
          <table:table-cell office:value-type="string" calcext:value-type="string">
            <text:p>SOHO_FLAG</text:p>
          </table:table-cell>
          <table:table-cell table:number-columns-repeated="2" office:value-type="string" calcext:value-type="string">
            <text:p>SOHO_KZ</text:p>
          </table:table-cell>
          <table:table-cell table:formula="of:=[.C358]=[.D358]" office:value-type="boolean" office:boolean-value="false" calcext:value-type="boolean">
            <text:p>FALSE</text:p>
          </table:table-cell>
          <table:table-cell table:formula="of:=[.D358]=[.E358]" office:value-type="boolean" office:boolean-value="true" calcext:value-type="boolean">
            <text:p>TRUE</text:p>
          </table:table-cell>
          <table:table-cell table:formula="of:=[.B358]=[.D358]" office:value-type="boolean" office:boolean-value="false" calcext:value-type="boolean">
            <text:p>FALSE</text:p>
          </table:table-cell>
          <table:table-cell office:value-type="string" calcext:value-type="string">
            <text:p>Misspelled column name</text:p>
          </table:table-cell>
          <table:table-cell/>
          <table:table-cell table:formula="of:=[.L358]=[.D358]" office:value-type="boolean" office:boolean-value="true" calcext:value-type="boolean">
            <text:p>TRUE</text:p>
          </table:table-cell>
          <table:table-cell table:number-columns-repeated="2" table:style-name="ce8" office:value-type="string" calcext:value-type="string">
            <text:p>SOHO_KZ</text:p>
          </table:table-cell>
          <table:table-cell table:style-name="ce8" office:value-type="string" calcext:value-type="string">
            <text:p>SOHO_FLA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RIGHT([.C359];3)=&quot;_RZ&quot;;LEFT([.C359];LEN([.C359])-3);[.C35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RUKTURTYP</text:p>
          </table:table-cell>
          <table:table-cell table:formula="of:=[.C359]=[.D359]" office:value-type="boolean" office:boolean-value="false" calcext:value-type="boolean">
            <text:p>FALSE</text:p>
          </table:table-cell>
          <table:table-cell table:formula="of:=[.D359]=[.E359]" office:value-type="boolean" office:boolean-value="true" calcext:value-type="boolean">
            <text:p>TRUE</text:p>
          </table:table-cell>
          <table:table-cell table:formula="of:=[.B359]=[.D35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59]=[.D35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STRUKTURTYP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RIGHT([.C360];3)=&quot;_RZ&quot;;LEFT([.C360];LEN([.C360])-3);[.C360])" office:value-type="string" office:string-value="TITEL_KZ" calcext:value-type="string">
            <text:p>TITEL_KZ</text:p>
          </table:table-cell>
          <table:table-cell table:number-columns-repeated="3" office:value-type="string" calcext:value-type="string">
            <text:p>TITEL_KZ</text:p>
          </table:table-cell>
          <table:table-cell table:formula="of:=[.C360]=[.D360]" office:value-type="boolean" office:boolean-value="true" calcext:value-type="boolean">
            <text:p>TRUE</text:p>
          </table:table-cell>
          <table:table-cell table:formula="of:=[.D360]=[.E360]" office:value-type="boolean" office:boolean-value="true" calcext:value-type="boolean">
            <text:p>TRUE</text:p>
          </table:table-cell>
          <table:table-cell table:formula="of:=[.B360]=[.D360]" office:value-type="boolean" office:boolean-value="true" calcext:value-type="boolean">
            <text:p>TRUE</text:p>
          </table:table-cell>
          <table:table-cell table:number-columns-repeated="2"/>
          <table:table-cell table:formula="of:=[.L360]=[.D360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TITEL_KZ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RIGHT([.C361];3)=&quot;_RZ&quot;;LEFT([.C361];LEN([.C361])-3);[.C361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UMFELD_ALT</text:p>
          </table:table-cell>
          <table:table-cell table:formula="of:=[.C361]=[.D361]" office:value-type="boolean" office:boolean-value="false" calcext:value-type="boolean">
            <text:p>FALSE</text:p>
          </table:table-cell>
          <table:table-cell table:formula="of:=[.D361]=[.E361]" office:value-type="boolean" office:boolean-value="true" calcext:value-type="boolean">
            <text:p>TRUE</text:p>
          </table:table-cell>
          <table:table-cell table:formula="of:=[.B361]=[.D361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1]=[.D36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UMFELD_ALT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RIGHT([.C362];3)=&quot;_RZ&quot;;LEFT([.C362];LEN([.C362])-3);[.C362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UMFELD_JUNG</text:p>
          </table:table-cell>
          <table:table-cell table:formula="of:=[.C362]=[.D362]" office:value-type="boolean" office:boolean-value="false" calcext:value-type="boolean">
            <text:p>FALSE</text:p>
          </table:table-cell>
          <table:table-cell table:formula="of:=[.D362]=[.E362]" office:value-type="boolean" office:boolean-value="true" calcext:value-type="boolean">
            <text:p>TRUE</text:p>
          </table:table-cell>
          <table:table-cell table:formula="of:=[.B362]=[.D362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2]=[.D36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UMFELD_JUNG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RIGHT([.C363];3)=&quot;_RZ&quot;;LEFT([.C363];LEN([.C363])-3);[.C363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UNGLEICHENN_FLAG</text:p>
          </table:table-cell>
          <table:table-cell table:formula="of:=[.C363]=[.D363]" office:value-type="boolean" office:boolean-value="false" calcext:value-type="boolean">
            <text:p>FALSE</text:p>
          </table:table-cell>
          <table:table-cell table:formula="of:=[.D363]=[.E363]" office:value-type="boolean" office:boolean-value="true" calcext:value-type="boolean">
            <text:p>TRUE</text:p>
          </table:table-cell>
          <table:table-cell table:formula="of:=[.B363]=[.D363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3]=[.D36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UNGLEICHENN_FLAG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RIGHT([.C364];3)=&quot;_RZ&quot;;LEFT([.C364];LEN([.C364])-3);[.C364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ERDICHTUNGSRAUM</text:p>
          </table:table-cell>
          <table:table-cell table:formula="of:=[.C364]=[.D364]" office:value-type="boolean" office:boolean-value="false" calcext:value-type="boolean">
            <text:p>FALSE</text:p>
          </table:table-cell>
          <table:table-cell table:formula="of:=[.D364]=[.E364]" office:value-type="boolean" office:boolean-value="true" calcext:value-type="boolean">
            <text:p>TRUE</text:p>
          </table:table-cell>
          <table:table-cell table:formula="of:=[.B364]=[.D364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4]=[.D36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VERDICHTUNGSRAUM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RIGHT([.C365];3)=&quot;_RZ&quot;;LEFT([.C365];LEN([.C365])-3);[.C365])" office:value-type="string" office:string-value="VERS_TYP" calcext:value-type="string">
            <text:p>VERS_TYP</text:p>
          </table:table-cell>
          <table:table-cell table:number-columns-repeated="3" office:value-type="string" calcext:value-type="string">
            <text:p>VERS_TYP</text:p>
          </table:table-cell>
          <table:table-cell table:formula="of:=[.C365]=[.D365]" office:value-type="boolean" office:boolean-value="true" calcext:value-type="boolean">
            <text:p>TRUE</text:p>
          </table:table-cell>
          <table:table-cell table:formula="of:=[.D365]=[.E365]" office:value-type="boolean" office:boolean-value="true" calcext:value-type="boolean">
            <text:p>TRUE</text:p>
          </table:table-cell>
          <table:table-cell table:formula="of:=[.B365]=[.D365]" office:value-type="boolean" office:boolean-value="true" calcext:value-type="boolean">
            <text:p>TRUE</text:p>
          </table:table-cell>
          <table:table-cell table:number-columns-repeated="2"/>
          <table:table-cell table:formula="of:=[.L365]=[.D365]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VERS_TYP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RIGHT([.C366];3)=&quot;_RZ&quot;;LEFT([.C366];LEN([.C366])-3);[.C366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HA</text:p>
          </table:table-cell>
          <table:table-cell table:formula="of:=[.C366]=[.D366]" office:value-type="boolean" office:boolean-value="false" calcext:value-type="boolean">
            <text:p>FALSE</text:p>
          </table:table-cell>
          <table:table-cell table:formula="of:=[.D366]=[.E366]" office:value-type="boolean" office:boolean-value="true" calcext:value-type="boolean">
            <text:p>TRUE</text:p>
          </table:table-cell>
          <table:table-cell table:formula="of:=[.B366]=[.D366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6]=[.D36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VHA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RIGHT([.C367];3)=&quot;_RZ&quot;;LEFT([.C367];LEN([.C367])-3);[.C367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HN</text:p>
          </table:table-cell>
          <table:table-cell table:formula="of:=[.C367]=[.D367]" office:value-type="boolean" office:boolean-value="false" calcext:value-type="boolean">
            <text:p>FALSE</text:p>
          </table:table-cell>
          <table:table-cell table:formula="of:=[.D367]=[.E367]" office:value-type="boolean" office:boolean-value="true" calcext:value-type="boolean">
            <text:p>TRUE</text:p>
          </table:table-cell>
          <table:table-cell table:formula="of:=[.B367]=[.D367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7]=[.D36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VHN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RIGHT([.C368];3)=&quot;_RZ&quot;;LEFT([.C368];LEN([.C368])-3);[.C368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K_DHT4A</text:p>
          </table:table-cell>
          <table:table-cell table:formula="of:=[.C368]=[.D368]" office:value-type="boolean" office:boolean-value="false" calcext:value-type="boolean">
            <text:p>FALSE</text:p>
          </table:table-cell>
          <table:table-cell table:formula="of:=[.D368]=[.E368]" office:value-type="boolean" office:boolean-value="true" calcext:value-type="boolean">
            <text:p>TRUE</text:p>
          </table:table-cell>
          <table:table-cell table:formula="of:=[.B368]=[.D368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8]=[.D36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VK_DHT4A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RIGHT([.C369];3)=&quot;_RZ&quot;;LEFT([.C369];LEN([.C369])-3);[.C369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K_DISTANZ</text:p>
          </table:table-cell>
          <table:table-cell table:formula="of:=[.C369]=[.D369]" office:value-type="boolean" office:boolean-value="false" calcext:value-type="boolean">
            <text:p>FALSE</text:p>
          </table:table-cell>
          <table:table-cell table:formula="of:=[.D369]=[.E369]" office:value-type="boolean" office:boolean-value="true" calcext:value-type="boolean">
            <text:p>TRUE</text:p>
          </table:table-cell>
          <table:table-cell table:formula="of:=[.B369]=[.D369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69]=[.D36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VK_DISTANZ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RIGHT([.C370];3)=&quot;_RZ&quot;;LEFT([.C370];LEN([.C370])-3);[.C370]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K_ZG11</text:p>
          </table:table-cell>
          <table:table-cell table:formula="of:=[.C370]=[.D370]" office:value-type="boolean" office:boolean-value="false" calcext:value-type="boolean">
            <text:p>FALSE</text:p>
          </table:table-cell>
          <table:table-cell table:formula="of:=[.D370]=[.E370]" office:value-type="boolean" office:boolean-value="true" calcext:value-type="boolean">
            <text:p>TRUE</text:p>
          </table:table-cell>
          <table:table-cell table:formula="of:=[.B370]=[.D370]" office:value-type="boolean" office:boolean-value="false" calcext:value-type="boolean">
            <text:p>FALSE</text:p>
          </table:table-cell>
          <table:table-cell office:value-type="string" calcext:value-type="string">
            <text:p>Not in Data Dictionary</text:p>
          </table:table-cell>
          <table:table-cell/>
          <table:table-cell table:formula="of:=[.L370]=[.D37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VK_ZG1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RIGHT([.C371];3)=&quot;_RZ&quot;;LEFT([.C371];LEN([.C371])-3);[.C371])" office:value-type="string" office:string-value="WACHSTUMSGEBIET_NB" calcext:value-type="string">
            <text:p>WACHSTUMSGEBIET_NB</text:p>
          </table:table-cell>
          <table:table-cell office:value-type="string" calcext:value-type="string">
            <text:p>WACHSTUMSGEBIET_NB</text:p>
          </table:table-cell>
          <table:table-cell table:number-columns-repeated="2"/>
          <table:table-cell table:formula="of:=[.C371]=[.D371]" office:value-type="boolean" office:boolean-value="false" calcext:value-type="boolean">
            <text:p>FALSE</text:p>
          </table:table-cell>
          <table:table-cell table:formula="of:=[.D371]=[.E371]" office:value-type="boolean" office:boolean-value="true" calcext:value-type="boolean">
            <text:p>TRUE</text:p>
          </table:table-cell>
          <table:table-cell table:formula="of:=[.B371]=[.D371]" office:value-type="boolean" office:boolean-value="false" calcext:value-type="boolean">
            <text:p>FALSE</text:p>
          </table:table-cell>
          <table:table-cell office:value-type="string" calcext:value-type="string">
            <text:p>Not in Data</text:p>
          </table:table-cell>
          <table:table-cell table:number-columns-repeated="4"/>
          <table:table-cell table:style-name="ce8" office:value-type="string" calcext:value-type="string">
            <text:p>WACHSTUMSGEBIET_NB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RIGHT([.C372];3)=&quot;_RZ&quot;;LEFT([.C372];LEN([.C372])-3);[.C372])" office:value-type="string" office:string-value="WOHNDAUER_2008" calcext:value-type="string">
            <text:p>WOHNDAUER_2008</text:p>
          </table:table-cell>
          <table:table-cell table:number-columns-repeated="3" office:value-type="string" calcext:value-type="string">
            <text:p>WOHNDAUER_2008</text:p>
          </table:table-cell>
          <table:table-cell table:formula="of:=[.C372]=[.D372]" office:value-type="boolean" office:boolean-value="true" calcext:value-type="boolean">
            <text:p>TRUE</text:p>
          </table:table-cell>
          <table:table-cell table:formula="of:=[.D372]=[.E372]" office:value-type="boolean" office:boolean-value="true" calcext:value-type="boolean">
            <text:p>TRUE</text:p>
          </table:table-cell>
          <table:table-cell table:formula="of:=[.B372]=[.D372]" office:value-type="boolean" office:boolean-value="true" calcext:value-type="boolean">
            <text:p>TRUE</text:p>
          </table:table-cell>
          <table:table-cell table:number-columns-repeated="2"/>
          <table:table-cell table:formula="of:=[.L372]=[.D371]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WOHNDAUER_200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RIGHT([.C373];3)=&quot;_RZ&quot;;LEFT([.C373];LEN([.C373])-3);[.C373])" office:value-type="string" office:string-value="WOHNLAGE" calcext:value-type="string">
            <text:p>WOHNLAGE</text:p>
          </table:table-cell>
          <table:table-cell table:number-columns-repeated="3" office:value-type="string" calcext:value-type="string">
            <text:p>WOHNLAGE</text:p>
          </table:table-cell>
          <table:table-cell table:formula="of:=[.C373]=[.D373]" office:value-type="boolean" office:boolean-value="true" calcext:value-type="boolean">
            <text:p>TRUE</text:p>
          </table:table-cell>
          <table:table-cell table:formula="of:=[.D373]=[.E373]" office:value-type="boolean" office:boolean-value="true" calcext:value-type="boolean">
            <text:p>TRUE</text:p>
          </table:table-cell>
          <table:table-cell table:formula="of:=[.B373]=[.D373]" office:value-type="boolean" office:boolean-value="true" calcext:value-type="boolean">
            <text:p>TRUE</text:p>
          </table:table-cell>
          <table:table-cell table:number-columns-repeated="2"/>
          <table:table-cell table:formula="of:=[.L373]=[.D372]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WOHNLAG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RIGHT([.C374];3)=&quot;_RZ&quot;;LEFT([.C374];LEN([.C374])-3);[.C374])" office:value-type="string" office:string-value="W_KEIT_KIND_HH" calcext:value-type="string">
            <text:p>W_KEIT_KIND_HH</text:p>
          </table:table-cell>
          <table:table-cell table:number-columns-repeated="3" office:value-type="string" calcext:value-type="string">
            <text:p>W_KEIT_KIND_HH</text:p>
          </table:table-cell>
          <table:table-cell table:formula="of:=[.C374]=[.D374]" office:value-type="boolean" office:boolean-value="true" calcext:value-type="boolean">
            <text:p>TRUE</text:p>
          </table:table-cell>
          <table:table-cell table:formula="of:=[.D374]=[.E374]" office:value-type="boolean" office:boolean-value="true" calcext:value-type="boolean">
            <text:p>TRUE</text:p>
          </table:table-cell>
          <table:table-cell table:formula="of:=[.B374]=[.D374]" office:value-type="boolean" office:boolean-value="true" calcext:value-type="boolean">
            <text:p>TRUE</text:p>
          </table:table-cell>
          <table:table-cell table:number-columns-repeated="2"/>
          <table:table-cell table:formula="of:=[.L374]=[.D373]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W_KEIT_KIND_HH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RIGHT([.C375];3)=&quot;_RZ&quot;;LEFT([.C375];LEN([.C375])-3);[.C375])" office:value-type="string" office:string-value="ZABEOTYP" calcext:value-type="string">
            <text:p>ZABEOTYP</text:p>
          </table:table-cell>
          <table:table-cell table:number-columns-repeated="3" office:value-type="string" calcext:value-type="string">
            <text:p>ZABEOTYP</text:p>
          </table:table-cell>
          <table:table-cell table:formula="of:=[.C375]=[.D375]" office:value-type="boolean" office:boolean-value="true" calcext:value-type="boolean">
            <text:p>TRUE</text:p>
          </table:table-cell>
          <table:table-cell table:formula="of:=[.D375]=[.E375]" office:value-type="boolean" office:boolean-value="true" calcext:value-type="boolean">
            <text:p>TRUE</text:p>
          </table:table-cell>
          <table:table-cell table:formula="of:=[.B375]=[.D375]" office:value-type="boolean" office:boolean-value="true" calcext:value-type="boolean">
            <text:p>TRUE</text:p>
          </table:table-cell>
          <table:table-cell table:number-columns-repeated="2"/>
          <table:table-cell table:formula="of:=[.L375]=[.D374]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ZABEOTYP</text:p>
          </table:table-cell>
        </table:table-row>
      </table:table>
      <table:named-expressions/>
      <table:database-ranges>
        <table:database-range table:name="__Anonymous_Sheet_DB__0" table:target-range-address="cols.C2:cols.C3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07:11:18.845932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08:33:28.071771918</dc:date>
    <meta:editing-duration>PT2H5M46S</meta:editing-duration>
    <meta:editing-cycles>10</meta:editing-cycles>
    <meta:generator>LibreOffice/6.4.7.2$Linux_X86_64 LibreOffice_project/40$Build-2</meta:generator>
    <meta:document-statistic meta:table-count="1" meta:cell-count="4417" meta:object-count="0"/>
  </office:meta>
</office:document-meta>
</file>